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aa95"/>
    </style:style>
    <style:style style:name="ce1" style:family="table-cell" style:parent-style-name="Default" style:data-style-name="N61"/>
    <style:style style:name="ce3" style:family="table-cell" style:parent-style-name="Default" style:data-style-name="N61">
      <style:table-cell-properties style:text-align-source="value-type" style:repeat-content="false"/>
      <style:paragraph-properties fo:margin-left="0in"/>
    </style:style>
    <style:style style:name="ce10" style:family="table-cell" style:parent-style-name="Default" style:data-style-name="N2"/>
    <style:style style:name="ce11" style:family="table-cell" style:parent-style-name="Default" style:data-style-name="N2"/>
    <style:style style:name="ce5" style:family="table-cell" style:parent-style-name="Default" style:data-style-name="N61">
      <style:table-cell-properties fo:background-color="#ffffa6"/>
    </style:style>
    <style:style style:name="ce6" style:family="table-cell" style:parent-style-name="Default">
      <style:table-cell-properties fo:background-color="#ffffa6"/>
    </style:style>
    <style:style style:name="ce17" style:family="table-cell" style:parent-style-name="Default" style:data-style-name="N2"/>
    <style:style style:name="ce18" style:family="table-cell" style:parent-style-name="Default" style:data-style-name="N2"/>
    <style:style style:name="ce19" style:family="table-cell" style:parent-style-name="Default" style:data-style-name="N2"/>
    <style:style style:name="ce20" style:family="table-cell" style:parent-style-name="Default" style:data-style-name="N2"/>
    <style:style style:name="ce21" style:family="table-cell" style:parent-style-name="Default" style:data-style-name="N2"/>
    <style:style style:name="ce22" style:family="table-cell" style:parent-style-name="Default" style:data-style-name="N2"/>
    <style:style style:name="ce23" style:family="table-cell" style:parent-style-name="Default" style:data-style-name="N2"/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Equation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Equation for…</text:p>
          </table:table-cell>
          <table:table-cell office:value-type="string" calcext:value-type="string">
            <text:p>C++ = Paper?</text:p>
          </table:table-cell>
          <table:table-cell office:value-type="string" calcext:value-type="string">
            <text:p>CellML = C++?</text:p>
          </table:table-cell>
          <table:table-cell office:value-type="string" calcext:value-type="string">
            <text:p>Notes (C++ = Paper)</text:p>
          </table:table-cell>
          <table:table-cell office:value-type="string" calcext:value-type="string">
            <text:p>Notes (CellML = C++)</text:p>
          </table:table-cell>
          <table:table-cell office:value-type="string" calcext:value-type="string">
            <text:p>Notes Modelica</text:p>
          </table:table-cell>
        </table:table-row>
        <table:table-row table:style-name="ro1">
          <table:table-cell office:value-type="string" calcext:value-type="string">
            <text:p>I_Na</text:p>
          </table:table-cell>
          <table:table-cell office:value-type="string" calcext:value-type="string">
            <text:p>act.falph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weird but correct handling of discontinuity (L’Hospital without last step of inserting limi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t.fbet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steady.falph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steady.fbet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slow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weird but correct handling of discontinuity (L’Hospital without last step of inserting limit)</text:p>
          </table:table-cell>
          <table:table-cell office:value-type="string" calcext:value-type="string">
            <text:p>CellML has no handling for discontinuity</text:p>
          </table:table-cell>
          <table:table-cell/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act.ftau.falph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.ftau.fbet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slow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ACh term added + rescue factor 1</text:p>
          </table:table-cell>
          <table:table-cell office:value-type="string" calcext:value-type="string">
            <text:p>no rescue factor</text:p>
          </table:table-cell>
          <table:table-cell/>
        </table:table-row>
        <table:table-row table:style-name="ro1">
          <table:table-cell office:value-type="string" calcext:value-type="string">
            <text:p>I_to</text:p>
          </table:table-cell>
          <table:table-cell office:value-type="string" calcext:value-type="string">
            <text:p>ac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.ftau.falph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.ftau.fbet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slow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act_fas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_fast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_slow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.ftau.falph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ccidentally switched falpha and fbeta</text:p>
          </table:table-cell>
        </table:table-row>
        <table:table-row table:style-name="ro1">
          <table:table-cell/>
          <table:table-cell office:value-type="string" calcext:value-type="string">
            <text:p>inact.ftau.fbet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f</text:p>
          </table:table-cell>
          <table:table-cell office:value-type="string" calcext:value-type="string">
            <text:p>act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.fstead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t_shift moves curve depending on ACh concentr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st</text:p>
          </table:table-cell>
          <table:table-cell office:value-type="string" calcext:value-type="string">
            <text:p>act.ftau.falph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per has wrong sign for second V and C++ code multiplies by factor 1/1000</text:p>
          </table:table-cell>
          <table:table-cell office:value-type="string" calcext:value-type="string">
            <text:p>called “sustained outward in CellML”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t.ftau.fbeta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ulitplied by factor 1/1000 in C++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.falpha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ulitplied by factor 1/1000 in C++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act.fbeta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ulitplied by factor 1/1000 in C++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K,1</text:p>
          </table:table-cell>
          <table:table-cell office:value-type="string" calcext:value-type="string">
            <text:p>n_pot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ltage_act.fn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ltage_inact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voluted and different order of magnitude for F/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b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p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NaCa</text:p>
          </table:table-cell>
          <table:table-cell office:value-type="string" calcext:value-type="string">
            <text:p>d_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_o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43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12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rror in paper: negative sign for Q_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_4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34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2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23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32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1,x2,x3,x4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Ac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h is not present in paper (although it was added in the year before the publicatio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Handling</text:p>
          </table:table-cell>
          <table:table-cell office:value-type="string" calcext:value-type="string">
            <text:p>sub_cyto/j_c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sr_sub/j_rel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to_nsr/j_up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sr_jsr/j_tr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c/diff_f_tc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fferent order of magnitude for k and k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mc/diff_f_tmc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fferent order of magnitude for k and k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mm/diff_f_tmm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Mg2+] directly inserted as const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m_cyto/diff_f_cmi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fferent order of magnitude for k and k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m_sub/diff_f_cms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fferent order of magnitude for k and k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q/diff_f_cq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fferent order of magnitude for k and k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st/diff_f_c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ultiplied by factor 1/1000 in C++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to.rate/ca_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urata 2002 has negative sign for TC and TMC terms, but Inada 2009 gives positive sign (CellML and C++ have negative sig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.rate/ca_sub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L_tot not given in pap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sr.rate/ca_rel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sr.rate/ca_up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</table:table>
      <table:table table:name="Parameters (AN)" table:style-name="ta1">
        <table:table-column table:style-name="co1" table:number-columns-repeated="10" table:default-cell-style-name="Default"/>
        <table:table-column table:style-name="co1" table:number-columns-repeated="3" table:default-cell-style-name="ce10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 (paper)</text:p>
          </table:table-cell>
          <table:table-cell office:value-type="string" calcext:value-type="string">
            <text:p>Name (C++)</text:p>
          </table:table-cell>
          <table:table-cell office:value-type="string" calcext:value-type="string">
            <text:p>Name (CellML)</text:p>
          </table:table-cell>
          <table:table-cell office:value-type="string" calcext:value-type="string">
            <text:p>Name (InaMo)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Value in paper</text:p>
          </table:table-cell>
          <table:table-cell office:value-type="string" calcext:value-type="string">
            <text:p>Value in C++</text:p>
          </table:table-cell>
          <table:table-cell office:value-type="string" calcext:value-type="string">
            <text:p>Value in CellML</text:p>
          </table:table-cell>
          <table:table-cell office:value-type="string" calcext:value-type="string">
            <text:p>Value in InaMo</text:p>
          </table:table-cell>
          <table:table-cell table:style-name="Default" office:value-type="string" calcext:value-type="string">
            <text:p>Paper = C++</text:p>
          </table:table-cell>
          <table:table-cell table:style-name="Default" office:value-type="string" calcext:value-type="string">
            <text:p>C++ = CellML</text:p>
          </table:table-cell>
          <table:table-cell table:style-name="Default" office:value-type="string" calcext:value-type="string">
            <text:p>InaMo = CellML</text:p>
          </table:table-cell>
          <table:table-cell office:value-type="string" calcext:value-type="string">
            <text:p>Paper sour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[Na+]_o</text:p>
          </table:table-cell>
          <table:table-cell office:value-type="string" calcext:value-type="string">
            <text:p>na_ou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a_ex</text:p>
          </table:table-cell>
          <table:table-cell office:value-type="string" calcext:value-type="string">
            <text:p>mM</text:p>
          </table:table-cell>
          <table:table-cell table:number-columns-repeated="3" table:style-name="ce1" office:value-type="float" office:value="140" calcext:value-type="float">
            <text:p>1.40E+02</text:p>
          </table:table-cell>
          <table:table-cell office:value-type="float" office:value="140" calcext:value-type="float">
            <text:p>140</text:p>
          </table:table-cell>
          <table:table-cell table:formula="of:=IF(OR(ISTEXT([.G2]);ISTEXT([.H2]));&quot;&quot;;IF([.G2]=[.H2];&quot;equal&quot;;-LOG(ABS([.G2]-[.H2])/MAX(ABS([.G2]);ABS([.H2]));10)))" office:value-type="string" office:string-value="equal" calcext:value-type="string">
            <text:p>equal</text:p>
          </table:table-cell>
          <table:table-cell table:formula="of:=IF(OR(ISTEXT([.H2]);ISTEXT([.I2]));&quot;&quot;;IF([.H2]=[.I2];&quot;equal&quot;;-LOG(ABS([.H2]-[.I2])/MAX(ABS([.H2]);ABS([.I2]));10)))" office:value-type="string" office:string-value="equal" calcext:value-type="string">
            <text:p>equal</text:p>
          </table:table-cell>
          <table:table-cell table:formula="of:=IF(OR(ISTEXT([.G2]);ISTEXT([.J2]));&quot;&quot;;IF([.G2]=[.J2];&quot;equal&quot;;-LOG(ABS([.G2]-[.J2])/MAX(ABS([.G2]);ABS([.J2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++ code measures in M instead of mM</text:p>
          </table:table-cell>
          <table:table-cell table:number-columns-repeated="2"/>
          <table:table-cell table:formula="of:=COUNTIF([.K2:.K113];&quot;&lt;1&quot;)&amp;&quot;/&quot;&amp;(COUNTA([.K2:.K113])-COUNTBLANK([.K2:.K113]))" office:value-type="string" office:string-value="14/94" calcext:value-type="string">
            <text:p>14/94</text:p>
          </table:table-cell>
          <table:table-cell table:formula="of:=COUNTIF([.L2:.L113];&quot;&lt;1&quot;)&amp;&quot;/&quot;&amp;(COUNTA([.L2:.L113])-COUNTBLANK([.L2:.L113]))" office:value-type="string" office:string-value="22/101" calcext:value-type="string">
            <text:p>22/101</text:p>
          </table:table-cell>
        </table:table-row>
        <table:table-row table:style-name="ro1">
          <table:table-cell/>
          <table:table-cell office:value-type="string" calcext:value-type="string">
            <text:p>[Ca2+]_o</text:p>
          </table:table-cell>
          <table:table-cell office:value-type="string" calcext:value-type="string">
            <text:p>ca_out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ca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IF(OR(ISTEXT([.G3]);ISTEXT([.H3]));&quot;&quot;;IF([.G3]=[.H3];&quot;equal&quot;;-LOG(ABS([.G3]-[.H3])/MAX(ABS([.G3]);ABS([.H3]));10)))" office:value-type="string" office:string-value="equal" calcext:value-type="string">
            <text:p>equal</text:p>
          </table:table-cell>
          <table:table-cell table:formula="of:=IF(OR(ISTEXT([.H3]);ISTEXT([.I3]));&quot;&quot;;IF([.H3]=[.I3];&quot;equal&quot;;-LOG(ABS([.H3]-[.I3])/MAX(ABS([.H3]);ABS([.I3]));10)))" office:value-type="string" office:string-value="equal" calcext:value-type="string">
            <text:p>equal</text:p>
          </table:table-cell>
          <table:table-cell table:formula="of:=IF(OR(ISTEXT([.G3]);ISTEXT([.J3]));&quot;&quot;;IF([.G3]=[.J3];&quot;equal&quot;;-LOG(ABS([.G3]-[.J3])/MAX(ABS([.G3]);ABS([.J3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o</text:p>
          </table:table-cell>
          <table:table-cell office:value-type="string" calcext:value-type="string">
            <text:p>k_out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k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.4" calcext:value-type="float">
            <text:p>5.4</text:p>
          </table:table-cell>
          <table:table-cell table:formula="of:=IF(OR(ISTEXT([.G4]);ISTEXT([.H4]));&quot;&quot;;IF([.G4]=[.H4];&quot;equal&quot;;-LOG(ABS([.G4]-[.H4])/MAX(ABS([.G4]);ABS([.H4]));10)))" office:value-type="string" office:string-value="equal" calcext:value-type="string">
            <text:p>equal</text:p>
          </table:table-cell>
          <table:table-cell table:formula="of:=IF(OR(ISTEXT([.H4]);ISTEXT([.I4]));&quot;&quot;;IF([.H4]=[.I4];&quot;equal&quot;;-LOG(ABS([.H4]-[.I4])/MAX(ABS([.H4]);ABS([.I4]));10)))" office:value-type="string" office:string-value="equal" calcext:value-type="string">
            <text:p>equal</text:p>
          </table:table-cell>
          <table:table-cell table:formula="of:=IF(OR(ISTEXT([.G4]);ISTEXT([.J4]));&quot;&quot;;IF([.G4]=[.J4];&quot;equal&quot;;-LOG(ABS([.G4]-[.J4])/MAX(ABS([.G4]);ABS([.J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Na+]_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Na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8" calcext:value-type="float">
            <text:p>8</text:p>
          </table:table-cell>
          <table:table-cell table:formula="of:=IF(OR(ISTEXT([.G5]);ISTEXT([.H5]));&quot;&quot;;IF([.G5]=[.H5];&quot;equal&quot;;-LOG(ABS([.G5]-[.H5])/MAX(ABS([.G5]);ABS([.H5]));10)))" office:value-type="string" office:string-value="equal" calcext:value-type="string">
            <text:p>equal</text:p>
          </table:table-cell>
          <table:table-cell table:formula="of:=IF(OR(ISTEXT([.H5]);ISTEXT([.I5]));&quot;&quot;;IF([.H5]=[.I5];&quot;equal&quot;;-LOG(ABS([.H5]-[.I5])/MAX(ABS([.H5]);ABS([.I5]));10)))" office:value-type="string" office:string-value="equal" calcext:value-type="string">
            <text:p>equal</text:p>
          </table:table-cell>
          <table:table-cell table:formula="of:=IF(OR(ISTEXT([.G5]);ISTEXT([.J5]));&quot;&quot;;IF([.G5]=[.J5];&quot;equal&quot;;-LOG(ABS([.G5]-[.J5])/MAX(ABS([.G5]);ABS([.J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mM</text:p>
          </table:table-cell>
          <table:table-cell table:style-name="ce1" office:value-type="float" office:value="140" calcext:value-type="float">
            <text:p>1.40E+02</text:p>
          </table:table-cell>
          <table:table-cell table:number-columns-repeated="3" office:value-type="float" office:value="140" calcext:value-type="float">
            <text:p>140</text:p>
          </table:table-cell>
          <table:table-cell table:formula="of:=IF(OR(ISTEXT([.G6]);ISTEXT([.H6]));&quot;&quot;;IF([.G6]=[.H6];&quot;equal&quot;;-LOG(ABS([.G6]-[.H6])/MAX(ABS([.G6]);ABS([.H6]));10)))" office:value-type="string" office:string-value="equal" calcext:value-type="string">
            <text:p>equal</text:p>
          </table:table-cell>
          <table:table-cell table:formula="of:=IF(OR(ISTEXT([.H6]);ISTEXT([.I6]));&quot;&quot;;IF([.H6]=[.I6];&quot;equal&quot;;-LOG(ABS([.H6]-[.I6])/MAX(ABS([.H6]);ABS([.I6]));10)))" office:value-type="string" office:string-value="equal" calcext:value-type="string">
            <text:p>equal</text:p>
          </table:table-cell>
          <table:table-cell table:formula="of:=IF(OR(ISTEXT([.G6]);ISTEXT([.J6]));&quot;&quot;;IF([.G6]=[.J6];&quot;equal&quot;;-LOG(ABS([.G6]-[.J6])/MAX(ABS([.G6]);ABS([.J6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a2+]_i</text:p>
          </table:table-cell>
          <table:table-cell office:value-type="string" calcext:value-type="string">
            <text:p>ca_in</text:p>
          </table:table-cell>
          <table:table-cell office:value-type="string" calcext:value-type="string">
            <text:p>Cai</text:p>
          </table:table-cell>
          <table:table-cell office:value-type="string" calcext:value-type="string">
            <text:p>ca_sub</text:p>
          </table:table-cell>
          <table:table-cell office:value-type="string" calcext:value-type="string">
            <text:p>mM</text:p>
          </table:table-cell>
          <table:table-cell table:style-name="ce1" office:value-type="float" office:value="0.0001" calcext:value-type="float">
            <text:p>1.00E-04</text:p>
          </table:table-cell>
          <table:table-cell table:style-name="ce1" office:value-type="float" office:value="0.00010817" calcext:value-type="float">
            <text:p>1.08E-04</text:p>
          </table:table-cell>
          <table:table-cell/>
          <table:table-cell table:style-name="ce1" office:value-type="float" office:value="0.0001" calcext:value-type="float">
            <text:p>1.00E-04</text:p>
          </table:table-cell>
          <table:table-cell table:formula="of:=IF(OR(ISTEXT([.G7]);ISTEXT([.H7]));&quot;&quot;;IF([.G7]=[.H7];&quot;equal&quot;;-LOG(ABS([.G7]-[.H7])/MAX(ABS([.G7]);ABS([.H7]));10)))" office:value-type="float" office:value="1.12188477317523" calcext:value-type="float">
            <text:p>1.12</text:p>
          </table:table-cell>
          <table:table-cell table:formula="of:=IF(OR(ISTEXT([.H7]);ISTEXT([.I7]));&quot;&quot;;IF([.H7]=[.I7];&quot;equal&quot;;-LOG(ABS([.H7]-[.I7])/MAX(ABS([.H7]);ABS([.I7]));10)))" office:value-type="float" office:value="-0" calcext:value-type="float">
            <text:p>0.00</text:p>
          </table:table-cell>
          <table:table-cell table:formula="of:=IF(OR(ISTEXT([.G7]);ISTEXT([.J7]));&quot;&quot;;IF([.G7]=[.J7];&quot;equal&quot;;-LOG(ABS([.G7]-[.J7])/MAX(ABS([.G7]);ABS([.J7]));10)))" office:value-type="string" office:string-value="equal" calcext:value-type="string">
            <text:p>equal</text:p>
          </table:table-cell>
          <table:table-cell office:value-type="string" calcext:value-type="string">
            <text:p>Inada2009,Sup-p3</text:p>
          </table:table-cell>
          <table:table-cell office:value-type="string" calcext:value-type="string">
            <text:p>only used if [Ca2+]_i is assumed to be constant (no CaHandling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office:value-type="string" calcext:value-type="string">
            <text:p>mM</text:p>
          </table:table-cell>
          <table:table-cell table:number-columns-repeated="2" table:style-name="ce1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table:formula="of:=IF(OR(ISTEXT([.G8]);ISTEXT([.H8]));&quot;&quot;;IF([.G8]=[.H8];&quot;equal&quot;;-LOG(ABS([.G8]-[.H8])/MAX(ABS([.G8]);ABS([.H8]));10)))">
            <text:p/>
          </table:table-cell>
          <table:table-cell table:formula="of:=IF(OR(ISTEXT([.H8]);ISTEXT([.I8]));&quot;&quot;;IF([.H8]=[.I8];&quot;equal&quot;;-LOG(ABS([.H8]-[.I8])/MAX(ABS([.H8]);ABS([.I8]));10)))">
            <text:p/>
          </table:table-cell>
          <table:table-cell table:formula="of:=IF(OR(ISTEXT([.G8]);ISTEXT([.J8]));&quot;&quot;;IF([.G8]=[.J8];&quot;equal&quot;;-LOG(ABS([.G8]-[.J8])/MAX(ABS([.G8]);ABS([.J8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given in C++, seems to be disabled in CellML (always 0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st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</text:p>
          </table:table-cell>
          <table:table-cell table:formula="of:=IF(OR(ISTEXT([.G9]);ISTEXT([.H9]));&quot;&quot;;IF([.G9]=[.H9];&quot;equal&quot;;-LOG(ABS([.G9]-[.H9])/MAX(ABS([.G9]);ABS([.H9]));10)))">
            <text:p/>
          </table:table-cell>
          <table:table-cell table:formula="of:=IF(OR(ISTEXT([.H9]);ISTEXT([.I9]));&quot;&quot;;IF([.H9]=[.I9];&quot;equal&quot;;-LOG(ABS([.H9]-[.I9])/MAX(ABS([.H9]);ABS([.I9]));10)))">
            <text:p/>
          </table:table-cell>
          <table:table-cell table:formula="of:=IF(OR(ISTEXT([.G9]);ISTEXT([.J9]));&quot;&quot;;IF([.G9]=[.J9];&quot;equal&quot;;-LOG(ABS([.G9]-[.J9])/MAX(ABS([.G9]);ABS([.J9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e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</text:p>
          </table:table-cell>
          <table:table-cell table:formula="of:=IF(OR(ISTEXT([.G10]);ISTEXT([.H10]));&quot;&quot;;IF([.G10]=[.H10];&quot;equal&quot;;-LOG(ABS([.G10]-[.H10])/MAX(ABS([.G10]);ABS([.H10]));10)))">
            <text:p/>
          </table:table-cell>
          <table:table-cell table:formula="of:=IF(OR(ISTEXT([.H10]);ISTEXT([.I10]));&quot;&quot;;IF([.H10]=[.I10];&quot;equal&quot;;-LOG(ABS([.H10]-[.I10])/MAX(ABS([.H10]);ABS([.I10]));10)))">
            <text:p/>
          </table:table-cell>
          <table:table-cell table:formula="of:=IF(OR(ISTEXT([.G10]);ISTEXT([.J10]));&quot;&quot;;IF([.G10]=[.J10];&quot;equal&quot;;-LOG(ABS([.G10]-[.J10])/MAX(ABS([.G10]);ABS([.J10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perio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IF(OR(ISTEXT([.G11]);ISTEXT([.H11]));&quot;&quot;;IF([.G11]=[.H11];&quot;equal&quot;;-LOG(ABS([.G11]-[.H11])/MAX(ABS([.G11]);ABS([.H11]));10)))">
            <text:p/>
          </table:table-cell>
          <table:table-cell table:formula="of:=IF(OR(ISTEXT([.H11]);ISTEXT([.I11]));&quot;&quot;;IF([.H11]=[.I11];&quot;equal&quot;;-LOG(ABS([.H11]-[.I11])/MAX(ABS([.H11]);ABS([.I11]));10)))">
            <text:p/>
          </table:table-cell>
          <table:table-cell table:formula="of:=IF(OR(ISTEXT([.G11]);ISTEXT([.J11]));&quot;&quot;;IF([.G11]=[.J11];&quot;equal&quot;;-LOG(ABS([.G11]-[.J11])/MAX(ABS([.G11]);ABS([.J11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dur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</text:p>
          </table:table-cell>
          <table:table-cell table:formula="of:=IF(OR(ISTEXT([.G12]);ISTEXT([.H12]));&quot;&quot;;IF([.G12]=[.H12];&quot;equal&quot;;-LOG(ABS([.G12]-[.H12])/MAX(ABS([.G12]);ABS([.H12]));10)))">
            <text:p/>
          </table:table-cell>
          <table:table-cell table:formula="of:=IF(OR(ISTEXT([.H12]);ISTEXT([.I12]));&quot;&quot;;IF([.H12]=[.I12];&quot;equal&quot;;-LOG(ABS([.H12]-[.I12])/MAX(ABS([.H12]);ABS([.I12]));10)))">
            <text:p/>
          </table:table-cell>
          <table:table-cell table:formula="of:=IF(OR(ISTEXT([.G12]);ISTEXT([.J12]));&quot;&quot;;IF([.G12]=[.J12];&quot;equal&quot;;-LOG(ABS([.G12]-[.J12])/MAX(ABS([.G12]);ABS([.J12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_stim</text:p>
          </table:table-cell>
          <table:table-cell office:value-type="string" calcext:value-type="string">
            <text:p>stim_amplitu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-0.00000000756" calcext:value-type="float">
            <text:p>-7.56E-09</text:p>
          </table:table-cell>
          <table:table-cell table:style-name="ce1" office:value-type="float" office:value="-0.000000002" calcext:value-type="float">
            <text:p>-2.00E-09</text:p>
          </table:table-cell>
          <table:table-cell office:value-type="string" calcext:value-type="string">
            <text:p>-</text:p>
          </table:table-cell>
          <table:table-cell table:formula="of:=IF(OR(ISTEXT([.G13]);ISTEXT([.H13]));&quot;&quot;;IF([.G13]=[.H13];&quot;equal&quot;;-LOG(ABS([.G13]-[.H13])/MAX(ABS([.G13]);ABS([.H13]));10)))">
            <text:p/>
          </table:table-cell>
          <table:table-cell table:formula="of:=IF(OR(ISTEXT([.H13]);ISTEXT([.I13]));&quot;&quot;;IF([.H13]=[.I13];&quot;equal&quot;;-LOG(ABS([.H13]-[.I13])/MAX(ABS([.H13]);ABS([.I13]));10)))" office:value-type="float" office:value="0.133447003919149" calcext:value-type="float">
            <text:p>0.13</text:p>
          </table:table-cell>
          <table:table-cell table:formula="of:=IF(OR(ISTEXT([.G13]);ISTEXT([.J13]));&quot;&quot;;IF([.G13]=[.J13];&quot;equal&quot;;-LOG(ABS([.G13]-[.J13])/MAX(ABS([.G13]);ABS([.J1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++ uses different values for 1D model and single-cel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_m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_m</text:p>
          </table:table-cell>
          <table:table-cell office:value-type="string" calcext:value-type="string">
            <text:p>l2.c</text:p>
          </table:table-cell>
          <table:table-cell office:value-type="string" calcext:value-type="string">
            <text:p>F</text:p>
          </table:table-cell>
          <table:table-cell table:number-columns-repeated="4" table:style-name="ce1" office:value-type="float" office:value="0.00000000004" calcext:value-type="float">
            <text:p>4.00E-11</text:p>
          </table:table-cell>
          <table:table-cell table:formula="of:=IF(OR(ISTEXT([.G14]);ISTEXT([.H14]));&quot;&quot;;IF([.G14]=[.H14];&quot;equal&quot;;-LOG(ABS([.G14]-[.H14])/MAX(ABS([.G14]);ABS([.H14]));10)))" office:value-type="string" office:string-value="equal" calcext:value-type="string">
            <text:p>equal</text:p>
          </table:table-cell>
          <table:table-cell table:formula="of:=IF(OR(ISTEXT([.H14]);ISTEXT([.I14]));&quot;&quot;;IF([.H14]=[.I14];&quot;equal&quot;;-LOG(ABS([.H14]-[.I14])/MAX(ABS([.H14]);ABS([.I14]));10)))" office:value-type="string" office:string-value="equal" calcext:value-type="string">
            <text:p>equal</text:p>
          </table:table-cell>
          <table:table-cell table:formula="of:=IF(OR(ISTEXT([.G14]);ISTEXT([.J14]));&quot;&quot;;IF([.G14]=[.J14];&quot;equal&quot;;-LOG(ABS([.G14]-[.J14])/MAX(ABS([.G14]);ABS([.J1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 (init)</text:p>
          </table:table-cell>
          <table:table-cell office:value-type="string" calcext:value-type="string">
            <text:p>vm_1</text:p>
          </table:table-cell>
          <table:table-cell office:value-type="string" calcext:value-type="string">
            <text:p>V.init</text:p>
          </table:table-cell>
          <table:table-cell office:value-type="string" calcext:value-type="string">
            <text:p>l2.v_init</text:p>
          </table:table-cell>
          <table:table-cell office:value-type="string" calcext:value-type="string">
            <text:p>V</text:p>
          </table:table-cell>
          <table:table-cell table:style-name="ce1" office:value-type="float" office:value="-0.07003" calcext:value-type="float">
            <text:p>-7.00E-02</text:p>
          </table:table-cell>
          <table:table-cell table:style-name="ce1" office:value-type="float" office:value="-0.070219" calcext:value-type="float">
            <text:p>-7.02E-02</text:p>
          </table:table-cell>
          <table:table-cell table:style-name="ce1" office:value-type="float" office:value="-0.071554" calcext:value-type="float">
            <text:p>-7.16E-02</text:p>
          </table:table-cell>
          <table:table-cell office:value-type="string" calcext:value-type="string">
            <text:p>-</text:p>
          </table:table-cell>
          <table:table-cell table:formula="of:=IF(OR(ISTEXT([.G15]);ISTEXT([.H15]));&quot;&quot;;IF([.G15]=[.H15];&quot;equal&quot;;-LOG(ABS([.G15]-[.H15])/MAX(ABS([.G15]);ABS([.H15]));10)))" office:value-type="float" office:value="2.56999283614302" calcext:value-type="float">
            <text:p>2.57</text:p>
          </table:table-cell>
          <table:table-cell table:formula="of:=IF(OR(ISTEXT([.H15]);ISTEXT([.I15]));&quot;&quot;;IF([.H15]=[.I15];&quot;equal&quot;;-LOG(ABS([.H15]-[.I15])/MAX(ABS([.H15]);ABS([.I15]));10)))" office:value-type="float" office:value="1.72915265093288" calcext:value-type="float">
            <text:p>1.73</text:p>
          </table:table-cell>
          <table:table-cell table:formula="of:=IF(OR(ISTEXT([.G15]);ISTEXT([.J15]));&quot;&quot;;IF([.G15]=[.J15];&quot;equal&quot;;-LOG(ABS([.G15]-[.J15])/MAX(ABS([.G15]);ABS([.J15]));10)))">
            <text:p/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K</text:p>
          </table:table-cell>
          <table:table-cell table:style-name="ce1" office:value-type="float" office:value="310" calcext:value-type="float">
            <text:p>3.10E+02</text:p>
          </table:table-cell>
          <table:table-cell office:value-type="float" office:value="310.15" calcext:value-type="float">
            <text:p>310.15</text:p>
          </table:table-cell>
          <table:table-cell table:number-columns-repeated="2" office:value-type="float" office:value="310" calcext:value-type="float">
            <text:p>310</text:p>
          </table:table-cell>
          <table:table-cell table:formula="of:=IF(OR(ISTEXT([.G16]);ISTEXT([.H16]));&quot;&quot;;IF([.G16]=[.H16];&quot;equal&quot;;-LOG(ABS([.G16]-[.H16])/MAX(ABS([.G16]);ABS([.H16]));10)))" office:value-type="float" office:value="3.31548052644537" calcext:value-type="float">
            <text:p>3.32</text:p>
          </table:table-cell>
          <table:table-cell table:formula="of:=IF(OR(ISTEXT([.H16]);ISTEXT([.I16]));&quot;&quot;;IF([.H16]=[.I16];&quot;equal&quot;;-LOG(ABS([.H16]-[.I16])/MAX(ABS([.H16]);ABS([.I16]));10)))" office:value-type="float" office:value="3.31548052644537" calcext:value-type="float">
            <text:p>3.32</text:p>
          </table:table-cell>
          <table:table-cell table:formula="of:=IF(OR(ISTEXT([.G16]);ISTEXT([.J16]));&quot;&quot;;IF([.G16]=[.J16];&quot;equal&quot;;-LOG(ABS([.G16]-[.J16])/MAX(ABS([.G16]);ABS([.J16]));10)))" office:value-type="string" office:string-value="equal" calcext:value-type="string">
            <text:p>equal</text:p>
          </table:table-cell>
          <table:table-cell office:value-type="string" calcext:value-type="string">
            <text:p>Inada2009,S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K</text:p>
          </table:table-cell>
          <table:table-cell office:value-type="string" calcext:value-type="string">
            <text:p>rev_k</text:p>
          </table:table-cell>
          <table:table-cell office:value-type="string" calcext:value-type="string">
            <text:p>E_K</text:p>
          </table:table-cell>
          <table:table-cell office:value-type="string" calcext:value-type="string">
            <text:p>v_k</text:p>
          </table:table-cell>
          <table:table-cell office:value-type="string" calcext:value-type="string">
            <text:p>V</text:p>
          </table:table-cell>
          <table:table-cell table:style-name="ce1" table:formula="of:=8.31446261815324 * [.G16] / 96485.33212 * LOG([.G4]/[.G6])" office:value-type="float" office:value="-0.0377661201386988" calcext:value-type="float">
            <text:p>-3.78E-02</text:p>
          </table:table-cell>
          <table:table-cell table:style-name="ce1" table:formula="of:=8.31446261815324 * [.H16] / 96485.33212 * LOG([.H4]/[.H6])" office:value-type="float" office:value="-0.0377843940677982" calcext:value-type="float">
            <text:p>-3.78E-02</text:p>
          </table:table-cell>
          <table:table-cell table:style-name="ce1" table:formula="of:=8.31446261815324 * [.I16] / 96485.33212 * LOG([.I4]/[.I6])" office:value-type="float" office:value="-0.0377661201386988" calcext:value-type="float">
            <text:p>-3.78E-02</text:p>
          </table:table-cell>
          <table:table-cell table:style-name="ce1" table:formula="of:=8.31446261815324 * [.J16] / 96485.33212 * LOG([.J4]/[.J6])" office:value-type="float" office:value="-0.0377661201386988" calcext:value-type="float">
            <text:p>-3.78E-02</text:p>
          </table:table-cell>
          <table:table-cell table:formula="of:=IF(OR(ISTEXT([.G17]);ISTEXT([.H17]));&quot;&quot;;IF([.G17]=[.H17];&quot;equal&quot;;-LOG(ABS([.G17]-[.H17])/MAX(ABS([.G17]);ABS([.H17]));10)))" office:value-type="float" office:value="3.31548052644541" calcext:value-type="float">
            <text:p>3.32</text:p>
          </table:table-cell>
          <table:table-cell table:formula="of:=IF(OR(ISTEXT([.H17]);ISTEXT([.I17]));&quot;&quot;;IF([.H17]=[.I17];&quot;equal&quot;;-LOG(ABS([.H17]-[.I17])/MAX(ABS([.H17]);ABS([.I17]));10)))" office:value-type="float" office:value="3.31548052644541" calcext:value-type="float">
            <text:p>3.32</text:p>
          </table:table-cell>
          <table:table-cell table:formula="of:=IF(OR(ISTEXT([.G17]);ISTEXT([.J17]));&quot;&quot;;IF([.G17]=[.J17];&quot;equal&quot;;-LOG(ABS([.G17]-[.J17])/MAX(ABS([.G17]);ABS([.J17]));10)))" office:value-type="string" office:string-value="equal" calcext:value-type="string">
            <text:p>equal</text:p>
          </table:table-cell>
          <table:table-cell office:value-type="string" calcext:value-type="string">
            <text:p>calculated with Nernst, but not give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_Na</text:p>
          </table:table-cell>
          <table:table-cell table:style-name="ce2" office:value-type="string" calcext:value-type="string">
            <text:p>g_Na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float" office:value="0.000000253" calcext:value-type="float">
            <text:p>2.53E-07</text:p>
          </table:table-cell>
          <table:table-cell table:style-name="ce1" table:formula="of:=[.H19] * [.H2] / 8.31446261815324 / [.H16] * (96485.33212 * 96485.33212)" office:value-type="float" office:value="0.00000025270548106024" calcext:value-type="float">
            <text:p>2.53E-07</text:p>
          </table:table-cell>
          <table:table-cell table:style-name="ce1" table:formula="of:=[.I19] * [.I2] / 8.31446261815324 / [.I16] * (96485.33212 * 96485.33212)" office:value-type="float" office:value="0.000000252827757905915" calcext:value-type="float">
            <text:p>2.53E-07</text:p>
          </table:table-cell>
          <table:table-cell table:style-name="ce1" office:value-type="float" office:value="0.000000253" calcext:value-type="float">
            <text:p>2.53E-07</text:p>
          </table:table-cell>
          <table:table-cell table:style-name="ce11" table:formula="of:=IF(OR(ISTEXT([.G18]);ISTEXT([.H18]));&quot;&quot;;IF([.G18]=[.H18];&quot;equal&quot;;-LOG(ABS([.G18]-[.H18])/MAX(ABS([.G18]);ABS([.H18]));10)))" office:value-type="float" office:value="2.93400729278736" calcext:value-type="float">
            <text:p>2.93</text:p>
          </table:table-cell>
          <table:table-cell table:style-name="ce11" table:formula="of:=IF(OR(ISTEXT([.H18]);ISTEXT([.I18]));&quot;&quot;;IF([.H18]=[.I18];&quot;equal&quot;;-LOG(ABS([.H18]-[.I18])/MAX(ABS([.H18]);ABS([.I18]));10)))" office:value-type="float" office:value="3.3154805264454" calcext:value-type="float">
            <text:p>3.32</text:p>
          </table:table-cell>
          <table:table-cell table:style-name="ce11" table:formula="of:=IF(OR(ISTEXT([.G18]);ISTEXT([.J18]));&quot;&quot;;IF([.G18]=[.J18];&quot;equal&quot;;-LOG(ABS([.G18]-[.J18])/MAX(ABS([.G18]);ABS([.J18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ellML and C++ give value for P_Na but misleadingly call variable g_Na, paper gives g_Na instea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g_na</text:p>
          </table:table-cell>
          <table:table-cell table:style-name="ce7" office:value-type="string" calcext:value-type="string">
            <text:p>g_Na</text:p>
          </table:table-cell>
          <table:table-cell office:value-type="string" calcext:value-type="string">
            <text:p>na_p</text:p>
          </table:table-cell>
          <table:table-cell office:value-type="string" calcext:value-type="string">
            <text:p>m³/s</text:p>
          </table:table-cell>
          <table:table-cell table:formula="of:=[.G18]/[.G2] * 8.31446261815324 * [.G16] / (96485.33212 * 96485.33212)" office:value-type="float" office:value="5.00340631296801E-016" calcext:value-type="float">
            <text:p>5.00340631296801E-16</text:p>
          </table:table-cell>
          <table:table-cell table:number-columns-repeated="2" table:style-name="ce1" office:value-type="float" office:value="5E-016" calcext:value-type="float">
            <text:p>5.00E-16</text:p>
          </table:table-cell>
          <table:table-cell table:formula="of:=[.J18]/[.J2] * 8.31446261815324 * [.J16] / (96485.33212 * 96485.33212)" office:value-type="float" office:value="5.00340631296801E-016" calcext:value-type="float">
            <text:p>5.00340631296801E-16</text:p>
          </table:table-cell>
          <table:table-cell table:style-name="ce11" table:formula="of:=IF(OR(ISTEXT([.G19]);ISTEXT([.H19]));&quot;&quot;;IF([.G19]=[.H19];&quot;equal&quot;;-LOG(ABS([.G19]-[.H19])/MAX(ABS([.G19]);ABS([.H19]));10)))" office:value-type="float" office:value="3.16698122426156" calcext:value-type="float">
            <text:p>3.17</text:p>
          </table:table-cell>
          <table:table-cell table:style-name="ce11" table:formula="of:=IF(OR(ISTEXT([.H19]);ISTEXT([.I19]));&quot;&quot;;IF([.H19]=[.I19];&quot;equal&quot;;-LOG(ABS([.H19]-[.I19])/MAX(ABS([.H19]);ABS([.I19]));10)))" office:value-type="string" office:string-value="equal" calcext:value-type="string">
            <text:p>equal</text:p>
          </table:table-cell>
          <table:table-cell table:style-name="ce11" table:formula="of:=IF(OR(ISTEXT([.G19]);ISTEXT([.J19]));&quot;&quot;;IF([.G19]=[.J19];&quot;equal&quot;;-LOG(ABS([.G19]-[.J19])/MAX(ABS([.G19]);ABS([.J19]));10)))" office:value-type="string" office:string-value="equal" calcext:value-type="string">
            <text:p>equal</text:p>
          </table:table-cell>
          <table:table-cell office:value-type="string" calcext:value-type="string">
            <text:p>calculated from g_Na via p_from_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 (init)</text:p>
          </table:table-cell>
          <table:table-cell office:value-type="string" calcext:value-type="string">
            <text:p>act_na (init)</text:p>
          </table:table-cell>
          <table:table-cell office:value-type="string" calcext:value-type="string">
            <text:p>m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2459" calcext:value-type="float">
            <text:p>0.012459</text:p>
          </table:table-cell>
          <table:table-cell office:value-type="float" office:value="0.0104794" calcext:value-type="float">
            <text:p>0.0104794</text:p>
          </table:table-cell>
          <table:table-cell office:value-type="float" office:value="0.01227" calcext:value-type="float">
            <text:p>0.01227</text:p>
          </table:table-cell>
          <table:table-cell table:formula="of:=IF(OR(ISTEXT([.G20]);ISTEXT([.H20]));&quot;&quot;;IF([.G20]=[.H20];&quot;equal&quot;;-LOG(ABS([.G20]-[.H20])/MAX(ABS([.G20]);ABS([.H20]));10)))" office:value-type="float" office:value="1.8190213816563" calcext:value-type="float">
            <text:p>1.82</text:p>
          </table:table-cell>
          <table:table-cell table:formula="of:=IF(OR(ISTEXT([.H20]);ISTEXT([.I20]));&quot;&quot;;IF([.H20]=[.I20];&quot;equal&quot;;-LOG(ABS([.H20]-[.I20])/MAX(ABS([.H20]);ABS([.I20]));10)))" office:value-type="float" office:value="0.798905740690422" calcext:value-type="float">
            <text:p>0.80</text:p>
          </table:table-cell>
          <table:table-cell table:formula="of:=IF(OR(ISTEXT([.G20]);ISTEXT([.J20]));&quot;&quot;;IF([.G20]=[.J20];&quot;equal&quot;;-LOG(ABS([.G20]-[.J20])/MAX(ABS([.G20]);ABS([.J20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EGLIGIBLE_SMALL</text:p>
          </table:table-cell>
          <table:table-cell office:value-type="string" calcext:value-type="string">
            <text:p>delta_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0001" calcext:value-type="float">
            <text:p>1.00E-06</text:p>
          </table:table-cell>
          <table:table-cell table:formula="of:=IF(OR(ISTEXT([.G21]);ISTEXT([.H21]));&quot;&quot;;IF([.G21]=[.H21];&quot;equal&quot;;-LOG(ABS([.G21]-[.H21])/MAX(ABS([.G21]);ABS([.H21]));10)))">
            <text:p/>
          </table:table-cell>
          <table:table-cell table:formula="of:=IF(OR(ISTEXT([.H21]);ISTEXT([.I21]));&quot;&quot;;IF([.H21]=[.I21];&quot;equal&quot;;-LOG(ABS([.H21]-[.I21])/MAX(ABS([.H21]);ABS([.I21]));10)))" office:value-type="float" office:value="0.00436480540245004" calcext:value-type="float">
            <text:p>0.00</text:p>
          </table:table-cell>
          <table:table-cell table:formula="of:=IF(OR(ISTEXT([.G21]);ISTEXT([.J21]));&quot;&quot;;IF([.G21]=[.J21];&quot;equal&quot;;-LOG(ABS([.G21]-[.J21])/MAX(ABS([.G21]);ABS([.J21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lta when discontinuity handling is turned on, 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_2 (init)</text:p>
          </table:table-cell>
          <table:table-cell office:value-type="string" calcext:value-type="string">
            <text:p>slow_inact_na (init)</text:p>
          </table:table-cell>
          <table:table-cell office:value-type="string" calcext:value-type="string">
            <text:p>h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63777" calcext:value-type="float">
            <text:p>0.63777</text:p>
          </table:table-cell>
          <table:table-cell office:value-type="float" office:value="0.788348" calcext:value-type="float">
            <text:p>0.788348</text:p>
          </table:table-cell>
          <table:table-cell office:value-type="float" office:value="0.6162" calcext:value-type="float">
            <text:p>0.6162</text:p>
          </table:table-cell>
          <table:table-cell table:formula="of:=IF(OR(ISTEXT([.G22]);ISTEXT([.H22]));&quot;&quot;;IF([.G22]=[.H22];&quot;equal&quot;;-LOG(ABS([.G22]-[.H22])/MAX(ABS([.G22]);ABS([.H22]));10)))" office:value-type="float" office:value="1.47081394154964" calcext:value-type="float">
            <text:p>1.47</text:p>
          </table:table-cell>
          <table:table-cell table:formula="of:=IF(OR(ISTEXT([.H22]);ISTEXT([.I22]));&quot;&quot;;IF([.H22]=[.I22];&quot;equal&quot;;-LOG(ABS([.H22]-[.I22])/MAX(ABS([.H22]);ABS([.I22]));10)))" office:value-type="float" office:value="0.718956445699048" calcext:value-type="float">
            <text:p>0.72</text:p>
          </table:table-cell>
          <table:table-cell table:formula="of:=IF(OR(ISTEXT([.G22]);ISTEXT([.J22]));&quot;&quot;;IF([.G22]=[.J22];&quot;equal&quot;;-LOG(ABS([.G22]-[.J22])/MAX(ABS([.G22]);ABS([.J22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_1 (init)</text:p>
          </table:table-cell>
          <table:table-cell office:value-type="string" calcext:value-type="string">
            <text:p>fast_inact_na (init)</text:p>
          </table:table-cell>
          <table:table-cell office:value-type="string" calcext:value-type="string">
            <text:p>h1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office:value-type="float" office:value="0.717" calcext:value-type="float">
            <text:p>0.717</text:p>
          </table:table-cell>
          <table:table-cell office:value-type="float" office:value="0.72733" calcext:value-type="float">
            <text:p>0.72733</text:p>
          </table:table-cell>
          <table:table-cell office:value-type="float" office:value="0.792211" calcext:value-type="float">
            <text:p>0.792211</text:p>
          </table:table-cell>
          <table:table-cell office:value-type="float" office:value="0.717" calcext:value-type="float">
            <text:p>0.717</text:p>
          </table:table-cell>
          <table:table-cell table:formula="of:=IF(OR(ISTEXT([.G23]);ISTEXT([.H23]));&quot;&quot;;IF([.G23]=[.H23];&quot;equal&quot;;-LOG(ABS([.G23]-[.H23])/MAX(ABS([.G23]);ABS([.H23]));10)))" office:value-type="float" office:value="1.84763117965796" calcext:value-type="float">
            <text:p>1.85</text:p>
          </table:table-cell>
          <table:table-cell table:formula="of:=IF(OR(ISTEXT([.H23]);ISTEXT([.I23]));&quot;&quot;;IF([.H23]=[.I23];&quot;equal&quot;;-LOG(ABS([.H23]-[.I23])/MAX(ABS([.H23]);ABS([.I23]));10)))" office:value-type="float" office:value="1.08672333340851" calcext:value-type="float">
            <text:p>1.09</text:p>
          </table:table-cell>
          <table:table-cell table:formula="of:=IF(OR(ISTEXT([.G23]);ISTEXT([.J23]));&quot;&quot;;IF([.G23]=[.J23];&quot;equal&quot;;-LOG(ABS([.G23]-[.J23])/MAX(ABS([.G23]);ABS([.J2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g_Ca,L</text:p>
          </table:table-cell>
          <table:table-cell office:value-type="string" calcext:value-type="string">
            <text:p>g_l</text:p>
          </table:table-cell>
          <table:table-cell office:value-type="string" calcext:value-type="string">
            <text:p>g_CaL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1" office:value-type="float" office:value="0.0000000185" calcext:value-type="float">
            <text:p>1.85E-08</text:p>
          </table:table-cell>
          <table:table-cell table:formula="of:=IF(OR(ISTEXT([.G24]);ISTEXT([.H24]));&quot;&quot;;IF([.G24]=[.H24];&quot;equal&quot;;-LOG(ABS([.G24]-[.H24])/MAX(ABS([.G24]);ABS([.H24]));10)))" office:value-type="string" office:string-value="equal" calcext:value-type="string">
            <text:p>equal</text:p>
          </table:table-cell>
          <table:table-cell table:formula="of:=IF(OR(ISTEXT([.H24]);ISTEXT([.I24]));&quot;&quot;;IF([.H24]=[.I24];&quot;equal&quot;;-LOG(ABS([.H24]-[.I24])/MAX(ABS([.H24]);ABS([.I24]));10)))" office:value-type="string" office:string-value="equal" calcext:value-type="string">
            <text:p>equal</text:p>
          </table:table-cell>
          <table:table-cell table:formula="of:=IF(OR(ISTEXT([.G24]);ISTEXT([.J24]));&quot;&quot;;IF([.G24]=[.J24];&quot;equal&quot;;-LOG(ABS([.G24]-[.J24])/MAX(ABS([.G24]);ABS([.J2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Ca,L</text:p>
          </table:table-cell>
          <table:table-cell office:value-type="string" calcext:value-type="string">
            <text:p>rev_l</text:p>
          </table:table-cell>
          <table:table-cell office:value-type="string" calcext:value-type="string">
            <text:p>E_CaL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number-columns-repeated="2" table:style-name="ce1" office:value-type="float" office:value="0.0621" calcext:value-type="float">
            <text:p>6.21E-02</text:p>
          </table:table-cell>
          <table:table-cell table:style-name="ce1" office:value-type="float" office:value="0.0625" calcext:value-type="float">
            <text:p>6.25E-02</text:p>
          </table:table-cell>
          <table:table-cell table:style-name="ce1" office:value-type="float" office:value="0.0621" calcext:value-type="float">
            <text:p>6.21E-02</text:p>
          </table:table-cell>
          <table:table-cell table:formula="of:=IF(OR(ISTEXT([.G25]);ISTEXT([.H25]));&quot;&quot;;IF([.G25]=[.H25];&quot;equal&quot;;-LOG(ABS([.G25]-[.H25])/MAX(ABS([.G25]);ABS([.H25]));10)))" office:value-type="string" office:string-value="equal" calcext:value-type="string">
            <text:p>equal</text:p>
          </table:table-cell>
          <table:table-cell table:formula="of:=IF(OR(ISTEXT([.H25]);ISTEXT([.I25]));&quot;&quot;;IF([.H25]=[.I25];&quot;equal&quot;;-LOG(ABS([.H25]-[.I25])/MAX(ABS([.H25]);ABS([.I25]));10)))" office:value-type="float" office:value="2.19382002601612" calcext:value-type="float">
            <text:p>2.19</text:p>
          </table:table-cell>
          <table:table-cell table:formula="of:=IF(OR(ISTEXT([.G25]);ISTEXT([.J25]));&quot;&quot;;IF([.G25]=[.J25];&quot;equal&quot;;-LOG(ABS([.G25]-[.J25])/MAX(ABS([.G25]);ABS([.J2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_L (init)</text:p>
          </table:table-cell>
          <table:table-cell office:value-type="string" calcext:value-type="string">
            <text:p>act_l (init)</text:p>
          </table:table-cell>
          <table:table-cell office:value-type="string" calcext:value-type="string">
            <text:p>d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1" office:value-type="float" office:value="0.00004069" calcext:value-type="float">
            <text:p>4.07E-05</text:p>
          </table:table-cell>
          <table:table-cell table:style-name="ce1" office:value-type="float" office:value="0.000039525" calcext:value-type="float">
            <text:p>3.95E-05</text:p>
          </table:table-cell>
          <table:table-cell table:style-name="ce1" office:value-type="float" office:value="0.0000322867" calcext:value-type="float">
            <text:p>3.23E-05</text:p>
          </table:table-cell>
          <table:table-cell table:style-name="ce1" office:value-type="float" office:value="0.00004069" calcext:value-type="float">
            <text:p>4.07E-05</text:p>
          </table:table-cell>
          <table:table-cell table:formula="of:=IF(OR(ISTEXT([.G26]);ISTEXT([.H26]));&quot;&quot;;IF([.G26]=[.H26];&quot;equal&quot;;-LOG(ABS([.G26]-[.H26])/MAX(ABS([.G26]);ABS([.H26]));10)))" office:value-type="float" office:value="1.54316176449125" calcext:value-type="float">
            <text:p>1.54</text:p>
          </table:table-cell>
          <table:table-cell table:formula="of:=IF(OR(ISTEXT([.H26]);ISTEXT([.I26]));&quot;&quot;;IF([.H26]=[.I26];&quot;equal&quot;;-LOG(ABS([.H26]-[.I26])/MAX(ABS([.H26]);ABS([.I26]));10)))" office:value-type="float" office:value="0.737235299604855" calcext:value-type="float">
            <text:p>0.74</text:p>
          </table:table-cell>
          <table:table-cell table:formula="of:=IF(OR(ISTEXT([.G26]);ISTEXT([.J26]));&quot;&quot;;IF([.G26]=[.J26];&quot;equal&quot;;-LOG(ABS([.G26]-[.J26])/MAX(ABS([.G26]);ABS([.J2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_L,fast (init)</text:p>
          </table:table-cell>
          <table:table-cell office:value-type="string" calcext:value-type="string">
            <text:p>fast_inact_l (init)</text:p>
          </table:table-cell>
          <table:table-cell office:value-type="string" calcext:value-type="string">
            <text:p>f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office:value-type="float" office:value="0.9985" calcext:value-type="float">
            <text:p>0.9985</text:p>
          </table:table-cell>
          <table:table-cell office:value-type="float" office:value="0.99854" calcext:value-type="float">
            <text:p>0.99854</text:p>
          </table:table-cell>
          <table:table-cell table:formula="of:=0.998816" office:value-type="float" office:value="0.998816" calcext:value-type="float">
            <text:p>0.998816</text:p>
          </table:table-cell>
          <table:table-cell office:value-type="float" office:value="0.9985" calcext:value-type="float">
            <text:p>0.9985</text:p>
          </table:table-cell>
          <table:table-cell table:formula="of:=IF(OR(ISTEXT([.G27]);ISTEXT([.H27]));&quot;&quot;;IF([.G27]=[.H27];&quot;equal&quot;;-LOG(ABS([.G27]-[.H27])/MAX(ABS([.G27]);ABS([.H27]));10)))" office:value-type="float" office:value="4.39730547540594" calcext:value-type="float">
            <text:p>4.40</text:p>
          </table:table-cell>
          <table:table-cell table:formula="of:=IF(OR(ISTEXT([.H27]);ISTEXT([.I27]));&quot;&quot;;IF([.H27]=[.I27];&quot;equal&quot;;-LOG(ABS([.H27]-[.I27])/MAX(ABS([.H27]);ABS([.I27]));10)))" office:value-type="float" office:value="3.55857640861882" calcext:value-type="float">
            <text:p>3.56</text:p>
          </table:table-cell>
          <table:table-cell table:formula="of:=IF(OR(ISTEXT([.G27]);ISTEXT([.J27]));&quot;&quot;;IF([.G27]=[.J27];&quot;equal&quot;;-LOG(ABS([.G27]-[.J27])/MAX(ABS([.G27]);ABS([.J2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_L,slow (init)</text:p>
          </table:table-cell>
          <table:table-cell office:value-type="string" calcext:value-type="string">
            <text:p>slow_inact_l (init)</text:p>
          </table:table-cell>
          <table:table-cell office:value-type="string" calcext:value-type="string">
            <text:p>f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99111" calcext:value-type="float">
            <text:p>0.99111</text:p>
          </table:table-cell>
          <table:table-cell office:value-type="float" office:value="0.998822" calcext:value-type="float">
            <text:p>0.998822</text:p>
          </table:table-cell>
          <table:table-cell office:value-type="float" office:value="0.9875" calcext:value-type="float">
            <text:p>0.9875</text:p>
          </table:table-cell>
          <table:table-cell table:formula="of:=IF(OR(ISTEXT([.G28]);ISTEXT([.H28]));&quot;&quot;;IF([.G28]=[.H28];&quot;equal&quot;;-LOG(ABS([.G28]-[.H28])/MAX(ABS([.G28]);ABS([.H28]));10)))" office:value-type="float" office:value="2.43861465615364" calcext:value-type="float">
            <text:p>2.44</text:p>
          </table:table-cell>
          <table:table-cell table:formula="of:=IF(OR(ISTEXT([.H28]);ISTEXT([.I28]));&quot;&quot;;IF([.H28]=[.I28];&quot;equal&quot;;-LOG(ABS([.H28]-[.I28])/MAX(ABS([.H28]);ABS([.I28]));10)))" office:value-type="float" office:value="2.11232107863694" calcext:value-type="float">
            <text:p>2.11</text:p>
          </table:table-cell>
          <table:table-cell table:formula="of:=IF(OR(ISTEXT([.G28]);ISTEXT([.J28]));&quot;&quot;;IF([.G28]=[.J28];&quot;equal&quot;;-LOG(ABS([.G28]-[.J28])/MAX(ABS([.G28]);ABS([.J2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ct_shi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table:formula="of:=IF(OR(ISTEXT([.G29]);ISTEXT([.H29]));&quot;&quot;;IF([.G29]=[.H29];&quot;equal&quot;;-LOG(ABS([.G29]-[.H29])/MAX(ABS([.G29]);ABS([.H29]));10)))" office:value-type="string" office:string-value="equal" calcext:value-type="string">
            <text:p>equal</text:p>
          </table:table-cell>
          <table:table-cell table:formula="of:=IF(OR(ISTEXT([.H29]);ISTEXT([.I29]));&quot;&quot;;IF([.H29]=[.I29];&quot;equal&quot;;-LOG(ABS([.H29]-[.I29])/MAX(ABS([.H29]);ABS([.I29]));10)))" office:value-type="string" office:string-value="equal" calcext:value-type="string">
            <text:p>equal</text:p>
          </table:table-cell>
          <table:table-cell table:formula="of:=IF(OR(ISTEXT([.G29]);ISTEXT([.J29]));&quot;&quot;;IF([.G29]=[.J29];&quot;equal&quot;;-LOG(ABS([.G29]-[.J29])/MAX(ABS([.G29]);ABS([.J29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lope_factor_ac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661" calcext:value-type="float">
            <text:p>-6.61E-03</text:p>
          </table:table-cell>
          <table:table-cell table:formula="of:=IF(OR(ISTEXT([.G30]);ISTEXT([.H30]));&quot;&quot;;IF([.G30]=[.H30];&quot;equal&quot;;-LOG(ABS([.G30]-[.H30])/MAX(ABS([.G30]);ABS([.H30]));10)))" office:value-type="string" office:string-value="equal" calcext:value-type="string">
            <text:p>equal</text:p>
          </table:table-cell>
          <table:table-cell table:formula="of:=IF(OR(ISTEXT([.H30]);ISTEXT([.I30]));&quot;&quot;;IF([.H30]=[.I30];&quot;equal&quot;;-LOG(ABS([.H30]-[.I30])/MAX(ABS([.H30]);ABS([.I30]));10)))" office:value-type="string" office:string-value="equal" calcext:value-type="string">
            <text:p>equal</text:p>
          </table:table-cell>
          <table:table-cell table:formula="of:=IF(OR(ISTEXT([.G30]);ISTEXT([.J30]));&quot;&quot;;IF([.G30]=[.J30];&quot;equal&quot;;-LOG(ABS([.G30]-[.J30])/MAX(ABS([.G30]);ABS([.J30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hift</text:p>
          </table:table-cell>
          <table:table-cell office:value-type="string" calcext:value-type="string">
            <text:p>inact_shift (f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31]);ISTEXT([.H31]));&quot;&quot;;IF([.G31]=[.H31];&quot;equal&quot;;-LOG(ABS([.G31]-[.H31])/MAX(ABS([.G31]);ABS([.H31]));10)))" office:value-type="string" office:string-value="equal" calcext:value-type="string">
            <text:p>equal</text:p>
          </table:table-cell>
          <table:table-cell table:formula="of:=IF(OR(ISTEXT([.H31]);ISTEXT([.I31]));&quot;&quot;;IF([.H31]=[.I31];&quot;equal&quot;;-LOG(ABS([.H31]-[.I31])/MAX(ABS([.H31]);ABS([.I31]));10)))" office:value-type="string" office:string-value="equal" calcext:value-type="string">
            <text:p>equal</text:p>
          </table:table-cell>
          <table:table-cell table:formula="of:=IF(OR(ISTEXT([.G31]);ISTEXT([.J31]));&quot;&quot;;IF([.G31]=[.J31];&quot;equal&quot;;-LOG(ABS([.G31]-[.J31])/MAX(ABS([.G31]);ABS([.J31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act_shift (f2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32]);ISTEXT([.H32]));&quot;&quot;;IF([.G32]=[.H32];&quot;equal&quot;;-LOG(ABS([.G32]-[.H32])/MAX(ABS([.G32]);ABS([.H32]));10)))" office:value-type="string" office:string-value="equal" calcext:value-type="string">
            <text:p>equal</text:p>
          </table:table-cell>
          <table:table-cell table:formula="of:=IF(OR(ISTEXT([.H32]);ISTEXT([.I32]));&quot;&quot;;IF([.H32]=[.I32];&quot;equal&quot;;-LOG(ABS([.H32]-[.I32])/MAX(ABS([.H32]);ABS([.I32]));10)))" office:value-type="string" office:string-value="equal" calcext:value-type="string">
            <text:p>equal</text:p>
          </table:table-cell>
          <table:table-cell table:formula="of:=IF(OR(ISTEXT([.G32]);ISTEXT([.J32]));&quot;&quot;;IF([.G32]=[.J32];&quot;equal&quot;;-LOG(ABS([.G32]-[.J32])/MAX(ABS([.G32]);ABS([.J32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_l</text:p>
          </table:table-cell>
          <table:table-cell table:style-name="ce7"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4" table:style-name="ce1" office:value-type="string" calcext:value-type="string">
            <text:p>-</text:p>
          </table:table-cell>
          <table:table-cell table:formula="of:=IF(OR(ISTEXT([.G33]);ISTEXT([.H33]));&quot;&quot;;IF([.G33]=[.H33];&quot;equal&quot;;-LOG(ABS([.G33]-[.H33])/MAX(ABS([.G33]);ABS([.H33]));10)))">
            <text:p/>
          </table:table-cell>
          <table:table-cell table:formula="of:=IF(OR(ISTEXT([.H33]);ISTEXT([.I33]));&quot;&quot;;IF([.H33]=[.I33];&quot;equal&quot;;-LOG(ABS([.H33]-[.I33])/MAX(ABS([.H33]);ABS([.I33]));10)))">
            <text:p/>
          </table:table-cell>
          <table:table-cell table:formula="of:=IF(OR(ISTEXT([.G33]);ISTEXT([.J33]));&quot;&quot;;IF([.G33]=[.J33];&quot;equal&quot;;-LOG(ABS([.G33]-[.J33])/MAX(ABS([.G33]);ABS([.J3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lML uses current here, but naming and use in C++ suggests that this is supposed to be a parameter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to</text:p>
          </table:table-cell>
          <table:table-cell table:number-columns-repeated="3" office:value-type="string" calcext:value-type="string">
            <text:p>g_to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1" office:value-type="float" office:value="0.00000002" calcext:value-type="float">
            <text:p>2.00E-08</text:p>
          </table:table-cell>
          <table:table-cell table:formula="of:=IF(OR(ISTEXT([.G34]);ISTEXT([.H34]));&quot;&quot;;IF([.G34]=[.H34];&quot;equal&quot;;-LOG(ABS([.G34]-[.H34])/MAX(ABS([.G34]);ABS([.H34]));10)))" office:value-type="string" office:string-value="equal" calcext:value-type="string">
            <text:p>equal</text:p>
          </table:table-cell>
          <table:table-cell table:formula="of:=IF(OR(ISTEXT([.H34]);ISTEXT([.I34]));&quot;&quot;;IF([.H34]=[.I34];&quot;equal&quot;;-LOG(ABS([.H34]-[.I34])/MAX(ABS([.H34]);ABS([.I34]));10)))" office:value-type="string" office:string-value="equal" calcext:value-type="string">
            <text:p>equal</text:p>
          </table:table-cell>
          <table:table-cell table:formula="of:=IF(OR(ISTEXT([.G34]);ISTEXT([.J34]));&quot;&quot;;IF([.G34]=[.J34];&quot;equal&quot;;-LOG(ABS([.G34]-[.J34])/MAX(ABS([.G34]);ABS([.J3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 (init)</text:p>
          </table:table-cell>
          <table:table-cell office:value-type="string" calcext:value-type="string">
            <text:p>act_to (init)</text:p>
          </table:table-cell>
          <table:table-cell office:value-type="string" calcext:value-type="string">
            <text:p>r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1" office:value-type="float" office:value="0.008857" calcext:value-type="float">
            <text:p>8.86E-03</text:p>
          </table:table-cell>
          <table:table-cell office:value-type="float" office:value="0.0087042" calcext:value-type="float">
            <text:p>0.0087042</text:p>
          </table:table-cell>
          <table:table-cell office:value-type="float" office:value="0.00802881" calcext:value-type="float">
            <text:p>0.00802881</text:p>
          </table:table-cell>
          <table:table-cell table:style-name="ce1" office:value-type="float" office:value="0.008857" calcext:value-type="float">
            <text:p>8.86E-03</text:p>
          </table:table-cell>
          <table:table-cell table:formula="of:=IF(OR(ISTEXT([.G35]);ISTEXT([.H35]));&quot;&quot;;IF([.G35]=[.H35];&quot;equal&quot;;-LOG(ABS([.G35]-[.H35])/MAX(ABS([.G35]);ABS([.H35]));10)))" office:value-type="float" office:value="1.76316329043812" calcext:value-type="float">
            <text:p>1.76</text:p>
          </table:table-cell>
          <table:table-cell table:formula="of:=IF(OR(ISTEXT([.H35]);ISTEXT([.I35]));&quot;&quot;;IF([.H35]=[.I35];&quot;equal&quot;;-LOG(ABS([.H35]-[.I35])/MAX(ABS([.H35]);ABS([.I35]));10)))" office:value-type="float" office:value="1.11017423536257" calcext:value-type="float">
            <text:p>1.11</text:p>
          </table:table-cell>
          <table:table-cell table:formula="of:=IF(OR(ISTEXT([.G35]);ISTEXT([.J35]));&quot;&quot;;IF([.G35]=[.J35];&quot;equal&quot;;-LOG(ABS([.G35]-[.J35])/MAX(ABS([.G35]);ABS([.J35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_fast (init)</text:p>
          </table:table-cell>
          <table:table-cell office:value-type="string" calcext:value-type="string">
            <text:p>fast_inact_to (init)</text:p>
          </table:table-cell>
          <table:table-cell office:value-type="string" calcext:value-type="string">
            <text:p>q_fast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office:value-type="float" office:value="0.8734" calcext:value-type="float">
            <text:p>0.8734</text:p>
          </table:table-cell>
          <table:table-cell office:value-type="float" office:value="0.8847" calcext:value-type="float">
            <text:p>0.8847</text:p>
          </table:table-cell>
          <table:table-cell office:value-type="float" office:value="0.995494" calcext:value-type="float">
            <text:p>0.995494</text:p>
          </table:table-cell>
          <table:table-cell office:value-type="float" office:value="0.8734" calcext:value-type="float">
            <text:p>0.8734</text:p>
          </table:table-cell>
          <table:table-cell table:formula="of:=IF(OR(ISTEXT([.G36]);ISTEXT([.H36]));&quot;&quot;;IF([.G36]=[.H36];&quot;equal&quot;;-LOG(ABS([.G36]-[.H36])/MAX(ABS([.G36]);ABS([.H36]));10)))" office:value-type="float" office:value="1.89371758378804" calcext:value-type="float">
            <text:p>1.89</text:p>
          </table:table-cell>
          <table:table-cell table:formula="of:=IF(OR(ISTEXT([.H36]);ISTEXT([.I36]));&quot;&quot;;IF([.H36]=[.I36];&quot;equal&quot;;-LOG(ABS([.H36]-[.I36])/MAX(ABS([.H36]);ABS([.I36]));10)))" office:value-type="float" office:value="0.953522404805794" calcext:value-type="float">
            <text:p>0.95</text:p>
          </table:table-cell>
          <table:table-cell table:formula="of:=IF(OR(ISTEXT([.G36]);ISTEXT([.J36]));&quot;&quot;;IF([.G36]=[.J36];&quot;equal&quot;;-LOG(ABS([.G36]-[.J36])/MAX(ABS([.G36]);ABS([.J3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_slow (init)</text:p>
          </table:table-cell>
          <table:table-cell office:value-type="string" calcext:value-type="string">
            <text:p>slow_inact_to (init)</text:p>
          </table:table-cell>
          <table:table-cell office:value-type="string" calcext:value-type="string">
            <text:p>q_slow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office:value-type="float" office:value="0.1503" calcext:value-type="float">
            <text:p>0.1503</text:p>
          </table:table-cell>
          <table:table-cell office:value-type="float" office:value="0.20263" calcext:value-type="float">
            <text:p>0.20263</text:p>
          </table:table-cell>
          <table:table-cell office:value-type="float" office:value="0.547967" calcext:value-type="float">
            <text:p>0.547967</text:p>
          </table:table-cell>
          <table:table-cell office:value-type="float" office:value="0.1503" calcext:value-type="float">
            <text:p>0.1503</text:p>
          </table:table-cell>
          <table:table-cell table:formula="of:=IF(OR(ISTEXT([.G37]);ISTEXT([.H37]));&quot;&quot;;IF([.G37]=[.H37];&quot;equal&quot;;-LOG(ABS([.G37]-[.H37])/MAX(ABS([.G37]);ABS([.H37]));10)))" office:value-type="float" office:value="0.587953009689976" calcext:value-type="float">
            <text:p>0.59</text:p>
          </table:table-cell>
          <table:table-cell table:formula="of:=IF(OR(ISTEXT([.H37]);ISTEXT([.I37]));&quot;&quot;;IF([.H37]=[.I37];&quot;equal&quot;;-LOG(ABS([.H37]-[.I37])/MAX(ABS([.H37]);ABS([.I37]));10)))" office:value-type="float" office:value="0.200511293027077" calcext:value-type="float">
            <text:p>0.20</text:p>
          </table:table-cell>
          <table:table-cell table:formula="of:=IF(OR(ISTEXT([.G37]);ISTEXT([.J37]));&quot;&quot;;IF([.G37]=[.J37];&quot;equal&quot;;-LOG(ABS([.G37]-[.J37])/MAX(ABS([.G37]);ABS([.J3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g_K,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1" office:value-type="float" office:value="0.0000000015" calcext:value-type="float">
            <text:p>1.50E-09</text:p>
          </table:table-cell>
          <table:table-cell table:formula="of:=IF(OR(ISTEXT([.G38]);ISTEXT([.H38]));&quot;&quot;;IF([.G38]=[.H38];&quot;equal&quot;;-LOG(ABS([.G38]-[.H38])/MAX(ABS([.G38]);ABS([.H38]));10)))" office:value-type="string" office:string-value="equal" calcext:value-type="string">
            <text:p>equal</text:p>
          </table:table-cell>
          <table:table-cell table:formula="of:=IF(OR(ISTEXT([.H38]);ISTEXT([.I38]));&quot;&quot;;IF([.H38]=[.I38];&quot;equal&quot;;-LOG(ABS([.H38]-[.I38])/MAX(ABS([.H38]);ABS([.I38]));10)))" office:value-type="string" office:string-value="equal" calcext:value-type="string">
            <text:p>equal</text:p>
          </table:table-cell>
          <table:table-cell table:formula="of:=IF(OR(ISTEXT([.G38]);ISTEXT([.J38]));&quot;&quot;;IF([.G38]=[.J38];&quot;equal&quot;;-LOG(ABS([.G38]-[.J38])/MAX(ABS([.G38]);ABS([.J38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_a,slow (init)</text:p>
          </table:table-cell>
          <table:table-cell office:value-type="string" calcext:value-type="string">
            <text:p>slow_act_kr (init)</text:p>
          </table:table-cell>
          <table:table-cell office:value-type="string" calcext:value-type="string">
            <text:p>pas.init</text:p>
          </table:table-cell>
          <table:table-cell office:value-type="string" calcext:value-type="string">
            <text:p>act_slow.n.start</text:p>
          </table:table-cell>
          <table:table-cell office:value-type="string" calcext:value-type="string">
            <text:p>1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034731" calcext:value-type="float">
            <text:p>0.034731</text:p>
          </table:table-cell>
          <table:table-cell office:value-type="float" office:value="0.00289901" calcext:value-type="float">
            <text:p>0.00289901</text:p>
          </table:table-cell>
          <table:table-cell office:value-type="float" office:value="0.0484" calcext:value-type="float">
            <text:p>0.0484</text:p>
          </table:table-cell>
          <table:table-cell table:formula="of:=IF(OR(ISTEXT([.G39]);ISTEXT([.H39]));&quot;&quot;;IF([.G39]=[.H39];&quot;equal&quot;;-LOG(ABS([.G39]-[.H39])/MAX(ABS([.G39]);ABS([.H39]));10)))" office:value-type="float" office:value="0.549108618134939" calcext:value-type="float">
            <text:p>0.55</text:p>
          </table:table-cell>
          <table:table-cell table:formula="of:=IF(OR(ISTEXT([.H39]);ISTEXT([.I39]));&quot;&quot;;IF([.H39]=[.I39];&quot;equal&quot;;-LOG(ABS([.H39]-[.I39])/MAX(ABS([.H39]);ABS([.I39]));10)))" office:value-type="float" office:value="0.0378534983057115" calcext:value-type="float">
            <text:p>0.04</text:p>
          </table:table-cell>
          <table:table-cell table:formula="of:=IF(OR(ISTEXT([.G39]);ISTEXT([.J39]));&quot;&quot;;IF([.G39]=[.J39];&quot;equal&quot;;-LOG(ABS([.G39]-[.J39])/MAX(ABS([.G39]);ABS([.J39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_a,fast (init)</text:p>
          </table:table-cell>
          <table:table-cell office:value-type="string" calcext:value-type="string">
            <text:p>fast_act_kr (init)</text:p>
          </table:table-cell>
          <table:table-cell office:value-type="string" calcext:value-type="string">
            <text:p>paf.init</text:p>
          </table:table-cell>
          <table:table-cell office:value-type="string" calcext:value-type="string">
            <text:p>act_fast.n.start</text:p>
          </table:table-cell>
          <table:table-cell office:value-type="string" calcext:value-type="string">
            <text:p>1</text:p>
          </table:table-cell>
          <table:table-cell office:value-type="float" office:value="0.07107" calcext:value-type="float">
            <text:p>0.07107</text:p>
          </table:table-cell>
          <table:table-cell office:value-type="float" office:value="0.034731" calcext:value-type="float">
            <text:p>0.034731</text:p>
          </table:table-cell>
          <table:table-cell office:value-type="float" office:value="0.000907827" calcext:value-type="float">
            <text:p>0.000907827</text:p>
          </table:table-cell>
          <table:table-cell office:value-type="float" office:value="0.07107" calcext:value-type="float">
            <text:p>0.07107</text:p>
          </table:table-cell>
          <table:table-cell table:formula="of:=IF(OR(ISTEXT([.G40]);ISTEXT([.H40]));&quot;&quot;;IF([.G40]=[.H40];&quot;equal&quot;;-LOG(ABS([.G40]-[.H40])/MAX(ABS([.G40]);ABS([.H40]));10)))" office:value-type="float" office:value="0.291313343501162" calcext:value-type="float">
            <text:p>0.29</text:p>
          </table:table-cell>
          <table:table-cell table:formula="of:=IF(OR(ISTEXT([.H40]);ISTEXT([.I40]));&quot;&quot;;IF([.H40]=[.I40];&quot;equal&quot;;-LOG(ABS([.H40]-[.I40])/MAX(ABS([.H40]);ABS([.I40]));10)))" office:value-type="float" office:value="0.0115029410543736" calcext:value-type="float">
            <text:p>0.01</text:p>
          </table:table-cell>
          <table:table-cell table:formula="of:=IF(OR(ISTEXT([.G40]);ISTEXT([.J40]));&quot;&quot;;IF([.G40]=[.J40];&quot;equal&quot;;-LOG(ABS([.G40]-[.J40])/MAX(ABS([.G40]);ABS([.J40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_i (init)</text:p>
          </table:table-cell>
          <table:table-cell office:value-type="string" calcext:value-type="string">
            <text:p>inact_kr (init)</text:p>
          </table:table-cell>
          <table:table-cell office:value-type="string" calcext:value-type="string">
            <text:p>pik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office:value-type="float" office:value="0.9866" calcext:value-type="float">
            <text:p>0.9866</text:p>
          </table:table-cell>
          <table:table-cell office:value-type="float" office:value="0.98678" calcext:value-type="float">
            <text:p>0.98678</text:p>
          </table:table-cell>
          <table:table-cell office:value-type="float" office:value="0.98789" calcext:value-type="float">
            <text:p>0.98789</text:p>
          </table:table-cell>
          <table:table-cell office:value-type="float" office:value="0.9866" calcext:value-type="float">
            <text:p>0.9866</text:p>
          </table:table-cell>
          <table:table-cell table:formula="of:=IF(OR(ISTEXT([.G41]);ISTEXT([.H41]));&quot;&quot;;IF([.G41]=[.H41];&quot;equal&quot;;-LOG(ABS([.G41]-[.H41])/MAX(ABS([.G41]);ABS([.H41]));10)))" office:value-type="float" office:value="3.73894783354797" calcext:value-type="float">
            <text:p>3.74</text:p>
          </table:table-cell>
          <table:table-cell table:formula="of:=IF(OR(ISTEXT([.H41]);ISTEXT([.I41]));&quot;&quot;;IF([.H41]=[.I41];&quot;equal&quot;;-LOG(ABS([.H41]-[.I41])/MAX(ABS([.H41]);ABS([.I41]));10)))" office:value-type="float" office:value="2.94938561048459" calcext:value-type="float">
            <text:p>2.95</text:p>
          </table:table-cell>
          <table:table-cell table:formula="of:=IF(OR(ISTEXT([.G41]);ISTEXT([.J41]));&quot;&quot;;IF([.G41]=[.J41];&quot;equal&quot;;-LOG(ABS([.G41]-[.J41])/MAX(ABS([.G41]);ABS([.J41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f</text:p>
          </table:table-cell>
          <table:table-cell table:number-columns-repeated="4" office:value-type="string" calcext:value-type="string">
            <text:p>g_f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OR(ISTEXT([.G42]);ISTEXT([.H42]));&quot;&quot;;IF([.G42]=[.H42];&quot;equal&quot;;-LOG(ABS([.G42]-[.H42])/MAX(ABS([.G42]);ABS([.H42]));10)))" office:value-type="string" office:string-value="equal" calcext:value-type="string">
            <text:p>equal</text:p>
          </table:table-cell>
          <table:table-cell table:formula="of:=IF(OR(ISTEXT([.H42]);ISTEXT([.I42]));&quot;&quot;;IF([.H42]=[.I42];&quot;equal&quot;;-LOG(ABS([.H42]-[.I42])/MAX(ABS([.H42]);ABS([.I42]));10)))" office:value-type="string" office:string-value="equal" calcext:value-type="string">
            <text:p>equal</text:p>
          </table:table-cell>
          <table:table-cell table:formula="of:=IF(OR(ISTEXT([.G42]);ISTEXT([.J42]));&quot;&quot;;IF([.G42]=[.J42];&quot;equal&quot;;-LOG(ABS([.G42]-[.J42])/MAX(ABS([.G42]);ABS([.J42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y (init)</text:p>
          </table:table-cell>
          <table:table-cell office:value-type="string" calcext:value-type="string">
            <text:p>act_f</text:p>
          </table:table-cell>
          <table:table-cell office:value-type="string" calcext:value-type="string">
            <text:p>y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231893" calcext:value-type="float">
            <text:p>0.231893</text:p>
          </table:table-cell>
          <table:table-cell office:value-type="string" calcext:value-type="string">
            <text:p>-</text:p>
          </table:table-cell>
          <table:table-cell table:formula="of:=IF(OR(ISTEXT([.G43]);ISTEXT([.H43]));&quot;&quot;;IF([.G43]=[.H43];&quot;equal&quot;;-LOG(ABS([.G43]-[.H43])/MAX(ABS([.G43]);ABS([.H43]));10)))">
            <text:p/>
          </table:table-cell>
          <table:table-cell table:formula="of:=IF(OR(ISTEXT([.H43]);ISTEXT([.I43]));&quot;&quot;;IF([.H43]=[.I43];&quot;equal&quot;;-LOG(ABS([.H43]-[.I43])/MAX(ABS([.H43]);ABS([.I43]));10)))">
            <text:p/>
          </table:table-cell>
          <table:table-cell table:formula="of:=IF(OR(ISTEXT([.G43]);ISTEXT([.J43]));&quot;&quot;;IF([.G43]=[.J43];&quot;equal&quot;;-LOG(ABS([.G43]-[.J43])/MAX(ABS([.G43]);ABS([.J43]));10)))">
            <text:p/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style-name="ce1" office:value-type="float" office:value="-0.03" calcext:value-type="float">
            <text:p>-3.00E-02</text:p>
          </table:table-cell>
          <table:table-cell office:value-type="float" office:value="-0.03" calcext:value-type="float">
            <text:p>-0.03</text:p>
          </table:table-cell>
          <table:table-cell table:style-name="ce1" office:value-type="float" office:value="-0.03" calcext:value-type="float">
            <text:p>-3.00E-02</text:p>
          </table:table-cell>
          <table:table-cell office:value-type="string" calcext:value-type="string">
            <text:p>-</text:p>
          </table:table-cell>
          <table:table-cell table:formula="of:=IF(OR(ISTEXT([.G44]);ISTEXT([.H44]));&quot;&quot;;IF([.G44]=[.H44];&quot;equal&quot;;-LOG(ABS([.G44]-[.H44])/MAX(ABS([.G44]);ABS([.H44]));10)))" office:value-type="string" office:string-value="equal" calcext:value-type="string">
            <text:p>equal</text:p>
          </table:table-cell>
          <table:table-cell table:formula="of:=IF(OR(ISTEXT([.H44]);ISTEXT([.I44]));&quot;&quot;;IF([.H44]=[.I44];&quot;equal&quot;;-LOG(ABS([.H44]-[.I44])/MAX(ABS([.H44]);ABS([.I44]));10)))" office:value-type="string" office:string-value="equal" calcext:value-type="string">
            <text:p>equal</text:p>
          </table:table-cell>
          <table:table-cell table:formula="of:=IF(OR(ISTEXT([.G44]);ISTEXT([.J44]));&quot;&quot;;IF([.G44]=[.J44];&quot;equal&quot;;-LOG(ABS([.G44]-[.J44])/MAX(ABS([.G44]);ABS([.J44]));10)))">
            <text:p/>
          </table:table-cell>
          <table:table-cell office:value-type="string" calcext:value-type="string">
            <text:p>Inada2009,S7</text:p>
          </table:table-cell>
          <table:table-cell office:value-type="string" calcext:value-type="string">
            <text:p>inlined in Cell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st</text:p>
          </table:table-cell>
          <table:table-cell table:number-columns-repeated="4" office:value-type="string" calcext:value-type="string">
            <text:p>g_st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OR(ISTEXT([.G45]);ISTEXT([.H45]));&quot;&quot;;IF([.G45]=[.H45];&quot;equal&quot;;-LOG(ABS([.G45]-[.H45])/MAX(ABS([.G45]);ABS([.H45]));10)))" office:value-type="string" office:string-value="equal" calcext:value-type="string">
            <text:p>equal</text:p>
          </table:table-cell>
          <table:table-cell table:formula="of:=IF(OR(ISTEXT([.H45]);ISTEXT([.I45]));&quot;&quot;;IF([.H45]=[.I45];&quot;equal&quot;;-LOG(ABS([.H45]-[.I45])/MAX(ABS([.H45]);ABS([.I45]));10)))" office:value-type="string" office:string-value="equal" calcext:value-type="string">
            <text:p>equal</text:p>
          </table:table-cell>
          <table:table-cell table:formula="of:=IF(OR(ISTEXT([.G45]);ISTEXT([.J45]));&quot;&quot;;IF([.G45]=[.J45];&quot;equal&quot;;-LOG(ABS([.G45]-[.J45])/MAX(ABS([.G45]);ABS([.J45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" office:value-type="string" calcext:value-type="string">
            <text:p>E_st</text:p>
          </table:table-cell>
          <table:table-cell table:style-name="ce2" office:value-type="string" calcext:value-type="string">
            <text:p>rev_st</text:p>
          </table:table-cell>
          <table:table-cell table:number-columns-repeated="2" table:style-name="ce2" office:value-type="string" calcext:value-type="string">
            <text:p>E_st</text:p>
          </table:table-cell>
          <table:table-cell office:value-type="string" calcext:value-type="string">
            <text:p>V</text:p>
          </table:table-cell>
          <table:table-cell table:style-name="ce1" office:value-type="float" office:value="0.0374" calcext:value-type="float">
            <text:p>3.74E-02</text:p>
          </table:table-cell>
          <table:table-cell table:number-columns-repeated="2" table:style-name="ce1" office:value-type="float" office:value="-0.0374" calcext:value-type="float">
            <text:p>-3.74E-02</text:p>
          </table:table-cell>
          <table:table-cell office:value-type="string" calcext:value-type="string">
            <text:p>-</text:p>
          </table:table-cell>
          <table:table-cell table:formula="of:=IF(OR(ISTEXT([.G46]);ISTEXT([.H46]));&quot;&quot;;IF([.G46]=[.H46];&quot;equal&quot;;-LOG(ABS([.G46]-[.H46])/MAX(ABS([.G46]);ABS([.H46]));10)))" office:value-type="float" office:value="-0.301029995663981" calcext:value-type="float">
            <text:p>-0.30</text:p>
          </table:table-cell>
          <table:table-cell table:formula="of:=IF(OR(ISTEXT([.H46]);ISTEXT([.I46]));&quot;&quot;;IF([.H46]=[.I46];&quot;equal&quot;;-LOG(ABS([.H46]-[.I46])/MAX(ABS([.H46]);ABS([.I46]));10)))" office:value-type="string" office:string-value="equal" calcext:value-type="string">
            <text:p>equal</text:p>
          </table:table-cell>
          <table:table-cell table:formula="of:=IF(OR(ISTEXT([.G46]);ISTEXT([.J46]));&quot;&quot;;IF([.G46]=[.J46];&quot;equal&quot;;-LOG(ABS([.G46]-[.J46])/MAX(ABS([.G46]);ABS([.J46]));10)))">
            <text:p/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paper has wrong sig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_a (init)</text:p>
          </table:table-cell>
          <table:table-cell office:value-type="string" calcext:value-type="string">
            <text:p>act_st</text:p>
          </table:table-cell>
          <table:table-cell office:value-type="string" calcext:value-type="string">
            <text:p>qa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0758461" calcext:value-type="float">
            <text:p>0.0758461</text:p>
          </table:table-cell>
          <table:table-cell office:value-type="string" calcext:value-type="string">
            <text:p>-</text:p>
          </table:table-cell>
          <table:table-cell table:formula="of:=IF(OR(ISTEXT([.G47]);ISTEXT([.H47]));&quot;&quot;;IF([.G47]=[.H47];&quot;equal&quot;;-LOG(ABS([.G47]-[.H47])/MAX(ABS([.G47]);ABS([.H47]));10)))">
            <text:p/>
          </table:table-cell>
          <table:table-cell table:formula="of:=IF(OR(ISTEXT([.H47]);ISTEXT([.I47]));&quot;&quot;;IF([.H47]=[.I47];&quot;equal&quot;;-LOG(ABS([.H47]-[.I47])/MAX(ABS([.H47]);ABS([.I47]));10)))">
            <text:p/>
          </table:table-cell>
          <table:table-cell table:formula="of:=IF(OR(ISTEXT([.G47]);ISTEXT([.J47]));&quot;&quot;;IF([.G47]=[.J47];&quot;equal&quot;;-LOG(ABS([.G47]-[.J47])/MAX(ABS([.G47]);ABS([.J47]));10)))">
            <text:p/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_i (init)</text:p>
          </table:table-cell>
          <table:table-cell office:value-type="string" calcext:value-type="string">
            <text:p>inact_st</text:p>
          </table:table-cell>
          <table:table-cell office:value-type="string" calcext:value-type="string">
            <text:p>qi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943346" calcext:value-type="float">
            <text:p>0.943346</text:p>
          </table:table-cell>
          <table:table-cell office:value-type="string" calcext:value-type="string">
            <text:p>-</text:p>
          </table:table-cell>
          <table:table-cell table:formula="of:=IF(OR(ISTEXT([.G48]);ISTEXT([.H48]));&quot;&quot;;IF([.G48]=[.H48];&quot;equal&quot;;-LOG(ABS([.G48]-[.H48])/MAX(ABS([.G48]);ABS([.H48]));10)))">
            <text:p/>
          </table:table-cell>
          <table:table-cell table:formula="of:=IF(OR(ISTEXT([.H48]);ISTEXT([.I48]));&quot;&quot;;IF([.H48]=[.I48];&quot;equal&quot;;-LOG(ABS([.H48]-[.I48])/MAX(ABS([.H48]);ABS([.I48]));10)))">
            <text:p/>
          </table:table-cell>
          <table:table-cell table:formula="of:=IF(OR(ISTEXT([.G48]);ISTEXT([.J48]));&quot;&quot;;IF([.G48]=[.J48];&quot;equal&quot;;-LOG(ABS([.G48]-[.J48])/MAX(ABS([.G48]);ABS([.J48]));10)))">
            <text:p/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K,1</text:p>
          </table:table-cell>
          <table:table-cell office:value-type="string" calcext:value-type="string">
            <text:p>g_K,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1" office:value-type="float" office:value="0.0000000125" calcext:value-type="float">
            <text:p>1.25E-08</text:p>
          </table:table-cell>
          <table:table-cell table:formula="of:=IF(OR(ISTEXT([.G49]);ISTEXT([.H49]));&quot;&quot;;IF([.G49]=[.H49];&quot;equal&quot;;-LOG(ABS([.G49]-[.H49])/MAX(ABS([.G49]);ABS([.H49]));10)))" office:value-type="string" office:string-value="equal" calcext:value-type="string">
            <text:p>equal</text:p>
          </table:table-cell>
          <table:table-cell table:formula="of:=IF(OR(ISTEXT([.H49]);ISTEXT([.I49]));&quot;&quot;;IF([.H49]=[.I49];&quot;equal&quot;;-LOG(ABS([.H49]-[.I49])/MAX(ABS([.H49]);ABS([.I49]));10)))" office:value-type="string" office:string-value="equal" calcext:value-type="string">
            <text:p>equal</text:p>
          </table:table-cell>
          <table:table-cell table:formula="of:=IF(OR(ISTEXT([.G49]);ISTEXT([.J49]));&quot;&quot;;IF([.G49]=[.J49];&quot;equal&quot;;-LOG(ABS([.G49]-[.J49])/MAX(ABS([.G49]);ABS([.J49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b</text:p>
          </table:table-cell>
          <table:table-cell table:number-columns-repeated="3" office:value-type="string" calcext:value-type="string">
            <text:p>g_b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1" office:value-type="float" office:value="0.0000000018" calcext:value-type="float">
            <text:p>1.80E-09</text:p>
          </table:table-cell>
          <table:table-cell table:formula="of:=IF(OR(ISTEXT([.G50]);ISTEXT([.H50]));&quot;&quot;;IF([.G50]=[.H50];&quot;equal&quot;;-LOG(ABS([.G50]-[.H50])/MAX(ABS([.G50]);ABS([.H50]));10)))" office:value-type="string" office:string-value="equal" calcext:value-type="string">
            <text:p>equal</text:p>
          </table:table-cell>
          <table:table-cell table:formula="of:=IF(OR(ISTEXT([.H50]);ISTEXT([.I50]));&quot;&quot;;IF([.H50]=[.I50];&quot;equal&quot;;-LOG(ABS([.H50]-[.I50])/MAX(ABS([.H50]);ABS([.I50]));10)))" office:value-type="string" office:string-value="equal" calcext:value-type="string">
            <text:p>equal</text:p>
          </table:table-cell>
          <table:table-cell table:formula="of:=IF(OR(ISTEXT([.G50]);ISTEXT([.J50]));&quot;&quot;;IF([.G50]=[.J50];&quot;equal&quot;;-LOG(ABS([.G50]-[.J50])/MAX(ABS([.G50]);ABS([.J50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b</text:p>
          </table:table-cell>
          <table:table-cell office:value-type="string" calcext:value-type="string">
            <text:p>rev_b</text:p>
          </table:table-cell>
          <table:table-cell office:value-type="string" calcext:value-type="string">
            <text:p>E_b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525" calcext:value-type="float">
            <text:p>-5.25E-02</text:p>
          </table:table-cell>
          <table:table-cell table:formula="of:=IF(OR(ISTEXT([.G51]);ISTEXT([.H51]));&quot;&quot;;IF([.G51]=[.H51];&quot;equal&quot;;-LOG(ABS([.G51]-[.H51])/MAX(ABS([.G51]);ABS([.H51]));10)))" office:value-type="string" office:string-value="equal" calcext:value-type="string">
            <text:p>equal</text:p>
          </table:table-cell>
          <table:table-cell table:formula="of:=IF(OR(ISTEXT([.H51]);ISTEXT([.I51]));&quot;&quot;;IF([.H51]=[.I51];&quot;equal&quot;;-LOG(ABS([.H51]-[.I51])/MAX(ABS([.H51]);ABS([.I51]));10)))" office:value-type="string" office:string-value="equal" calcext:value-type="string">
            <text:p>equal</text:p>
          </table:table-cell>
          <table:table-cell table:formula="of:=IF(OR(ISTEXT([.G51]);ISTEXT([.J51]));&quot;&quot;;IF([.G51]=[.J51];&quot;equal&quot;;-LOG(ABS([.G51]-[.J51])/MAX(ABS([.G51]);ABS([.J51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p</text:p>
          </table:table-cell>
          <table:table-cell office:value-type="string" calcext:value-type="string">
            <text:p>I_p,max</text:p>
          </table:table-cell>
          <table:table-cell office:value-type="string" calcext:value-type="string">
            <text:p>p_max</text:p>
          </table:table-cell>
          <table:table-cell office:value-type="string" calcext:value-type="string">
            <text:p>I_p</text:p>
          </table:table-cell>
          <table:table-cell office:value-type="string" calcext:value-type="string">
            <text:p>i_max</text:p>
          </table:table-cell>
          <table:table-cell office:value-type="string" calcext:value-type="string">
            <text:p>A</text:p>
          </table:table-cell>
          <table:table-cell table:style-name="ce1" office:value-type="float" office:value="0.0000000000246" calcext:value-type="float">
            <text:p>2.46E-11</text:p>
          </table:table-cell>
          <table:table-cell table:formula="of:=0.0000000000984*0.25" office:value-type="float" office:value="0.0000000000246" calcext:value-type="float">
            <text:p>2.46E-11</text:p>
          </table:table-cell>
          <table:table-cell table:number-columns-repeated="2" table:style-name="ce1" office:value-type="float" office:value="0.0000000000246" calcext:value-type="float">
            <text:p>2.46E-11</text:p>
          </table:table-cell>
          <table:table-cell table:formula="of:=IF(OR(ISTEXT([.G52]);ISTEXT([.H52]));&quot;&quot;;IF([.G52]=[.H52];&quot;equal&quot;;-LOG(ABS([.G52]-[.H52])/MAX(ABS([.G52]);ABS([.H52]));10)))" office:value-type="string" office:string-value="equal" calcext:value-type="string">
            <text:p>equal</text:p>
          </table:table-cell>
          <table:table-cell table:formula="of:=IF(OR(ISTEXT([.H52]);ISTEXT([.I52]));&quot;&quot;;IF([.H52]=[.I52];&quot;equal&quot;;-LOG(ABS([.H52]-[.I52])/MAX(ABS([.H52]);ABS([.I52]));10)))" office:value-type="string" office:string-value="equal" calcext:value-type="string">
            <text:p>equal</text:p>
          </table:table-cell>
          <table:table-cell table:formula="of:=IF(OR(ISTEXT([.G52]);ISTEXT([.J52]));&quot;&quot;;IF([.G52]=[.J52];&quot;equal&quot;;-LOG(ABS([.G52]-[.J52])/MAX(ABS([.G52]);ABS([.J52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alled \bar{I} in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m,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Na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5.64" calcext:value-type="float">
            <text:p>5.64E+00</text:p>
          </table:table-cell>
          <table:table-cell table:formula="of:=IF(OR(ISTEXT([.G53]);ISTEXT([.H53]));&quot;&quot;;IF([.G53]=[.H53];&quot;equal&quot;;-LOG(ABS([.G53]-[.H53])/MAX(ABS([.G53]);ABS([.H53]));10)))" office:value-type="string" office:string-value="equal" calcext:value-type="string">
            <text:p>equal</text:p>
          </table:table-cell>
          <table:table-cell table:formula="of:=IF(OR(ISTEXT([.H53]);ISTEXT([.I53]));&quot;&quot;;IF([.H53]=[.I53];&quot;equal&quot;;-LOG(ABS([.H53]-[.I53])/MAX(ABS([.H53]);ABS([.I53]));10)))" office:value-type="string" office:string-value="equal" calcext:value-type="string">
            <text:p>equal</text:p>
          </table:table-cell>
          <table:table-cell table:formula="of:=IF(OR(ISTEXT([.G53]);ISTEXT([.J53]));&quot;&quot;;IF([.G53]=[.J53];&quot;equal&quot;;-LOG(ABS([.G53]-[.J53])/MAX(ABS([.G53]);ABS([.J53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office:value-type="string" calcext:value-type="string">
            <text:p>Demir1994 gives 5.46, but Zhang2000 gives 5.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m,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K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0.621" calcext:value-type="float">
            <text:p>6.21E-01</text:p>
          </table:table-cell>
          <table:table-cell table:formula="of:=IF(OR(ISTEXT([.G54]);ISTEXT([.H54]));&quot;&quot;;IF([.G54]=[.H54];&quot;equal&quot;;-LOG(ABS([.G54]-[.H54])/MAX(ABS([.G54]);ABS([.H54]));10)))" office:value-type="string" office:string-value="equal" calcext:value-type="string">
            <text:p>equal</text:p>
          </table:table-cell>
          <table:table-cell table:formula="of:=IF(OR(ISTEXT([.H54]);ISTEXT([.I54]));&quot;&quot;;IF([.H54]=[.I54];&quot;equal&quot;;-LOG(ABS([.H54]-[.I54])/MAX(ABS([.H54]);ABS([.I54]));10)))" office:value-type="string" office:string-value="equal" calcext:value-type="string">
            <text:p>equal</text:p>
          </table:table-cell>
          <table:table-cell table:formula="of:=IF(OR(ISTEXT([.G54]);ISTEXT([.J54]));&quot;&quot;;IF([.G54]=[.J54];&quot;equal&quot;;-LOG(ABS([.G54]-[.J54])/MAX(ABS([.G54]);ABS([.J54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A</text:p>
          </table:table-cell>
          <table:table-cell table:style-name="ce1" office:value-type="float" office:value="0.00000000592" calcext:value-type="float">
            <text:p>5.92E-09</text:p>
          </table:table-cell>
          <table:table-cell table:formula="of:=0.0000000011832 * 5" office:value-type="float" office:value="0.000000005916" calcext:value-type="float">
            <text:p>5.916E-09</text:p>
          </table:table-cell>
          <table:table-cell table:style-name="ce1" office:value-type="float" office:value="0.000000005916" calcext:value-type="float">
            <text:p>5.92E-09</text:p>
          </table:table-cell>
          <table:table-cell table:style-name="ce1" office:value-type="float" office:value="0.00000000592" calcext:value-type="float">
            <text:p>5.92E-09</text:p>
          </table:table-cell>
          <table:table-cell table:formula="of:=IF(OR(ISTEXT([.G55]);ISTEXT([.H55]));&quot;&quot;;IF([.G55]=[.H55];&quot;equal&quot;;-LOG(ABS([.G55]-[.H55])/MAX(ABS([.G55]);ABS([.H55]));10)))" office:value-type="float" office:value="3.170261715395" calcext:value-type="float">
            <text:p>3.17</text:p>
          </table:table-cell>
          <table:table-cell table:formula="of:=IF(OR(ISTEXT([.H55]);ISTEXT([.I55]));&quot;&quot;;IF([.H55]=[.I55];&quot;equal&quot;;-LOG(ABS([.H55]-[.I55])/MAX(ABS([.H55]);ABS([.I55]));10)))" office:value-type="string" office:string-value="equal" calcext:value-type="string">
            <text:p>equal</text:p>
          </table:table-cell>
          <table:table-cell table:formula="of:=IF(OR(ISTEXT([.G55]);ISTEXT([.J55]));&quot;&quot;;IF([.G55]=[.J55];&quot;equal&quot;;-LOG(ABS([.G55]-[.J55])/MAX(ABS([.G55]);ABS([.J5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i</text:p>
          </table:table-cell>
          <table:table-cell office:value-type="string" calcext:value-type="string">
            <text:p>q_ci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1369" calcext:value-type="float">
            <text:p>0.1369</text:p>
          </table:table-cell>
          <table:table-cell table:formula="of:=IF(OR(ISTEXT([.G56]);ISTEXT([.H56]));&quot;&quot;;IF([.G56]=[.H56];&quot;equal&quot;;-LOG(ABS([.G56]-[.H56])/MAX(ABS([.G56]);ABS([.H56]));10)))" office:value-type="string" office:string-value="equal" calcext:value-type="string">
            <text:p>equal</text:p>
          </table:table-cell>
          <table:table-cell table:formula="of:=IF(OR(ISTEXT([.H56]);ISTEXT([.I56]));&quot;&quot;;IF([.H56]=[.I56];&quot;equal&quot;;-LOG(ABS([.H56]-[.I56])/MAX(ABS([.H56]);ABS([.I56]));10)))" office:value-type="string" office:string-value="equal" calcext:value-type="string">
            <text:p>equal</text:p>
          </table:table-cell>
          <table:table-cell table:formula="of:=IF(OR(ISTEXT([.G56]);ISTEXT([.J56]));&quot;&quot;;IF([.G56]=[.J56];&quot;equal&quot;;-LOG(ABS([.G56]-[.J56])/MAX(ABS([.G56]);ABS([.J56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n</text:p>
          </table:table-cell>
          <table:table-cell office:value-type="string" calcext:value-type="string">
            <text:p>q_n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4315" calcext:value-type="float">
            <text:p>0.4315</text:p>
          </table:table-cell>
          <table:table-cell table:formula="of:=IF(OR(ISTEXT([.G57]);ISTEXT([.H57]));&quot;&quot;;IF([.G57]=[.H57];&quot;equal&quot;;-LOG(ABS([.G57]-[.H57])/MAX(ABS([.G57]);ABS([.H57]));10)))" office:value-type="string" office:string-value="equal" calcext:value-type="string">
            <text:p>equal</text:p>
          </table:table-cell>
          <table:table-cell table:formula="of:=IF(OR(ISTEXT([.H57]);ISTEXT([.I57]));&quot;&quot;;IF([.H57]=[.I57];&quot;equal&quot;;-LOG(ABS([.H57]-[.I57])/MAX(ABS([.H57]);ABS([.I57]));10)))" office:value-type="string" office:string-value="equal" calcext:value-type="string">
            <text:p>equal</text:p>
          </table:table-cell>
          <table:table-cell table:formula="of:=IF(OR(ISTEXT([.G57]);ISTEXT([.J57]));&quot;&quot;;IF([.G57]=[.J57];&quot;equal&quot;;-LOG(ABS([.G57]-[.J57])/MAX(ABS([.G57]);ABS([.J57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o</text:p>
          </table:table-cell>
          <table:table-cell office:value-type="string" calcext:value-type="string">
            <text:p>q_co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OR(ISTEXT([.G58]);ISTEXT([.H58]));&quot;&quot;;IF([.G58]=[.H58];&quot;equal&quot;;-LOG(ABS([.G58]-[.H58])/MAX(ABS([.G58]);ABS([.H58]));10)))" office:value-type="string" office:string-value="equal" calcext:value-type="string">
            <text:p>equal</text:p>
          </table:table-cell>
          <table:table-cell table:formula="of:=IF(OR(ISTEXT([.H58]);ISTEXT([.I58]));&quot;&quot;;IF([.H58]=[.I58];&quot;equal&quot;;-LOG(ABS([.H58]-[.I58])/MAX(ABS([.H58]);ABS([.I58]));10)))" office:value-type="string" office:string-value="equal" calcext:value-type="string">
            <text:p>equal</text:p>
          </table:table-cell>
          <table:table-cell table:formula="of:=IF(OR(ISTEXT([.G58]);ISTEXT([.J58]));&quot;&quot;;IF([.G58]=[.J58];&quot;equal&quot;;-LOG(ABS([.G58]-[.J58])/MAX(ABS([.G58]);ABS([.J58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i</text:p>
          </table:table-cell>
          <table:table-cell office:value-type="string" calcext:value-type="string">
            <text:p>k_c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207" calcext:value-type="float">
            <text:p>0.0207</text:p>
          </table:table-cell>
          <table:table-cell table:formula="of:=IF(OR(ISTEXT([.G59]);ISTEXT([.H59]));&quot;&quot;;IF([.G59]=[.H59];&quot;equal&quot;;-LOG(ABS([.G59]-[.H59])/MAX(ABS([.G59]);ABS([.H59]));10)))" office:value-type="string" office:string-value="equal" calcext:value-type="string">
            <text:p>equal</text:p>
          </table:table-cell>
          <table:table-cell table:formula="of:=IF(OR(ISTEXT([.H59]);ISTEXT([.I59]));&quot;&quot;;IF([.H59]=[.I59];&quot;equal&quot;;-LOG(ABS([.H59]-[.I59])/MAX(ABS([.H59]);ABS([.I59]));10)))" office:value-type="string" office:string-value="equal" calcext:value-type="string">
            <text:p>equal</text:p>
          </table:table-cell>
          <table:table-cell table:formula="of:=IF(OR(ISTEXT([.G59]);ISTEXT([.J59]));&quot;&quot;;IF([.G59]=[.J59];&quot;equal&quot;;-LOG(ABS([.G59]-[.J59])/MAX(ABS([.G59]);ABS([.J59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i</text:p>
          </table:table-cell>
          <table:table-cell office:value-type="string" calcext:value-type="string">
            <text:p>k_1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95.3" calcext:value-type="float">
            <text:p>395.3</text:p>
          </table:table-cell>
          <table:table-cell table:formula="of:=IF(OR(ISTEXT([.G60]);ISTEXT([.H60]));&quot;&quot;;IF([.G60]=[.H60];&quot;equal&quot;;-LOG(ABS([.G60]-[.H60])/MAX(ABS([.G60]);ABS([.H60]));10)))" office:value-type="string" office:string-value="equal" calcext:value-type="string">
            <text:p>equal</text:p>
          </table:table-cell>
          <table:table-cell table:formula="of:=IF(OR(ISTEXT([.H60]);ISTEXT([.I60]));&quot;&quot;;IF([.H60]=[.I60];&quot;equal&quot;;-LOG(ABS([.H60]-[.I60])/MAX(ABS([.H60]);ABS([.I60]));10)))" office:value-type="string" office:string-value="equal" calcext:value-type="string">
            <text:p>equal</text:p>
          </table:table-cell>
          <table:table-cell table:formula="of:=IF(OR(ISTEXT([.G60]);ISTEXT([.J60]));&quot;&quot;;IF([.G60]=[.J60];&quot;equal&quot;;-LOG(ABS([.G60]-[.J60])/MAX(ABS([.G60]);ABS([.J60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i</text:p>
          </table:table-cell>
          <table:table-cell office:value-type="string" calcext:value-type="string">
            <text:p>k_2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289" calcext:value-type="float">
            <text:p>2.289</text:p>
          </table:table-cell>
          <table:table-cell table:formula="of:=IF(OR(ISTEXT([.G61]);ISTEXT([.H61]));&quot;&quot;;IF([.G61]=[.H61];&quot;equal&quot;;-LOG(ABS([.G61]-[.H61])/MAX(ABS([.G61]);ABS([.H61]));10)))" office:value-type="string" office:string-value="equal" calcext:value-type="string">
            <text:p>equal</text:p>
          </table:table-cell>
          <table:table-cell table:formula="of:=IF(OR(ISTEXT([.H61]);ISTEXT([.I61]));&quot;&quot;;IF([.H61]=[.I61];&quot;equal&quot;;-LOG(ABS([.H61]-[.I61])/MAX(ABS([.H61]);ABS([.I61]));10)))" office:value-type="string" office:string-value="equal" calcext:value-type="string">
            <text:p>equal</text:p>
          </table:table-cell>
          <table:table-cell table:formula="of:=IF(OR(ISTEXT([.G61]);ISTEXT([.J61]));&quot;&quot;;IF([.G61]=[.J61];&quot;equal&quot;;-LOG(ABS([.G61]-[.J61])/MAX(ABS([.G61]);ABS([.J61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i</text:p>
          </table:table-cell>
          <table:table-cell office:value-type="string" calcext:value-type="string">
            <text:p>k_3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62]);ISTEXT([.H62]));&quot;&quot;;IF([.G62]=[.H62];&quot;equal&quot;;-LOG(ABS([.G62]-[.H62])/MAX(ABS([.G62]);ABS([.H62]));10)))" office:value-type="string" office:string-value="equal" calcext:value-type="string">
            <text:p>equal</text:p>
          </table:table-cell>
          <table:table-cell table:formula="of:=IF(OR(ISTEXT([.H62]);ISTEXT([.I62]));&quot;&quot;;IF([.H62]=[.I62];&quot;equal&quot;;-LOG(ABS([.H62]-[.I62])/MAX(ABS([.H62]);ABS([.I62]));10)))" office:value-type="string" office:string-value="equal" calcext:value-type="string">
            <text:p>equal</text:p>
          </table:table-cell>
          <table:table-cell table:formula="of:=IF(OR(ISTEXT([.G62]);ISTEXT([.J62]));&quot;&quot;;IF([.G62]=[.J62];&quot;equal&quot;;-LOG(ABS([.G62]-[.J62])/MAX(ABS([.G62]);ABS([.J62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ni</text:p>
          </table:table-cell>
          <table:table-cell office:value-type="string" calcext:value-type="string">
            <text:p>k_c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63]);ISTEXT([.H63]));&quot;&quot;;IF([.G63]=[.H63];&quot;equal&quot;;-LOG(ABS([.G63]-[.H63])/MAX(ABS([.G63]);ABS([.H63]));10)))" office:value-type="string" office:string-value="equal" calcext:value-type="string">
            <text:p>equal</text:p>
          </table:table-cell>
          <table:table-cell table:formula="of:=IF(OR(ISTEXT([.H63]);ISTEXT([.I63]));&quot;&quot;;IF([.H63]=[.I63];&quot;equal&quot;;-LOG(ABS([.H63]-[.I63])/MAX(ABS([.H63]);ABS([.I63]));10)))" office:value-type="string" office:string-value="equal" calcext:value-type="string">
            <text:p>equal</text:p>
          </table:table-cell>
          <table:table-cell table:formula="of:=IF(OR(ISTEXT([.G63]);ISTEXT([.J63]));&quot;&quot;;IF([.G63]=[.J63];&quot;equal&quot;;-LOG(ABS([.G63]-[.J63])/MAX(ABS([.G63]);ABS([.J63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o</text:p>
          </table:table-cell>
          <table:table-cell office:value-type="string" calcext:value-type="string">
            <text:p>k_3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4.663" calcext:value-type="float">
            <text:p>4.663</text:p>
          </table:table-cell>
          <table:table-cell table:formula="of:=IF(OR(ISTEXT([.G64]);ISTEXT([.H64]));&quot;&quot;;IF([.G64]=[.H64];&quot;equal&quot;;-LOG(ABS([.G64]-[.H64])/MAX(ABS([.G64]);ABS([.H64]));10)))" office:value-type="string" office:string-value="equal" calcext:value-type="string">
            <text:p>equal</text:p>
          </table:table-cell>
          <table:table-cell table:formula="of:=IF(OR(ISTEXT([.H64]);ISTEXT([.I64]));&quot;&quot;;IF([.H64]=[.I64];&quot;equal&quot;;-LOG(ABS([.H64]-[.I64])/MAX(ABS([.H64]);ABS([.I64]));10)))" office:value-type="string" office:string-value="equal" calcext:value-type="string">
            <text:p>equal</text:p>
          </table:table-cell>
          <table:table-cell table:formula="of:=IF(OR(ISTEXT([.G64]);ISTEXT([.J64]));&quot;&quot;;IF([.G64]=[.J64];&quot;equal&quot;;-LOG(ABS([.G64]-[.J64])/MAX(ABS([.G64]);ABS([.J64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o</text:p>
          </table:table-cell>
          <table:table-cell office:value-type="string" calcext:value-type="string">
            <text:p>k_1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628" calcext:value-type="float">
            <text:p>1628</text:p>
          </table:table-cell>
          <table:table-cell table:formula="of:=IF(OR(ISTEXT([.G65]);ISTEXT([.H65]));&quot;&quot;;IF([.G65]=[.H65];&quot;equal&quot;;-LOG(ABS([.G65]-[.H65])/MAX(ABS([.G65]);ABS([.H65]));10)))" office:value-type="string" office:string-value="equal" calcext:value-type="string">
            <text:p>equal</text:p>
          </table:table-cell>
          <table:table-cell table:formula="of:=IF(OR(ISTEXT([.H65]);ISTEXT([.I65]));&quot;&quot;;IF([.H65]=[.I65];&quot;equal&quot;;-LOG(ABS([.H65]-[.I65])/MAX(ABS([.H65]);ABS([.I65]));10)))" office:value-type="string" office:string-value="equal" calcext:value-type="string">
            <text:p>equal</text:p>
          </table:table-cell>
          <table:table-cell table:formula="of:=IF(OR(ISTEXT([.G65]);ISTEXT([.J65]));&quot;&quot;;IF([.G65]=[.J65];&quot;equal&quot;;-LOG(ABS([.G65]-[.J65])/MAX(ABS([.G65]);ABS([.J65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o</text:p>
          </table:table-cell>
          <table:table-cell office:value-type="string" calcext:value-type="string">
            <text:p>k_2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61.4" calcext:value-type="float">
            <text:p>561.4</text:p>
          </table:table-cell>
          <table:table-cell table:formula="of:=IF(OR(ISTEXT([.G66]);ISTEXT([.H66]));&quot;&quot;;IF([.G66]=[.H66];&quot;equal&quot;;-LOG(ABS([.G66]-[.H66])/MAX(ABS([.G66]);ABS([.H66]));10)))" office:value-type="string" office:string-value="equal" calcext:value-type="string">
            <text:p>equal</text:p>
          </table:table-cell>
          <table:table-cell table:formula="of:=IF(OR(ISTEXT([.H66]);ISTEXT([.I66]));&quot;&quot;;IF([.H66]=[.I66];&quot;equal&quot;;-LOG(ABS([.H66]-[.I66])/MAX(ABS([.H66]);ABS([.I66]));10)))" office:value-type="string" office:string-value="equal" calcext:value-type="string">
            <text:p>equal</text:p>
          </table:table-cell>
          <table:table-cell table:formula="of:=IF(OR(ISTEXT([.G66]);ISTEXT([.J66]));&quot;&quot;;IF([.G66]=[.J66];&quot;equal&quot;;-LOG(ABS([.G66]-[.J66])/MAX(ABS([.G66]);ABS([.J66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o</text:p>
          </table:table-cell>
          <table:table-cell office:value-type="string" calcext:value-type="string">
            <text:p>k_c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.663" calcext:value-type="float">
            <text:p>3.663</text:p>
          </table:table-cell>
          <table:table-cell table:formula="of:=IF(OR(ISTEXT([.G67]);ISTEXT([.H67]));&quot;&quot;;IF([.G67]=[.H67];&quot;equal&quot;;-LOG(ABS([.G67]-[.H67])/MAX(ABS([.G67]);ABS([.H67]));10)))" office:value-type="string" office:string-value="equal" calcext:value-type="string">
            <text:p>equal</text:p>
          </table:table-cell>
          <table:table-cell table:formula="of:=IF(OR(ISTEXT([.H67]);ISTEXT([.I67]));&quot;&quot;;IF([.H67]=[.I67];&quot;equal&quot;;-LOG(ABS([.H67]-[.I67])/MAX(ABS([.H67]);ABS([.I67]));10)))" office:value-type="string" office:string-value="equal" calcext:value-type="string">
            <text:p>equal</text:p>
          </table:table-cell>
          <table:table-cell table:formula="of:=IF(OR(ISTEXT([.G67]);ISTEXT([.J67]));&quot;&quot;;IF([.G67]=[.J67];&quot;equal&quot;;-LOG(ABS([.G67]-[.J67])/MAX(ABS([.G67]);ABS([.J67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0000198" calcext:value-type="float">
            <text:p>1.98E-08</text:p>
          </table:table-cell>
          <table:table-cell office:value-type="string" calcext:value-type="string">
            <text:p>-</text:p>
          </table:table-cell>
          <table:table-cell table:formula="of:=IF(OR(ISTEXT([.G68]);ISTEXT([.H68]));&quot;&quot;;IF([.G68]=[.H68];&quot;equal&quot;;-LOG(ABS([.G68]-[.H68])/MAX(ABS([.G68]);ABS([.H68]));10)))">
            <text:p/>
          </table:table-cell>
          <table:table-cell table:formula="of:=IF(OR(ISTEXT([.H68]);ISTEXT([.I68]));&quot;&quot;;IF([.H68]=[.I68];&quot;equal&quot;;-LOG(ABS([.H68]-[.I68])/MAX(ABS([.H68]);ABS([.I68]));10)))" office:value-type="string" office:string-value="equal" calcext:value-type="string">
            <text:p>equal</text:p>
          </table:table-cell>
          <table:table-cell table:formula="of:=IF(OR(ISTEXT([.G68]);ISTEXT([.J68]));&quot;&quot;;IF([.G68]=[.J68];&quot;equal&quot;;-LOG(ABS([.G68]-[.J68])/MAX(ABS([.G68]);ABS([.J68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35" calcext:value-type="float">
            <text:p>3.50E-04</text:p>
          </table:table-cell>
          <table:table-cell office:value-type="string" calcext:value-type="string">
            <text:p>-</text:p>
          </table:table-cell>
          <table:table-cell table:formula="of:=IF(OR(ISTEXT([.G69]);ISTEXT([.H69]));&quot;&quot;;IF([.G69]=[.H69];&quot;equal&quot;;-LOG(ABS([.G69]-[.H69])/MAX(ABS([.G69]);ABS([.H69]));10)))">
            <text:p/>
          </table:table-cell>
          <table:table-cell table:formula="of:=IF(OR(ISTEXT([.H69]);ISTEXT([.I69]));&quot;&quot;;IF([.H69]=[.I69];&quot;equal&quot;;-LOG(ABS([.H69]-[.I69])/MAX(ABS([.H69]);ABS([.I69]));10)))" office:value-type="string" office:string-value="equal" calcext:value-type="string">
            <text:p>equal</text:p>
          </table:table-cell>
          <table:table-cell table:formula="of:=IF(OR(ISTEXT([.G69]);ISTEXT([.J69]));&quot;&quot;;IF([.G69]=[.J69];&quot;equal&quot;;-LOG(ABS([.G69]-[.J69])/MAX(ABS([.G69]);ABS([.J69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achf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1" office:value-type="float" office:value="0.760266" calcext:value-type="float">
            <text:p>7.60E-01</text:p>
          </table:table-cell>
          <table:table-cell office:value-type="string" calcext:value-type="string">
            <text:p>-</text:p>
          </table:table-cell>
          <table:table-cell table:formula="of:=IF(OR(ISTEXT([.G70]);ISTEXT([.H70]));&quot;&quot;;IF([.G70]=[.H70];&quot;equal&quot;;-LOG(ABS([.G70]-[.H70])/MAX(ABS([.G70]);ABS([.H70]));10)))">
            <text:p/>
          </table:table-cell>
          <table:table-cell table:formula="of:=IF(OR(ISTEXT([.H70]);ISTEXT([.I70]));&quot;&quot;;IF([.H70]=[.I70];&quot;equal&quot;;-LOG(ABS([.H70]-[.I70])/MAX(ABS([.H70]);ABS([.I70]));10)))">
            <text:p/>
          </table:table-cell>
          <table:table-cell table:formula="of:=IF(OR(ISTEXT([.G70]);ISTEXT([.J70]));&quot;&quot;;IF([.G70]=[.J70];&quot;equal&quot;;-LOG(ABS([.G70]-[.J70])/MAX(ABS([.G70]);ABS([.J70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73.1" calcext:value-type="float">
            <text:p>73.1</text:p>
          </table:table-cell>
          <table:table-cell table:number-columns-repeated="2" table:style-name="ce1" office:value-type="float" office:value="73.1" calcext:value-type="float">
            <text:p>7.31E+01</text:p>
          </table:table-cell>
          <table:table-cell table:formula="of:=IF(OR(ISTEXT([.G71]);ISTEXT([.H71]));&quot;&quot;;IF([.G71]=[.H71];&quot;equal&quot;;-LOG(ABS([.G71]-[.H71])/MAX(ABS([.G71]);ABS([.H71]));10)))">
            <text:p/>
          </table:table-cell>
          <table:table-cell table:formula="of:=IF(OR(ISTEXT([.H71]);ISTEXT([.I71]));&quot;&quot;;IF([.H71]=[.I71];&quot;equal&quot;;-LOG(ABS([.H71]-[.I71])/MAX(ABS([.H71]);ABS([.I71]));10)))" office:value-type="string" office:string-value="equal" calcext:value-type="string">
            <text:p>equal</text:p>
          </table:table-cell>
          <table:table-cell table:formula="of:=IF(OR(ISTEXT([.G71]);ISTEXT([.J71]));&quot;&quot;;IF([.G71]=[.J71];&quot;equal&quot;;-LOG(ABS([.G71]-[.J71])/MAX(ABS([.G71]);ABS([.J71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3.7" calcext:value-type="float">
            <text:p>3.7</text:p>
          </table:table-cell>
          <table:table-cell table:number-columns-repeated="2" table:style-name="ce1" office:value-type="float" office:value="3.7" calcext:value-type="float">
            <text:p>3.70E+00</text:p>
          </table:table-cell>
          <table:table-cell table:formula="of:=IF(OR(ISTEXT([.G72]);ISTEXT([.H72]));&quot;&quot;;IF([.G72]=[.H72];&quot;equal&quot;;-LOG(ABS([.G72]-[.H72])/MAX(ABS([.G72]);ABS([.H72]));10)))">
            <text:p/>
          </table:table-cell>
          <table:table-cell table:formula="of:=IF(OR(ISTEXT([.H72]);ISTEXT([.I72]));&quot;&quot;;IF([.H72]=[.I72];&quot;equal&quot;;-LOG(ABS([.H72]-[.I72])/MAX(ABS([.H72]);ABS([.I72]));10)))" office:value-type="string" office:string-value="equal" calcext:value-type="string">
            <text:p>equal</text:p>
          </table:table-cell>
          <table:table-cell table:formula="of:=IF(OR(ISTEXT([.G72]);ISTEXT([.J72]));&quot;&quot;;IF([.G72]=[.J72];&quot;equal&quot;;-LOG(ABS([.G72]-[.J72])/MAX(ABS([.G72]);ABS([.J72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achs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1" office:value-type="float" office:value="0.764665" calcext:value-type="float">
            <text:p>7.65E-01</text:p>
          </table:table-cell>
          <table:table-cell office:value-type="string" calcext:value-type="string">
            <text:p>-</text:p>
          </table:table-cell>
          <table:table-cell table:formula="of:=IF(OR(ISTEXT([.G73]);ISTEXT([.H73]));&quot;&quot;;IF([.G73]=[.H73];&quot;equal&quot;;-LOG(ABS([.G73]-[.H73])/MAX(ABS([.G73]);ABS([.H73]));10)))">
            <text:p/>
          </table:table-cell>
          <table:table-cell table:formula="of:=IF(OR(ISTEXT([.H73]);ISTEXT([.I73]));&quot;&quot;;IF([.H73]=[.I73];&quot;equal&quot;;-LOG(ABS([.H73]-[.I73])/MAX(ABS([.H73]);ABS([.I73]));10)))">
            <text:p/>
          </table:table-cell>
          <table:table-cell table:formula="of:=IF(OR(ISTEXT([.G73]);ISTEXT([.J73]));&quot;&quot;;IF([.G73]=[.J73];&quot;equal&quot;;-LOG(ABS([.G73]-[.J73])/MAX(ABS([.G73]);ABS([.J7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CaHandling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ol_cell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_cell</text:p>
          </table:table-cell>
          <table:table-cell office:value-type="string" calcext:value-type="string">
            <text:p>m³</text:p>
          </table:table-cell>
          <table:table-cell table:style-name="ce1" office:value-type="float" office:value="3.5E-015" calcext:value-type="float">
            <text:p>3.50E-15</text:p>
          </table:table-cell>
          <table:table-cell table:formula="of:= 1/1000 * (([.$H14] - 0.00000000002) / 0.000000000045 * (0.000000000007147123 - 0.00000000000219911) + 0.00000000000219911)" office:value-type="float" office:value="4.39822688888889E-015" calcext:value-type="float">
            <text:p>4.39822688888889E-15</text:p>
          </table:table-cell>
          <table:table-cell table:style-name="ce1" table:formula="of:=0.00000439823 / POWER(1000;3)" office:value-type="float" office:value="4.39823E-015" calcext:value-type="float">
            <text:p>4.40E-15</text:p>
          </table:table-cell>
          <table:table-cell table:style-name="ce1" office:value-type="float" office:value="3.5E-015" calcext:value-type="float">
            <text:p>3.50E-15</text:p>
          </table:table-cell>
          <table:table-cell table:formula="of:=IF(OR(ISTEXT([.G74]);ISTEXT([.H74]));&quot;&quot;;IF([.G74]=[.H74];&quot;equal&quot;;-LOG(ABS([.G74]-[.H74])/MAX(ABS([.G74]);ABS([.H74]));10)))" office:value-type="float" office:value="0.689891577558609" calcext:value-type="float">
            <text:p>0.69</text:p>
          </table:table-cell>
          <table:table-cell table:formula="of:=IF(OR(ISTEXT([.H74]);ISTEXT([.I74]));&quot;&quot;;IF([.H74]=[.I74];&quot;equal&quot;;-LOG(ABS([.H74]-[.I74])/MAX(ABS([.H74]);ABS([.I74]));10)))" office:value-type="float" office:value="6.1503624147603" calcext:value-type="float">
            <text:p>6.15</text:p>
          </table:table-cell>
          <table:table-cell table:formula="of:=IF(OR(ISTEXT([.G74]);ISTEXT([.J74]));&quot;&quot;;IF([.G74]=[.J74];&quot;equal&quot;;-LOG(ABS([.G74]-[.J74])/MAX(ABS([.G74]);ABS([.J7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uses function based on C_m that is not given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_i</text:p>
          </table:table-cell>
          <table:table-cell office:value-type="string" calcext:value-type="string">
            <text:p>vol_i</text:p>
          </table:table-cell>
          <table:table-cell table:number-columns-repeated="2" office:value-type="string" calcext:value-type="string">
            <text:p>v_cyto</text:p>
          </table:table-cell>
          <table:table-cell office:value-type="string" calcext:value-type="string">
            <text:p>m³</text:p>
          </table:table-cell>
          <table:table-cell table:formula="of:=0.46*[.G74]-[.G76]" office:value-type="float" office:value="1.575E-015" calcext:value-type="float">
            <text:p>1.575E-15</text:p>
          </table:table-cell>
          <table:table-cell table:formula="of:=0.46*[.H74]-[.H76]" office:value-type="float" office:value="1.9792021E-015" calcext:value-type="float">
            <text:p>1.9792021E-15</text:p>
          </table:table-cell>
          <table:table-cell table:formula="of:=0.46*[.I74]-[.I76]" office:value-type="float" office:value="1.9792035E-015" calcext:value-type="float">
            <text:p>1.9792035E-15</text:p>
          </table:table-cell>
          <table:table-cell table:formula="of:=0.46*[.J74]-[.J76]" office:value-type="float" office:value="1.575E-015" calcext:value-type="float">
            <text:p>1.575E-15</text:p>
          </table:table-cell>
          <table:table-cell table:formula="of:=IF(OR(ISTEXT([.G75]);ISTEXT([.H75]));&quot;&quot;;IF([.G75]=[.H75];&quot;equal&quot;;-LOG(ABS([.G75]-[.H75])/MAX(ABS([.G75]);ABS([.H75]));10)))" office:value-type="float" office:value="0.689891577558609" calcext:value-type="float">
            <text:p>0.69</text:p>
          </table:table-cell>
          <table:table-cell table:formula="of:=IF(OR(ISTEXT([.H75]);ISTEXT([.I75]));&quot;&quot;;IF([.H75]=[.I75];&quot;equal&quot;;-LOG(ABS([.H75]-[.I75])/MAX(ABS([.H75]);ABS([.I75]));10)))" office:value-type="float" office:value="6.15036241468689" calcext:value-type="float">
            <text:p>6.15</text:p>
          </table:table-cell>
          <table:table-cell table:formula="of:=IF(OR(ISTEXT([.G75]);ISTEXT([.J75]));&quot;&quot;;IF([.G75]=[.J75];&quot;equal&quot;;-LOG(ABS([.G75]-[.J75])/MAX(ABS([.G75]);ABS([.J7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sub</text:p>
          </table:table-cell>
          <table:table-cell office:value-type="string" calcext:value-type="string">
            <text:p>vol_sub</text:p>
          </table:table-cell>
          <table:table-cell table:number-columns-repeated="2" office:value-type="string" calcext:value-type="string">
            <text:p>v_sub</text:p>
          </table:table-cell>
          <table:table-cell office:value-type="string" calcext:value-type="string">
            <text:p>m³</text:p>
          </table:table-cell>
          <table:table-cell table:formula="of:=0.01*[.G74]" office:value-type="float" office:value="3.5E-017" calcext:value-type="float">
            <text:p>3.5E-17</text:p>
          </table:table-cell>
          <table:table-cell table:formula="of:=0.01*[.H74]" office:value-type="float" office:value="4.39822688888889E-017" calcext:value-type="float">
            <text:p>4.39822688888889E-17</text:p>
          </table:table-cell>
          <table:table-cell table:formula="of:=0.01*[.I74]" office:value-type="float" office:value="4.39823E-017" calcext:value-type="float">
            <text:p>4.39823E-17</text:p>
          </table:table-cell>
          <table:table-cell table:formula="of:=0.01*[.J74]" office:value-type="float" office:value="3.5E-017" calcext:value-type="float">
            <text:p>3.5E-17</text:p>
          </table:table-cell>
          <table:table-cell table:formula="of:=IF(OR(ISTEXT([.G76]);ISTEXT([.H76]));&quot;&quot;;IF([.G76]=[.H76];&quot;equal&quot;;-LOG(ABS([.G76]-[.H76])/MAX(ABS([.G76]);ABS([.H76]));10)))" office:value-type="float" office:value="0.689891577558609" calcext:value-type="float">
            <text:p>0.69</text:p>
          </table:table-cell>
          <table:table-cell table:formula="of:=IF(OR(ISTEXT([.H76]);ISTEXT([.I76]));&quot;&quot;;IF([.H76]=[.I76];&quot;equal&quot;;-LOG(ABS([.H76]-[.I76])/MAX(ABS([.H76]);ABS([.I76]));10)))" office:value-type="float" office:value="6.15036241471557" calcext:value-type="float">
            <text:p>6.15</text:p>
          </table:table-cell>
          <table:table-cell table:formula="of:=IF(OR(ISTEXT([.G76]);ISTEXT([.J76]));&quot;&quot;;IF([.G76]=[.J76];&quot;equal&quot;;-LOG(ABS([.G76]-[.J76])/MAX(ABS([.G76]);ABS([.J7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rel</text:p>
          </table:table-cell>
          <table:table-cell office:value-type="string" calcext:value-type="string">
            <text:p>vol_rel</text:p>
          </table:table-cell>
          <table:table-cell office:value-type="string" calcext:value-type="string">
            <text:p>v_jsr/v_rel</text:p>
          </table:table-cell>
          <table:table-cell office:value-type="string" calcext:value-type="string">
            <text:p>v_jsr</text:p>
          </table:table-cell>
          <table:table-cell office:value-type="string" calcext:value-type="string">
            <text:p>m³</text:p>
          </table:table-cell>
          <table:table-cell table:formula="of:=0.0012*[.G74]" office:value-type="float" office:value="4.2E-018" calcext:value-type="float">
            <text:p>4.2E-18</text:p>
          </table:table-cell>
          <table:table-cell table:formula="of:=0.0012*[.H74]" office:value-type="float" office:value="5.27787226666667E-018" calcext:value-type="float">
            <text:p>5.27787226666667E-18</text:p>
          </table:table-cell>
          <table:table-cell table:formula="of:=0.0012*[.I74]" office:value-type="float" office:value="5.277876E-018" calcext:value-type="float">
            <text:p>5.277876E-18</text:p>
          </table:table-cell>
          <table:table-cell table:formula="of:=0.0012*[.J74]" office:value-type="float" office:value="4.2E-018" calcext:value-type="float">
            <text:p>4.2E-18</text:p>
          </table:table-cell>
          <table:table-cell table:formula="of:=IF(OR(ISTEXT([.G77]);ISTEXT([.H77]));&quot;&quot;;IF([.G77]=[.H77];&quot;equal&quot;;-LOG(ABS([.G77]-[.H77])/MAX(ABS([.G77]);ABS([.H77]));10)))" office:value-type="float" office:value="0.689891577558609" calcext:value-type="float">
            <text:p>0.69</text:p>
          </table:table-cell>
          <table:table-cell table:formula="of:=IF(OR(ISTEXT([.H77]);ISTEXT([.I77]));&quot;&quot;;IF([.H77]=[.I77];&quot;equal&quot;;-LOG(ABS([.H77]-[.I77])/MAX(ABS([.H77]);ABS([.I77]));10)))" office:value-type="float" office:value="6.150362414755" calcext:value-type="float">
            <text:p>6.15</text:p>
          </table:table-cell>
          <table:table-cell table:formula="of:=IF(OR(ISTEXT([.G77]);ISTEXT([.J77]));&quot;&quot;;IF([.G77]=[.J77];&quot;equal&quot;;-LOG(ABS([.G77]-[.J77])/MAX(ABS([.G77]);ABS([.J7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up</text:p>
          </table:table-cell>
          <table:table-cell office:value-type="string" calcext:value-type="string">
            <text:p>vol_up</text:p>
          </table:table-cell>
          <table:table-cell office:value-type="string" calcext:value-type="string">
            <text:p>v_nsr/v_up</text:p>
          </table:table-cell>
          <table:table-cell office:value-type="string" calcext:value-type="string">
            <text:p>v_nsr</text:p>
          </table:table-cell>
          <table:table-cell office:value-type="string" calcext:value-type="string">
            <text:p>m³</text:p>
          </table:table-cell>
          <table:table-cell table:formula="of:=0.0116*[.G74]" office:value-type="float" office:value="4.06E-017" calcext:value-type="float">
            <text:p>4.06E-17</text:p>
          </table:table-cell>
          <table:table-cell table:formula="of:=0.0116*[.H74]" office:value-type="float" office:value="5.10194319111111E-017" calcext:value-type="float">
            <text:p>5.10194319111111E-17</text:p>
          </table:table-cell>
          <table:table-cell table:formula="of:=0.0116*[.I74]" office:value-type="float" office:value="5.1019468E-017" calcext:value-type="float">
            <text:p>5.1019468E-17</text:p>
          </table:table-cell>
          <table:table-cell table:formula="of:=0.0116*[.J74]" office:value-type="float" office:value="4.06E-017" calcext:value-type="float">
            <text:p>4.06E-17</text:p>
          </table:table-cell>
          <table:table-cell table:formula="of:=IF(OR(ISTEXT([.G78]);ISTEXT([.H78]));&quot;&quot;;IF([.G78]=[.H78];&quot;equal&quot;;-LOG(ABS([.G78]-[.H78])/MAX(ABS([.G78]);ABS([.H78]));10)))" office:value-type="float" office:value="0.689891577558609" calcext:value-type="float">
            <text:p>0.69</text:p>
          </table:table-cell>
          <table:table-cell table:formula="of:=IF(OR(ISTEXT([.H78]);ISTEXT([.I78]));&quot;&quot;;IF([.H78]=[.I78];&quot;equal&quot;;-LOG(ABS([.H78]-[.I78])/MAX(ABS([.H78]);ABS([.I78]));10)))" office:value-type="float" office:value="6.15036241473337" calcext:value-type="float">
            <text:p>6.15</text:p>
          </table:table-cell>
          <table:table-cell table:formula="of:=IF(OR(ISTEXT([.G78]);ISTEXT([.J78]));&quot;&quot;;IF([.G78]=[.J78];&quot;equal&quot;;-LOG(ABS([.G78]-[.J78])/MAX(ABS([.G78]);ABS([.J7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[Ca2+]_i (init)</text:p>
          </table:table-cell>
          <table:table-cell table:style-name="ce7" office:value-type="string" calcext:value-type="string">
            <text:p>ca_in (init)</text:p>
          </table:table-cell>
          <table:table-cell table:style-name="ce7" office:value-type="string" calcext:value-type="string">
            <text:p>Cai.init</text:p>
          </table:table-cell>
          <table:table-cell table:style-name="ce7" office:value-type="string" calcext:value-type="string">
            <text:p>cyto.c_start</text:p>
          </table:table-cell>
          <table:table-cell office:value-type="string" calcext:value-type="string">
            <text:p>mM</text:p>
          </table:table-cell>
          <table:table-cell table:style-name="ce1" office:value-type="float" office:value="0.0001206" calcext:value-type="float">
            <text:p>1.21E-04</text:p>
          </table:table-cell>
          <table:table-cell table:style-name="ce1" table:formula="of:=[.H7]" office:value-type="float" office:value="0.00010817" calcext:value-type="float">
            <text:p>1.08E-04</text:p>
          </table:table-cell>
          <table:table-cell table:style-name="ce1" office:value-type="float" office:value="0.000031043" calcext:value-type="float">
            <text:p>3.10E-05</text:p>
          </table:table-cell>
          <table:table-cell table:style-name="ce1" office:value-type="float" office:value="0.0001206" calcext:value-type="float">
            <text:p>1.21E-04</text:p>
          </table:table-cell>
          <table:table-cell table:formula="of:=IF(OR(ISTEXT([.G79]);ISTEXT([.H79]));&quot;&quot;;IF([.G79]=[.H79];&quot;equal&quot;;-LOG(ABS([.G79]-[.H79])/MAX(ABS([.G79]);ABS([.H79]));10)))" office:value-type="float" office:value="0.986876179162488" calcext:value-type="float">
            <text:p>0.99</text:p>
          </table:table-cell>
          <table:table-cell table:formula="of:=IF(OR(ISTEXT([.H79]);ISTEXT([.I79]));&quot;&quot;;IF([.H79]=[.I79];&quot;equal&quot;;-LOG(ABS([.H79]-[.I79])/MAX(ABS([.H79]);ABS([.I79]));10)))" office:value-type="float" office:value="0.146900390718833" calcext:value-type="float">
            <text:p>0.15</text:p>
          </table:table-cell>
          <table:table-cell table:formula="of:=IF(OR(ISTEXT([.G79]);ISTEXT([.J79]));&quot;&quot;;IF([.G79]=[.J79];&quot;equal&quot;;-LOG(ABS([.G79]-[.J79])/MAX(ABS([.G79]);ABS([.J79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[Ca2+]_sub (init)</text:p>
          </table:table-cell>
          <table:table-cell table:style-name="ce7" office:value-type="string" calcext:value-type="string">
            <text:p>ca_sub (init)</text:p>
          </table:table-cell>
          <table:table-cell table:style-name="ce7" office:value-type="string" calcext:value-type="string">
            <text:p>Casub.init</text:p>
          </table:table-cell>
          <table:table-cell table:style-name="ce7" office:value-type="string" calcext:value-type="string">
            <text:p>sub.c_start</text:p>
          </table:table-cell>
          <table:table-cell office:value-type="string" calcext:value-type="string">
            <text:p>mM</text:p>
          </table:table-cell>
          <table:table-cell table:style-name="ce1" office:value-type="float" office:value="0.00006397" calcext:value-type="float">
            <text:p>6.40E-05</text:p>
          </table:table-cell>
          <table:table-cell table:style-name="ce1" office:value-type="float" office:value="0.0000586" calcext:value-type="float">
            <text:p>5.86E-05</text:p>
          </table:table-cell>
          <table:table-cell table:style-name="ce1" office:value-type="float" office:value="0.0000286963" calcext:value-type="float">
            <text:p>2.87E-05</text:p>
          </table:table-cell>
          <table:table-cell table:style-name="ce1" office:value-type="float" office:value="0.00006397" calcext:value-type="float">
            <text:p>6.40E-05</text:p>
          </table:table-cell>
          <table:table-cell table:formula="of:=IF(OR(ISTEXT([.G80]);ISTEXT([.H80]));&quot;&quot;;IF([.G80]=[.H80];&quot;equal&quot;;-LOG(ABS([.G80]-[.H80])/MAX(ABS([.G80]);ABS([.H80]));10)))" office:value-type="float" office:value="1.07600206501801" calcext:value-type="float">
            <text:p>1.08</text:p>
          </table:table-cell>
          <table:table-cell table:formula="of:=IF(OR(ISTEXT([.H80]);ISTEXT([.I80]));&quot;&quot;;IF([.H80]=[.I80];&quot;equal&quot;;-LOG(ABS([.H80]-[.I80])/MAX(ABS([.H80]);ABS([.I80]));10)))" office:value-type="float" office:value="0.292172688892045" calcext:value-type="float">
            <text:p>0.29</text:p>
          </table:table-cell>
          <table:table-cell table:formula="of:=IF(OR(ISTEXT([.G80]);ISTEXT([.J80]));&quot;&quot;;IF([.G80]=[.J80];&quot;equal&quot;;-LOG(ABS([.G80]-[.J80])/MAX(ABS([.G80]);ABS([.J80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[Ca2+]_rel (init)</text:p>
          </table:table-cell>
          <table:table-cell table:style-name="ce7" office:value-type="string" calcext:value-type="string">
            <text:p>ca_rel (init)</text:p>
          </table:table-cell>
          <table:table-cell table:style-name="ce7" office:value-type="string" calcext:value-type="string">
            <text:p>Ca_rel</text:p>
          </table:table-cell>
          <table:table-cell table:style-name="ce7" office:value-type="string" calcext:value-type="string">
            <text:p>jsr.c_start</text:p>
          </table:table-cell>
          <table:table-cell office:value-type="string" calcext:value-type="string">
            <text:p>mM</text:p>
          </table:table-cell>
          <table:table-cell office:value-type="float" office:value="0.4273" calcext:value-type="float">
            <text:p>0.4273</text:p>
          </table:table-cell>
          <table:table-cell table:style-name="ce1" office:value-type="float" office:value="0.40019" calcext:value-type="float">
            <text:p>4.00E-01</text:p>
          </table:table-cell>
          <table:table-cell office:value-type="float" office:value="0.557459" calcext:value-type="float">
            <text:p>0.557459</text:p>
          </table:table-cell>
          <table:table-cell office:value-type="float" office:value="0.4273" calcext:value-type="float">
            <text:p>0.4273</text:p>
          </table:table-cell>
          <table:table-cell table:formula="of:=IF(OR(ISTEXT([.G81]);ISTEXT([.H81]));&quot;&quot;;IF([.G81]=[.H81];&quot;equal&quot;;-LOG(ABS([.G81]-[.H81])/MAX(ABS([.G81]);ABS([.H81]));10)))" office:value-type="float" office:value="1.19760337523671" calcext:value-type="float">
            <text:p>1.20</text:p>
          </table:table-cell>
          <table:table-cell table:formula="of:=IF(OR(ISTEXT([.H81]);ISTEXT([.I81]));&quot;&quot;;IF([.H81]=[.I81];&quot;equal&quot;;-LOG(ABS([.H81]-[.I81])/MAX(ABS([.H81]);ABS([.I81]));10)))" office:value-type="float" office:value="0.549569806079521" calcext:value-type="float">
            <text:p>0.55</text:p>
          </table:table-cell>
          <table:table-cell table:formula="of:=IF(OR(ISTEXT([.G81]);ISTEXT([.J81]));&quot;&quot;;IF([.G81]=[.J81];&quot;equal&quot;;-LOG(ABS([.G81]-[.J81])/MAX(ABS([.G81]);ABS([.J81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[Ca2+]_up (init)</text:p>
          </table:table-cell>
          <table:table-cell table:style-name="ce7" office:value-type="string" calcext:value-type="string">
            <text:p>ca_up (init)</text:p>
          </table:table-cell>
          <table:table-cell table:style-name="ce7" office:value-type="string" calcext:value-type="string">
            <text:p>Ca_up</text:p>
          </table:table-cell>
          <table:table-cell table:style-name="ce7" office:value-type="string" calcext:value-type="string">
            <text:p>nsr.c_start</text:p>
          </table:table-cell>
          <table:table-cell office:value-type="string" calcext:value-type="string">
            <text:p>mM</text:p>
          </table:table-cell>
          <table:table-cell office:value-type="float" office:value="1.068" calcext:value-type="float">
            <text:p>1.068</text:p>
          </table:table-cell>
          <table:table-cell table:style-name="ce1" office:value-type="float" office:value="0.95955" calcext:value-type="float">
            <text:p>9.60E-01</text:p>
          </table:table-cell>
          <table:table-cell office:value-type="float" office:value="0.667221" calcext:value-type="float">
            <text:p>0.667221</text:p>
          </table:table-cell>
          <table:table-cell office:value-type="float" office:value="1.068" calcext:value-type="float">
            <text:p>1.068</text:p>
          </table:table-cell>
          <table:table-cell table:formula="of:=IF(OR(ISTEXT([.G82]);ISTEXT([.H82]));&quot;&quot;;IF([.G82]=[.H82];&quot;equal&quot;;-LOG(ABS([.G82]-[.H82])/MAX(ABS([.G82]);ABS([.H82]));10)))" office:value-type="float" office:value="0.993341696342326" calcext:value-type="float">
            <text:p>0.99</text:p>
          </table:table-cell>
          <table:table-cell table:formula="of:=IF(OR(ISTEXT([.H82]);ISTEXT([.I82]));&quot;&quot;;IF([.H82]=[.I82];&quot;equal&quot;;-LOG(ABS([.H82]-[.I82])/MAX(ABS([.H82]);ABS([.I82]));10)))" office:value-type="float" office:value="0.516195708835087" calcext:value-type="float">
            <text:p>0.52</text:p>
          </table:table-cell>
          <table:table-cell table:formula="of:=IF(OR(ISTEXT([.G82]);ISTEXT([.J82]));&quot;&quot;;IF([.G82]=[.J82];&quot;equal&quot;;-LOG(ABS([.G82]-[.J82])/MAX(ABS([.G82]);ABS([.J82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_TC (init)</text:p>
          </table:table-cell>
          <table:table-cell office:value-type="string" calcext:value-type="string">
            <text:p>f_tc (init)</text:p>
          </table:table-cell>
          <table:table-cell office:value-type="string" calcext:value-type="string">
            <text:p>f_TC</text:p>
          </table:table-cell>
          <table:table-cell office:value-type="string" calcext:value-type="string">
            <text:p>tc.f_start</text:p>
          </table:table-cell>
          <table:table-cell office:value-type="string" calcext:value-type="string">
            <text:p>1</text:p>
          </table:table-cell>
          <table:table-cell office:value-type="float" office:value="0.02359" calcext:value-type="float">
            <text:p>0.02359</text:p>
          </table:table-cell>
          <table:table-cell office:value-type="float" office:value="0.021203" calcext:value-type="float">
            <text:p>0.021203</text:p>
          </table:table-cell>
          <table:table-cell office:value-type="float" office:value="0.00615578" calcext:value-type="float">
            <text:p>0.00615578</text:p>
          </table:table-cell>
          <table:table-cell office:value-type="float" office:value="0.02359" calcext:value-type="float">
            <text:p>0.02359</text:p>
          </table:table-cell>
          <table:table-cell table:formula="of:=IF(OR(ISTEXT([.G83]);ISTEXT([.H83]));&quot;&quot;;IF([.G83]=[.H83];&quot;equal&quot;;-LOG(ABS([.G83]-[.H83])/MAX(ABS([.G83]);ABS([.H83]));10)))" office:value-type="float" office:value="0.99487552187884" calcext:value-type="float">
            <text:p>0.99</text:p>
          </table:table-cell>
          <table:table-cell table:formula="of:=IF(OR(ISTEXT([.H83]);ISTEXT([.I83]));&quot;&quot;;IF([.H83]=[.I83];&quot;equal&quot;;-LOG(ABS([.H83]-[.I83])/MAX(ABS([.H83]);ABS([.I83]));10)))" office:value-type="float" office:value="0.148941042665209" calcext:value-type="float">
            <text:p>0.15</text:p>
          </table:table-cell>
          <table:table-cell table:formula="of:=IF(OR(ISTEXT([.G83]);ISTEXT([.J83]));&quot;&quot;;IF([.G83]=[.J83];&quot;equal&quot;;-LOG(ABS([.G83]-[.J83])/MAX(ABS([.G83]);ABS([.J8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_TMC (init)</text:p>
          </table:table-cell>
          <table:table-cell office:value-type="string" calcext:value-type="string">
            <text:p>f_tmc (init)</text:p>
          </table:table-cell>
          <table:table-cell office:value-type="string" calcext:value-type="string">
            <text:p>f_TMC</text:p>
          </table:table-cell>
          <table:table-cell office:value-type="string" calcext:value-type="string">
            <text:p>tmc.f_start</text:p>
          </table:table-cell>
          <table:table-cell office:value-type="string" calcext:value-type="string">
            <text:p>1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33949" calcext:value-type="float">
            <text:p>0.33949</text:p>
          </table:table-cell>
          <table:table-cell office:value-type="float" office:value="0.112201" calcext:value-type="float">
            <text:p>0.112201</text:p>
          </table:table-cell>
          <table:table-cell office:value-type="float" office:value="0.3667" calcext:value-type="float">
            <text:p>0.3667</text:p>
          </table:table-cell>
          <table:table-cell table:formula="of:=IF(OR(ISTEXT([.G84]);ISTEXT([.H84]));&quot;&quot;;IF([.G84]=[.H84];&quot;equal&quot;;-LOG(ABS([.G84]-[.H84])/MAX(ABS([.G84]);ABS([.H84]));10)))" office:value-type="float" office:value="1.12958236818084" calcext:value-type="float">
            <text:p>1.13</text:p>
          </table:table-cell>
          <table:table-cell table:formula="of:=IF(OR(ISTEXT([.H84]);ISTEXT([.I84]));&quot;&quot;;IF([.H84]=[.I84];&quot;equal&quot;;-LOG(ABS([.H84]-[.I84])/MAX(ABS([.H84]);ABS([.I84]));10)))" office:value-type="float" office:value="0.174248568363425" calcext:value-type="float">
            <text:p>0.17</text:p>
          </table:table-cell>
          <table:table-cell table:formula="of:=IF(OR(ISTEXT([.G84]);ISTEXT([.J84]));&quot;&quot;;IF([.G84]=[.J84];&quot;equal&quot;;-LOG(ABS([.G84]-[.J84])/MAX(ABS([.G84]);ABS([.J8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_TMM (init)</text:p>
          </table:table-cell>
          <table:table-cell office:value-type="string" calcext:value-type="string">
            <text:p>f_tmm (init)</text:p>
          </table:table-cell>
          <table:table-cell office:value-type="string" calcext:value-type="string">
            <text:p>f_TMM</text:p>
          </table:table-cell>
          <table:table-cell office:value-type="string" calcext:value-type="string">
            <text:p>tmm.f_start</text:p>
          </table:table-cell>
          <table:table-cell office:value-type="string" calcext:value-type="string">
            <text:p>1</text:p>
          </table:table-cell>
          <table:table-cell office:value-type="float" office:value="0.5594" calcext:value-type="float">
            <text:p>0.5594</text:p>
          </table:table-cell>
          <table:table-cell office:value-type="float" office:value="0.58343" calcext:value-type="float">
            <text:p>0.58343</text:p>
          </table:table-cell>
          <table:table-cell office:value-type="float" office:value="0.78431" calcext:value-type="float">
            <text:p>0.78431</text:p>
          </table:table-cell>
          <table:table-cell office:value-type="float" office:value="0.5594" calcext:value-type="float">
            <text:p>0.5594</text:p>
          </table:table-cell>
          <table:table-cell table:formula="of:=IF(OR(ISTEXT([.G85]);ISTEXT([.H85]));&quot;&quot;;IF([.G85]=[.H85];&quot;equal&quot;;-LOG(ABS([.G85]-[.H85])/MAX(ABS([.G85]);ABS([.H85]));10)))" office:value-type="float" office:value="1.38523498600012" calcext:value-type="float">
            <text:p>1.39</text:p>
          </table:table-cell>
          <table:table-cell table:formula="of:=IF(OR(ISTEXT([.H85]);ISTEXT([.I85]));&quot;&quot;;IF([.H85]=[.I85];&quot;equal&quot;;-LOG(ABS([.H85]-[.I85])/MAX(ABS([.H85]);ABS([.I85]));10)))" office:value-type="float" office:value="0.591551052621471" calcext:value-type="float">
            <text:p>0.59</text:p>
          </table:table-cell>
          <table:table-cell table:formula="of:=IF(OR(ISTEXT([.G85]);ISTEXT([.J85]));&quot;&quot;;IF([.G85]=[.J85];&quot;equal&quot;;-LOG(ABS([.G85]-[.J85])/MAX(ABS([.G85]);ABS([.J85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_CM_i (init)</text:p>
          </table:table-cell>
          <table:table-cell office:value-type="string" calcext:value-type="string">
            <text:p>f_cmi (init)</text:p>
          </table:table-cell>
          <table:table-cell office:value-type="string" calcext:value-type="string">
            <text:p>f_CMi</text:p>
          </table:table-cell>
          <table:table-cell office:value-type="string" calcext:value-type="string">
            <text:p>cm_cyto.f_start</text:p>
          </table:table-cell>
          <table:table-cell office:value-type="string" calcext:value-type="string">
            <text:p>1</text:p>
          </table:table-cell>
          <table:table-cell office:value-type="float" office:value="0.04845" calcext:value-type="float">
            <text:p>0.04845</text:p>
          </table:table-cell>
          <table:table-cell office:value-type="float" office:value="0.043662" calcext:value-type="float">
            <text:p>0.043662</text:p>
          </table:table-cell>
          <table:table-cell office:value-type="float" office:value="0.0128957" calcext:value-type="float">
            <text:p>0.0128957</text:p>
          </table:table-cell>
          <table:table-cell office:value-type="float" office:value="0.04845" calcext:value-type="float">
            <text:p>0.04845</text:p>
          </table:table-cell>
          <table:table-cell table:formula="of:=IF(OR(ISTEXT([.G86]);ISTEXT([.H86]));&quot;&quot;;IF([.G86]=[.H86];&quot;equal&quot;;-LOG(ABS([.G86]-[.H86])/MAX(ABS([.G86]);ABS([.H86]));10)))" office:value-type="float" office:value="1.00513963965241" calcext:value-type="float">
            <text:p>1.01</text:p>
          </table:table-cell>
          <table:table-cell table:formula="of:=IF(OR(ISTEXT([.H86]);ISTEXT([.I86]));&quot;&quot;;IF([.H86]=[.I86];&quot;equal&quot;;-LOG(ABS([.H86]-[.I86])/MAX(ABS([.H86]);ABS([.I86]));10)))" office:value-type="float" office:value="0.152028354803578" calcext:value-type="float">
            <text:p>0.15</text:p>
          </table:table-cell>
          <table:table-cell table:formula="of:=IF(OR(ISTEXT([.G86]);ISTEXT([.J86]));&quot;&quot;;IF([.G86]=[.J86];&quot;equal&quot;;-LOG(ABS([.G86]-[.J86])/MAX(ABS([.G86]);ABS([.J8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_CM_s (init)</text:p>
          </table:table-cell>
          <table:table-cell office:value-type="string" calcext:value-type="string">
            <text:p>f_cms (init)</text:p>
          </table:table-cell>
          <table:table-cell office:value-type="string" calcext:value-type="string">
            <text:p>f_CMs</text:p>
          </table:table-cell>
          <table:table-cell office:value-type="string" calcext:value-type="string">
            <text:p>cm_sub.f_start</text:p>
          </table:table-cell>
          <table:table-cell office:value-type="string" calcext:value-type="string">
            <text:p>1</text:p>
          </table:table-cell>
          <table:table-cell office:value-type="float" office:value="0.02626" calcext:value-type="float">
            <text:p>0.02626</text:p>
          </table:table-cell>
          <table:table-cell office:value-type="float" office:value="0.024102" calcext:value-type="float">
            <text:p>0.024102</text:p>
          </table:table-cell>
          <table:table-cell office:value-type="float" office:value="0.0119202" calcext:value-type="float">
            <text:p>0.0119202</text:p>
          </table:table-cell>
          <table:table-cell office:value-type="float" office:value="0.02626" calcext:value-type="float">
            <text:p>0.02626</text:p>
          </table:table-cell>
          <table:table-cell table:formula="of:=IF(OR(ISTEXT([.G87]);ISTEXT([.H87]));&quot;&quot;;IF([.G87]=[.H87];&quot;equal&quot;;-LOG(ABS([.G87]-[.H87])/MAX(ABS([.G87]);ABS([.H87]));10)))" office:value-type="float" office:value="1.08524328140657" calcext:value-type="float">
            <text:p>1.09</text:p>
          </table:table-cell>
          <table:table-cell table:formula="of:=IF(OR(ISTEXT([.H87]);ISTEXT([.I87]));&quot;&quot;;IF([.H87]=[.I87];&quot;equal&quot;;-LOG(ABS([.H87]-[.I87])/MAX(ABS([.H87]);ABS([.I87]));10)))" office:value-type="float" office:value="0.296341617109935" calcext:value-type="float">
            <text:p>0.30</text:p>
          </table:table-cell>
          <table:table-cell table:formula="of:=IF(OR(ISTEXT([.G87]);ISTEXT([.J87]));&quot;&quot;;IF([.G87]=[.J87];&quot;equal&quot;;-LOG(ABS([.G87]-[.J87])/MAX(ABS([.G87]);ABS([.J8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_CQ (init)</text:p>
          </table:table-cell>
          <table:table-cell office:value-type="string" calcext:value-type="string">
            <text:p>f_cq (init)</text:p>
          </table:table-cell>
          <table:table-cell office:value-type="string" calcext:value-type="string">
            <text:p>f_CQ</text:p>
          </table:table-cell>
          <table:table-cell office:value-type="string" calcext:value-type="string">
            <text:p>cq.f_start</text:p>
          </table:table-cell>
          <table:table-cell office:value-type="string" calcext:value-type="string">
            <text:p>1</text:p>
          </table:table-cell>
          <table:table-cell office:value-type="float" office:value="0.3379" calcext:value-type="float">
            <text:p>0.3379</text:p>
          </table:table-cell>
          <table:table-cell office:value-type="float" office:value="0.32345" calcext:value-type="float">
            <text:p>0.32345</text:p>
          </table:table-cell>
          <table:table-cell office:value-type="float" office:value="0.400684" calcext:value-type="float">
            <text:p>0.400684</text:p>
          </table:table-cell>
          <table:table-cell office:value-type="float" office:value="0.3379" calcext:value-type="float">
            <text:p>0.3379</text:p>
          </table:table-cell>
          <table:table-cell table:formula="of:=IF(OR(ISTEXT([.G88]);ISTEXT([.H88]));&quot;&quot;;IF([.G88]=[.H88];&quot;equal&quot;;-LOG(ABS([.G88]-[.H88])/MAX(ABS([.G88]);ABS([.H88]));10)))" office:value-type="float" office:value="1.36892034468233" calcext:value-type="float">
            <text:p>1.37</text:p>
          </table:table-cell>
          <table:table-cell table:formula="of:=IF(OR(ISTEXT([.H88]);ISTEXT([.I88]));&quot;&quot;;IF([.H88]=[.I88];&quot;equal&quot;;-LOG(ABS([.H88]-[.I88])/MAX(ABS([.H88]);ABS([.I88]));10)))" office:value-type="float" office:value="0.714993472835075" calcext:value-type="float">
            <text:p>0.71</text:p>
          </table:table-cell>
          <table:table-cell table:formula="of:=IF(OR(ISTEXT([.G88]);ISTEXT([.J88]));&quot;&quot;;IF([.G88]=[.J88];&quot;equal&quot;;-LOG(ABS([.G88]-[.J88])/MAX(ABS([.G88]);ABS([.J8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_CSL (init)</text:p>
          </table:table-cell>
          <table:table-cell office:value-type="string" calcext:value-type="string">
            <text:p>f_csl (init)</text:p>
          </table:table-cell>
          <table:table-cell office:value-type="string" calcext:value-type="string">
            <text:p>f_CSL</text:p>
          </table:table-cell>
          <table:table-cell office:value-type="string" calcext:value-type="string">
            <text:p>cm_sl.f_start</text:p>
          </table:table-cell>
          <table:table-cell office:value-type="string" calcext:value-type="string">
            <text:p>1</text:p>
          </table:table-cell>
          <table:table-cell table:style-name="ce1" office:value-type="float" office:value="0.00003936" calcext:value-type="float">
            <text:p>3.94E-05</text:p>
          </table:table-cell>
          <table:table-cell table:style-name="ce1" office:value-type="float" office:value="0.000030851" calcext:value-type="float">
            <text:p>3.09E-05</text:p>
          </table:table-cell>
          <table:table-cell table:style-name="ce1" office:value-type="float" office:value="0.00000891124" calcext:value-type="float">
            <text:p>8.91E-06</text:p>
          </table:table-cell>
          <table:table-cell table:style-name="ce1" office:value-type="float" office:value="0.00003936" calcext:value-type="float">
            <text:p>3.94E-05</text:p>
          </table:table-cell>
          <table:table-cell table:formula="of:=IF(OR(ISTEXT([.G89]);ISTEXT([.H89]));&quot;&quot;;IF([.G89]=[.H89];&quot;equal&quot;;-LOG(ABS([.G89]-[.H89])/MAX(ABS([.G89]);ABS([.H89]));10)))" office:value-type="float" office:value="0.66517656610252" calcext:value-type="float">
            <text:p>0.67</text:p>
          </table:table-cell>
          <table:table-cell table:formula="of:=IF(OR(ISTEXT([.H89]);ISTEXT([.I89]));&quot;&quot;;IF([.H89]=[.I89];&quot;equal&quot;;-LOG(ABS([.H89]-[.I89])/MAX(ABS([.H89]);ABS([.I89]));10)))" office:value-type="float" office:value="0.148037373259791" calcext:value-type="float">
            <text:p>0.15</text:p>
          </table:table-cell>
          <table:table-cell table:formula="of:=IF(OR(ISTEXT([.G89]);ISTEXT([.J89]));&quot;&quot;;IF([.G89]=[.J89];&quot;equal&quot;;-LOG(ABS([.G89]-[.J89])/MAX(ABS([.G89]);ABS([.J89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b</text:p>
          </table:table-cell>
          <table:table-cell office:value-type="string" calcext:value-type="string">
            <text:p>1/s</text:p>
          </table:table-cell>
          <table:table-cell office:value-type="float" office:value="542" calcext:value-type="float">
            <text:p>542</text:p>
          </table:table-cell>
          <table:table-cell table:number-columns-repeated="3" table:style-name="ce1" office:value-type="float" office:value="542" calcext:value-type="float">
            <text:p>5.42E+02</text:p>
          </table:table-cell>
          <table:table-cell table:formula="of:=IF(OR(ISTEXT([.G90]);ISTEXT([.H90]));&quot;&quot;;IF([.G90]=[.H90];&quot;equal&quot;;-LOG(ABS([.G90]-[.H90])/MAX(ABS([.G90]);ABS([.H90]));10)))" office:value-type="string" office:string-value="equal" calcext:value-type="string">
            <text:p>equal</text:p>
          </table:table-cell>
          <table:table-cell table:formula="of:=IF(OR(ISTEXT([.H90]);ISTEXT([.I90]));&quot;&quot;;IF([.H90]=[.I90];&quot;equal&quot;;-LOG(ABS([.H90]-[.I90])/MAX(ABS([.H90]);ABS([.I90]));10)))" office:value-type="string" office:string-value="equal" calcext:value-type="string">
            <text:p>equal</text:p>
          </table:table-cell>
          <table:table-cell table:formula="of:=IF(OR(ISTEXT([.G90]);ISTEXT([.J90]));&quot;&quot;;IF([.G90]=[.J90];&quot;equal&quot;;-LOG(ABS([.G90]-[.J90])/MAX(ABS([.G90]);ABS([.J9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_b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b</text:p>
          </table:table-cell>
          <table:table-cell office:value-type="string" calcext:value-type="string">
            <text:p>1/s</text:p>
          </table:table-cell>
          <table:table-cell office:value-type="float" office:value="445" calcext:value-type="float">
            <text:p>445</text:p>
          </table:table-cell>
          <table:table-cell table:number-columns-repeated="3" table:style-name="ce1" office:value-type="float" office:value="445" calcext:value-type="float">
            <text:p>4.45E+02</text:p>
          </table:table-cell>
          <table:table-cell table:formula="of:=IF(OR(ISTEXT([.G91]);ISTEXT([.H91]));&quot;&quot;;IF([.G91]=[.H91];&quot;equal&quot;;-LOG(ABS([.G91]-[.H91])/MAX(ABS([.G91]);ABS([.H91]));10)))" office:value-type="string" office:string-value="equal" calcext:value-type="string">
            <text:p>equal</text:p>
          </table:table-cell>
          <table:table-cell table:formula="of:=IF(OR(ISTEXT([.H91]);ISTEXT([.I91]));&quot;&quot;;IF([.H91]=[.I91];&quot;equal&quot;;-LOG(ABS([.H91]-[.I91])/MAX(ABS([.H91]);ABS([.I91]));10)))" office:value-type="string" office:string-value="equal" calcext:value-type="string">
            <text:p>equal</text:p>
          </table:table-cell>
          <table:table-cell table:formula="of:=IF(OR(ISTEXT([.G91]);ISTEXT([.J91]));&quot;&quot;;IF([.G91]=[.J91];&quot;equal&quot;;-LOG(ABS([.G91]-[.J91])/MAX(ABS([.G91]);ABS([.J9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b</text:p>
          </table:table-cell>
          <table:table-cell office:value-type="string" calcext:value-type="string">
            <text:p>1/s</text:p>
          </table:table-cell>
          <table:table-cell office:value-type="float" office:value="446" calcext:value-type="float">
            <text:p>446</text:p>
          </table:table-cell>
          <table:table-cell table:number-columns-repeated="3" table:style-name="ce1" office:value-type="float" office:value="446" calcext:value-type="float">
            <text:p>4.46E+02</text:p>
          </table:table-cell>
          <table:table-cell table:formula="of:=IF(OR(ISTEXT([.G92]);ISTEXT([.H92]));&quot;&quot;;IF([.G92]=[.H92];&quot;equal&quot;;-LOG(ABS([.G92]-[.H92])/MAX(ABS([.G92]);ABS([.H92]));10)))" office:value-type="string" office:string-value="equal" calcext:value-type="string">
            <text:p>equal</text:p>
          </table:table-cell>
          <table:table-cell table:formula="of:=IF(OR(ISTEXT([.H92]);ISTEXT([.I92]));&quot;&quot;;IF([.H92]=[.I92];&quot;equal&quot;;-LOG(ABS([.H92]-[.I92])/MAX(ABS([.H92]);ABS([.I92]));10)))" office:value-type="string" office:string-value="equal" calcext:value-type="string">
            <text:p>equal</text:p>
          </table:table-cell>
          <table:table-cell table:formula="of:=IF(OR(ISTEXT([.G92]);ISTEXT([.J92]));&quot;&quot;;IF([.G92]=[.J92];&quot;equal&quot;;-LOG(ABS([.G92]-[.J92])/MAX(ABS([.G92]);ABS([.J9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b</text:p>
          </table:table-cell>
          <table:table-cell office:value-type="string" calcext:value-type="string">
            <text:p>1/s</text:p>
          </table:table-cell>
          <table:table-cell office:value-type="float" office:value="7.51" calcext:value-type="float">
            <text:p>7.51</text:p>
          </table:table-cell>
          <table:table-cell table:number-columns-repeated="3" table:style-name="ce1" office:value-type="float" office:value="7.51" calcext:value-type="float">
            <text:p>7.51E+00</text:p>
          </table:table-cell>
          <table:table-cell table:formula="of:=IF(OR(ISTEXT([.G93]);ISTEXT([.H93]));&quot;&quot;;IF([.G93]=[.H93];&quot;equal&quot;;-LOG(ABS([.G93]-[.H93])/MAX(ABS([.G93]);ABS([.H93]));10)))" office:value-type="string" office:string-value="equal" calcext:value-type="string">
            <text:p>equal</text:p>
          </table:table-cell>
          <table:table-cell table:formula="of:=IF(OR(ISTEXT([.H93]);ISTEXT([.I93]));&quot;&quot;;IF([.H93]=[.I93];&quot;equal&quot;;-LOG(ABS([.H93]-[.I93])/MAX(ABS([.H93]);ABS([.I93]));10)))" office:value-type="string" office:string-value="equal" calcext:value-type="string">
            <text:p>equal</text:p>
          </table:table-cell>
          <table:table-cell table:formula="of:=IF(OR(ISTEXT([.G93]);ISTEXT([.J93]));&quot;&quot;;IF([.G93]=[.J93];&quot;equal&quot;;-LOG(ABS([.G93]-[.J93])/MAX(ABS([.G93]);ABS([.J9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b</text:p>
          </table:table-cell>
          <table:table-cell office:value-type="string" calcext:value-type="string">
            <text:p>1/s</text:p>
          </table:table-cell>
          <table:table-cell office:value-type="float" office:value="751" calcext:value-type="float">
            <text:p>751</text:p>
          </table:table-cell>
          <table:table-cell table:number-columns-repeated="3" table:style-name="ce1" office:value-type="float" office:value="751" calcext:value-type="float">
            <text:p>7.51E+02</text:p>
          </table:table-cell>
          <table:table-cell table:formula="of:=IF(OR(ISTEXT([.G94]);ISTEXT([.H94]));&quot;&quot;;IF([.G94]=[.H94];&quot;equal&quot;;-LOG(ABS([.G94]-[.H94])/MAX(ABS([.G94]);ABS([.H94]));10)))" office:value-type="string" office:string-value="equal" calcext:value-type="string">
            <text:p>equal</text:p>
          </table:table-cell>
          <table:table-cell table:formula="of:=IF(OR(ISTEXT([.H94]);ISTEXT([.I94]));&quot;&quot;;IF([.H94]=[.I94];&quot;equal&quot;;-LOG(ABS([.H94]-[.I94])/MAX(ABS([.H94]);ABS([.I94]));10)))" office:value-type="string" office:string-value="equal" calcext:value-type="string">
            <text:p>equal</text:p>
          </table:table-cell>
          <table:table-cell table:formula="of:=IF(OR(ISTEXT([.G94]);ISTEXT([.J94]));&quot;&quot;;IF([.G94]=[.J94];&quot;equal&quot;;-LOG(ABS([.G94]-[.J94])/MAX(ABS([.G94]);ABS([.J9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s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OR(ISTEXT([.G95]);ISTEXT([.H95]));&quot;&quot;;IF([.G95]=[.H95];&quot;equal&quot;;-LOG(ABS([.G95]-[.H95])/MAX(ABS([.G95]);ABS([.H95]));10)))" office:value-type="string" office:string-value="equal" calcext:value-type="string">
            <text:p>equal</text:p>
          </table:table-cell>
          <table:table-cell table:formula="of:=IF(OR(ISTEXT([.H95]);ISTEXT([.I95]));&quot;&quot;;IF([.H95]=[.I95];&quot;equal&quot;;-LOG(ABS([.H95]-[.I95])/MAX(ABS([.H95]);ABS([.I95]));10)))" office:value-type="string" office:string-value="equal" calcext:value-type="string">
            <text:p>equal</text:p>
          </table:table-cell>
          <table:table-cell table:formula="of:=IF(OR(ISTEXT([.G95]);ISTEXT([.J95]));&quot;&quot;;IF([.G95]=[.J95];&quot;equal&quot;;-LOG(ABS([.G95]-[.J95])/MAX(ABS([.G95]);ABS([.J95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office:value-type="string" calcext:value-type="string">
            <text:p>diff_f_csl is multiplied by 0.001 after defini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f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3" office:value-type="float" office:value="227700" calcext:value-type="float">
            <text:p>2.28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96]);ISTEXT([.H96]));&quot;&quot;;IF([.G96]=[.H96];&quot;equal&quot;;-LOG(ABS([.G96]-[.H96])/MAX(ABS([.G96]);ABS([.H96]));10)))" office:value-type="string" office:string-value="equal" calcext:value-type="string">
            <text:p>equal</text:p>
          </table:table-cell>
          <table:table-cell table:formula="of:=IF(OR(ISTEXT([.H96]);ISTEXT([.I96]));&quot;&quot;;IF([.H96]=[.I96];&quot;equal&quot;;-LOG(ABS([.H96]-[.I96])/MAX(ABS([.H96]);ABS([.I96]));10)))" office:value-type="string" office:string-value="equal" calcext:value-type="string">
            <text:p>equal</text:p>
          </table:table-cell>
          <table:table-cell table:formula="of:=IF(OR(ISTEXT([.G96]);ISTEXT([.J96]));&quot;&quot;;IF([.G96]=[.J96];&quot;equal&quot;;-LOG(ABS([.G96]-[.J96])/MAX(ABS([.G96]);ABS([.J9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</text:p>
          </table:table-cell>
          <table:table-cell office:value-type="string" calcext:value-type="string">
            <text:p>1/(mM s)</text:p>
          </table:table-cell>
          <table:table-cell office:value-type="float" office:value="534" calcext:value-type="float">
            <text:p>534</text:p>
          </table:table-cell>
          <table:table-cell table:style-name="ce1" office:value-type="float" office:value="534" calcext:value-type="float">
            <text:p>5.34E+02</text:p>
          </table:table-cell>
          <table:table-cell table:style-name="ce1" office:value-type="float" office:value="543" calcext:value-type="float">
            <text:p>5.43E+02</text:p>
          </table:table-cell>
          <table:table-cell table:style-name="ce1" office:value-type="float" office:value="534" calcext:value-type="float">
            <text:p>5.34E+02</text:p>
          </table:table-cell>
          <table:table-cell table:formula="of:=IF(OR(ISTEXT([.G97]);ISTEXT([.H97]));&quot;&quot;;IF([.G97]=[.H97];&quot;equal&quot;;-LOG(ABS([.G97]-[.H97])/MAX(ABS([.G97]);ABS([.H97]));10)))" office:value-type="string" office:string-value="equal" calcext:value-type="string">
            <text:p>equal</text:p>
          </table:table-cell>
          <table:table-cell table:formula="of:=IF(OR(ISTEXT([.H97]);ISTEXT([.I97]));&quot;&quot;;IF([.H97]=[.I97];&quot;equal&quot;;-LOG(ABS([.H97]-[.I97])/MAX(ABS([.H97]);ABS([.I97]));10)))" office:value-type="float" office:value="1.78055732014952" calcext:value-type="float">
            <text:p>1.78</text:p>
          </table:table-cell>
          <table:table-cell table:formula="of:=IF(OR(ISTEXT([.G97]);ISTEXT([.J97]));&quot;&quot;;IF([.G97]=[.J97];&quot;equal&quot;;-LOG(ABS([.G97]-[.J97])/MAX(ABS([.G97]);ABS([.J9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</text:p>
          </table:table-cell>
          <table:table-cell office:value-type="string" calcext:value-type="string">
            <text:p>1/(mM s)</text:p>
          </table:table-cell>
          <table:table-cell office:value-type="float" office:value="88800" calcext:value-type="float">
            <text:p>88800</text:p>
          </table:table-cell>
          <table:table-cell table:number-columns-repeated="3" table:style-name="ce1" office:value-type="float" office:value="88800" calcext:value-type="float">
            <text:p>8.88E+04</text:p>
          </table:table-cell>
          <table:table-cell table:formula="of:=IF(OR(ISTEXT([.G98]);ISTEXT([.H98]));&quot;&quot;;IF([.G98]=[.H98];&quot;equal&quot;;-LOG(ABS([.G98]-[.H98])/MAX(ABS([.G98]);ABS([.H98]));10)))" office:value-type="string" office:string-value="equal" calcext:value-type="string">
            <text:p>equal</text:p>
          </table:table-cell>
          <table:table-cell table:formula="of:=IF(OR(ISTEXT([.H98]);ISTEXT([.I98]));&quot;&quot;;IF([.H98]=[.I98];&quot;equal&quot;;-LOG(ABS([.H98]-[.I98])/MAX(ABS([.H98]);ABS([.I98]));10)))" office:value-type="string" office:string-value="equal" calcext:value-type="string">
            <text:p>equal</text:p>
          </table:table-cell>
          <table:table-cell table:formula="of:=IF(OR(ISTEXT([.G98]);ISTEXT([.J98]));&quot;&quot;;IF([.G98]=[.J98];&quot;equal&quot;;-LOG(ABS([.G98]-[.J98])/MAX(ABS([.G98]);ABS([.J9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1" office:value-type="float" office:value="222700" calcext:value-type="float">
            <text:p>2.23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99]);ISTEXT([.H99]));&quot;&quot;;IF([.G99]=[.H99];&quot;equal&quot;;-LOG(ABS([.G99]-[.H99])/MAX(ABS([.G99]);ABS([.H99]));10)))" office:value-type="float" office:value="1.65839302627912" calcext:value-type="float">
            <text:p>1.66</text:p>
          </table:table-cell>
          <table:table-cell table:formula="of:=IF(OR(ISTEXT([.H99]);ISTEXT([.I99]));&quot;&quot;;IF([.H99]=[.I99];&quot;equal&quot;;-LOG(ABS([.H99]-[.I99])/MAX(ABS([.H99]);ABS([.I99]));10)))" office:value-type="float" office:value="1.65839302627912" calcext:value-type="float">
            <text:p>1.66</text:p>
          </table:table-cell>
          <table:table-cell table:formula="of:=IF(OR(ISTEXT([.G99]);ISTEXT([.J99]));&quot;&quot;;IF([.G99]=[.J99];&quot;equal&quot;;-LOG(ABS([.G99]-[.J99])/MAX(ABS([.G99]);ABS([.J9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</text:p>
          </table:table-cell>
          <table:table-cell office:value-type="string" calcext:value-type="string">
            <text:p>1/(mM s)</text:p>
          </table:table-cell>
          <table:table-cell office:value-type="float" office:value="2277" calcext:value-type="float">
            <text:p>2277</text:p>
          </table:table-cell>
          <table:table-cell table:number-columns-repeated="3" table:style-name="ce1" office:value-type="float" office:value="2277" calcext:value-type="float">
            <text:p>2.28E+03</text:p>
          </table:table-cell>
          <table:table-cell table:formula="of:=IF(OR(ISTEXT([.G100]);ISTEXT([.H100]));&quot;&quot;;IF([.G100]=[.H100];&quot;equal&quot;;-LOG(ABS([.G100]-[.H100])/MAX(ABS([.G100]);ABS([.H100]));10)))" office:value-type="string" office:string-value="equal" calcext:value-type="string">
            <text:p>equal</text:p>
          </table:table-cell>
          <table:table-cell table:formula="of:=IF(OR(ISTEXT([.H100]);ISTEXT([.I100]));&quot;&quot;;IF([.H100]=[.I100];&quot;equal&quot;;-LOG(ABS([.H100]-[.I100])/MAX(ABS([.H100]);ABS([.I100]));10)))" office:value-type="string" office:string-value="equal" calcext:value-type="string">
            <text:p>equal</text:p>
          </table:table-cell>
          <table:table-cell table:formula="of:=IF(OR(ISTEXT([.G100]);ISTEXT([.J100]));&quot;&quot;;IF([.G100]=[.J100];&quot;equal&quot;;-LOG(ABS([.G100]-[.J100])/MAX(ABS([.G100]);ABS([.J10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(mM s)</text:p>
          </table:table-cell>
          <table:table-cell table:number-columns-repeated="2" office:value-type="float" office:value="0.115" calcext:value-type="float">
            <text:p>0.115</text:p>
          </table:table-cell>
          <table:table-cell table:formula="of:=0.001*115" office:value-type="float" office:value="0.115" calcext:value-type="float">
            <text:p>0.115</text:p>
          </table:table-cell>
          <table:table-cell table:style-name="ce1" office:value-type="float" office:value="0.115" calcext:value-type="float">
            <text:p>1.15E-01</text:p>
          </table:table-cell>
          <table:table-cell table:formula="of:=IF(OR(ISTEXT([.G101]);ISTEXT([.H101]));&quot;&quot;;IF([.G101]=[.H101];&quot;equal&quot;;-LOG(ABS([.G101]-[.H101])/MAX(ABS([.G101]);ABS([.H101]));10)))" office:value-type="string" office:string-value="equal" calcext:value-type="string">
            <text:p>equal</text:p>
          </table:table-cell>
          <table:table-cell table:formula="of:=IF(OR(ISTEXT([.H101]);ISTEXT([.I101]));&quot;&quot;;IF([.H101]=[.I101];&quot;equal&quot;;-LOG(ABS([.H101]-[.I101])/MAX(ABS([.H101]);ABS([.I101]));10)))" office:value-type="string" office:string-value="equal" calcext:value-type="string">
            <text:p>equal</text:p>
          </table:table-cell>
          <table:table-cell table:formula="of:=IF(OR(ISTEXT([.G101]);ISTEXT([.J101]));&quot;&quot;;IF([.G101]=[.J101];&quot;equal&quot;;-LOG(ABS([.G101]-[.J101])/MAX(ABS([.G101]);ABS([.J101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SL_tot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cm_sl.c_tot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formula="of:=31 / 1.2" office:value-type="float" office:value="25.8333333333333" calcext:value-type="float">
            <text:p>25.83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IF(OR(ISTEXT([.G102]);ISTEXT([.H102]));&quot;&quot;;IF([.G102]=[.H102];&quot;equal&quot;;-LOG(ABS([.G102]-[.H102])/MAX(ABS([.G102]);ABS([.H102]));10)))">
            <text:p/>
          </table:table-cell>
          <table:table-cell table:formula="of:=IF(OR(ISTEXT([.H102]);ISTEXT([.I102]));&quot;&quot;;IF([.H102]=[.I102];&quot;equal&quot;;-LOG(ABS([.H102]-[.I102])/MAX(ABS([.H102]);ABS([.I102]));10)))" office:value-type="float" office:value="0.000434511774017692" calcext:value-type="float">
            <text:p>0.00</text:p>
          </table:table-cell>
          <table:table-cell table:formula="of:=IF(OR(ISTEXT([.G102]);ISTEXT([.J102]));&quot;&quot;;IF([.G102]=[.J102];&quot;equal&quot;;-LOG(ABS([.G102]-[.J102])/MAX(ABS([.G102]);ABS([.J102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ither in Inada2009 nor Kurata2002, C++ has probably wrong order of magnitu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M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m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45" calcext:value-type="float">
            <text:p>0.045</text:p>
          </table:table-cell>
          <table:table-cell table:formula="of:=IF(OR(ISTEXT([.G103]);ISTEXT([.H103]));&quot;&quot;;IF([.G103]=[.H103];&quot;equal&quot;;-LOG(ABS([.G103]-[.H103])/MAX(ABS([.G103]);ABS([.H103]));10)))" office:value-type="string" office:string-value="equal" calcext:value-type="string">
            <text:p>equal</text:p>
          </table:table-cell>
          <table:table-cell table:formula="of:=IF(OR(ISTEXT([.H103]);ISTEXT([.I103]));&quot;&quot;;IF([.H103]=[.I103];&quot;equal&quot;;-LOG(ABS([.H103]-[.I103])/MAX(ABS([.H103]);ABS([.I103]));10)))" office:value-type="string" office:string-value="equal" calcext:value-type="string">
            <text:p>equal</text:p>
          </table:table-cell>
          <table:table-cell table:formula="of:=IF(OR(ISTEXT([.G103]);ISTEXT([.J103]));&quot;&quot;;IF([.G103]=[.J103];&quot;equal&quot;;-LOG(ABS([.G103]-[.J103])/MAX(ABS([.G103]);ABS([.J10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Q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IF(OR(ISTEXT([.G104]);ISTEXT([.H104]));&quot;&quot;;IF([.G104]=[.H104];&quot;equal&quot;;-LOG(ABS([.G104]-[.H104])/MAX(ABS([.G104]);ABS([.H104]));10)))" office:value-type="string" office:string-value="equal" calcext:value-type="string">
            <text:p>equal</text:p>
          </table:table-cell>
          <table:table-cell table:formula="of:=IF(OR(ISTEXT([.H104]);ISTEXT([.I104]));&quot;&quot;;IF([.H104]=[.I104];&quot;equal&quot;;-LOG(ABS([.H104]-[.I104])/MAX(ABS([.H104]);ABS([.I104]));10)))" office:value-type="string" office:string-value="equal" calcext:value-type="string">
            <text:p>equal</text:p>
          </table:table-cell>
          <table:table-cell table:formula="of:=IF(OR(ISTEXT([.G104]);ISTEXT([.J104]));&quot;&quot;;IF([.G104]=[.J104];&quot;equal&quot;;-LOG(ABS([.G104]-[.J104])/MAX(ABS([.G104]);ABS([.J10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31" calcext:value-type="float">
            <text:p>0.031</text:p>
          </table:table-cell>
          <table:table-cell table:formula="of:=IF(OR(ISTEXT([.G105]);ISTEXT([.H105]));&quot;&quot;;IF([.G105]=[.H105];&quot;equal&quot;;-LOG(ABS([.G105]-[.H105])/MAX(ABS([.G105]);ABS([.H105]));10)))" office:value-type="string" office:string-value="equal" calcext:value-type="string">
            <text:p>equal</text:p>
          </table:table-cell>
          <table:table-cell table:formula="of:=IF(OR(ISTEXT([.H105]);ISTEXT([.I105]));&quot;&quot;;IF([.H105]=[.I105];&quot;equal&quot;;-LOG(ABS([.H105]-[.I105])/MAX(ABS([.H105]);ABS([.I105]));10)))" office:value-type="string" office:string-value="equal" calcext:value-type="string">
            <text:p>equal</text:p>
          </table:table-cell>
          <table:table-cell table:formula="of:=IF(OR(ISTEXT([.G105]);ISTEXT([.J105]));&quot;&quot;;IF([.G105]=[.J105];&quot;equal&quot;;-LOG(ABS([.G105]-[.J105])/MAX(ABS([.G105]);ABS([.J10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M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62" calcext:value-type="float">
            <text:p>0.062</text:p>
          </table:table-cell>
          <table:table-cell table:formula="of:=IF(OR(ISTEXT([.G106]);ISTEXT([.H106]));&quot;&quot;;IF([.G106]=[.H106];&quot;equal&quot;;-LOG(ABS([.G106]-[.H106])/MAX(ABS([.G106]);ABS([.H106]));10)))" office:value-type="string" office:string-value="equal" calcext:value-type="string">
            <text:p>equal</text:p>
          </table:table-cell>
          <table:table-cell table:formula="of:=IF(OR(ISTEXT([.H106]);ISTEXT([.I106]));&quot;&quot;;IF([.H106]=[.I106];&quot;equal&quot;;-LOG(ABS([.H106]-[.I106])/MAX(ABS([.H106]);ABS([.I106]));10)))" office:value-type="string" office:string-value="equal" calcext:value-type="string">
            <text:p>equal</text:p>
          </table:table-cell>
          <table:table-cell table:formula="of:=IF(OR(ISTEXT([.G106]);ISTEXT([.J106]));&quot;&quot;;IF([.G106]=[.J106];&quot;equal&quot;;-LOG(ABS([.G106]-[.J106])/MAX(ABS([.G106]);ABS([.J10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Mg2+]_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g.c_cons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5" calcext:value-type="float">
            <text:p>2.5</text:p>
          </table:table-cell>
          <table:table-cell table:formula="of:=IF(OR(ISTEXT([.G107]);ISTEXT([.H107]));&quot;&quot;;IF([.G107]=[.H107];&quot;equal&quot;;-LOG(ABS([.G107]-[.H107])/MAX(ABS([.G107]);ABS([.H107]));10)))" office:value-type="string" office:string-value="equal" calcext:value-type="string">
            <text:p>equal</text:p>
          </table:table-cell>
          <table:table-cell table:formula="of:=IF(OR(ISTEXT([.H107]);ISTEXT([.I107]));&quot;&quot;;IF([.H107]=[.I107];&quot;equal&quot;;-LOG(ABS([.H107]-[.I107])/MAX(ABS([.H107]);ABS([.I107]));10)))" office:value-type="string" office:string-value="equal" calcext:value-type="string">
            <text:p>equal</text:p>
          </table:table-cell>
          <table:table-cell table:formula="of:=IF(OR(ISTEXT([.G107]);ISTEXT([.J107]));&quot;&quot;;IF([.G107]=[.J107];&quot;equal&quot;;-LOG(ABS([.G107]-[.J107])/MAX(ABS([.G107]);ABS([.J10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re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jsr_sub.ka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12" calcext:value-type="float">
            <text:p>0.0012</text:p>
          </table:table-cell>
          <table:table-cell table:formula="of:=IF(OR(ISTEXT([.G108]);ISTEXT([.H108]));&quot;&quot;;IF([.G108]=[.H108];&quot;equal&quot;;-LOG(ABS([.G108]-[.H108])/MAX(ABS([.G108]);ABS([.H108]));10)))" office:value-type="string" office:string-value="equal" calcext:value-type="string">
            <text:p>equal</text:p>
          </table:table-cell>
          <table:table-cell table:formula="of:=IF(OR(ISTEXT([.H108]);ISTEXT([.I108]));&quot;&quot;;IF([.H108]=[.I108];&quot;equal&quot;;-LOG(ABS([.H108]-[.I108])/MAX(ABS([.H108]);ABS([.I108]));10)))" office:value-type="string" office:string-value="equal" calcext:value-type="string">
            <text:p>equal</text:p>
          </table:table-cell>
          <table:table-cell table:formula="of:=IF(OR(ISTEXT([.G108]);ISTEXT([.J108]));&quot;&quot;;IF([.G108]=[.J108];&quot;equal&quot;;-LOG(ABS([.G108]-[.J108])/MAX(ABS([.G108]);ABS([.J10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_up</text:p>
          </table:table-cell>
          <table:table-cell office:value-type="string" calcext:value-type="string">
            <text:p>cyto_nsr.k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06" calcext:value-type="float">
            <text:p>0.0006</text:p>
          </table:table-cell>
          <table:table-cell table:formula="of:=IF(OR(ISTEXT([.G109]);ISTEXT([.H109]));&quot;&quot;;IF([.G109]=[.H109];&quot;equal&quot;;-LOG(ABS([.G109]-[.H109])/MAX(ABS([.G109]);ABS([.H109]));10)))" office:value-type="string" office:string-value="equal" calcext:value-type="string">
            <text:p>equal</text:p>
          </table:table-cell>
          <table:table-cell table:formula="of:=IF(OR(ISTEXT([.H109]);ISTEXT([.I109]));&quot;&quot;;IF([.H109]=[.I109];&quot;equal&quot;;-LOG(ABS([.H109]-[.I109])/MAX(ABS([.H109]);ABS([.I109]));10)))" office:value-type="string" office:string-value="equal" calcext:value-type="string">
            <text:p>equal</text:p>
          </table:table-cell>
          <table:table-cell table:formula="of:=IF(OR(ISTEXT([.G109]);ISTEXT([.J109]));&quot;&quot;;IF([.G109]=[.J109];&quot;equal&quot;;-LOG(ABS([.G109]-[.J109])/MAX(ABS([.G109]);ABS([.J10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jsr_sub.p</text:p>
          </table:table-cell>
          <table:table-cell office:value-type="string" calcext:value-type="string">
            <text:p>1/s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1805.6" calcext:value-type="float">
            <text:p>1805.6</text:p>
          </table:table-cell>
          <table:table-cell table:style-name="ce1" office:value-type="float" office:value="5000" calcext:value-type="float">
            <text:p>5.00E+03</text:p>
          </table:table-cell>
          <table:table-cell table:formula="of:=IF(OR(ISTEXT([.G110]);ISTEXT([.H110]));&quot;&quot;;IF([.G110]=[.H110];&quot;equal&quot;;-LOG(ABS([.G110]-[.H110])/MAX(ABS([.G110]);ABS([.H110]));10)))" office:value-type="float" office:value="0.194580707149738" calcext:value-type="float">
            <text:p>0.19</text:p>
          </table:table-cell>
          <table:table-cell table:formula="of:=IF(OR(ISTEXT([.H110]);ISTEXT([.I110]));&quot;&quot;;IF([.H110]=[.I110];&quot;equal&quot;;-LOG(ABS([.H110]-[.I110])/MAX(ABS([.H110]);ABS([.I110]));10)))" office:value-type="string" office:string-value="equal" calcext:value-type="string">
            <text:p>equal</text:p>
          </table:table-cell>
          <table:table-cell table:formula="of:=IF(OR(ISTEXT([.G110]);ISTEXT([.J110]));&quot;&quot;;IF([.G110]=[.J110];&quot;equal&quot;;-LOG(ABS([.G110]-[.J110])/MAX(ABS([.G110]);ABS([.J11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_up</text:p>
          </table:table-cell>
          <table:table-cell office:value-type="string" calcext:value-type="string">
            <text:p>p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yto_nsr.p</text:p>
          </table:table-cell>
          <table:table-cell office:value-type="string" calcext:value-type="string">
            <text:p>mM/s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1" office:value-type="float" office:value="5" calcext:value-type="float">
            <text:p>5.00E+00</text:p>
          </table:table-cell>
          <table:table-cell table:formula="of:=IF(OR(ISTEXT([.G111]);ISTEXT([.H111]));&quot;&quot;;IF([.G111]=[.H111];&quot;equal&quot;;-LOG(ABS([.G111]-[.H111])/MAX(ABS([.G111]);ABS([.H111]));10)))" office:value-type="string" office:string-value="equal" calcext:value-type="string">
            <text:p>equal</text:p>
          </table:table-cell>
          <table:table-cell table:formula="of:=IF(OR(ISTEXT([.H111]);ISTEXT([.I111]));&quot;&quot;;IF([.H111]=[.I111];&quot;equal&quot;;-LOG(ABS([.H111]-[.I111])/MAX(ABS([.H111]);ABS([.I111]));10)))" office:value-type="string" office:string-value="equal" calcext:value-type="string">
            <text:p>equal</text:p>
          </table:table-cell>
          <table:table-cell table:formula="of:=IF(OR(ISTEXT([.G111]);ISTEXT([.J111]));&quot;&quot;;IF([.G111]=[.J111];&quot;equal&quot;;-LOG(ABS([.G111]-[.J111])/MAX(ABS([.G111]);ABS([.J11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contains p_up = 0.012, but this variable is never us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u_diff,C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ub_cyto.tau</text:p>
          </table:table-cell>
          <table:table-cell office:value-type="string" calcext:value-type="string">
            <text:p>s</text:p>
          </table:table-cell>
          <table:table-cell office:value-type="float" office:value="0.00004" calcext:value-type="float">
            <text:p>4E-05</text:p>
          </table:table-cell>
          <table:table-cell table:number-columns-repeated="3" table:style-name="ce1" office:value-type="float" office:value="0.00004" calcext:value-type="float">
            <text:p>4.00E-05</text:p>
          </table:table-cell>
          <table:table-cell table:formula="of:=IF(OR(ISTEXT([.G112]);ISTEXT([.H112]));&quot;&quot;;IF([.G112]=[.H112];&quot;equal&quot;;-LOG(ABS([.G112]-[.H112])/MAX(ABS([.G112]);ABS([.H112]));10)))" office:value-type="string" office:string-value="equal" calcext:value-type="string">
            <text:p>equal</text:p>
          </table:table-cell>
          <table:table-cell table:formula="of:=IF(OR(ISTEXT([.H112]);ISTEXT([.I112]));&quot;&quot;;IF([.H112]=[.I112];&quot;equal&quot;;-LOG(ABS([.H112]-[.I112])/MAX(ABS([.H112]);ABS([.I112]));10)))" office:value-type="string" office:string-value="equal" calcext:value-type="string">
            <text:p>equal</text:p>
          </table:table-cell>
          <table:table-cell table:formula="of:=IF(OR(ISTEXT([.G112]);ISTEXT([.J112]));&quot;&quot;;IF([.G112]=[.J112];&quot;equal&quot;;-LOG(ABS([.G112]-[.J112])/MAX(ABS([.G112]);ABS([.J11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u_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au_tr</text:p>
          </table:table-cell>
          <table:table-cell office:value-type="string" calcext:value-type="string">
            <text:p>nsr_jsr.tau</text:p>
          </table:table-cell>
          <table:table-cell office:value-type="string" calcext:value-type="string">
            <text:p>s</text:p>
          </table:table-cell>
          <table:table-cell table:number-columns-repeated="2" table:style-name="ce1" office:value-type="float" office:value="0.06" calcext:value-type="float">
            <text:p>6.00E-02</text:p>
          </table:table-cell>
          <table:table-cell office:value-type="float" office:value="0.06" calcext:value-type="float">
            <text:p>0.06</text:p>
          </table:table-cell>
          <table:table-cell table:style-name="ce1" office:value-type="float" office:value="0.06" calcext:value-type="float">
            <text:p>6.00E-02</text:p>
          </table:table-cell>
          <table:table-cell table:formula="of:=IF(OR(ISTEXT([.G113]);ISTEXT([.H113]));&quot;&quot;;IF([.G113]=[.H113];&quot;equal&quot;;-LOG(ABS([.G113]-[.H113])/MAX(ABS([.G113]);ABS([.H113]));10)))" office:value-type="string" office:string-value="equal" calcext:value-type="string">
            <text:p>equal</text:p>
          </table:table-cell>
          <table:table-cell table:formula="of:=IF(OR(ISTEXT([.H113]);ISTEXT([.I113]));&quot;&quot;;IF([.H113]=[.I113];&quot;equal&quot;;-LOG(ABS([.H113]-[.I113])/MAX(ABS([.H113]);ABS([.I113]));10)))" office:value-type="string" office:string-value="equal" calcext:value-type="string">
            <text:p>equal</text:p>
          </table:table-cell>
          <table:table-cell table:formula="of:=IF(OR(ISTEXT([.G113]);ISTEXT([.J113]));&quot;&quot;;IF([.G113]=[.J113];&quot;equal&quot;;-LOG(ABS([.G113]-[.J113])/MAX(ABS([.G113]);ABS([.J11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calcext:conditional-formats>
          <calcext:conditional-format calcext:target-range-address="'Parameters (AN)'.K20:'Parameters (AN)'.M113 'Parameters (AN)'.K2:'Parameters (AN)'.M1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AN)'.K18:'Parameters (AN)'.M1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</calcext:conditional-formats>
      </table:table>
      <table:table table:name="Parameters (N)" table:style-name="ta1">
        <table:table-column table:style-name="co1" table:number-columns-repeated="10" table:default-cell-style-name="Default"/>
        <table:table-column table:style-name="co1" table:number-columns-repeated="3" table:default-cell-style-name="ce17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 (paper)</text:p>
          </table:table-cell>
          <table:table-cell office:value-type="string" calcext:value-type="string">
            <text:p>Name (C++)</text:p>
          </table:table-cell>
          <table:table-cell office:value-type="string" calcext:value-type="string">
            <text:p>Name (CellML)</text:p>
          </table:table-cell>
          <table:table-cell office:value-type="string" calcext:value-type="string">
            <text:p>Name (InaMo)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Value in paper</text:p>
          </table:table-cell>
          <table:table-cell office:value-type="string" calcext:value-type="string">
            <text:p>Value in C++</text:p>
          </table:table-cell>
          <table:table-cell office:value-type="string" calcext:value-type="string">
            <text:p>Value in CellML</text:p>
          </table:table-cell>
          <table:table-cell office:value-type="string" calcext:value-type="string">
            <text:p>Value in InaMo</text:p>
          </table:table-cell>
          <table:table-cell table:style-name="Default" office:value-type="string" calcext:value-type="string">
            <text:p>Paper = C++</text:p>
          </table:table-cell>
          <table:table-cell table:style-name="Default" office:value-type="string" calcext:value-type="string">
            <text:p>C++ = CellML</text:p>
          </table:table-cell>
          <table:table-cell table:style-name="Default" office:value-type="string" calcext:value-type="string">
            <text:p>InaMo = CellML</text:p>
          </table:table-cell>
          <table:table-cell office:value-type="string" calcext:value-type="string">
            <text:p>Paper sour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[Na+]_o</text:p>
          </table:table-cell>
          <table:table-cell office:value-type="string" calcext:value-type="string">
            <text:p>na_ou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a_ex</text:p>
          </table:table-cell>
          <table:table-cell office:value-type="string" calcext:value-type="string">
            <text:p>mM</text:p>
          </table:table-cell>
          <table:table-cell table:number-columns-repeated="3" table:style-name="ce1" office:value-type="float" office:value="140" calcext:value-type="float">
            <text:p>1.40E+02</text:p>
          </table:table-cell>
          <table:table-cell office:value-type="float" office:value="140" calcext:value-type="float">
            <text:p>140</text:p>
          </table:table-cell>
          <table:table-cell table:formula="of:=IF(OR(ISTEXT([.G2]);ISTEXT([.H2]));&quot;&quot;;IF([.G2]=[.H2];&quot;equal&quot;;-LOG(ABS([.G2]-[.H2])/MAX(ABS([.G2]);ABS([.H2]));10)))" office:value-type="string" office:string-value="equal" calcext:value-type="string">
            <text:p>equal</text:p>
          </table:table-cell>
          <table:table-cell table:formula="of:=IF(OR(ISTEXT([.H2]);ISTEXT([.I2]));&quot;&quot;;IF([.H2]=[.I2];&quot;equal&quot;;-LOG(ABS([.H2]-[.I2])/MAX(ABS([.H2]);ABS([.I2]));10)))" office:value-type="string" office:string-value="equal" calcext:value-type="string">
            <text:p>equal</text:p>
          </table:table-cell>
          <table:table-cell table:formula="of:=IF(OR(ISTEXT([.G2]);ISTEXT([.J2]));&quot;&quot;;IF([.G2]=[.J2];&quot;equal&quot;;-LOG(ABS([.G2]-[.J2])/MAX(ABS([.G2]);ABS([.J2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++ code measures in M instead of mM</text:p>
          </table:table-cell>
          <table:table-cell table:number-columns-repeated="2"/>
          <table:table-cell table:formula="of:=COUNTIF([.K2:.K113];&quot;&lt;1&quot;)&amp;&quot;/&quot;&amp;(COUNTA([.K2:.K113])-COUNTBLANK([.K2:.K113]))" office:value-type="string" office:string-value="4/91" calcext:value-type="string">
            <text:p>4/91</text:p>
          </table:table-cell>
          <table:table-cell table:formula="of:=COUNTIF([.L2:.L113];&quot;&lt;1&quot;)&amp;&quot;/&quot;&amp;(COUNTA([.L2:.L113])-COUNTBLANK([.L2:.L113]))" office:value-type="string" office:string-value="23/97" calcext:value-type="string">
            <text:p>23/97</text:p>
          </table:table-cell>
        </table:table-row>
        <table:table-row table:style-name="ro1">
          <table:table-cell/>
          <table:table-cell office:value-type="string" calcext:value-type="string">
            <text:p>[Ca2+]_o</text:p>
          </table:table-cell>
          <table:table-cell office:value-type="string" calcext:value-type="string">
            <text:p>ca_out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ca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IF(OR(ISTEXT([.G3]);ISTEXT([.H3]));&quot;&quot;;IF([.G3]=[.H3];&quot;equal&quot;;-LOG(ABS([.G3]-[.H3])/MAX(ABS([.G3]);ABS([.H3]));10)))" office:value-type="string" office:string-value="equal" calcext:value-type="string">
            <text:p>equal</text:p>
          </table:table-cell>
          <table:table-cell table:formula="of:=IF(OR(ISTEXT([.H3]);ISTEXT([.I3]));&quot;&quot;;IF([.H3]=[.I3];&quot;equal&quot;;-LOG(ABS([.H3]-[.I3])/MAX(ABS([.H3]);ABS([.I3]));10)))" office:value-type="string" office:string-value="equal" calcext:value-type="string">
            <text:p>equal</text:p>
          </table:table-cell>
          <table:table-cell table:formula="of:=IF(OR(ISTEXT([.G3]);ISTEXT([.J3]));&quot;&quot;;IF([.G3]=[.J3];&quot;equal&quot;;-LOG(ABS([.G3]-[.J3])/MAX(ABS([.G3]);ABS([.J3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o</text:p>
          </table:table-cell>
          <table:table-cell office:value-type="string" calcext:value-type="string">
            <text:p>k_out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k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.4" calcext:value-type="float">
            <text:p>5.4</text:p>
          </table:table-cell>
          <table:table-cell table:formula="of:=IF(OR(ISTEXT([.G4]);ISTEXT([.H4]));&quot;&quot;;IF([.G4]=[.H4];&quot;equal&quot;;-LOG(ABS([.G4]-[.H4])/MAX(ABS([.G4]);ABS([.H4]));10)))" office:value-type="string" office:string-value="equal" calcext:value-type="string">
            <text:p>equal</text:p>
          </table:table-cell>
          <table:table-cell table:formula="of:=IF(OR(ISTEXT([.H4]);ISTEXT([.I4]));&quot;&quot;;IF([.H4]=[.I4];&quot;equal&quot;;-LOG(ABS([.H4]-[.I4])/MAX(ABS([.H4]);ABS([.I4]));10)))" office:value-type="string" office:string-value="equal" calcext:value-type="string">
            <text:p>equal</text:p>
          </table:table-cell>
          <table:table-cell table:formula="of:=IF(OR(ISTEXT([.G4]);ISTEXT([.J4]));&quot;&quot;;IF([.G4]=[.J4];&quot;equal&quot;;-LOG(ABS([.G4]-[.J4])/MAX(ABS([.G4]);ABS([.J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Na+]_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Na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8" calcext:value-type="float">
            <text:p>8</text:p>
          </table:table-cell>
          <table:table-cell table:formula="of:=IF(OR(ISTEXT([.G5]);ISTEXT([.H5]));&quot;&quot;;IF([.G5]=[.H5];&quot;equal&quot;;-LOG(ABS([.G5]-[.H5])/MAX(ABS([.G5]);ABS([.H5]));10)))" office:value-type="string" office:string-value="equal" calcext:value-type="string">
            <text:p>equal</text:p>
          </table:table-cell>
          <table:table-cell table:formula="of:=IF(OR(ISTEXT([.H5]);ISTEXT([.I5]));&quot;&quot;;IF([.H5]=[.I5];&quot;equal&quot;;-LOG(ABS([.H5]-[.I5])/MAX(ABS([.H5]);ABS([.I5]));10)))" office:value-type="string" office:string-value="equal" calcext:value-type="string">
            <text:p>equal</text:p>
          </table:table-cell>
          <table:table-cell table:formula="of:=IF(OR(ISTEXT([.G5]);ISTEXT([.J5]));&quot;&quot;;IF([.G5]=[.J5];&quot;equal&quot;;-LOG(ABS([.G5]-[.J5])/MAX(ABS([.G5]);ABS([.J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mM</text:p>
          </table:table-cell>
          <table:table-cell table:style-name="ce1" office:value-type="float" office:value="140" calcext:value-type="float">
            <text:p>1.40E+02</text:p>
          </table:table-cell>
          <table:table-cell table:number-columns-repeated="3" office:value-type="float" office:value="140" calcext:value-type="float">
            <text:p>140</text:p>
          </table:table-cell>
          <table:table-cell table:formula="of:=IF(OR(ISTEXT([.G6]);ISTEXT([.H6]));&quot;&quot;;IF([.G6]=[.H6];&quot;equal&quot;;-LOG(ABS([.G6]-[.H6])/MAX(ABS([.G6]);ABS([.H6]));10)))" office:value-type="string" office:string-value="equal" calcext:value-type="string">
            <text:p>equal</text:p>
          </table:table-cell>
          <table:table-cell table:formula="of:=IF(OR(ISTEXT([.H6]);ISTEXT([.I6]));&quot;&quot;;IF([.H6]=[.I6];&quot;equal&quot;;-LOG(ABS([.H6]-[.I6])/MAX(ABS([.H6]);ABS([.I6]));10)))" office:value-type="string" office:string-value="equal" calcext:value-type="string">
            <text:p>equal</text:p>
          </table:table-cell>
          <table:table-cell table:formula="of:=IF(OR(ISTEXT([.G6]);ISTEXT([.J6]));&quot;&quot;;IF([.G6]=[.J6];&quot;equal&quot;;-LOG(ABS([.G6]-[.J6])/MAX(ABS([.G6]);ABS([.J6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a2+]_i</text:p>
          </table:table-cell>
          <table:table-cell office:value-type="string" calcext:value-type="string">
            <text:p>ca_in</text:p>
          </table:table-cell>
          <table:table-cell office:value-type="string" calcext:value-type="string">
            <text:p>Cai</text:p>
          </table:table-cell>
          <table:table-cell office:value-type="string" calcext:value-type="string">
            <text:p>ca_sub</text:p>
          </table:table-cell>
          <table:table-cell office:value-type="string" calcext:value-type="string">
            <text:p>mM</text:p>
          </table:table-cell>
          <table:table-cell table:style-name="ce1" office:value-type="float" office:value="0.0001" calcext:value-type="float">
            <text:p>1.00E-04</text:p>
          </table:table-cell>
          <table:table-cell table:style-name="ce5" office:value-type="float" office:value="0.00036327" calcext:value-type="float">
            <text:p>3.63E-04</text:p>
          </table:table-cell>
          <table:table-cell/>
          <table:table-cell table:style-name="ce1" office:value-type="float" office:value="0.0001" calcext:value-type="float">
            <text:p>1.00E-04</text:p>
          </table:table-cell>
          <table:table-cell table:formula="of:=IF(OR(ISTEXT([.G7]);ISTEXT([.H7]));&quot;&quot;;IF([.G7]=[.H7];&quot;equal&quot;;-LOG(ABS([.G7]-[.H7])/MAX(ABS([.G7]);ABS([.H7]));10)))" office:value-type="float" office:value="0.139828160477741" calcext:value-type="float">
            <text:p>0.14</text:p>
          </table:table-cell>
          <table:table-cell table:formula="of:=IF(OR(ISTEXT([.H7]);ISTEXT([.I7]));&quot;&quot;;IF([.H7]=[.I7];&quot;equal&quot;;-LOG(ABS([.H7]-[.I7])/MAX(ABS([.H7]);ABS([.I7]));10)))" office:value-type="float" office:value="-0" calcext:value-type="float">
            <text:p>0.00</text:p>
          </table:table-cell>
          <table:table-cell table:formula="of:=IF(OR(ISTEXT([.G7]);ISTEXT([.J7]));&quot;&quot;;IF([.G7]=[.J7];&quot;equal&quot;;-LOG(ABS([.G7]-[.J7])/MAX(ABS([.G7]);ABS([.J7]));10)))" office:value-type="string" office:string-value="equal" calcext:value-type="string">
            <text:p>equal</text:p>
          </table:table-cell>
          <table:table-cell office:value-type="string" calcext:value-type="string">
            <text:p>Inada2009,Sup-p3</text:p>
          </table:table-cell>
          <table:table-cell office:value-type="string" calcext:value-type="string">
            <text:p>only used if [Ca2+]_i is assumed to be constant (no CaHandling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office:value-type="string" calcext:value-type="string">
            <text:p>mM</text:p>
          </table:table-cell>
          <table:table-cell table:number-columns-repeated="2" table:style-name="ce1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table:style-name="ce18" table:formula="of:=IF(OR(ISTEXT([.G8]);ISTEXT([.H8]));&quot;&quot;;IF([.G8]=[.H8];&quot;equal&quot;;-LOG(ABS([.G8]-[.H8])/MAX(ABS([.G8]);ABS([.H8]));10)))">
            <text:p/>
          </table:table-cell>
          <table:table-cell table:style-name="ce18" table:formula="of:=IF(OR(ISTEXT([.H8]);ISTEXT([.I8]));&quot;&quot;;IF([.H8]=[.I8];&quot;equal&quot;;-LOG(ABS([.H8]-[.I8])/MAX(ABS([.H8]);ABS([.I8]));10)))">
            <text:p/>
          </table:table-cell>
          <table:table-cell table:style-name="ce18" table:formula="of:=IF(OR(ISTEXT([.G8]);ISTEXT([.J8]));&quot;&quot;;IF([.G8]=[.J8];&quot;equal&quot;;-LOG(ABS([.G8]-[.J8])/MAX(ABS([.G8]);ABS([.J8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given in C++, seems to be disabled in CellML (always 0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st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formula="of:=IF(OR(ISTEXT([.G9]);ISTEXT([.H9]));&quot;&quot;;IF([.G9]=[.H9];&quot;equal&quot;;-LOG(ABS([.G9]-[.H9])/MAX(ABS([.G9]);ABS([.H9]));10)))">
            <text:p/>
          </table:table-cell>
          <table:table-cell table:formula="of:=IF(OR(ISTEXT([.H9]);ISTEXT([.I9]));&quot;&quot;;IF([.H9]=[.I9];&quot;equal&quot;;-LOG(ABS([.H9]-[.I9])/MAX(ABS([.H9]);ABS([.I9]));10)))">
            <text:p/>
          </table:table-cell>
          <table:table-cell table:formula="of:=IF(OR(ISTEXT([.G9]);ISTEXT([.J9]));&quot;&quot;;IF([.G9]=[.J9];&quot;equal&quot;;-LOG(ABS([.G9]-[.J9])/MAX(ABS([.G9]);ABS([.J9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e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formula="of:=IF(OR(ISTEXT([.G10]);ISTEXT([.H10]));&quot;&quot;;IF([.G10]=[.H10];&quot;equal&quot;;-LOG(ABS([.G10]-[.H10])/MAX(ABS([.G10]);ABS([.H10]));10)))">
            <text:p/>
          </table:table-cell>
          <table:table-cell table:formula="of:=IF(OR(ISTEXT([.H10]);ISTEXT([.I10]));&quot;&quot;;IF([.H10]=[.I10];&quot;equal&quot;;-LOG(ABS([.H10]-[.I10])/MAX(ABS([.H10]);ABS([.I10]));10)))">
            <text:p/>
          </table:table-cell>
          <table:table-cell table:formula="of:=IF(OR(ISTEXT([.G10]);ISTEXT([.J10]));&quot;&quot;;IF([.G10]=[.J10];&quot;equal&quot;;-LOG(ABS([.G10]-[.J10])/MAX(ABS([.G10]);ABS([.J10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perio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formula="of:=IF(OR(ISTEXT([.G11]);ISTEXT([.H11]));&quot;&quot;;IF([.G11]=[.H11];&quot;equal&quot;;-LOG(ABS([.G11]-[.H11])/MAX(ABS([.G11]);ABS([.H11]));10)))">
            <text:p/>
          </table:table-cell>
          <table:table-cell table:formula="of:=IF(OR(ISTEXT([.H11]);ISTEXT([.I11]));&quot;&quot;;IF([.H11]=[.I11];&quot;equal&quot;;-LOG(ABS([.H11]-[.I11])/MAX(ABS([.H11]);ABS([.I11]));10)))">
            <text:p/>
          </table:table-cell>
          <table:table-cell table:formula="of:=IF(OR(ISTEXT([.G11]);ISTEXT([.J11]));&quot;&quot;;IF([.G11]=[.J11];&quot;equal&quot;;-LOG(ABS([.G11]-[.J11])/MAX(ABS([.G11]);ABS([.J11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dur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formula="of:=IF(OR(ISTEXT([.G12]);ISTEXT([.H12]));&quot;&quot;;IF([.G12]=[.H12];&quot;equal&quot;;-LOG(ABS([.G12]-[.H12])/MAX(ABS([.G12]);ABS([.H12]));10)))">
            <text:p/>
          </table:table-cell>
          <table:table-cell table:formula="of:=IF(OR(ISTEXT([.H12]);ISTEXT([.I12]));&quot;&quot;;IF([.H12]=[.I12];&quot;equal&quot;;-LOG(ABS([.H12]-[.I12])/MAX(ABS([.H12]);ABS([.I12]));10)))">
            <text:p/>
          </table:table-cell>
          <table:table-cell table:formula="of:=IF(OR(ISTEXT([.G12]);ISTEXT([.J12]));&quot;&quot;;IF([.G12]=[.J12];&quot;equal&quot;;-LOG(ABS([.G12]-[.J12])/MAX(ABS([.G12]);ABS([.J12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_stim</text:p>
          </table:table-cell>
          <table:table-cell office:value-type="string" calcext:value-type="string">
            <text:p>stim_amplitu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-</text:p>
          </table:table-cell>
          <table:table-cell table:style-name="ce5" office:value-type="float" office:value="-0.000000005" calcext:value-type="float">
            <text:p>-5.00E-09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formula="of:=IF(OR(ISTEXT([.G13]);ISTEXT([.H13]));&quot;&quot;;IF([.G13]=[.H13];&quot;equal&quot;;-LOG(ABS([.G13]-[.H13])/MAX(ABS([.G13]);ABS([.H13]));10)))">
            <text:p/>
          </table:table-cell>
          <table:table-cell table:formula="of:=IF(OR(ISTEXT([.H13]);ISTEXT([.I13]));&quot;&quot;;IF([.H13]=[.I13];&quot;equal&quot;;-LOG(ABS([.H13]-[.I13])/MAX(ABS([.H13]);ABS([.I13]));10)))">
            <text:p/>
          </table:table-cell>
          <table:table-cell table:formula="of:=IF(OR(ISTEXT([.G13]);ISTEXT([.J13]));&quot;&quot;;IF([.G13]=[.J13];&quot;equal&quot;;-LOG(ABS([.G13]-[.J13])/MAX(ABS([.G13]);ABS([.J1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++ uses different values for 1D model and single-cell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7" office:value-type="string" calcext:value-type="string">
            <text:p>C_m</text:p>
          </table:table-cell>
          <table:table-cell table:style-name="ce7" office:value-type="string" calcext:value-type="string">
            <text:p>cm</text:p>
          </table:table-cell>
          <table:table-cell table:style-name="ce7" office:value-type="string" calcext:value-type="string">
            <text:p>C_m</text:p>
          </table:table-cell>
          <table:table-cell table:style-name="ce7" office:value-type="string" calcext:value-type="string">
            <text:p>l2.c</text:p>
          </table:table-cell>
          <table:table-cell office:value-type="string" calcext:value-type="string">
            <text:p>F</text:p>
          </table:table-cell>
          <table:table-cell table:number-columns-repeated="2" table:style-name="ce5" office:value-type="float" office:value="0.000000000029" calcext:value-type="float">
            <text:p>2.90E-11</text:p>
          </table:table-cell>
          <table:table-cell table:style-name="ce1" office:value-type="float" office:value="0.00000000004" calcext:value-type="float">
            <text:p>4.00E-11</text:p>
          </table:table-cell>
          <table:table-cell table:style-name="ce5" office:value-type="float" office:value="0.000000000029" calcext:value-type="float">
            <text:p>2.90E-11</text:p>
          </table:table-cell>
          <table:table-cell table:formula="of:=IF(OR(ISTEXT([.G14]);ISTEXT([.H14]));&quot;&quot;;IF([.G14]=[.H14];&quot;equal&quot;;-LOG(ABS([.G14]-[.H14])/MAX(ABS([.G14]);ABS([.H14]));10)))" office:value-type="string" office:string-value="equal" calcext:value-type="string">
            <text:p>equal</text:p>
          </table:table-cell>
          <table:table-cell table:formula="of:=IF(OR(ISTEXT([.H14]);ISTEXT([.I14]));&quot;&quot;;IF([.H14]=[.I14];&quot;equal&quot;;-LOG(ABS([.H14]-[.I14])/MAX(ABS([.H14]);ABS([.I14]));10)))" office:value-type="float" office:value="0.560667306169737" calcext:value-type="float">
            <text:p>0.56</text:p>
          </table:table-cell>
          <table:table-cell table:formula="of:=IF(OR(ISTEXT([.G14]);ISTEXT([.J14]));&quot;&quot;;IF([.G14]=[.J14];&quot;equal&quot;;-LOG(ABS([.G14]-[.J14])/MAX(ABS([.G14]);ABS([.J1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ellML swapped C_m of N and NH cell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 (init)</text:p>
          </table:table-cell>
          <table:table-cell office:value-type="string" calcext:value-type="string">
            <text:p>vm_1</text:p>
          </table:table-cell>
          <table:table-cell office:value-type="string" calcext:value-type="string">
            <text:p>V.init</text:p>
          </table:table-cell>
          <table:table-cell office:value-type="string" calcext:value-type="string">
            <text:p>l2.v_init</text:p>
          </table:table-cell>
          <table:table-cell office:value-type="string" calcext:value-type="string">
            <text:p>V</text:p>
          </table:table-cell>
          <table:table-cell table:style-name="ce5" table:formula="of:=-0.06213" office:value-type="float" office:value="-0.06213" calcext:value-type="float">
            <text:p>-6.21E-02</text:p>
          </table:table-cell>
          <table:table-cell table:style-name="ce5" office:value-type="float" office:value="-0.062132" calcext:value-type="float">
            <text:p>-6.21E-02</text:p>
          </table:table-cell>
          <table:table-cell table:style-name="ce5" office:value-type="float" office:value="-0.0497094" calcext:value-type="float">
            <text:p>-4.97E-02</text:p>
          </table:table-cell>
          <table:table-cell office:value-type="string" calcext:value-type="string">
            <text:p>-</text:p>
          </table:table-cell>
          <table:table-cell table:formula="of:=IF(OR(ISTEXT([.G15]);ISTEXT([.H15]));&quot;&quot;;IF([.G15]=[.H15];&quot;equal&quot;;-LOG(ABS([.G15]-[.H15])/MAX(ABS([.G15]);ABS([.H15]));10)))" office:value-type="float" office:value="4.49228533791132" calcext:value-type="float">
            <text:p>4.49</text:p>
          </table:table-cell>
          <table:table-cell table:formula="of:=IF(OR(ISTEXT([.H15]);ISTEXT([.I15]));&quot;&quot;;IF([.H15]=[.I15];&quot;equal&quot;;-LOG(ABS([.H15]-[.I15])/MAX(ABS([.H15]);ABS([.I15]));10)))" office:value-type="float" office:value="0.699102832139479" calcext:value-type="float">
            <text:p>0.70</text:p>
          </table:table-cell>
          <table:table-cell table:formula="of:=IF(OR(ISTEXT([.G15]);ISTEXT([.J15]));&quot;&quot;;IF([.G15]=[.J15];&quot;equal&quot;;-LOG(ABS([.G15]-[.J15])/MAX(ABS([.G15]);ABS([.J15]));10)))">
            <text:p/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K</text:p>
          </table:table-cell>
          <table:table-cell table:style-name="ce1" office:value-type="float" office:value="310" calcext:value-type="float">
            <text:p>3.10E+02</text:p>
          </table:table-cell>
          <table:table-cell office:value-type="float" office:value="310.15" calcext:value-type="float">
            <text:p>310.15</text:p>
          </table:table-cell>
          <table:table-cell table:number-columns-repeated="2" office:value-type="float" office:value="310" calcext:value-type="float">
            <text:p>310</text:p>
          </table:table-cell>
          <table:table-cell table:formula="of:=IF(OR(ISTEXT([.G16]);ISTEXT([.H16]));&quot;&quot;;IF([.G16]=[.H16];&quot;equal&quot;;-LOG(ABS([.G16]-[.H16])/MAX(ABS([.G16]);ABS([.H16]));10)))" office:value-type="float" office:value="3.31548052644537" calcext:value-type="float">
            <text:p>3.32</text:p>
          </table:table-cell>
          <table:table-cell table:formula="of:=IF(OR(ISTEXT([.H16]);ISTEXT([.I16]));&quot;&quot;;IF([.H16]=[.I16];&quot;equal&quot;;-LOG(ABS([.H16]-[.I16])/MAX(ABS([.H16]);ABS([.I16]));10)))" office:value-type="float" office:value="3.31548052644537" calcext:value-type="float">
            <text:p>3.32</text:p>
          </table:table-cell>
          <table:table-cell table:formula="of:=IF(OR(ISTEXT([.G16]);ISTEXT([.J16]));&quot;&quot;;IF([.G16]=[.J16];&quot;equal&quot;;-LOG(ABS([.G16]-[.J16])/MAX(ABS([.G16]);ABS([.J16]));10)))" office:value-type="string" office:string-value="equal" calcext:value-type="string">
            <text:p>equal</text:p>
          </table:table-cell>
          <table:table-cell office:value-type="string" calcext:value-type="string">
            <text:p>Inada2009,S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K</text:p>
          </table:table-cell>
          <table:table-cell office:value-type="string" calcext:value-type="string">
            <text:p>rev_k</text:p>
          </table:table-cell>
          <table:table-cell office:value-type="string" calcext:value-type="string">
            <text:p>E_K</text:p>
          </table:table-cell>
          <table:table-cell office:value-type="string" calcext:value-type="string">
            <text:p>v_k</text:p>
          </table:table-cell>
          <table:table-cell office:value-type="string" calcext:value-type="string">
            <text:p>V</text:p>
          </table:table-cell>
          <table:table-cell table:style-name="ce1" table:formula="of:=8.31446261815324 * [.G16] / 96485.33212 * LOG([.G4]/[.G6])" office:value-type="float" office:value="-0.0377661201386988" calcext:value-type="float">
            <text:p>-3.78E-02</text:p>
          </table:table-cell>
          <table:table-cell table:style-name="ce1" table:formula="of:=8.31446261815324 * [.H16] / 96485.33212 * LOG([.H4]/[.H6])" office:value-type="float" office:value="-0.0377843940677982" calcext:value-type="float">
            <text:p>-3.78E-02</text:p>
          </table:table-cell>
          <table:table-cell table:style-name="ce1" table:formula="of:=8.31446261815324 * [.I16] / 96485.33212 * LOG([.I4]/[.I6])" office:value-type="float" office:value="-0.0377661201386988" calcext:value-type="float">
            <text:p>-3.78E-02</text:p>
          </table:table-cell>
          <table:table-cell table:style-name="ce1" table:formula="of:=8.31446261815324 * [.J16] / 96485.33212 * LOG([.J4]/[.J6])" office:value-type="float" office:value="-0.0377661201386988" calcext:value-type="float">
            <text:p>-3.78E-02</text:p>
          </table:table-cell>
          <table:table-cell table:formula="of:=IF(OR(ISTEXT([.G17]);ISTEXT([.H17]));&quot;&quot;;IF([.G17]=[.H17];&quot;equal&quot;;-LOG(ABS([.G17]-[.H17])/MAX(ABS([.G17]);ABS([.H17]));10)))" office:value-type="float" office:value="3.31548052644541" calcext:value-type="float">
            <text:p>3.32</text:p>
          </table:table-cell>
          <table:table-cell table:formula="of:=IF(OR(ISTEXT([.H17]);ISTEXT([.I17]));&quot;&quot;;IF([.H17]=[.I17];&quot;equal&quot;;-LOG(ABS([.H17]-[.I17])/MAX(ABS([.H17]);ABS([.I17]));10)))" office:value-type="float" office:value="3.31548052644541" calcext:value-type="float">
            <text:p>3.32</text:p>
          </table:table-cell>
          <table:table-cell table:formula="of:=IF(OR(ISTEXT([.G17]);ISTEXT([.J17]));&quot;&quot;;IF([.G17]=[.J17];&quot;equal&quot;;-LOG(ABS([.G17]-[.J17])/MAX(ABS([.G17]);ABS([.J17]));10)))" office:value-type="string" office:string-value="equal" calcext:value-type="string">
            <text:p>equal</text:p>
          </table:table-cell>
          <table:table-cell office:value-type="string" calcext:value-type="string">
            <text:p>calculated with Nernst, but not giv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Na</text:p>
          </table:table-cell>
          <table:table-cell office:value-type="string" calcext:value-type="string">
            <text:p>g_N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number-columns-repeated="3" table:style-name="ce5" office:value-type="float" office:value="0" calcext:value-type="float">
            <text:p>0.00E+00</text:p>
          </table:table-cell>
          <table:table-cell table:style-name="ce1" office:value-type="string" calcext:value-type="string">
            <text:p>-</text:p>
          </table:table-cell>
          <table:table-cell table:formula="of:=IF(OR(ISTEXT([.G18]);ISTEXT([.H18]));&quot;&quot;;IF([.G18]=[.H18];&quot;equal&quot;;-LOG(ABS([.G18]-[.H18])/MAX(ABS([.G18]);ABS([.H18]));10)))" office:value-type="string" office:string-value="equal" calcext:value-type="string">
            <text:p>equal</text:p>
          </table:table-cell>
          <table:table-cell table:formula="of:=IF(OR(ISTEXT([.H18]);ISTEXT([.I18]));&quot;&quot;;IF([.H18]=[.I18];&quot;equal&quot;;-LOG(ABS([.H18]-[.I18])/MAX(ABS([.H18]);ABS([.I18]));10)))" office:value-type="string" office:string-value="equal" calcext:value-type="string">
            <text:p>equal</text:p>
          </table:table-cell>
          <table:table-cell table:formula="of:=IF(OR(ISTEXT([.G18]);ISTEXT([.J18]));&quot;&quot;;IF([.G18]=[.J18];&quot;equal&quot;;-LOG(ABS([.G18]-[.J18])/MAX(ABS([.G18]);ABS([.J18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g_na</text:p>
          </table:table-cell>
          <table:table-cell table:style-name="ce7" office:value-type="string" calcext:value-type="string">
            <text:p>g_Na</text:p>
          </table:table-cell>
          <table:table-cell office:value-type="string" calcext:value-type="string">
            <text:p>na_p</text:p>
          </table:table-cell>
          <table:table-cell office:value-type="string" calcext:value-type="string">
            <text:p>m³/(s * m²)</text:p>
          </table:table-cell>
          <table:table-cell table:formula="of:=[.G18]/[.G2] * 8.31446261815324 * [.G16] / (96485.33212 * 96485.33212)" office:value-type="float" office:value="0" calcext:value-type="float">
            <text:p>0</text:p>
          </table:table-cell>
          <table:table-cell table:formula="of:=[.H18]/[.H2] * 8.31446261815324 * [.H16] / (96485.33212 * 96485.33212)" office:value-type="float" office:value="0" calcext:value-type="float">
            <text:p>0</text:p>
          </table:table-cell>
          <table:table-cell table:formula="of:=[.I18]/[.I2] * 8.31446261815324 * [.I16] / (96485.33212 * 96485.33212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OR(ISTEXT([.G19]);ISTEXT([.H19]));&quot;&quot;;IF([.G19]=[.H19];&quot;equal&quot;;-LOG(ABS([.G19]-[.H19])/MAX(ABS([.G19]);ABS([.H19]));10)))" office:value-type="string" office:string-value="equal" calcext:value-type="string">
            <text:p>equal</text:p>
          </table:table-cell>
          <table:table-cell table:formula="of:=IF(OR(ISTEXT([.H19]);ISTEXT([.I19]));&quot;&quot;;IF([.H19]=[.I19];&quot;equal&quot;;-LOG(ABS([.H19]-[.I19])/MAX(ABS([.H19]);ABS([.I19]));10)))" office:value-type="string" office:string-value="equal" calcext:value-type="string">
            <text:p>equal</text:p>
          </table:table-cell>
          <table:table-cell table:formula="of:=IF(OR(ISTEXT([.G19]);ISTEXT([.J19]));&quot;&quot;;IF([.G19]=[.J19];&quot;equal&quot;;-LOG(ABS([.G19]-[.J19])/MAX(ABS([.G19]);ABS([.J19]));10)))">
            <text:p/>
          </table:table-cell>
          <table:table-cell office:value-type="string" calcext:value-type="string">
            <text:p>calculated from g_Na via p_from_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 (init)</text:p>
          </table:table-cell>
          <table:table-cell office:value-type="string" calcext:value-type="string">
            <text:p>act_na (init)</text:p>
          </table:table-cell>
          <table:table-cell office:value-type="string" calcext:value-type="string">
            <text:p>m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float" office:value="0.143642" calcext:value-type="float">
            <text:p>0.143642</text:p>
          </table:table-cell>
          <table:table-cell table:style-name="ce6" office:value-type="string" calcext:value-type="string">
            <text:p>-</text:p>
          </table:table-cell>
          <table:table-cell table:formula="of:=IF(OR(ISTEXT([.G20]);ISTEXT([.H20]));&quot;&quot;;IF([.G20]=[.H20];&quot;equal&quot;;-LOG(ABS([.G20]-[.H20])/MAX(ABS([.G20]);ABS([.H20]));10)))">
            <text:p/>
          </table:table-cell>
          <table:table-cell table:formula="of:=IF(OR(ISTEXT([.H20]);ISTEXT([.I20]));&quot;&quot;;IF([.H20]=[.I20];&quot;equal&quot;;-LOG(ABS([.H20]-[.I20])/MAX(ABS([.H20]);ABS([.I20]));10)))">
            <text:p/>
          </table:table-cell>
          <table:table-cell table:formula="of:=IF(OR(ISTEXT([.G20]);ISTEXT([.J20]));&quot;&quot;;IF([.G20]=[.J20];&quot;equal&quot;;-LOG(ABS([.G20]-[.J20])/MAX(ABS([.G20]);ABS([.J20]));10)))">
            <text:p/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EGLIGIBLE_SMALL</text:p>
          </table:table-cell>
          <table:table-cell office:value-type="string" calcext:value-type="string">
            <text:p>delta_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0001" calcext:value-type="float">
            <text:p>1.00E-06</text:p>
          </table:table-cell>
          <table:table-cell table:formula="of:=IF(OR(ISTEXT([.G21]);ISTEXT([.H21]));&quot;&quot;;IF([.G21]=[.H21];&quot;equal&quot;;-LOG(ABS([.G21]-[.H21])/MAX(ABS([.G21]);ABS([.H21]));10)))">
            <text:p/>
          </table:table-cell>
          <table:table-cell table:formula="of:=IF(OR(ISTEXT([.H21]);ISTEXT([.I21]));&quot;&quot;;IF([.H21]=[.I21];&quot;equal&quot;;-LOG(ABS([.H21]-[.I21])/MAX(ABS([.H21]);ABS([.I21]));10)))" office:value-type="float" office:value="0.00436480540245004" calcext:value-type="float">
            <text:p>0.00</text:p>
          </table:table-cell>
          <table:table-cell table:formula="of:=IF(OR(ISTEXT([.G21]);ISTEXT([.J21]));&quot;&quot;;IF([.G21]=[.J21];&quot;equal&quot;;-LOG(ABS([.G21]-[.J21])/MAX(ABS([.G21]);ABS([.J21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lta when discontinuity handling is turned on, 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_2 (init)</text:p>
          </table:table-cell>
          <table:table-cell office:value-type="string" calcext:value-type="string">
            <text:p>slow_inact_na (init)</text:p>
          </table:table-cell>
          <table:table-cell office:value-type="string" calcext:value-type="string">
            <text:p>h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float" office:value="0.0157156" calcext:value-type="float">
            <text:p>0.0157156</text:p>
          </table:table-cell>
          <table:table-cell table:style-name="ce6" office:value-type="string" calcext:value-type="string">
            <text:p>-</text:p>
          </table:table-cell>
          <table:table-cell table:formula="of:=IF(OR(ISTEXT([.G22]);ISTEXT([.H22]));&quot;&quot;;IF([.G22]=[.H22];&quot;equal&quot;;-LOG(ABS([.G22]-[.H22])/MAX(ABS([.G22]);ABS([.H22]));10)))">
            <text:p/>
          </table:table-cell>
          <table:table-cell table:formula="of:=IF(OR(ISTEXT([.H22]);ISTEXT([.I22]));&quot;&quot;;IF([.H22]=[.I22];&quot;equal&quot;;-LOG(ABS([.H22]-[.I22])/MAX(ABS([.H22]);ABS([.I22]));10)))">
            <text:p/>
          </table:table-cell>
          <table:table-cell table:formula="of:=IF(OR(ISTEXT([.G22]);ISTEXT([.J22]));&quot;&quot;;IF([.G22]=[.J22];&quot;equal&quot;;-LOG(ABS([.G22]-[.J22])/MAX(ABS([.G22]);ABS([.J22]));10)))">
            <text:p/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_1 (init)</text:p>
          </table:table-cell>
          <table:table-cell office:value-type="string" calcext:value-type="string">
            <text:p>fast_inact_na (init)</text:p>
          </table:table-cell>
          <table:table-cell office:value-type="string" calcext:value-type="string">
            <text:p>h1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float" office:value="0.024321" calcext:value-type="float">
            <text:p>0.024321</text:p>
          </table:table-cell>
          <table:table-cell table:style-name="ce6" office:value-type="string" calcext:value-type="string">
            <text:p>-</text:p>
          </table:table-cell>
          <table:table-cell table:formula="of:=IF(OR(ISTEXT([.G23]);ISTEXT([.H23]));&quot;&quot;;IF([.G23]=[.H23];&quot;equal&quot;;-LOG(ABS([.G23]-[.H23])/MAX(ABS([.G23]);ABS([.H23]));10)))">
            <text:p/>
          </table:table-cell>
          <table:table-cell table:formula="of:=IF(OR(ISTEXT([.H23]);ISTEXT([.I23]));&quot;&quot;;IF([.H23]=[.I23];&quot;equal&quot;;-LOG(ABS([.H23]-[.I23])/MAX(ABS([.H23]);ABS([.I23]));10)))">
            <text:p/>
          </table:table-cell>
          <table:table-cell table:formula="of:=IF(OR(ISTEXT([.G23]);ISTEXT([.J23]));&quot;&quot;;IF([.G23]=[.J23];&quot;equal&quot;;-LOG(ABS([.G23]-[.J23])/MAX(ABS([.G23]);ABS([.J23]));10)))">
            <text:p/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g_Ca,L</text:p>
          </table:table-cell>
          <table:table-cell office:value-type="string" calcext:value-type="string">
            <text:p>g_l</text:p>
          </table:table-cell>
          <table:table-cell office:value-type="string" calcext:value-type="string">
            <text:p>g_CaL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9" calcext:value-type="float">
            <text:p>9.00E-09</text:p>
          </table:table-cell>
          <table:table-cell table:formula="of:=IF(OR(ISTEXT([.G24]);ISTEXT([.H24]));&quot;&quot;;IF([.G24]=[.H24];&quot;equal&quot;;-LOG(ABS([.G24]-[.H24])/MAX(ABS([.G24]);ABS([.H24]));10)))" office:value-type="string" office:string-value="equal" calcext:value-type="string">
            <text:p>equal</text:p>
          </table:table-cell>
          <table:table-cell table:formula="of:=IF(OR(ISTEXT([.H24]);ISTEXT([.I24]));&quot;&quot;;IF([.H24]=[.I24];&quot;equal&quot;;-LOG(ABS([.H24]-[.I24])/MAX(ABS([.H24]);ABS([.I24]));10)))" office:value-type="string" office:string-value="equal" calcext:value-type="string">
            <text:p>equal</text:p>
          </table:table-cell>
          <table:table-cell table:formula="of:=IF(OR(ISTEXT([.G24]);ISTEXT([.J24]));&quot;&quot;;IF([.G24]=[.J24];&quot;equal&quot;;-LOG(ABS([.G24]-[.J24])/MAX(ABS([.G24]);ABS([.J2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E_Ca,L</text:p>
          </table:table-cell>
          <table:table-cell table:style-name="ce7" office:value-type="string" calcext:value-type="string">
            <text:p>rev_l</text:p>
          </table:table-cell>
          <table:table-cell table:style-name="ce7" office:value-type="string" calcext:value-type="string">
            <text:p>E_CaL</text:p>
          </table:table-cell>
          <table:table-cell table:style-name="ce7"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style-name="ce1" office:value-type="float" office:value="0.0621" calcext:value-type="float">
            <text:p>6.21E-02</text:p>
          </table:table-cell>
          <table:table-cell table:number-columns-repeated="2" table:style-name="ce5" office:value-type="float" office:value="0.062" calcext:value-type="float">
            <text:p>6.20E-02</text:p>
          </table:table-cell>
          <table:table-cell table:style-name="ce1" office:value-type="float" office:value="0.0621" calcext:value-type="float">
            <text:p>6.21E-02</text:p>
          </table:table-cell>
          <table:table-cell table:formula="of:=IF(OR(ISTEXT([.G25]);ISTEXT([.H25]));&quot;&quot;;IF([.G25]=[.H25];&quot;equal&quot;;-LOG(ABS([.G25]-[.H25])/MAX(ABS([.G25]);ABS([.H25]));10)))" office:value-type="float" office:value="2.79309160017657" calcext:value-type="float">
            <text:p>2.79</text:p>
          </table:table-cell>
          <table:table-cell table:formula="of:=IF(OR(ISTEXT([.H25]);ISTEXT([.I25]));&quot;&quot;;IF([.H25]=[.I25];&quot;equal&quot;;-LOG(ABS([.H25]-[.I25])/MAX(ABS([.H25]);ABS([.I25]));10)))" office:value-type="string" office:string-value="equal" calcext:value-type="string">
            <text:p>equal</text:p>
          </table:table-cell>
          <table:table-cell table:formula="of:=IF(OR(ISTEXT([.G25]);ISTEXT([.J25]));&quot;&quot;;IF([.G25]=[.J25];&quot;equal&quot;;-LOG(ABS([.G25]-[.J25])/MAX(ABS([.G25]);ABS([.J2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6.2 instead of 6.21 seems more like typo than meaningful chang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_L (init)</text:p>
          </table:table-cell>
          <table:table-cell office:value-type="string" calcext:value-type="string">
            <text:p>act_l (init)</text:p>
          </table:table-cell>
          <table:table-cell office:value-type="string" calcext:value-type="string">
            <text:p>d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5" office:value-type="float" office:value="0.0001533" calcext:value-type="float">
            <text:p>1.53E-04</text:p>
          </table:table-cell>
          <table:table-cell table:style-name="ce5" office:value-type="float" office:value="0.0001534" calcext:value-type="float">
            <text:p>1.53E-04</text:p>
          </table:table-cell>
          <table:table-cell table:style-name="ce5" office:value-type="float" office:value="0.0017925" calcext:value-type="float">
            <text:p>1.79E-03</text:p>
          </table:table-cell>
          <table:table-cell table:style-name="ce5" office:value-type="float" office:value="0.0001533" calcext:value-type="float">
            <text:p>1.53E-04</text:p>
          </table:table-cell>
          <table:table-cell table:formula="of:=IF(OR(ISTEXT([.G26]);ISTEXT([.H26]));&quot;&quot;;IF([.G26]=[.H26];&quot;equal&quot;;-LOG(ABS([.G26]-[.H26])/MAX(ABS([.G26]);ABS([.H26]));10)))" office:value-type="float" office:value="3.18582535961295" calcext:value-type="float">
            <text:p>3.19</text:p>
          </table:table-cell>
          <table:table-cell table:formula="of:=IF(OR(ISTEXT([.H26]);ISTEXT([.I26]));&quot;&quot;;IF([.H26]=[.I26];&quot;equal&quot;;-LOG(ABS([.H26]-[.I26])/MAX(ABS([.H26]);ABS([.I26]));10)))" office:value-type="float" office:value="0.0388537140497732" calcext:value-type="float">
            <text:p>0.04</text:p>
          </table:table-cell>
          <table:table-cell table:formula="of:=IF(OR(ISTEXT([.G26]);ISTEXT([.J26]));&quot;&quot;;IF([.G26]=[.J26];&quot;equal&quot;;-LOG(ABS([.G26]-[.J26])/MAX(ABS([.G26]);ABS([.J2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_L,fast (init)</text:p>
          </table:table-cell>
          <table:table-cell office:value-type="string" calcext:value-type="string">
            <text:p>fast_inact_l (init)</text:p>
          </table:table-cell>
          <table:table-cell office:value-type="string" calcext:value-type="string">
            <text:p>f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style-name="ce6" office:value-type="float" office:value="0.6861" calcext:value-type="float">
            <text:p>0.6861</text:p>
          </table:table-cell>
          <table:table-cell table:style-name="ce6" office:value-type="float" office:value="0.68093" calcext:value-type="float">
            <text:p>0.68093</text:p>
          </table:table-cell>
          <table:table-cell table:style-name="ce6" office:value-type="float" office:value="0.97555" calcext:value-type="float">
            <text:p>0.97555</text:p>
          </table:table-cell>
          <table:table-cell table:style-name="ce6" office:value-type="float" office:value="0.6861" calcext:value-type="float">
            <text:p>0.6861</text:p>
          </table:table-cell>
          <table:table-cell table:formula="of:=IF(OR(ISTEXT([.G27]);ISTEXT([.H27]));&quot;&quot;;IF([.G27]=[.H27];&quot;equal&quot;;-LOG(ABS([.G27]-[.H27])/MAX(ABS([.G27]);ABS([.H27]));10)))" office:value-type="float" office:value="2.12289687623247" calcext:value-type="float">
            <text:p>2.12</text:p>
          </table:table-cell>
          <table:table-cell table:formula="of:=IF(OR(ISTEXT([.H27]);ISTEXT([.I27]));&quot;&quot;;IF([.H27]=[.I27];&quot;equal&quot;;-LOG(ABS([.H27]-[.I27])/MAX(ABS([.H27]);ABS([.I27]));10)))" office:value-type="float" office:value="0.519987308079134" calcext:value-type="float">
            <text:p>0.52</text:p>
          </table:table-cell>
          <table:table-cell table:formula="of:=IF(OR(ISTEXT([.G27]);ISTEXT([.J27]));&quot;&quot;;IF([.G27]=[.J27];&quot;equal&quot;;-LOG(ABS([.G27]-[.J27])/MAX(ABS([.G27]);ABS([.J2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_L,slow (init)</text:p>
          </table:table-cell>
          <table:table-cell office:value-type="string" calcext:value-type="string">
            <text:p>slow_inact_l (init)</text:p>
          </table:table-cell>
          <table:table-cell office:value-type="string" calcext:value-type="string">
            <text:p>f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6" office:value-type="float" office:value="0.4441" calcext:value-type="float">
            <text:p>0.4441</text:p>
          </table:table-cell>
          <table:table-cell table:style-name="ce6" office:value-type="float" office:value="0.33202" calcext:value-type="float">
            <text:p>0.33202</text:p>
          </table:table-cell>
          <table:table-cell table:style-name="ce6" office:value-type="float" office:value="0.774394" calcext:value-type="float">
            <text:p>0.774394</text:p>
          </table:table-cell>
          <table:table-cell table:style-name="ce6" office:value-type="float" office:value="0.4441" calcext:value-type="float">
            <text:p>0.4441</text:p>
          </table:table-cell>
          <table:table-cell table:formula="of:=IF(OR(ISTEXT([.G28]);ISTEXT([.H28]));&quot;&quot;;IF([.G28]=[.H28];&quot;equal&quot;;-LOG(ABS([.G28]-[.H28])/MAX(ABS([.G28]);ABS([.H28]));10)))" office:value-type="float" office:value="0.597952650895958" calcext:value-type="float">
            <text:p>0.60</text:p>
          </table:table-cell>
          <table:table-cell table:formula="of:=IF(OR(ISTEXT([.H28]);ISTEXT([.I28]));&quot;&quot;;IF([.H28]=[.I28];&quot;equal&quot;;-LOG(ABS([.H28]-[.I28])/MAX(ABS([.H28]);ABS([.I28]));10)))" office:value-type="float" office:value="0.24317238549169" calcext:value-type="float">
            <text:p>0.24</text:p>
          </table:table-cell>
          <table:table-cell table:formula="of:=IF(OR(ISTEXT([.G28]);ISTEXT([.J28]));&quot;&quot;;IF([.G28]=[.J28];&quot;equal&quot;;-LOG(ABS([.G28]-[.J28])/MAX(ABS([.G28]);ABS([.J2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ct_shi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5" office:value-type="float" office:value="-0.015" calcext:value-type="float">
            <text:p>-1.50E-02</text:p>
          </table:table-cell>
          <table:table-cell table:formula="of:=IF(OR(ISTEXT([.G29]);ISTEXT([.H29]));&quot;&quot;;IF([.G29]=[.H29];&quot;equal&quot;;-LOG(ABS([.G29]-[.H29])/MAX(ABS([.G29]);ABS([.H29]));10)))" office:value-type="string" office:string-value="equal" calcext:value-type="string">
            <text:p>equal</text:p>
          </table:table-cell>
          <table:table-cell table:formula="of:=IF(OR(ISTEXT([.H29]);ISTEXT([.I29]));&quot;&quot;;IF([.H29]=[.I29];&quot;equal&quot;;-LOG(ABS([.H29]-[.I29])/MAX(ABS([.H29]);ABS([.I29]));10)))" office:value-type="string" office:string-value="equal" calcext:value-type="string">
            <text:p>equal</text:p>
          </table:table-cell>
          <table:table-cell table:formula="of:=IF(OR(ISTEXT([.G29]);ISTEXT([.J29]));&quot;&quot;;IF([.G29]=[.J29];&quot;equal&quot;;-LOG(ABS([.G29]-[.J29])/MAX(ABS([.G29]);ABS([.J29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lope_factor_ac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5" office:value-type="float" office:value="-0.005" calcext:value-type="float">
            <text:p>-5.00E-03</text:p>
          </table:table-cell>
          <table:table-cell table:formula="of:=IF(OR(ISTEXT([.G30]);ISTEXT([.H30]));&quot;&quot;;IF([.G30]=[.H30];&quot;equal&quot;;-LOG(ABS([.G30]-[.H30])/MAX(ABS([.G30]);ABS([.H30]));10)))" office:value-type="string" office:string-value="equal" calcext:value-type="string">
            <text:p>equal</text:p>
          </table:table-cell>
          <table:table-cell table:formula="of:=IF(OR(ISTEXT([.H30]);ISTEXT([.I30]));&quot;&quot;;IF([.H30]=[.I30];&quot;equal&quot;;-LOG(ABS([.H30]-[.I30])/MAX(ABS([.H30]);ABS([.I30]));10)))" office:value-type="string" office:string-value="equal" calcext:value-type="string">
            <text:p>equal</text:p>
          </table:table-cell>
          <table:table-cell table:formula="of:=IF(OR(ISTEXT([.G30]);ISTEXT([.J30]));&quot;&quot;;IF([.G30]=[.J30];&quot;equal&quot;;-LOG(ABS([.G30]-[.J30])/MAX(ABS([.G30]);ABS([.J30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hift</text:p>
          </table:table-cell>
          <table:table-cell office:value-type="string" calcext:value-type="string">
            <text:p>inact_shift (f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31]);ISTEXT([.H31]));&quot;&quot;;IF([.G31]=[.H31];&quot;equal&quot;;-LOG(ABS([.G31]-[.H31])/MAX(ABS([.G31]);ABS([.H31]));10)))" office:value-type="string" office:string-value="equal" calcext:value-type="string">
            <text:p>equal</text:p>
          </table:table-cell>
          <table:table-cell table:formula="of:=IF(OR(ISTEXT([.H31]);ISTEXT([.I31]));&quot;&quot;;IF([.H31]=[.I31];&quot;equal&quot;;-LOG(ABS([.H31]-[.I31])/MAX(ABS([.H31]);ABS([.I31]));10)))" office:value-type="string" office:string-value="equal" calcext:value-type="string">
            <text:p>equal</text:p>
          </table:table-cell>
          <table:table-cell table:formula="of:=IF(OR(ISTEXT([.G31]);ISTEXT([.J31]));&quot;&quot;;IF([.G31]=[.J31];&quot;equal&quot;;-LOG(ABS([.G31]-[.J31])/MAX(ABS([.G31]);ABS([.J31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act_shift (f2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32]);ISTEXT([.H32]));&quot;&quot;;IF([.G32]=[.H32];&quot;equal&quot;;-LOG(ABS([.G32]-[.H32])/MAX(ABS([.G32]);ABS([.H32]));10)))" office:value-type="string" office:string-value="equal" calcext:value-type="string">
            <text:p>equal</text:p>
          </table:table-cell>
          <table:table-cell table:formula="of:=IF(OR(ISTEXT([.H32]);ISTEXT([.I32]));&quot;&quot;;IF([.H32]=[.I32];&quot;equal&quot;;-LOG(ABS([.H32]-[.I32])/MAX(ABS([.H32]);ABS([.I32]));10)))" office:value-type="string" office:string-value="equal" calcext:value-type="string">
            <text:p>equal</text:p>
          </table:table-cell>
          <table:table-cell table:formula="of:=IF(OR(ISTEXT([.G32]);ISTEXT([.J32]));&quot;&quot;;IF([.G32]=[.J32];&quot;equal&quot;;-LOG(ABS([.G32]-[.J32])/MAX(ABS([.G32]);ABS([.J32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_l</text:p>
          </table:table-cell>
          <table:table-cell table:style-name="ce7"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4" table:style-name="ce1" office:value-type="string" calcext:value-type="string">
            <text:p>-</text:p>
          </table:table-cell>
          <table:table-cell table:style-name="ce19" table:formula="of:=IF(OR(ISTEXT([.G33]);ISTEXT([.H33]));&quot;&quot;;IF([.G33]=[.H33];&quot;equal&quot;;-LOG(ABS([.G33]-[.H33])/MAX(ABS([.G33]);ABS([.H33]));10)))">
            <text:p/>
          </table:table-cell>
          <table:table-cell table:style-name="ce19" table:formula="of:=IF(OR(ISTEXT([.H33]);ISTEXT([.I33]));&quot;&quot;;IF([.H33]=[.I33];&quot;equal&quot;;-LOG(ABS([.H33]-[.I33])/MAX(ABS([.H33]);ABS([.I33]));10)))">
            <text:p/>
          </table:table-cell>
          <table:table-cell table:style-name="ce19" table:formula="of:=IF(OR(ISTEXT([.G33]);ISTEXT([.J33]));&quot;&quot;;IF([.G33]=[.J33];&quot;equal&quot;;-LOG(ABS([.G33]-[.J33])/MAX(ABS([.G33]);ABS([.J3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lML uses current here, but naming and use in C++ suggests that this is supposed to be a parameter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to</text:p>
          </table:table-cell>
          <table:table-cell table:number-columns-repeated="3" office:value-type="string" calcext:value-type="string">
            <text:p>g_to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3" table:style-name="ce5" office:value-type="float" office:value="0" calcext:value-type="float">
            <text:p>0.00E+00</text:p>
          </table:table-cell>
          <table:table-cell table:style-name="ce5" office:value-type="string" calcext:value-type="string">
            <text:p>-</text:p>
          </table:table-cell>
          <table:table-cell table:formula="of:=IF(OR(ISTEXT([.G34]);ISTEXT([.H34]));&quot;&quot;;IF([.G34]=[.H34];&quot;equal&quot;;-LOG(ABS([.G34]-[.H34])/MAX(ABS([.G34]);ABS([.H34]));10)))" office:value-type="string" office:string-value="equal" calcext:value-type="string">
            <text:p>equal</text:p>
          </table:table-cell>
          <table:table-cell table:formula="of:=IF(OR(ISTEXT([.H34]);ISTEXT([.I34]));&quot;&quot;;IF([.H34]=[.I34];&quot;equal&quot;;-LOG(ABS([.H34]-[.I34])/MAX(ABS([.H34]);ABS([.I34]));10)))" office:value-type="string" office:string-value="equal" calcext:value-type="string">
            <text:p>equal</text:p>
          </table:table-cell>
          <table:table-cell table:formula="of:=IF(OR(ISTEXT([.G34]);ISTEXT([.J34]));&quot;&quot;;IF([.G34]=[.J34];&quot;equal&quot;;-LOG(ABS([.G34]-[.J34])/MAX(ABS([.G34]);ABS([.J34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 (init)</text:p>
          </table:table-cell>
          <table:table-cell office:value-type="string" calcext:value-type="string">
            <text:p>act_to (init)</text:p>
          </table:table-cell>
          <table:table-cell office:value-type="string" calcext:value-type="string">
            <text:p>r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0296517" calcext:value-type="float">
            <text:p>0.0296517</text:p>
          </table:table-cell>
          <table:table-cell table:style-name="ce5" office:value-type="string" calcext:value-type="string">
            <text:p>-</text:p>
          </table:table-cell>
          <table:table-cell table:formula="of:=IF(OR(ISTEXT([.G35]);ISTEXT([.H35]));&quot;&quot;;IF([.G35]=[.H35];&quot;equal&quot;;-LOG(ABS([.G35]-[.H35])/MAX(ABS([.G35]);ABS([.H35]));10)))">
            <text:p/>
          </table:table-cell>
          <table:table-cell table:formula="of:=IF(OR(ISTEXT([.H35]);ISTEXT([.I35]));&quot;&quot;;IF([.H35]=[.I35];&quot;equal&quot;;-LOG(ABS([.H35]-[.I35])/MAX(ABS([.H35]);ABS([.I35]));10)))">
            <text:p/>
          </table:table-cell>
          <table:table-cell table:formula="of:=IF(OR(ISTEXT([.G35]);ISTEXT([.J35]));&quot;&quot;;IF([.G35]=[.J35];&quot;equal&quot;;-LOG(ABS([.G35]-[.J35])/MAX(ABS([.G35]);ABS([.J35]));10)))">
            <text:p/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_fast (init)</text:p>
          </table:table-cell>
          <table:table-cell office:value-type="string" calcext:value-type="string">
            <text:p>fast_inact_to (init)</text:p>
          </table:table-cell>
          <table:table-cell office:value-type="string" calcext:value-type="string">
            <text:p>q_fast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float" office:value="0.899732" calcext:value-type="float">
            <text:p>0.899732</text:p>
          </table:table-cell>
          <table:table-cell table:style-name="ce6" office:value-type="string" calcext:value-type="string">
            <text:p>-</text:p>
          </table:table-cell>
          <table:table-cell table:formula="of:=IF(OR(ISTEXT([.G36]);ISTEXT([.H36]));&quot;&quot;;IF([.G36]=[.H36];&quot;equal&quot;;-LOG(ABS([.G36]-[.H36])/MAX(ABS([.G36]);ABS([.H36]));10)))">
            <text:p/>
          </table:table-cell>
          <table:table-cell table:formula="of:=IF(OR(ISTEXT([.H36]);ISTEXT([.I36]));&quot;&quot;;IF([.H36]=[.I36];&quot;equal&quot;;-LOG(ABS([.H36]-[.I36])/MAX(ABS([.H36]);ABS([.I36]));10)))">
            <text:p/>
          </table:table-cell>
          <table:table-cell table:formula="of:=IF(OR(ISTEXT([.G36]);ISTEXT([.J36]));&quot;&quot;;IF([.G36]=[.J36];&quot;equal&quot;;-LOG(ABS([.G36]-[.J36])/MAX(ABS([.G36]);ABS([.J36]));10)))">
            <text:p/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_slow (init)</text:p>
          </table:table-cell>
          <table:table-cell office:value-type="string" calcext:value-type="string">
            <text:p>slow_inact_to (init)</text:p>
          </table:table-cell>
          <table:table-cell office:value-type="string" calcext:value-type="string">
            <text:p>q_slow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float" office:value="0.190112" calcext:value-type="float">
            <text:p>0.190112</text:p>
          </table:table-cell>
          <table:table-cell table:style-name="ce6" office:value-type="string" calcext:value-type="string">
            <text:p>-</text:p>
          </table:table-cell>
          <table:table-cell table:formula="of:=IF(OR(ISTEXT([.G37]);ISTEXT([.H37]));&quot;&quot;;IF([.G37]=[.H37];&quot;equal&quot;;-LOG(ABS([.G37]-[.H37])/MAX(ABS([.G37]);ABS([.H37]));10)))">
            <text:p/>
          </table:table-cell>
          <table:table-cell table:formula="of:=IF(OR(ISTEXT([.H37]);ISTEXT([.I37]));&quot;&quot;;IF([.H37]=[.I37];&quot;equal&quot;;-LOG(ABS([.H37]-[.I37])/MAX(ABS([.H37]);ABS([.I37]));10)))">
            <text:p/>
          </table:table-cell>
          <table:table-cell table:formula="of:=IF(OR(ISTEXT([.G37]);ISTEXT([.J37]));&quot;&quot;;IF([.G37]=[.J37];&quot;equal&quot;;-LOG(ABS([.G37]-[.J37])/MAX(ABS([.G37]);ABS([.J37]));10)))">
            <text:p/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g_K,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35" calcext:value-type="float">
            <text:p>3.50E-09</text:p>
          </table:table-cell>
          <table:table-cell table:formula="of:=IF(OR(ISTEXT([.G38]);ISTEXT([.H38]));&quot;&quot;;IF([.G38]=[.H38];&quot;equal&quot;;-LOG(ABS([.G38]-[.H38])/MAX(ABS([.G38]);ABS([.H38]));10)))" office:value-type="string" office:string-value="equal" calcext:value-type="string">
            <text:p>equal</text:p>
          </table:table-cell>
          <table:table-cell table:formula="of:=IF(OR(ISTEXT([.H38]);ISTEXT([.I38]));&quot;&quot;;IF([.H38]=[.I38];&quot;equal&quot;;-LOG(ABS([.H38]-[.I38])/MAX(ABS([.H38]);ABS([.I38]));10)))" office:value-type="string" office:string-value="equal" calcext:value-type="string">
            <text:p>equal</text:p>
          </table:table-cell>
          <table:table-cell table:formula="of:=IF(OR(ISTEXT([.G38]);ISTEXT([.J38]));&quot;&quot;;IF([.G38]=[.J38];&quot;equal&quot;;-LOG(ABS([.G38]-[.J38])/MAX(ABS([.G38]);ABS([.J38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_a,slow (init)</text:p>
          </table:table-cell>
          <table:table-cell office:value-type="string" calcext:value-type="string">
            <text:p>slow_act_kr (init)</text:p>
          </table:table-cell>
          <table:table-cell office:value-type="string" calcext:value-type="string">
            <text:p>pas.init</text:p>
          </table:table-cell>
          <table:table-cell office:value-type="string" calcext:value-type="string">
            <text:p>act_slow.n.start</text:p>
          </table:table-cell>
          <table:table-cell office:value-type="string" calcext:value-type="string">
            <text:p>1</text:p>
          </table:table-cell>
          <table:table-cell table:style-name="ce6" office:value-type="float" office:value="0.1287" calcext:value-type="float">
            <text:p>0.1287</text:p>
          </table:table-cell>
          <table:table-cell table:style-name="ce6" office:value-type="float" office:value="0.12876" calcext:value-type="float">
            <text:p>0.12876</text:p>
          </table:table-cell>
          <table:table-cell table:style-name="ce6" office:value-type="float" office:value="0.0797183" calcext:value-type="float">
            <text:p>0.0797183</text:p>
          </table:table-cell>
          <table:table-cell table:style-name="ce6" office:value-type="float" office:value="0.1287" calcext:value-type="float">
            <text:p>0.1287</text:p>
          </table:table-cell>
          <table:table-cell table:formula="of:=IF(OR(ISTEXT([.G39]);ISTEXT([.H39]));&quot;&quot;;IF([.G39]=[.H39];&quot;equal&quot;;-LOG(ABS([.G39]-[.H39])/MAX(ABS([.G39]);ABS([.H39]));10)))" office:value-type="float" office:value="3.3316297176299" calcext:value-type="float">
            <text:p>3.33</text:p>
          </table:table-cell>
          <table:table-cell table:formula="of:=IF(OR(ISTEXT([.H39]);ISTEXT([.I39]));&quot;&quot;;IF([.H39]=[.I39];&quot;equal&quot;;-LOG(ABS([.H39]-[.I39])/MAX(ABS([.H39]);ABS([.I39]));10)))" office:value-type="float" office:value="0.419215451694434" calcext:value-type="float">
            <text:p>0.42</text:p>
          </table:table-cell>
          <table:table-cell table:formula="of:=IF(OR(ISTEXT([.G39]);ISTEXT([.J39]));&quot;&quot;;IF([.G39]=[.J39];&quot;equal&quot;;-LOG(ABS([.G39]-[.J39])/MAX(ABS([.G39]);ABS([.J39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_a,fast (init)</text:p>
          </table:table-cell>
          <table:table-cell office:value-type="string" calcext:value-type="string">
            <text:p>fast_act_kr (init)</text:p>
          </table:table-cell>
          <table:table-cell office:value-type="string" calcext:value-type="string">
            <text:p>paf.init</text:p>
          </table:table-cell>
          <table:table-cell office:value-type="string" calcext:value-type="string">
            <text:p>act_fast.n.start</text:p>
          </table:table-cell>
          <table:table-cell office:value-type="string" calcext:value-type="string">
            <text:p>1</text:p>
          </table:table-cell>
          <table:table-cell table:style-name="ce6" office:value-type="float" office:value="0.6067" calcext:value-type="float">
            <text:p>0.6067</text:p>
          </table:table-cell>
          <table:table-cell table:style-name="ce6" office:value-type="float" office:value="0.60607" calcext:value-type="float">
            <text:p>0.60607</text:p>
          </table:table-cell>
          <table:table-cell table:style-name="ce6" office:value-type="float" office:value="0.192515" calcext:value-type="float">
            <text:p>0.192515</text:p>
          </table:table-cell>
          <table:table-cell table:style-name="ce6" office:value-type="float" office:value="0.6067" calcext:value-type="float">
            <text:p>0.6067</text:p>
          </table:table-cell>
          <table:table-cell table:formula="of:=IF(OR(ISTEXT([.G40]);ISTEXT([.H40]));&quot;&quot;;IF([.G40]=[.H40];&quot;equal&quot;;-LOG(ABS([.G40]-[.H40])/MAX(ABS([.G40]);ABS([.H40]));10)))" office:value-type="float" office:value="2.98363344549045" calcext:value-type="float">
            <text:p>2.98</text:p>
          </table:table-cell>
          <table:table-cell table:formula="of:=IF(OR(ISTEXT([.H40]);ISTEXT([.I40]));&quot;&quot;;IF([.H40]=[.I40];&quot;equal&quot;;-LOG(ABS([.H40]-[.I40])/MAX(ABS([.H40]);ABS([.I40]));10)))" office:value-type="float" office:value="0.165989511358841" calcext:value-type="float">
            <text:p>0.17</text:p>
          </table:table-cell>
          <table:table-cell table:formula="of:=IF(OR(ISTEXT([.G40]);ISTEXT([.J40]));&quot;&quot;;IF([.G40]=[.J40];&quot;equal&quot;;-LOG(ABS([.G40]-[.J40])/MAX(ABS([.G40]);ABS([.J40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_i (init)</text:p>
          </table:table-cell>
          <table:table-cell office:value-type="string" calcext:value-type="string">
            <text:p>inact_kr (init)</text:p>
          </table:table-cell>
          <table:table-cell office:value-type="string" calcext:value-type="string">
            <text:p>pik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table:style-name="ce6" office:value-type="float" office:value="0.9775" calcext:value-type="float">
            <text:p>0.9775</text:p>
          </table:table-cell>
          <table:table-cell table:style-name="ce6" office:value-type="float" office:value="0.97752" calcext:value-type="float">
            <text:p>0.97752</text:p>
          </table:table-cell>
          <table:table-cell table:style-name="ce6" office:value-type="float" office:value="0.949023" calcext:value-type="float">
            <text:p>0.949023</text:p>
          </table:table-cell>
          <table:table-cell table:style-name="ce6" office:value-type="float" office:value="0.9775" calcext:value-type="float">
            <text:p>0.9775</text:p>
          </table:table-cell>
          <table:table-cell table:formula="of:=IF(OR(ISTEXT([.G41]);ISTEXT([.H41]));&quot;&quot;;IF([.G41]=[.H41];&quot;equal&quot;;-LOG(ABS([.G41]-[.H41])/MAX(ABS([.G41]);ABS([.H41]));10)))" office:value-type="float" office:value="4.68909565613319" calcext:value-type="float">
            <text:p>4.69</text:p>
          </table:table-cell>
          <table:table-cell table:formula="of:=IF(OR(ISTEXT([.H41]);ISTEXT([.I41]));&quot;&quot;;IF([.H41]=[.I41];&quot;equal&quot;;-LOG(ABS([.H41]-[.I41])/MAX(ABS([.H41]);ABS([.I41]));10)))" office:value-type="float" office:value="1.53532650940395" calcext:value-type="float">
            <text:p>1.54</text:p>
          </table:table-cell>
          <table:table-cell table:formula="of:=IF(OR(ISTEXT([.G41]);ISTEXT([.J41]));&quot;&quot;;IF([.G41]=[.J41];&quot;equal&quot;;-LOG(ABS([.G41]-[.J41])/MAX(ABS([.G41]);ABS([.J41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f</text:p>
          </table:table-cell>
          <table:table-cell table:number-columns-repeated="4" office:value-type="string" calcext:value-type="string">
            <text:p>g_f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1" calcext:value-type="float">
            <text:p>1.00E-09</text:p>
          </table:table-cell>
          <table:table-cell table:formula="of:=IF(OR(ISTEXT([.G42]);ISTEXT([.H42]));&quot;&quot;;IF([.G42]=[.H42];&quot;equal&quot;;-LOG(ABS([.G42]-[.H42])/MAX(ABS([.G42]);ABS([.H42]));10)))" office:value-type="string" office:string-value="equal" calcext:value-type="string">
            <text:p>equal</text:p>
          </table:table-cell>
          <table:table-cell table:formula="of:=IF(OR(ISTEXT([.H42]);ISTEXT([.I42]));&quot;&quot;;IF([.H42]=[.I42];&quot;equal&quot;;-LOG(ABS([.H42]-[.I42])/MAX(ABS([.H42]);ABS([.I42]));10)))" office:value-type="string" office:string-value="equal" calcext:value-type="string">
            <text:p>equal</text:p>
          </table:table-cell>
          <table:table-cell table:formula="of:=IF(OR(ISTEXT([.G42]);ISTEXT([.J42]));&quot;&quot;;IF([.G42]=[.J42];&quot;equal&quot;;-LOG(ABS([.G42]-[.J42])/MAX(ABS([.G42]);ABS([.J42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y (init)</text:p>
          </table:table-cell>
          <table:table-cell office:value-type="string" calcext:value-type="string">
            <text:p>act_f</text:p>
          </table:table-cell>
          <table:table-cell office:value-type="string" calcext:value-type="string">
            <text:p>y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6" office:value-type="float" office:value="0.03825" calcext:value-type="float">
            <text:p>0.03825</text:p>
          </table:table-cell>
          <table:table-cell table:style-name="ce6" office:value-type="float" office:value="0.038225" calcext:value-type="float">
            <text:p>0.038225</text:p>
          </table:table-cell>
          <table:table-cell table:style-name="ce6" office:value-type="float" office:value="0.0462303" calcext:value-type="float">
            <text:p>0.0462303</text:p>
          </table:table-cell>
          <table:table-cell table:style-name="ce6" office:value-type="float" office:value="0.03825" calcext:value-type="float">
            <text:p>0.03825</text:p>
          </table:table-cell>
          <table:table-cell table:formula="of:=IF(OR(ISTEXT([.G43]);ISTEXT([.H43]));&quot;&quot;;IF([.G43]=[.H43];&quot;equal&quot;;-LOG(ABS([.G43]-[.H43])/MAX(ABS([.G43]);ABS([.H43]));10)))" office:value-type="float" office:value="3.18469143081741" calcext:value-type="float">
            <text:p>3.18</text:p>
          </table:table-cell>
          <table:table-cell table:formula="of:=IF(OR(ISTEXT([.H43]);ISTEXT([.I43]));&quot;&quot;;IF([.H43]=[.I43];&quot;equal&quot;;-LOG(ABS([.H43]-[.I43])/MAX(ABS([.H43]);ABS([.I43]));10)))" office:value-type="float" office:value="0.761549099871938" calcext:value-type="float">
            <text:p>0.76</text:p>
          </table:table-cell>
          <table:table-cell table:formula="of:=IF(OR(ISTEXT([.G43]);ISTEXT([.J43]));&quot;&quot;;IF([.G43]=[.J43];&quot;equal&quot;;-LOG(ABS([.G43]-[.J43])/MAX(ABS([.G43]);ABS([.J4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style-name="ce1" office:value-type="float" office:value="-0.03" calcext:value-type="float">
            <text:p>-3.00E-02</text:p>
          </table:table-cell>
          <table:table-cell office:value-type="float" office:value="-0.03" calcext:value-type="float">
            <text:p>-0.03</text:p>
          </table:table-cell>
          <table:table-cell table:style-name="ce1" office:value-type="float" office:value="-0.03" calcext:value-type="float">
            <text:p>-3.00E-02</text:p>
          </table:table-cell>
          <table:table-cell table:style-name="ce6" office:value-type="float" office:value="-0.03" calcext:value-type="float">
            <text:p>-0.03</text:p>
          </table:table-cell>
          <table:table-cell table:formula="of:=IF(OR(ISTEXT([.G44]);ISTEXT([.H44]));&quot;&quot;;IF([.G44]=[.H44];&quot;equal&quot;;-LOG(ABS([.G44]-[.H44])/MAX(ABS([.G44]);ABS([.H44]));10)))" office:value-type="string" office:string-value="equal" calcext:value-type="string">
            <text:p>equal</text:p>
          </table:table-cell>
          <table:table-cell table:formula="of:=IF(OR(ISTEXT([.H44]);ISTEXT([.I44]));&quot;&quot;;IF([.H44]=[.I44];&quot;equal&quot;;-LOG(ABS([.H44]-[.I44])/MAX(ABS([.H44]);ABS([.I44]));10)))" office:value-type="string" office:string-value="equal" calcext:value-type="string">
            <text:p>equal</text:p>
          </table:table-cell>
          <table:table-cell table:formula="of:=IF(OR(ISTEXT([.G44]);ISTEXT([.J44]));&quot;&quot;;IF([.G44]=[.J44];&quot;equal&quot;;-LOG(ABS([.G44]-[.J44])/MAX(ABS([.G44]);ABS([.J44]));10)))" office:value-type="string" office:string-value="equal" calcext:value-type="string">
            <text:p>equal</text:p>
          </table:table-cell>
          <table:table-cell office:value-type="string" calcext:value-type="string">
            <text:p>Inada2009,S7</text:p>
          </table:table-cell>
          <table:table-cell office:value-type="string" calcext:value-type="string">
            <text:p>inlined in Cell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st</text:p>
          </table:table-cell>
          <table:table-cell table:number-columns-repeated="4" office:value-type="string" calcext:value-type="string">
            <text:p>g_st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01" calcext:value-type="float">
            <text:p>1.00E-10</text:p>
          </table:table-cell>
          <table:table-cell table:formula="of:=IF(OR(ISTEXT([.G45]);ISTEXT([.H45]));&quot;&quot;;IF([.G45]=[.H45];&quot;equal&quot;;-LOG(ABS([.G45]-[.H45])/MAX(ABS([.G45]);ABS([.H45]));10)))" office:value-type="string" office:string-value="equal" calcext:value-type="string">
            <text:p>equal</text:p>
          </table:table-cell>
          <table:table-cell table:formula="of:=IF(OR(ISTEXT([.H45]);ISTEXT([.I45]));&quot;&quot;;IF([.H45]=[.I45];&quot;equal&quot;;-LOG(ABS([.H45]-[.I45])/MAX(ABS([.H45]);ABS([.I45]));10)))" office:value-type="string" office:string-value="equal" calcext:value-type="string">
            <text:p>equal</text:p>
          </table:table-cell>
          <table:table-cell table:formula="of:=IF(OR(ISTEXT([.G45]);ISTEXT([.J45]));&quot;&quot;;IF([.G45]=[.J45];&quot;equal&quot;;-LOG(ABS([.G45]-[.J45])/MAX(ABS([.G45]);ABS([.J4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E_st</text:p>
          </table:table-cell>
          <table:table-cell table:style-name="ce7" office:value-type="string" calcext:value-type="string">
            <text:p>rev_st</text:p>
          </table:table-cell>
          <table:table-cell table:number-columns-repeated="2" table:style-name="ce7" office:value-type="string" calcext:value-type="string">
            <text:p>E_st</text:p>
          </table:table-cell>
          <table:table-cell office:value-type="string" calcext:value-type="string">
            <text:p>V</text:p>
          </table:table-cell>
          <table:table-cell table:style-name="ce1" office:value-type="float" office:value="0.0374" calcext:value-type="float">
            <text:p>3.74E-02</text:p>
          </table:table-cell>
          <table:table-cell table:style-name="ce5" office:value-type="float" office:value="0.0374" calcext:value-type="float">
            <text:p>3.74E-02</text:p>
          </table:table-cell>
          <table:table-cell table:number-columns-repeated="2" table:style-name="ce1" office:value-type="float" office:value="-0.0374" calcext:value-type="float">
            <text:p>-3.74E-02</text:p>
          </table:table-cell>
          <table:table-cell table:formula="of:=IF(OR(ISTEXT([.G46]);ISTEXT([.H46]));&quot;&quot;;IF([.G46]=[.H46];&quot;equal&quot;;-LOG(ABS([.G46]-[.H46])/MAX(ABS([.G46]);ABS([.H46]));10)))" office:value-type="string" office:string-value="equal" calcext:value-type="string">
            <text:p>equal</text:p>
          </table:table-cell>
          <table:table-cell table:formula="of:=IF(OR(ISTEXT([.H46]);ISTEXT([.I46]));&quot;&quot;;IF([.H46]=[.I46];&quot;equal&quot;;-LOG(ABS([.H46]-[.I46])/MAX(ABS([.H46]);ABS([.I46]));10)))" office:value-type="float" office:value="-0.301029995663981" calcext:value-type="float">
            <text:p>-0.30</text:p>
          </table:table-cell>
          <table:table-cell table:formula="of:=IF(OR(ISTEXT([.G46]);ISTEXT([.J46]));&quot;&quot;;IF([.G46]=[.J46];&quot;equal&quot;;-LOG(ABS([.G46]-[.J46])/MAX(ABS([.G46]);ABS([.J46]));10)))" office:value-type="float" office:value="-0.301029995663981" calcext:value-type="float">
            <text:p>-0.30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has wrong sign that was transmitted to paper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_a (init)</text:p>
          </table:table-cell>
          <table:table-cell office:value-type="string" calcext:value-type="string">
            <text:p>act_st</text:p>
          </table:table-cell>
          <table:table-cell office:value-type="string" calcext:value-type="string">
            <text:p>qa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6" office:value-type="float" office:value="0.1933" calcext:value-type="float">
            <text:p>0.1933</text:p>
          </table:table-cell>
          <table:table-cell table:style-name="ce6" office:value-type="float" office:value="0.19362" calcext:value-type="float">
            <text:p>0.19362</text:p>
          </table:table-cell>
          <table:table-cell table:style-name="ce6" office:value-type="float" office:value="0.476405" calcext:value-type="float">
            <text:p>0.476405</text:p>
          </table:table-cell>
          <table:table-cell table:style-name="ce6" office:value-type="float" office:value="0.1933" calcext:value-type="float">
            <text:p>0.1933</text:p>
          </table:table-cell>
          <table:table-cell table:formula="of:=IF(OR(ISTEXT([.G47]);ISTEXT([.H47]));&quot;&quot;;IF([.G47]=[.H47];&quot;equal&quot;;-LOG(ABS([.G47]-[.H47])/MAX(ABS([.G47]);ABS([.H47]));10)))" office:value-type="float" office:value="2.78180023746762" calcext:value-type="float">
            <text:p>2.78</text:p>
          </table:table-cell>
          <table:table-cell table:formula="of:=IF(OR(ISTEXT([.H47]);ISTEXT([.I47]));&quot;&quot;;IF([.H47]=[.I47];&quot;equal&quot;;-LOG(ABS([.H47]-[.I47])/MAX(ABS([.H47]);ABS([.I47]));10)))" office:value-type="float" office:value="0.226519941780994" calcext:value-type="float">
            <text:p>0.23</text:p>
          </table:table-cell>
          <table:table-cell table:formula="of:=IF(OR(ISTEXT([.G47]);ISTEXT([.J47]));&quot;&quot;;IF([.G47]=[.J47];&quot;equal&quot;;-LOG(ABS([.G47]-[.J47])/MAX(ABS([.G47]);ABS([.J4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_i (init)</text:p>
          </table:table-cell>
          <table:table-cell office:value-type="string" calcext:value-type="string">
            <text:p>inact_st</text:p>
          </table:table-cell>
          <table:table-cell office:value-type="string" calcext:value-type="string">
            <text:p>qi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table:style-name="ce6" office:value-type="float" office:value="0.4886" calcext:value-type="float">
            <text:p>0.4886</text:p>
          </table:table-cell>
          <table:table-cell table:style-name="ce6" office:value-type="float" office:value="0.4885" calcext:value-type="float">
            <text:p>0.4885</text:p>
          </table:table-cell>
          <table:table-cell table:style-name="ce6" office:value-type="float" office:value="0.542304" calcext:value-type="float">
            <text:p>0.542304</text:p>
          </table:table-cell>
          <table:table-cell table:style-name="ce6" office:value-type="float" office:value="0.4886" calcext:value-type="float">
            <text:p>0.4886</text:p>
          </table:table-cell>
          <table:table-cell table:formula="of:=IF(OR(ISTEXT([.G48]);ISTEXT([.H48]));&quot;&quot;;IF([.G48]=[.H48];&quot;equal&quot;;-LOG(ABS([.G48]-[.H48])/MAX(ABS([.G48]);ABS([.H48]));10)))" office:value-type="float" office:value="3.68895346263747" calcext:value-type="float">
            <text:p>3.69</text:p>
          </table:table-cell>
          <table:table-cell table:formula="of:=IF(OR(ISTEXT([.H48]);ISTEXT([.I48]));&quot;&quot;;IF([.H48]=[.I48];&quot;equal&quot;;-LOG(ABS([.H48]-[.I48])/MAX(ABS([.H48]);ABS([.I48]));10)))" office:value-type="float" office:value="1.00342824375724" calcext:value-type="float">
            <text:p>1.00</text:p>
          </table:table-cell>
          <table:table-cell table:formula="of:=IF(OR(ISTEXT([.G48]);ISTEXT([.J48]));&quot;&quot;;IF([.G48]=[.J48];&quot;equal&quot;;-LOG(ABS([.G48]-[.J48])/MAX(ABS([.G48]);ABS([.J4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K,1</text:p>
          </table:table-cell>
          <table:table-cell office:value-type="string" calcext:value-type="string">
            <text:p>g_K,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3" table:style-name="ce5" office:value-type="float" office:value="0" calcext:value-type="float">
            <text:p>0.00E+00</text:p>
          </table:table-cell>
          <table:table-cell table:style-name="ce5" office:value-type="string" calcext:value-type="string">
            <text:p>-</text:p>
          </table:table-cell>
          <table:table-cell table:formula="of:=IF(OR(ISTEXT([.G49]);ISTEXT([.H49]));&quot;&quot;;IF([.G49]=[.H49];&quot;equal&quot;;-LOG(ABS([.G49]-[.H49])/MAX(ABS([.G49]);ABS([.H49]));10)))" office:value-type="string" office:string-value="equal" calcext:value-type="string">
            <text:p>equal</text:p>
          </table:table-cell>
          <table:table-cell table:formula="of:=IF(OR(ISTEXT([.H49]);ISTEXT([.I49]));&quot;&quot;;IF([.H49]=[.I49];&quot;equal&quot;;-LOG(ABS([.H49]-[.I49])/MAX(ABS([.H49]);ABS([.I49]));10)))" office:value-type="string" office:string-value="equal" calcext:value-type="string">
            <text:p>equal</text:p>
          </table:table-cell>
          <table:table-cell table:formula="of:=IF(OR(ISTEXT([.G49]);ISTEXT([.J49]));&quot;&quot;;IF([.G49]=[.J49];&quot;equal&quot;;-LOG(ABS([.G49]-[.J49])/MAX(ABS([.G49]);ABS([.J49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b</text:p>
          </table:table-cell>
          <table:table-cell table:number-columns-repeated="3" office:value-type="string" calcext:value-type="string">
            <text:p>g_b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12" calcext:value-type="float">
            <text:p>1.20E-09</text:p>
          </table:table-cell>
          <table:table-cell table:formula="of:=IF(OR(ISTEXT([.G50]);ISTEXT([.H50]));&quot;&quot;;IF([.G50]=[.H50];&quot;equal&quot;;-LOG(ABS([.G50]-[.H50])/MAX(ABS([.G50]);ABS([.H50]));10)))" office:value-type="string" office:string-value="equal" calcext:value-type="string">
            <text:p>equal</text:p>
          </table:table-cell>
          <table:table-cell table:formula="of:=IF(OR(ISTEXT([.H50]);ISTEXT([.I50]));&quot;&quot;;IF([.H50]=[.I50];&quot;equal&quot;;-LOG(ABS([.H50]-[.I50])/MAX(ABS([.H50]);ABS([.I50]));10)))" office:value-type="string" office:string-value="equal" calcext:value-type="string">
            <text:p>equal</text:p>
          </table:table-cell>
          <table:table-cell table:formula="of:=IF(OR(ISTEXT([.G50]);ISTEXT([.J50]));&quot;&quot;;IF([.G50]=[.J50];&quot;equal&quot;;-LOG(ABS([.G50]-[.J50])/MAX(ABS([.G50]);ABS([.J50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b</text:p>
          </table:table-cell>
          <table:table-cell office:value-type="string" calcext:value-type="string">
            <text:p>rev_b</text:p>
          </table:table-cell>
          <table:table-cell office:value-type="string" calcext:value-type="string">
            <text:p>E_b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number-columns-repeated="4" table:style-name="ce5" office:value-type="float" office:value="-0.0225" calcext:value-type="float">
            <text:p>-2.25E-02</text:p>
          </table:table-cell>
          <table:table-cell table:formula="of:=IF(OR(ISTEXT([.G51]);ISTEXT([.H51]));&quot;&quot;;IF([.G51]=[.H51];&quot;equal&quot;;-LOG(ABS([.G51]-[.H51])/MAX(ABS([.G51]);ABS([.H51]));10)))" office:value-type="string" office:string-value="equal" calcext:value-type="string">
            <text:p>equal</text:p>
          </table:table-cell>
          <table:table-cell table:formula="of:=IF(OR(ISTEXT([.H51]);ISTEXT([.I51]));&quot;&quot;;IF([.H51]=[.I51];&quot;equal&quot;;-LOG(ABS([.H51]-[.I51])/MAX(ABS([.H51]);ABS([.I51]));10)))" office:value-type="string" office:string-value="equal" calcext:value-type="string">
            <text:p>equal</text:p>
          </table:table-cell>
          <table:table-cell table:formula="of:=IF(OR(ISTEXT([.G51]);ISTEXT([.J51]));&quot;&quot;;IF([.G51]=[.J51];&quot;equal&quot;;-LOG(ABS([.G51]-[.J51])/MAX(ABS([.G51]);ABS([.J51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p</text:p>
          </table:table-cell>
          <table:table-cell office:value-type="string" calcext:value-type="string">
            <text:p>I_p,max</text:p>
          </table:table-cell>
          <table:table-cell office:value-type="string" calcext:value-type="string">
            <text:p>p_max</text:p>
          </table:table-cell>
          <table:table-cell office:value-type="string" calcext:value-type="string">
            <text:p>I_p</text:p>
          </table:table-cell>
          <table:table-cell office:value-type="string" calcext:value-type="string">
            <text:p>i_max</text:p>
          </table:table-cell>
          <table:table-cell office:value-type="string" calcext:value-type="string">
            <text:p>A</text:p>
          </table:table-cell>
          <table:table-cell table:style-name="ce5" office:value-type="float" office:value="0.000000000143" calcext:value-type="float">
            <text:p>1.43E-10</text:p>
          </table:table-cell>
          <table:table-cell table:style-name="ce6" table:formula="of:=0.00000000007134 * 2" office:value-type="float" office:value="0.00000000014268" calcext:value-type="float">
            <text:p>1.4268E-10</text:p>
          </table:table-cell>
          <table:table-cell table:style-name="ce5" office:value-type="float" office:value="0.00000000014269" calcext:value-type="float">
            <text:p>1.43E-10</text:p>
          </table:table-cell>
          <table:table-cell table:style-name="ce5" office:value-type="float" office:value="0.000000000143" calcext:value-type="float">
            <text:p>1.43E-10</text:p>
          </table:table-cell>
          <table:table-cell table:formula="of:=IF(OR(ISTEXT([.G52]);ISTEXT([.H52]));&quot;&quot;;IF([.G52]=[.H52];&quot;equal&quot;;-LOG(ABS([.G52]-[.H52])/MAX(ABS([.G52]);ABS([.H52]));10)))" office:value-type="float" office:value="2.65018605914515" calcext:value-type="float">
            <text:p>2.65</text:p>
          </table:table-cell>
          <table:table-cell table:formula="of:=IF(OR(ISTEXT([.H52]);ISTEXT([.I52]));&quot;&quot;;IF([.H52]=[.I52];&quot;equal&quot;;-LOG(ABS([.H52]-[.I52])/MAX(ABS([.H52]);ABS([.I52]));10)))" office:value-type="float" office:value="4.15439353795664" calcext:value-type="float">
            <text:p>4.15</text:p>
          </table:table-cell>
          <table:table-cell table:formula="of:=IF(OR(ISTEXT([.G52]);ISTEXT([.J52]));&quot;&quot;;IF([.G52]=[.J52];&quot;equal&quot;;-LOG(ABS([.G52]-[.J52])/MAX(ABS([.G52]);ABS([.J52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m,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Na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5.64" calcext:value-type="float">
            <text:p>5.64E+00</text:p>
          </table:table-cell>
          <table:table-cell table:style-name="ce20" table:formula="of:=IF(OR(ISTEXT([.G53]);ISTEXT([.H53]));&quot;&quot;;IF([.G53]=[.H53];&quot;equal&quot;;-LOG(ABS([.G53]-[.H53])/MAX(ABS([.G53]);ABS([.H53]));10)))" office:value-type="string" office:string-value="equal" calcext:value-type="string">
            <text:p>equal</text:p>
          </table:table-cell>
          <table:table-cell table:style-name="ce20" table:formula="of:=IF(OR(ISTEXT([.H53]);ISTEXT([.I53]));&quot;&quot;;IF([.H53]=[.I53];&quot;equal&quot;;-LOG(ABS([.H53]-[.I53])/MAX(ABS([.H53]);ABS([.I53]));10)))" office:value-type="string" office:string-value="equal" calcext:value-type="string">
            <text:p>equal</text:p>
          </table:table-cell>
          <table:table-cell table:style-name="ce20" table:formula="of:=IF(OR(ISTEXT([.G53]);ISTEXT([.J53]));&quot;&quot;;IF([.G53]=[.J53];&quot;equal&quot;;-LOG(ABS([.G53]-[.J53])/MAX(ABS([.G53]);ABS([.J53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office:value-type="string" calcext:value-type="string">
            <text:p>Demir1994 gives 5.46, but Zhang2000 gives 5.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m,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K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0.621" calcext:value-type="float">
            <text:p>6.21E-01</text:p>
          </table:table-cell>
          <table:table-cell table:style-name="ce20" table:formula="of:=IF(OR(ISTEXT([.G54]);ISTEXT([.H54]));&quot;&quot;;IF([.G54]=[.H54];&quot;equal&quot;;-LOG(ABS([.G54]-[.H54])/MAX(ABS([.G54]);ABS([.H54]));10)))" office:value-type="string" office:string-value="equal" calcext:value-type="string">
            <text:p>equal</text:p>
          </table:table-cell>
          <table:table-cell table:style-name="ce20" table:formula="of:=IF(OR(ISTEXT([.H54]);ISTEXT([.I54]));&quot;&quot;;IF([.H54]=[.I54];&quot;equal&quot;;-LOG(ABS([.H54]-[.I54])/MAX(ABS([.H54]);ABS([.I54]));10)))" office:value-type="string" office:string-value="equal" calcext:value-type="string">
            <text:p>equal</text:p>
          </table:table-cell>
          <table:table-cell table:style-name="ce20" table:formula="of:=IF(OR(ISTEXT([.G54]);ISTEXT([.J54]));&quot;&quot;;IF([.G54]=[.J54];&quot;equal&quot;;-LOG(ABS([.G54]-[.J54])/MAX(ABS([.G54]);ABS([.J54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A</text:p>
          </table:table-cell>
          <table:table-cell table:style-name="ce5" office:value-type="float" office:value="0.00000000214" calcext:value-type="float">
            <text:p>2.14E-09</text:p>
          </table:table-cell>
          <table:table-cell table:style-name="ce6" table:formula="of:=0.0000000011832 * 1.8125" office:value-type="float" office:value="0.00000000214455" calcext:value-type="float">
            <text:p>2.14455E-09</text:p>
          </table:table-cell>
          <table:table-cell table:style-name="ce5" office:value-type="float" office:value="0.00000000214455" calcext:value-type="float">
            <text:p>2.14E-09</text:p>
          </table:table-cell>
          <table:table-cell table:style-name="ce5" office:value-type="float" office:value="0.00000000214" calcext:value-type="float">
            <text:p>2.14E-09</text:p>
          </table:table-cell>
          <table:table-cell table:formula="of:=IF(OR(ISTEXT([.G55]);ISTEXT([.H55]));&quot;&quot;;IF([.G55]=[.H55];&quot;equal&quot;;-LOG(ABS([.G55]-[.H55])/MAX(ABS([.G55]);ABS([.H55]));10)))" office:value-type="float" office:value="2.67332477957476" calcext:value-type="float">
            <text:p>2.67</text:p>
          </table:table-cell>
          <table:table-cell table:formula="of:=IF(OR(ISTEXT([.H55]);ISTEXT([.I55]));&quot;&quot;;IF([.H55]=[.I55];&quot;equal&quot;;-LOG(ABS([.H55]-[.I55])/MAX(ABS([.H55]);ABS([.I55]));10)))" office:value-type="string" office:string-value="equal" calcext:value-type="string">
            <text:p>equal</text:p>
          </table:table-cell>
          <table:table-cell table:formula="of:=IF(OR(ISTEXT([.G55]);ISTEXT([.J55]));&quot;&quot;;IF([.G55]=[.J55];&quot;equal&quot;;-LOG(ABS([.G55]-[.J55])/MAX(ABS([.G55]);ABS([.J5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i</text:p>
          </table:table-cell>
          <table:table-cell office:value-type="string" calcext:value-type="string">
            <text:p>q_ci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1369" calcext:value-type="float">
            <text:p>0.1369</text:p>
          </table:table-cell>
          <table:table-cell table:formula="of:=IF(OR(ISTEXT([.G56]);ISTEXT([.H56]));&quot;&quot;;IF([.G56]=[.H56];&quot;equal&quot;;-LOG(ABS([.G56]-[.H56])/MAX(ABS([.G56]);ABS([.H56]));10)))" office:value-type="string" office:string-value="equal" calcext:value-type="string">
            <text:p>equal</text:p>
          </table:table-cell>
          <table:table-cell table:formula="of:=IF(OR(ISTEXT([.H56]);ISTEXT([.I56]));&quot;&quot;;IF([.H56]=[.I56];&quot;equal&quot;;-LOG(ABS([.H56]-[.I56])/MAX(ABS([.H56]);ABS([.I56]));10)))" office:value-type="string" office:string-value="equal" calcext:value-type="string">
            <text:p>equal</text:p>
          </table:table-cell>
          <table:table-cell table:formula="of:=IF(OR(ISTEXT([.G56]);ISTEXT([.J56]));&quot;&quot;;IF([.G56]=[.J56];&quot;equal&quot;;-LOG(ABS([.G56]-[.J56])/MAX(ABS([.G56]);ABS([.J56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n</text:p>
          </table:table-cell>
          <table:table-cell office:value-type="string" calcext:value-type="string">
            <text:p>q_n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4315" calcext:value-type="float">
            <text:p>0.4315</text:p>
          </table:table-cell>
          <table:table-cell table:formula="of:=IF(OR(ISTEXT([.G57]);ISTEXT([.H57]));&quot;&quot;;IF([.G57]=[.H57];&quot;equal&quot;;-LOG(ABS([.G57]-[.H57])/MAX(ABS([.G57]);ABS([.H57]));10)))" office:value-type="string" office:string-value="equal" calcext:value-type="string">
            <text:p>equal</text:p>
          </table:table-cell>
          <table:table-cell table:formula="of:=IF(OR(ISTEXT([.H57]);ISTEXT([.I57]));&quot;&quot;;IF([.H57]=[.I57];&quot;equal&quot;;-LOG(ABS([.H57]-[.I57])/MAX(ABS([.H57]);ABS([.I57]));10)))" office:value-type="string" office:string-value="equal" calcext:value-type="string">
            <text:p>equal</text:p>
          </table:table-cell>
          <table:table-cell table:formula="of:=IF(OR(ISTEXT([.G57]);ISTEXT([.J57]));&quot;&quot;;IF([.G57]=[.J57];&quot;equal&quot;;-LOG(ABS([.G57]-[.J57])/MAX(ABS([.G57]);ABS([.J57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o</text:p>
          </table:table-cell>
          <table:table-cell office:value-type="string" calcext:value-type="string">
            <text:p>q_co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OR(ISTEXT([.G58]);ISTEXT([.H58]));&quot;&quot;;IF([.G58]=[.H58];&quot;equal&quot;;-LOG(ABS([.G58]-[.H58])/MAX(ABS([.G58]);ABS([.H58]));10)))" office:value-type="string" office:string-value="equal" calcext:value-type="string">
            <text:p>equal</text:p>
          </table:table-cell>
          <table:table-cell table:formula="of:=IF(OR(ISTEXT([.H58]);ISTEXT([.I58]));&quot;&quot;;IF([.H58]=[.I58];&quot;equal&quot;;-LOG(ABS([.H58]-[.I58])/MAX(ABS([.H58]);ABS([.I58]));10)))" office:value-type="string" office:string-value="equal" calcext:value-type="string">
            <text:p>equal</text:p>
          </table:table-cell>
          <table:table-cell table:formula="of:=IF(OR(ISTEXT([.G58]);ISTEXT([.J58]));&quot;&quot;;IF([.G58]=[.J58];&quot;equal&quot;;-LOG(ABS([.G58]-[.J58])/MAX(ABS([.G58]);ABS([.J58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i</text:p>
          </table:table-cell>
          <table:table-cell office:value-type="string" calcext:value-type="string">
            <text:p>k_c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207" calcext:value-type="float">
            <text:p>0.0207</text:p>
          </table:table-cell>
          <table:table-cell table:formula="of:=IF(OR(ISTEXT([.G59]);ISTEXT([.H59]));&quot;&quot;;IF([.G59]=[.H59];&quot;equal&quot;;-LOG(ABS([.G59]-[.H59])/MAX(ABS([.G59]);ABS([.H59]));10)))" office:value-type="string" office:string-value="equal" calcext:value-type="string">
            <text:p>equal</text:p>
          </table:table-cell>
          <table:table-cell table:formula="of:=IF(OR(ISTEXT([.H59]);ISTEXT([.I59]));&quot;&quot;;IF([.H59]=[.I59];&quot;equal&quot;;-LOG(ABS([.H59]-[.I59])/MAX(ABS([.H59]);ABS([.I59]));10)))" office:value-type="string" office:string-value="equal" calcext:value-type="string">
            <text:p>equal</text:p>
          </table:table-cell>
          <table:table-cell table:formula="of:=IF(OR(ISTEXT([.G59]);ISTEXT([.J59]));&quot;&quot;;IF([.G59]=[.J59];&quot;equal&quot;;-LOG(ABS([.G59]-[.J59])/MAX(ABS([.G59]);ABS([.J59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i</text:p>
          </table:table-cell>
          <table:table-cell office:value-type="string" calcext:value-type="string">
            <text:p>k_1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95.3" calcext:value-type="float">
            <text:p>395.3</text:p>
          </table:table-cell>
          <table:table-cell table:formula="of:=IF(OR(ISTEXT([.G60]);ISTEXT([.H60]));&quot;&quot;;IF([.G60]=[.H60];&quot;equal&quot;;-LOG(ABS([.G60]-[.H60])/MAX(ABS([.G60]);ABS([.H60]));10)))" office:value-type="string" office:string-value="equal" calcext:value-type="string">
            <text:p>equal</text:p>
          </table:table-cell>
          <table:table-cell table:formula="of:=IF(OR(ISTEXT([.H60]);ISTEXT([.I60]));&quot;&quot;;IF([.H60]=[.I60];&quot;equal&quot;;-LOG(ABS([.H60]-[.I60])/MAX(ABS([.H60]);ABS([.I60]));10)))" office:value-type="string" office:string-value="equal" calcext:value-type="string">
            <text:p>equal</text:p>
          </table:table-cell>
          <table:table-cell table:formula="of:=IF(OR(ISTEXT([.G60]);ISTEXT([.J60]));&quot;&quot;;IF([.G60]=[.J60];&quot;equal&quot;;-LOG(ABS([.G60]-[.J60])/MAX(ABS([.G60]);ABS([.J60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i</text:p>
          </table:table-cell>
          <table:table-cell office:value-type="string" calcext:value-type="string">
            <text:p>k_2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289" calcext:value-type="float">
            <text:p>2.289</text:p>
          </table:table-cell>
          <table:table-cell table:formula="of:=IF(OR(ISTEXT([.G61]);ISTEXT([.H61]));&quot;&quot;;IF([.G61]=[.H61];&quot;equal&quot;;-LOG(ABS([.G61]-[.H61])/MAX(ABS([.G61]);ABS([.H61]));10)))" office:value-type="string" office:string-value="equal" calcext:value-type="string">
            <text:p>equal</text:p>
          </table:table-cell>
          <table:table-cell table:formula="of:=IF(OR(ISTEXT([.H61]);ISTEXT([.I61]));&quot;&quot;;IF([.H61]=[.I61];&quot;equal&quot;;-LOG(ABS([.H61]-[.I61])/MAX(ABS([.H61]);ABS([.I61]));10)))" office:value-type="string" office:string-value="equal" calcext:value-type="string">
            <text:p>equal</text:p>
          </table:table-cell>
          <table:table-cell table:formula="of:=IF(OR(ISTEXT([.G61]);ISTEXT([.J61]));&quot;&quot;;IF([.G61]=[.J61];&quot;equal&quot;;-LOG(ABS([.G61]-[.J61])/MAX(ABS([.G61]);ABS([.J61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i</text:p>
          </table:table-cell>
          <table:table-cell office:value-type="string" calcext:value-type="string">
            <text:p>k_3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62]);ISTEXT([.H62]));&quot;&quot;;IF([.G62]=[.H62];&quot;equal&quot;;-LOG(ABS([.G62]-[.H62])/MAX(ABS([.G62]);ABS([.H62]));10)))" office:value-type="string" office:string-value="equal" calcext:value-type="string">
            <text:p>equal</text:p>
          </table:table-cell>
          <table:table-cell table:formula="of:=IF(OR(ISTEXT([.H62]);ISTEXT([.I62]));&quot;&quot;;IF([.H62]=[.I62];&quot;equal&quot;;-LOG(ABS([.H62]-[.I62])/MAX(ABS([.H62]);ABS([.I62]));10)))" office:value-type="string" office:string-value="equal" calcext:value-type="string">
            <text:p>equal</text:p>
          </table:table-cell>
          <table:table-cell table:formula="of:=IF(OR(ISTEXT([.G62]);ISTEXT([.J62]));&quot;&quot;;IF([.G62]=[.J62];&quot;equal&quot;;-LOG(ABS([.G62]-[.J62])/MAX(ABS([.G62]);ABS([.J62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ni</text:p>
          </table:table-cell>
          <table:table-cell office:value-type="string" calcext:value-type="string">
            <text:p>k_c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63]);ISTEXT([.H63]));&quot;&quot;;IF([.G63]=[.H63];&quot;equal&quot;;-LOG(ABS([.G63]-[.H63])/MAX(ABS([.G63]);ABS([.H63]));10)))" office:value-type="string" office:string-value="equal" calcext:value-type="string">
            <text:p>equal</text:p>
          </table:table-cell>
          <table:table-cell table:formula="of:=IF(OR(ISTEXT([.H63]);ISTEXT([.I63]));&quot;&quot;;IF([.H63]=[.I63];&quot;equal&quot;;-LOG(ABS([.H63]-[.I63])/MAX(ABS([.H63]);ABS([.I63]));10)))" office:value-type="string" office:string-value="equal" calcext:value-type="string">
            <text:p>equal</text:p>
          </table:table-cell>
          <table:table-cell table:formula="of:=IF(OR(ISTEXT([.G63]);ISTEXT([.J63]));&quot;&quot;;IF([.G63]=[.J63];&quot;equal&quot;;-LOG(ABS([.G63]-[.J63])/MAX(ABS([.G63]);ABS([.J63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o</text:p>
          </table:table-cell>
          <table:table-cell office:value-type="string" calcext:value-type="string">
            <text:p>k_3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4.663" calcext:value-type="float">
            <text:p>4.663</text:p>
          </table:table-cell>
          <table:table-cell table:formula="of:=IF(OR(ISTEXT([.G64]);ISTEXT([.H64]));&quot;&quot;;IF([.G64]=[.H64];&quot;equal&quot;;-LOG(ABS([.G64]-[.H64])/MAX(ABS([.G64]);ABS([.H64]));10)))" office:value-type="string" office:string-value="equal" calcext:value-type="string">
            <text:p>equal</text:p>
          </table:table-cell>
          <table:table-cell table:formula="of:=IF(OR(ISTEXT([.H64]);ISTEXT([.I64]));&quot;&quot;;IF([.H64]=[.I64];&quot;equal&quot;;-LOG(ABS([.H64]-[.I64])/MAX(ABS([.H64]);ABS([.I64]));10)))" office:value-type="string" office:string-value="equal" calcext:value-type="string">
            <text:p>equal</text:p>
          </table:table-cell>
          <table:table-cell table:formula="of:=IF(OR(ISTEXT([.G64]);ISTEXT([.J64]));&quot;&quot;;IF([.G64]=[.J64];&quot;equal&quot;;-LOG(ABS([.G64]-[.J64])/MAX(ABS([.G64]);ABS([.J64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o</text:p>
          </table:table-cell>
          <table:table-cell office:value-type="string" calcext:value-type="string">
            <text:p>k_1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628" calcext:value-type="float">
            <text:p>1628</text:p>
          </table:table-cell>
          <table:table-cell table:formula="of:=IF(OR(ISTEXT([.G65]);ISTEXT([.H65]));&quot;&quot;;IF([.G65]=[.H65];&quot;equal&quot;;-LOG(ABS([.G65]-[.H65])/MAX(ABS([.G65]);ABS([.H65]));10)))" office:value-type="string" office:string-value="equal" calcext:value-type="string">
            <text:p>equal</text:p>
          </table:table-cell>
          <table:table-cell table:formula="of:=IF(OR(ISTEXT([.H65]);ISTEXT([.I65]));&quot;&quot;;IF([.H65]=[.I65];&quot;equal&quot;;-LOG(ABS([.H65]-[.I65])/MAX(ABS([.H65]);ABS([.I65]));10)))" office:value-type="string" office:string-value="equal" calcext:value-type="string">
            <text:p>equal</text:p>
          </table:table-cell>
          <table:table-cell table:formula="of:=IF(OR(ISTEXT([.G65]);ISTEXT([.J65]));&quot;&quot;;IF([.G65]=[.J65];&quot;equal&quot;;-LOG(ABS([.G65]-[.J65])/MAX(ABS([.G65]);ABS([.J65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o</text:p>
          </table:table-cell>
          <table:table-cell office:value-type="string" calcext:value-type="string">
            <text:p>k_2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61.4" calcext:value-type="float">
            <text:p>561.4</text:p>
          </table:table-cell>
          <table:table-cell table:formula="of:=IF(OR(ISTEXT([.G66]);ISTEXT([.H66]));&quot;&quot;;IF([.G66]=[.H66];&quot;equal&quot;;-LOG(ABS([.G66]-[.H66])/MAX(ABS([.G66]);ABS([.H66]));10)))" office:value-type="string" office:string-value="equal" calcext:value-type="string">
            <text:p>equal</text:p>
          </table:table-cell>
          <table:table-cell table:formula="of:=IF(OR(ISTEXT([.H66]);ISTEXT([.I66]));&quot;&quot;;IF([.H66]=[.I66];&quot;equal&quot;;-LOG(ABS([.H66]-[.I66])/MAX(ABS([.H66]);ABS([.I66]));10)))" office:value-type="string" office:string-value="equal" calcext:value-type="string">
            <text:p>equal</text:p>
          </table:table-cell>
          <table:table-cell table:formula="of:=IF(OR(ISTEXT([.G66]);ISTEXT([.J66]));&quot;&quot;;IF([.G66]=[.J66];&quot;equal&quot;;-LOG(ABS([.G66]-[.J66])/MAX(ABS([.G66]);ABS([.J66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o</text:p>
          </table:table-cell>
          <table:table-cell office:value-type="string" calcext:value-type="string">
            <text:p>k_c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.663" calcext:value-type="float">
            <text:p>3.663</text:p>
          </table:table-cell>
          <table:table-cell table:formula="of:=IF(OR(ISTEXT([.G67]);ISTEXT([.H67]));&quot;&quot;;IF([.G67]=[.H67];&quot;equal&quot;;-LOG(ABS([.G67]-[.H67])/MAX(ABS([.G67]);ABS([.H67]));10)))" office:value-type="string" office:string-value="equal" calcext:value-type="string">
            <text:p>equal</text:p>
          </table:table-cell>
          <table:table-cell table:formula="of:=IF(OR(ISTEXT([.H67]);ISTEXT([.I67]));&quot;&quot;;IF([.H67]=[.I67];&quot;equal&quot;;-LOG(ABS([.H67]-[.I67])/MAX(ABS([.H67]);ABS([.I67]));10)))" office:value-type="string" office:string-value="equal" calcext:value-type="string">
            <text:p>equal</text:p>
          </table:table-cell>
          <table:table-cell table:formula="of:=IF(OR(ISTEXT([.G67]);ISTEXT([.J67]));&quot;&quot;;IF([.G67]=[.J67];&quot;equal&quot;;-LOG(ABS([.G67]-[.J67])/MAX(ABS([.G67]);ABS([.J67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0000198" calcext:value-type="float">
            <text:p>1.98E-08</text:p>
          </table:table-cell>
          <table:table-cell office:value-type="string" calcext:value-type="string">
            <text:p>-</text:p>
          </table:table-cell>
          <table:table-cell table:formula="of:=IF(OR(ISTEXT([.G68]);ISTEXT([.H68]));&quot;&quot;;IF([.G68]=[.H68];&quot;equal&quot;;-LOG(ABS([.G68]-[.H68])/MAX(ABS([.G68]);ABS([.H68]));10)))">
            <text:p/>
          </table:table-cell>
          <table:table-cell table:formula="of:=IF(OR(ISTEXT([.H68]);ISTEXT([.I68]));&quot;&quot;;IF([.H68]=[.I68];&quot;equal&quot;;-LOG(ABS([.H68]-[.I68])/MAX(ABS([.H68]);ABS([.I68]));10)))" office:value-type="string" office:string-value="equal" calcext:value-type="string">
            <text:p>equal</text:p>
          </table:table-cell>
          <table:table-cell table:formula="of:=IF(OR(ISTEXT([.G68]);ISTEXT([.J68]));&quot;&quot;;IF([.G68]=[.J68];&quot;equal&quot;;-LOG(ABS([.G68]-[.J68])/MAX(ABS([.G68]);ABS([.J68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35" calcext:value-type="float">
            <text:p>3.50E-04</text:p>
          </table:table-cell>
          <table:table-cell office:value-type="string" calcext:value-type="string">
            <text:p>-</text:p>
          </table:table-cell>
          <table:table-cell table:formula="of:=IF(OR(ISTEXT([.G69]);ISTEXT([.H69]));&quot;&quot;;IF([.G69]=[.H69];&quot;equal&quot;;-LOG(ABS([.G69]-[.H69])/MAX(ABS([.G69]);ABS([.H69]));10)))">
            <text:p/>
          </table:table-cell>
          <table:table-cell table:formula="of:=IF(OR(ISTEXT([.H69]);ISTEXT([.I69]));&quot;&quot;;IF([.H69]=[.I69];&quot;equal&quot;;-LOG(ABS([.H69]-[.I69])/MAX(ABS([.H69]);ABS([.I69]));10)))" office:value-type="string" office:string-value="equal" calcext:value-type="string">
            <text:p>equal</text:p>
          </table:table-cell>
          <table:table-cell table:formula="of:=IF(OR(ISTEXT([.G69]);ISTEXT([.J69]));&quot;&quot;;IF([.G69]=[.J69];&quot;equal&quot;;-LOG(ABS([.G69]-[.J69])/MAX(ABS([.G69]);ABS([.J69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achf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0.55056" calcext:value-type="float">
            <text:p>5.51E-01</text:p>
          </table:table-cell>
          <table:table-cell office:value-type="string" calcext:value-type="string">
            <text:p>-</text:p>
          </table:table-cell>
          <table:table-cell table:formula="of:=IF(OR(ISTEXT([.G70]);ISTEXT([.H70]));&quot;&quot;;IF([.G70]=[.H70];&quot;equal&quot;;-LOG(ABS([.G70]-[.H70])/MAX(ABS([.G70]);ABS([.H70]));10)))">
            <text:p/>
          </table:table-cell>
          <table:table-cell table:formula="of:=IF(OR(ISTEXT([.H70]);ISTEXT([.I70]));&quot;&quot;;IF([.H70]=[.I70];&quot;equal&quot;;-LOG(ABS([.H70]-[.I70])/MAX(ABS([.H70]);ABS([.I70]));10)))">
            <text:p/>
          </table:table-cell>
          <table:table-cell table:formula="of:=IF(OR(ISTEXT([.G70]);ISTEXT([.J70]));&quot;&quot;;IF([.G70]=[.J70];&quot;equal&quot;;-LOG(ABS([.G70]-[.J70])/MAX(ABS([.G70]);ABS([.J70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73.1" calcext:value-type="float">
            <text:p>73.1</text:p>
          </table:table-cell>
          <table:table-cell table:number-columns-repeated="2" table:style-name="ce1" office:value-type="float" office:value="73.1" calcext:value-type="float">
            <text:p>7.31E+01</text:p>
          </table:table-cell>
          <table:table-cell table:formula="of:=IF(OR(ISTEXT([.G71]);ISTEXT([.H71]));&quot;&quot;;IF([.G71]=[.H71];&quot;equal&quot;;-LOG(ABS([.G71]-[.H71])/MAX(ABS([.G71]);ABS([.H71]));10)))">
            <text:p/>
          </table:table-cell>
          <table:table-cell table:formula="of:=IF(OR(ISTEXT([.H71]);ISTEXT([.I71]));&quot;&quot;;IF([.H71]=[.I71];&quot;equal&quot;;-LOG(ABS([.H71]-[.I71])/MAX(ABS([.H71]);ABS([.I71]));10)))" office:value-type="string" office:string-value="equal" calcext:value-type="string">
            <text:p>equal</text:p>
          </table:table-cell>
          <table:table-cell table:formula="of:=IF(OR(ISTEXT([.G71]);ISTEXT([.J71]));&quot;&quot;;IF([.G71]=[.J71];&quot;equal&quot;;-LOG(ABS([.G71]-[.J71])/MAX(ABS([.G71]);ABS([.J71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3.7" calcext:value-type="float">
            <text:p>3.7</text:p>
          </table:table-cell>
          <table:table-cell table:number-columns-repeated="2" table:style-name="ce1" office:value-type="float" office:value="3.7" calcext:value-type="float">
            <text:p>3.70E+00</text:p>
          </table:table-cell>
          <table:table-cell table:formula="of:=IF(OR(ISTEXT([.G72]);ISTEXT([.H72]));&quot;&quot;;IF([.G72]=[.H72];&quot;equal&quot;;-LOG(ABS([.G72]-[.H72])/MAX(ABS([.G72]);ABS([.H72]));10)))">
            <text:p/>
          </table:table-cell>
          <table:table-cell table:formula="of:=IF(OR(ISTEXT([.H72]);ISTEXT([.I72]));&quot;&quot;;IF([.H72]=[.I72];&quot;equal&quot;;-LOG(ABS([.H72]-[.I72])/MAX(ABS([.H72]);ABS([.I72]));10)))" office:value-type="string" office:string-value="equal" calcext:value-type="string">
            <text:p>equal</text:p>
          </table:table-cell>
          <table:table-cell table:formula="of:=IF(OR(ISTEXT([.G72]);ISTEXT([.J72]));&quot;&quot;;IF([.G72]=[.J72];&quot;equal&quot;;-LOG(ABS([.G72]-[.J72])/MAX(ABS([.G72]);ABS([.J72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achs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0.567277" calcext:value-type="float">
            <text:p>5.67E-01</text:p>
          </table:table-cell>
          <table:table-cell office:value-type="string" calcext:value-type="string">
            <text:p>-</text:p>
          </table:table-cell>
          <table:table-cell table:formula="of:=IF(OR(ISTEXT([.G73]);ISTEXT([.H73]));&quot;&quot;;IF([.G73]=[.H73];&quot;equal&quot;;-LOG(ABS([.G73]-[.H73])/MAX(ABS([.G73]);ABS([.H73]));10)))">
            <text:p/>
          </table:table-cell>
          <table:table-cell table:formula="of:=IF(OR(ISTEXT([.H73]);ISTEXT([.I73]));&quot;&quot;;IF([.H73]=[.I73];&quot;equal&quot;;-LOG(ABS([.H73]-[.I73])/MAX(ABS([.H73]);ABS([.I73]));10)))">
            <text:p/>
          </table:table-cell>
          <table:table-cell table:formula="of:=IF(OR(ISTEXT([.G73]);ISTEXT([.J73]));&quot;&quot;;IF([.G73]=[.J73];&quot;equal&quot;;-LOG(ABS([.G73]-[.J73])/MAX(ABS([.G73]);ABS([.J7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CaHandling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ol_cell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_cell</text:p>
          </table:table-cell>
          <table:table-cell office:value-type="string" calcext:value-type="string">
            <text:p>m³</text:p>
          </table:table-cell>
          <table:table-cell table:style-name="ce1" office:value-type="float" office:value="3.5E-015" calcext:value-type="float">
            <text:p>3.50E-15</text:p>
          </table:table-cell>
          <table:table-cell table:style-name="ce6" table:formula="of:= 1/1000 * (([.$H14] - 0.00000000002) / 0.000000000045 * (0.000000000007147123 - 0.00000000000219911) + 0.00000000000219911)" office:value-type="float" office:value="3.1887126E-015" calcext:value-type="float">
            <text:p>3.1887126E-15</text:p>
          </table:table-cell>
          <table:table-cell table:style-name="ce5" table:formula="of:=3.18872E-015" office:value-type="float" office:value="3.18872E-015" calcext:value-type="float">
            <text:p>3.19E-15</text:p>
          </table:table-cell>
          <table:table-cell table:style-name="ce1" office:value-type="float" office:value="3.5E-015" calcext:value-type="float">
            <text:p>3.50E-15</text:p>
          </table:table-cell>
          <table:table-cell table:formula="of:=IF(OR(ISTEXT([.G74]);ISTEXT([.H74]));&quot;&quot;;IF([.G74]=[.H74];&quot;equal&quot;;-LOG(ABS([.G74]-[.H74])/MAX(ABS([.G74]);ABS([.H74]));10)))" office:value-type="float" office:value="1.05090650227752" calcext:value-type="float">
            <text:p>1.05</text:p>
          </table:table-cell>
          <table:table-cell table:formula="of:=IF(OR(ISTEXT([.H74]);ISTEXT([.I74]));&quot;&quot;;IF([.H74]=[.I74];&quot;equal&quot;;-LOG(ABS([.H74]-[.I74])/MAX(ABS([.H74]);ABS([.I74]));10)))" office:value-type="float" office:value="5.63438466602437" calcext:value-type="float">
            <text:p>5.63</text:p>
          </table:table-cell>
          <table:table-cell table:formula="of:=IF(OR(ISTEXT([.G74]);ISTEXT([.J74]));&quot;&quot;;IF([.G74]=[.J74];&quot;equal&quot;;-LOG(ABS([.G74]-[.J74])/MAX(ABS([.G74]);ABS([.J7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uses function based on C_m that is not given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_i</text:p>
          </table:table-cell>
          <table:table-cell office:value-type="string" calcext:value-type="string">
            <text:p>vol_i</text:p>
          </table:table-cell>
          <table:table-cell table:number-columns-repeated="2" office:value-type="string" calcext:value-type="string">
            <text:p>v_cyto</text:p>
          </table:table-cell>
          <table:table-cell office:value-type="string" calcext:value-type="string">
            <text:p>m³</text:p>
          </table:table-cell>
          <table:table-cell table:formula="of:=0.46*[.G74]-[.G76]" office:value-type="float" office:value="1.575E-015" calcext:value-type="float">
            <text:p>1.575E-15</text:p>
          </table:table-cell>
          <table:table-cell table:formula="of:=0.46*[.H74]-[.H76]" office:value-type="float" office:value="1.43492067E-015" calcext:value-type="float">
            <text:p>1.43492067E-15</text:p>
          </table:table-cell>
          <table:table-cell table:formula="of:=0.46*[.I74]-[.I76]" office:value-type="float" office:value="1.434924E-015" calcext:value-type="float">
            <text:p>1.434924E-15</text:p>
          </table:table-cell>
          <table:table-cell table:formula="of:=0.46*[.J74]-[.J76]" office:value-type="float" office:value="1.575E-015" calcext:value-type="float">
            <text:p>1.575E-15</text:p>
          </table:table-cell>
          <table:table-cell table:formula="of:=IF(OR(ISTEXT([.G75]);ISTEXT([.H75]));&quot;&quot;;IF([.G75]=[.H75];&quot;equal&quot;;-LOG(ABS([.G75]-[.H75])/MAX(ABS([.G75]);ABS([.H75]));10)))" office:value-type="float" office:value="1.05090650227752" calcext:value-type="float">
            <text:p>1.05</text:p>
          </table:table-cell>
          <table:table-cell table:formula="of:=IF(OR(ISTEXT([.H75]);ISTEXT([.I75]));&quot;&quot;;IF([.H75]=[.I75];&quot;equal&quot;;-LOG(ABS([.H75]-[.I75])/MAX(ABS([.H75]);ABS([.I75]));10)))" office:value-type="float" office:value="5.63438466599351" calcext:value-type="float">
            <text:p>5.63</text:p>
          </table:table-cell>
          <table:table-cell table:formula="of:=IF(OR(ISTEXT([.G75]);ISTEXT([.J75]));&quot;&quot;;IF([.G75]=[.J75];&quot;equal&quot;;-LOG(ABS([.G75]-[.J75])/MAX(ABS([.G75]);ABS([.J7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sub</text:p>
          </table:table-cell>
          <table:table-cell office:value-type="string" calcext:value-type="string">
            <text:p>vol_sub</text:p>
          </table:table-cell>
          <table:table-cell table:number-columns-repeated="2" office:value-type="string" calcext:value-type="string">
            <text:p>v_sub</text:p>
          </table:table-cell>
          <table:table-cell office:value-type="string" calcext:value-type="string">
            <text:p>m³</text:p>
          </table:table-cell>
          <table:table-cell table:formula="of:=0.01*[.G74]" office:value-type="float" office:value="3.5E-017" calcext:value-type="float">
            <text:p>3.5E-17</text:p>
          </table:table-cell>
          <table:table-cell table:formula="of:=0.01*[.H74]" office:value-type="float" office:value="3.1887126E-017" calcext:value-type="float">
            <text:p>3.1887126E-17</text:p>
          </table:table-cell>
          <table:table-cell table:formula="of:=0.01*[.I74]" office:value-type="float" office:value="3.18872E-017" calcext:value-type="float">
            <text:p>3.18872E-17</text:p>
          </table:table-cell>
          <table:table-cell table:formula="of:=0.01*[.J74]" office:value-type="float" office:value="3.5E-017" calcext:value-type="float">
            <text:p>3.5E-17</text:p>
          </table:table-cell>
          <table:table-cell table:formula="of:=IF(OR(ISTEXT([.G76]);ISTEXT([.H76]));&quot;&quot;;IF([.G76]=[.H76];&quot;equal&quot;;-LOG(ABS([.G76]-[.H76])/MAX(ABS([.G76]);ABS([.H76]));10)))" office:value-type="float" office:value="1.05090650227752" calcext:value-type="float">
            <text:p>1.05</text:p>
          </table:table-cell>
          <table:table-cell table:formula="of:=IF(OR(ISTEXT([.H76]);ISTEXT([.I76]));&quot;&quot;;IF([.H76]=[.I76];&quot;equal&quot;;-LOG(ABS([.H76]-[.I76])/MAX(ABS([.H76]);ABS([.I76]));10)))" office:value-type="float" office:value="5.63438466600556" calcext:value-type="float">
            <text:p>5.63</text:p>
          </table:table-cell>
          <table:table-cell table:formula="of:=IF(OR(ISTEXT([.G76]);ISTEXT([.J76]));&quot;&quot;;IF([.G76]=[.J76];&quot;equal&quot;;-LOG(ABS([.G76]-[.J76])/MAX(ABS([.G76]);ABS([.J7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rel</text:p>
          </table:table-cell>
          <table:table-cell office:value-type="string" calcext:value-type="string">
            <text:p>vol_rel</text:p>
          </table:table-cell>
          <table:table-cell office:value-type="string" calcext:value-type="string">
            <text:p>v_jsr/v_rel</text:p>
          </table:table-cell>
          <table:table-cell office:value-type="string" calcext:value-type="string">
            <text:p>v_jsr</text:p>
          </table:table-cell>
          <table:table-cell office:value-type="string" calcext:value-type="string">
            <text:p>m³</text:p>
          </table:table-cell>
          <table:table-cell table:formula="of:=0.0012*[.G74]" office:value-type="float" office:value="4.2E-018" calcext:value-type="float">
            <text:p>4.2E-18</text:p>
          </table:table-cell>
          <table:table-cell table:formula="of:=0.0012*[.H74]" office:value-type="float" office:value="3.82645512E-018" calcext:value-type="float">
            <text:p>3.82645512E-18</text:p>
          </table:table-cell>
          <table:table-cell table:formula="of:=0.0012*[.I74]" office:value-type="float" office:value="3.826464E-018" calcext:value-type="float">
            <text:p>3.826464E-18</text:p>
          </table:table-cell>
          <table:table-cell table:formula="of:=0.0012*[.J74]" office:value-type="float" office:value="4.2E-018" calcext:value-type="float">
            <text:p>4.2E-18</text:p>
          </table:table-cell>
          <table:table-cell table:formula="of:=IF(OR(ISTEXT([.G77]);ISTEXT([.H77]));&quot;&quot;;IF([.G77]=[.H77];&quot;equal&quot;;-LOG(ABS([.G77]-[.H77])/MAX(ABS([.G77]);ABS([.H77]));10)))" office:value-type="float" office:value="1.05090650227752" calcext:value-type="float">
            <text:p>1.05</text:p>
          </table:table-cell>
          <table:table-cell table:formula="of:=IF(OR(ISTEXT([.H77]);ISTEXT([.I77]));&quot;&quot;;IF([.H77]=[.I77];&quot;equal&quot;;-LOG(ABS([.H77]-[.I77])/MAX(ABS([.H77]);ABS([.I77]));10)))" office:value-type="float" office:value="5.63438466599049" calcext:value-type="float">
            <text:p>5.63</text:p>
          </table:table-cell>
          <table:table-cell table:formula="of:=IF(OR(ISTEXT([.G77]);ISTEXT([.J77]));&quot;&quot;;IF([.G77]=[.J77];&quot;equal&quot;;-LOG(ABS([.G77]-[.J77])/MAX(ABS([.G77]);ABS([.J7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up</text:p>
          </table:table-cell>
          <table:table-cell office:value-type="string" calcext:value-type="string">
            <text:p>vol_up</text:p>
          </table:table-cell>
          <table:table-cell office:value-type="string" calcext:value-type="string">
            <text:p>v_nsr/v_up</text:p>
          </table:table-cell>
          <table:table-cell office:value-type="string" calcext:value-type="string">
            <text:p>v_nsr</text:p>
          </table:table-cell>
          <table:table-cell office:value-type="string" calcext:value-type="string">
            <text:p>m³</text:p>
          </table:table-cell>
          <table:table-cell table:formula="of:=0.0116*[.G74]" office:value-type="float" office:value="4.06E-017" calcext:value-type="float">
            <text:p>4.06E-17</text:p>
          </table:table-cell>
          <table:table-cell table:formula="of:=0.0116*[.H74]" office:value-type="float" office:value="3.698906616E-017" calcext:value-type="float">
            <text:p>3.698906616E-17</text:p>
          </table:table-cell>
          <table:table-cell table:formula="of:=0.0116*[.I74]" office:value-type="float" office:value="3.6989152E-017" calcext:value-type="float">
            <text:p>3.6989152E-17</text:p>
          </table:table-cell>
          <table:table-cell table:formula="of:=0.0116*[.J74]" office:value-type="float" office:value="4.06E-017" calcext:value-type="float">
            <text:p>4.06E-17</text:p>
          </table:table-cell>
          <table:table-cell table:formula="of:=IF(OR(ISTEXT([.G78]);ISTEXT([.H78]));&quot;&quot;;IF([.G78]=[.H78];&quot;equal&quot;;-LOG(ABS([.G78]-[.H78])/MAX(ABS([.G78]);ABS([.H78]));10)))" office:value-type="float" office:value="1.05090650227752" calcext:value-type="float">
            <text:p>1.05</text:p>
          </table:table-cell>
          <table:table-cell table:formula="of:=IF(OR(ISTEXT([.H78]);ISTEXT([.I78]));&quot;&quot;;IF([.H78]=[.I78];&quot;equal&quot;;-LOG(ABS([.H78]-[.I78])/MAX(ABS([.H78]);ABS([.I78]));10)))" office:value-type="float" office:value="5.63438466602427" calcext:value-type="float">
            <text:p>5.63</text:p>
          </table:table-cell>
          <table:table-cell table:formula="of:=IF(OR(ISTEXT([.G78]);ISTEXT([.J78]));&quot;&quot;;IF([.G78]=[.J78];&quot;equal&quot;;-LOG(ABS([.G78]-[.J78])/MAX(ABS([.G78]);ABS([.J7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[Ca2+]_i (init)</text:p>
          </table:table-cell>
          <table:table-cell table:style-name="ce7" office:value-type="string" calcext:value-type="string">
            <text:p>ca_in (init)</text:p>
          </table:table-cell>
          <table:table-cell table:style-name="ce7" office:value-type="string" calcext:value-type="string">
            <text:p>Cai.init</text:p>
          </table:table-cell>
          <table:table-cell table:style-name="ce7" office:value-type="string" calcext:value-type="string">
            <text:p>cyto.c_start</text:p>
          </table:table-cell>
          <table:table-cell office:value-type="string" calcext:value-type="string">
            <text:p>mM</text:p>
          </table:table-cell>
          <table:table-cell table:style-name="ce5" office:value-type="float" office:value="0.0003623" calcext:value-type="float">
            <text:p>3.62E-04</text:p>
          </table:table-cell>
          <table:table-cell table:style-name="ce5" table:formula="of:=[.H7]" office:value-type="float" office:value="0.00036327" calcext:value-type="float">
            <text:p>3.63E-04</text:p>
          </table:table-cell>
          <table:table-cell table:style-name="ce5" office:value-type="float" office:value="0.00018497" calcext:value-type="float">
            <text:p>1.85E-04</text:p>
          </table:table-cell>
          <table:table-cell table:style-name="ce5" office:value-type="float" office:value="0.0003623" calcext:value-type="float">
            <text:p>3.62E-04</text:p>
          </table:table-cell>
          <table:table-cell table:formula="of:=IF(OR(ISTEXT([.G79]);ISTEXT([.H79]));&quot;&quot;;IF([.G79]=[.H79];&quot;equal&quot;;-LOG(ABS([.G79]-[.H79])/MAX(ABS([.G79]);ABS([.H79]));10)))" office:value-type="float" office:value="2.57345779964813" calcext:value-type="float">
            <text:p>2.57</text:p>
          </table:table-cell>
          <table:table-cell table:formula="of:=IF(OR(ISTEXT([.H79]);ISTEXT([.I79]));&quot;&quot;;IF([.H79]=[.I79];&quot;equal&quot;;-LOG(ABS([.H79]-[.I79])/MAX(ABS([.H79]);ABS([.I79]));10)))" office:value-type="float" office:value="0.309078190739043" calcext:value-type="float">
            <text:p>0.31</text:p>
          </table:table-cell>
          <table:table-cell table:formula="of:=IF(OR(ISTEXT([.G79]);ISTEXT([.J79]));&quot;&quot;;IF([.G79]=[.J79];&quot;equal&quot;;-LOG(ABS([.G79]-[.J79])/MAX(ABS([.G79]);ABS([.J79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[Ca2+]_sub (init)</text:p>
          </table:table-cell>
          <table:table-cell table:style-name="ce7" office:value-type="string" calcext:value-type="string">
            <text:p>ca_sub (init)</text:p>
          </table:table-cell>
          <table:table-cell table:style-name="ce7" office:value-type="string" calcext:value-type="string">
            <text:p>Casub.init</text:p>
          </table:table-cell>
          <table:table-cell table:style-name="ce7" office:value-type="string" calcext:value-type="string">
            <text:p>sub.c_start</text:p>
          </table:table-cell>
          <table:table-cell office:value-type="string" calcext:value-type="string">
            <text:p>mM</text:p>
          </table:table-cell>
          <table:table-cell table:style-name="ce5" office:value-type="float" office:value="0.0002294" calcext:value-type="float">
            <text:p>2.29E-04</text:p>
          </table:table-cell>
          <table:table-cell table:style-name="ce5" office:value-type="float" office:value="0.00023" calcext:value-type="float">
            <text:p>2.30E-04</text:p>
          </table:table-cell>
          <table:table-cell table:style-name="ce5" office:value-type="float" office:value="0.000160311" calcext:value-type="float">
            <text:p>1.60E-04</text:p>
          </table:table-cell>
          <table:table-cell table:style-name="ce5" office:value-type="float" office:value="0.0002294" calcext:value-type="float">
            <text:p>2.29E-04</text:p>
          </table:table-cell>
          <table:table-cell table:formula="of:=IF(OR(ISTEXT([.G80]);ISTEXT([.H80]));&quot;&quot;;IF([.G80]=[.H80];&quot;equal&quot;;-LOG(ABS([.G80]-[.H80])/MAX(ABS([.G80]);ABS([.H80]));10)))" office:value-type="float" office:value="2.58357658563394" calcext:value-type="float">
            <text:p>2.58</text:p>
          </table:table-cell>
          <table:table-cell table:formula="of:=IF(OR(ISTEXT([.H80]);ISTEXT([.I80]));&quot;&quot;;IF([.H80]=[.I80];&quot;equal&quot;;-LOG(ABS([.H80]-[.I80])/MAX(ABS([.H80]);ABS([.I80]));10)))" office:value-type="float" office:value="0.518563603347284" calcext:value-type="float">
            <text:p>0.52</text:p>
          </table:table-cell>
          <table:table-cell table:formula="of:=IF(OR(ISTEXT([.G80]);ISTEXT([.J80]));&quot;&quot;;IF([.G80]=[.J80];&quot;equal&quot;;-LOG(ABS([.G80]-[.J80])/MAX(ABS([.G80]);ABS([.J80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[Ca2+]_rel (init)</text:p>
          </table:table-cell>
          <table:table-cell table:style-name="ce7" office:value-type="string" calcext:value-type="string">
            <text:p>ca_rel (init)</text:p>
          </table:table-cell>
          <table:table-cell table:style-name="ce7" office:value-type="string" calcext:value-type="string">
            <text:p>Ca_rel</text:p>
          </table:table-cell>
          <table:table-cell table:style-name="ce7" office:value-type="string" calcext:value-type="string">
            <text:p>jsr.c_start</text:p>
          </table:table-cell>
          <table:table-cell office:value-type="string" calcext:value-type="string">
            <text:p>mM</text:p>
          </table:table-cell>
          <table:table-cell table:style-name="ce6" office:value-type="float" office:value="0.08227" calcext:value-type="float">
            <text:p>0.08227</text:p>
          </table:table-cell>
          <table:table-cell table:style-name="ce5" office:value-type="float" office:value="0.081847" calcext:value-type="float">
            <text:p>8.18E-02</text:p>
          </table:table-cell>
          <table:table-cell table:style-name="ce6" office:value-type="float" office:value="0.29625" calcext:value-type="float">
            <text:p>0.29625</text:p>
          </table:table-cell>
          <table:table-cell table:style-name="ce6" office:value-type="float" office:value="0.08227" calcext:value-type="float">
            <text:p>0.08227</text:p>
          </table:table-cell>
          <table:table-cell table:formula="of:=IF(OR(ISTEXT([.G81]);ISTEXT([.H81]));&quot;&quot;;IF([.G81]=[.H81];&quot;equal&quot;;-LOG(ABS([.G81]-[.H81])/MAX(ABS([.G81]);ABS([.H81]));10)))" office:value-type="float" office:value="2.28890112993114" calcext:value-type="float">
            <text:p>2.29</text:p>
          </table:table-cell>
          <table:table-cell table:formula="of:=IF(OR(ISTEXT([.H81]);ISTEXT([.I81]));&quot;&quot;;IF([.H81]=[.I81];&quot;equal&quot;;-LOG(ABS([.H81]-[.I81])/MAX(ABS([.H81]);ABS([.I81]));10)))" office:value-type="float" office:value="0.1404275011582" calcext:value-type="float">
            <text:p>0.14</text:p>
          </table:table-cell>
          <table:table-cell table:formula="of:=IF(OR(ISTEXT([.G81]);ISTEXT([.J81]));&quot;&quot;;IF([.G81]=[.J81];&quot;equal&quot;;-LOG(ABS([.G81]-[.J81])/MAX(ABS([.G81]);ABS([.J81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[Ca2+]_up (init)</text:p>
          </table:table-cell>
          <table:table-cell table:style-name="ce7" office:value-type="string" calcext:value-type="string">
            <text:p>ca_up (init)</text:p>
          </table:table-cell>
          <table:table-cell table:style-name="ce7" office:value-type="string" calcext:value-type="string">
            <text:p>Ca_up</text:p>
          </table:table-cell>
          <table:table-cell table:style-name="ce7" office:value-type="string" calcext:value-type="string">
            <text:p>nsr.c_start</text:p>
          </table:table-cell>
          <table:table-cell office:value-type="string" calcext:value-type="string">
            <text:p>mM</text:p>
          </table:table-cell>
          <table:table-cell table:style-name="ce6" office:value-type="float" office:value="1.146" calcext:value-type="float">
            <text:p>1.146</text:p>
          </table:table-cell>
          <table:table-cell table:style-name="ce5" office:value-type="float" office:value="1.1463" calcext:value-type="float">
            <text:p>1.15E+00</text:p>
          </table:table-cell>
          <table:table-cell table:style-name="ce6" office:value-type="float" office:value="1.11093" calcext:value-type="float">
            <text:p>1.11093</text:p>
          </table:table-cell>
          <table:table-cell table:style-name="ce6" office:value-type="float" office:value="1.146" calcext:value-type="float">
            <text:p>1.146</text:p>
          </table:table-cell>
          <table:table-cell table:formula="of:=IF(OR(ISTEXT([.G82]);ISTEXT([.H82]));&quot;&quot;;IF([.G82]=[.H82];&quot;equal&quot;;-LOG(ABS([.G82]-[.H82])/MAX(ABS([.G82]);ABS([.H82]));10)))" office:value-type="float" office:value="3.58217703768813" calcext:value-type="float">
            <text:p>3.58</text:p>
          </table:table-cell>
          <table:table-cell table:formula="of:=IF(OR(ISTEXT([.H82]);ISTEXT([.I82]));&quot;&quot;;IF([.H82]=[.I82];&quot;equal&quot;;-LOG(ABS([.H82]-[.I82])/MAX(ABS([.H82]);ABS([.I82]));10)))" office:value-type="float" office:value="1.51066323259332" calcext:value-type="float">
            <text:p>1.51</text:p>
          </table:table-cell>
          <table:table-cell table:formula="of:=IF(OR(ISTEXT([.G82]);ISTEXT([.J82]));&quot;&quot;;IF([.G82]=[.J82];&quot;equal&quot;;-LOG(ABS([.G82]-[.J82])/MAX(ABS([.G82]);ABS([.J82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_TC (init)</text:p>
          </table:table-cell>
          <table:table-cell office:value-type="string" calcext:value-type="string">
            <text:p>f_tc (init)</text:p>
          </table:table-cell>
          <table:table-cell office:value-type="string" calcext:value-type="string">
            <text:p>f_TC</text:p>
          </table:table-cell>
          <table:table-cell office:value-type="string" calcext:value-type="string">
            <text:p>tc.f_start</text:p>
          </table:table-cell>
          <table:table-cell office:value-type="string" calcext:value-type="string">
            <text:p>1</text:p>
          </table:table-cell>
          <table:table-cell office:value-type="float" office:value="0.6838" calcext:value-type="float">
            <text:p>0.6838</text:p>
          </table:table-cell>
          <table:table-cell table:style-name="ce6" office:value-type="float" office:value="0.068561" calcext:value-type="float">
            <text:p>0.068561</text:p>
          </table:table-cell>
          <table:table-cell table:style-name="ce6" office:value-type="float" office:value="0.0356473" calcext:value-type="float">
            <text:p>0.0356473</text:p>
          </table:table-cell>
          <table:table-cell table:style-name="ce6" office:value-type="float" office:value="0.6838" calcext:value-type="float">
            <text:p>0.6838</text:p>
          </table:table-cell>
          <table:table-cell table:formula="of:=IF(OR(ISTEXT([.G83]);ISTEXT([.H83]));&quot;&quot;;IF([.G83]=[.H83];&quot;equal&quot;;-LOG(ABS([.G83]-[.H83])/MAX(ABS([.G83]);ABS([.H83]));10)))" office:value-type="float" office:value="0.0458852388675437" calcext:value-type="float">
            <text:p>0.05</text:p>
          </table:table-cell>
          <table:table-cell table:formula="of:=IF(OR(ISTEXT([.H83]);ISTEXT([.I83]));&quot;&quot;;IF([.H83]=[.I83];&quot;equal&quot;;-LOG(ABS([.H83]-[.I83])/MAX(ABS([.H83]);ABS([.I83]));10)))" office:value-type="float" office:value="0.318700437048363" calcext:value-type="float">
            <text:p>0.32</text:p>
          </table:table-cell>
          <table:table-cell table:formula="of:=IF(OR(ISTEXT([.G83]);ISTEXT([.J83]));&quot;&quot;;IF([.G83]=[.J83];&quot;equal&quot;;-LOG(ABS([.G83]-[.J83])/MAX(ABS([.G83]);ABS([.J8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_TMC (init)</text:p>
          </table:table-cell>
          <table:table-cell office:value-type="string" calcext:value-type="string">
            <text:p>f_tmc (init)</text:p>
          </table:table-cell>
          <table:table-cell office:value-type="string" calcext:value-type="string">
            <text:p>f_TMC</text:p>
          </table:table-cell>
          <table:table-cell office:value-type="string" calcext:value-type="string">
            <text:p>tmc.f_start</text:p>
          </table:table-cell>
          <table:table-cell office:value-type="string" calcext:value-type="string">
            <text:p>1</text:p>
          </table:table-cell>
          <table:table-cell office:value-type="float" office:value="0.6192" calcext:value-type="float">
            <text:p>0.6192</text:p>
          </table:table-cell>
          <table:table-cell table:style-name="ce6" office:value-type="float" office:value="0.61949" calcext:value-type="float">
            <text:p>0.61949</text:p>
          </table:table-cell>
          <table:table-cell table:style-name="ce6" office:value-type="float" office:value="0.443317" calcext:value-type="float">
            <text:p>0.443317</text:p>
          </table:table-cell>
          <table:table-cell table:style-name="ce6" office:value-type="float" office:value="0.6192" calcext:value-type="float">
            <text:p>0.6192</text:p>
          </table:table-cell>
          <table:table-cell table:formula="of:=IF(OR(ISTEXT([.G84]);ISTEXT([.H84]));&quot;&quot;;IF([.G84]=[.H84];&quot;equal&quot;;-LOG(ABS([.G84]-[.H84])/MAX(ABS([.G84]);ABS([.H84]));10)))" office:value-type="float" office:value="3.32963630235327" calcext:value-type="float">
            <text:p>3.33</text:p>
          </table:table-cell>
          <table:table-cell table:formula="of:=IF(OR(ISTEXT([.H84]);ISTEXT([.I84]));&quot;&quot;;IF([.H84]=[.I84];&quot;equal&quot;;-LOG(ABS([.H84]-[.I84])/MAX(ABS([.H84]);ABS([.I84]));10)))" office:value-type="float" office:value="0.546094950373238" calcext:value-type="float">
            <text:p>0.55</text:p>
          </table:table-cell>
          <table:table-cell table:formula="of:=IF(OR(ISTEXT([.G84]);ISTEXT([.J84]));&quot;&quot;;IF([.G84]=[.J84];&quot;equal&quot;;-LOG(ABS([.G84]-[.J84])/MAX(ABS([.G84]);ABS([.J8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_TMM (init)</text:p>
          </table:table-cell>
          <table:table-cell office:value-type="string" calcext:value-type="string">
            <text:p>f_tmm (init)</text:p>
          </table:table-cell>
          <table:table-cell office:value-type="string" calcext:value-type="string">
            <text:p>f_TMM</text:p>
          </table:table-cell>
          <table:table-cell office:value-type="string" calcext:value-type="string">
            <text:p>tmm.f_start</text:p>
          </table:table-cell>
          <table:table-cell office:value-type="string" calcext:value-type="string">
            <text:p>1</text:p>
          </table:table-cell>
          <table:table-cell office:value-type="float" office:value="0.3363" calcext:value-type="float">
            <text:p>0.3363</text:p>
          </table:table-cell>
          <table:table-cell table:style-name="ce6" office:value-type="float" office:value="0.33603" calcext:value-type="float">
            <text:p>0.33603</text:p>
          </table:table-cell>
          <table:table-cell table:style-name="ce6" office:value-type="float" office:value="0.391719" calcext:value-type="float">
            <text:p>0.391719</text:p>
          </table:table-cell>
          <table:table-cell table:style-name="ce6" office:value-type="float" office:value="0.3363" calcext:value-type="float">
            <text:p>0.3363</text:p>
          </table:table-cell>
          <table:table-cell table:formula="of:=IF(OR(ISTEXT([.G85]);ISTEXT([.H85]));&quot;&quot;;IF([.G85]=[.H85];&quot;equal&quot;;-LOG(ABS([.G85]-[.H85])/MAX(ABS([.G85]);ABS([.H85]));10)))" office:value-type="float" office:value="3.09536310315566" calcext:value-type="float">
            <text:p>3.10</text:p>
          </table:table-cell>
          <table:table-cell table:formula="of:=IF(OR(ISTEXT([.H85]);ISTEXT([.I85]));&quot;&quot;;IF([.H85]=[.I85];&quot;equal&quot;;-LOG(ABS([.H85]-[.I85])/MAX(ABS([.H85]);ABS([.I85]));10)))" office:value-type="float" office:value="0.847205217755363" calcext:value-type="float">
            <text:p>0.85</text:p>
          </table:table-cell>
          <table:table-cell table:formula="of:=IF(OR(ISTEXT([.G85]);ISTEXT([.J85]));&quot;&quot;;IF([.G85]=[.J85];&quot;equal&quot;;-LOG(ABS([.G85]-[.J85])/MAX(ABS([.G85]);ABS([.J85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_CM_i (init)</text:p>
          </table:table-cell>
          <table:table-cell office:value-type="string" calcext:value-type="string">
            <text:p>f_cmi (init)</text:p>
          </table:table-cell>
          <table:table-cell office:value-type="string" calcext:value-type="string">
            <text:p>f_CMi</text:p>
          </table:table-cell>
          <table:table-cell office:value-type="string" calcext:value-type="string">
            <text:p>cm_cyto.f_start</text:p>
          </table:table-cell>
          <table:table-cell office:value-type="string" calcext:value-type="string">
            <text:p>1</text:p>
          </table:table-cell>
          <table:table-cell office:value-type="float" office:value="0.1336" calcext:value-type="float">
            <text:p>0.1336</text:p>
          </table:table-cell>
          <table:table-cell table:style-name="ce6" office:value-type="float" office:value="0.13393" calcext:value-type="float">
            <text:p>0.13393</text:p>
          </table:table-cell>
          <table:table-cell table:style-name="ce6" office:value-type="float" office:value="0.0723008" calcext:value-type="float">
            <text:p>0.0723008</text:p>
          </table:table-cell>
          <table:table-cell table:style-name="ce6" office:value-type="float" office:value="0.1336" calcext:value-type="float">
            <text:p>0.1336</text:p>
          </table:table-cell>
          <table:table-cell table:formula="of:=IF(OR(ISTEXT([.G86]);ISTEXT([.H86]));&quot;&quot;;IF([.G86]=[.H86];&quot;equal&quot;;-LOG(ABS([.G86]-[.H86])/MAX(ABS([.G86]);ABS([.H86]));10)))" office:value-type="float" office:value="2.60836392895735" calcext:value-type="float">
            <text:p>2.61</text:p>
          </table:table-cell>
          <table:table-cell table:formula="of:=IF(OR(ISTEXT([.H86]);ISTEXT([.I86]));&quot;&quot;;IF([.H86]=[.I86];&quot;equal&quot;;-LOG(ABS([.H86]-[.I86])/MAX(ABS([.H86]);ABS([.I86]));10)))" office:value-type="float" office:value="0.33709133858375" calcext:value-type="float">
            <text:p>0.34</text:p>
          </table:table-cell>
          <table:table-cell table:formula="of:=IF(OR(ISTEXT([.G86]);ISTEXT([.J86]));&quot;&quot;;IF([.G86]=[.J86];&quot;equal&quot;;-LOG(ABS([.G86]-[.J86])/MAX(ABS([.G86]);ABS([.J8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_CM_s (init)</text:p>
          </table:table-cell>
          <table:table-cell office:value-type="string" calcext:value-type="string">
            <text:p>f_cms (init)</text:p>
          </table:table-cell>
          <table:table-cell office:value-type="string" calcext:value-type="string">
            <text:p>f_CMs</text:p>
          </table:table-cell>
          <table:table-cell office:value-type="string" calcext:value-type="string">
            <text:p>cm_sub.f_start</text:p>
          </table:table-cell>
          <table:table-cell office:value-type="string" calcext:value-type="string">
            <text:p>1</text:p>
          </table:table-cell>
          <table:table-cell office:value-type="float" office:value="0.08894" calcext:value-type="float">
            <text:p>0.08894</text:p>
          </table:table-cell>
          <table:table-cell table:style-name="ce6" office:value-type="float" office:value="0.089149" calcext:value-type="float">
            <text:p>0.089149</text:p>
          </table:table-cell>
          <table:table-cell table:style-name="ce6" office:value-type="float" office:value="0.0630771" calcext:value-type="float">
            <text:p>0.0630771</text:p>
          </table:table-cell>
          <table:table-cell table:style-name="ce6" office:value-type="float" office:value="0.08894" calcext:value-type="float">
            <text:p>0.08894</text:p>
          </table:table-cell>
          <table:table-cell table:formula="of:=IF(OR(ISTEXT([.G87]);ISTEXT([.H87]));&quot;&quot;;IF([.G87]=[.H87];&quot;equal&quot;;-LOG(ABS([.G87]-[.H87])/MAX(ABS([.G87]);ABS([.H87]));10)))" office:value-type="float" office:value="2.62997018987014" calcext:value-type="float">
            <text:p>2.63</text:p>
          </table:table-cell>
          <table:table-cell table:formula="of:=IF(OR(ISTEXT([.H87]);ISTEXT([.I87]));&quot;&quot;;IF([.H87]=[.I87];&quot;equal&quot;;-LOG(ABS([.H87]-[.I87])/MAX(ABS([.H87]);ABS([.I87]));10)))" office:value-type="float" office:value="0.533943794277821" calcext:value-type="float">
            <text:p>0.53</text:p>
          </table:table-cell>
          <table:table-cell table:formula="of:=IF(OR(ISTEXT([.G87]);ISTEXT([.J87]));&quot;&quot;;IF([.G87]=[.J87];&quot;equal&quot;;-LOG(ABS([.G87]-[.J87])/MAX(ABS([.G87]);ABS([.J8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_CQ (init)</text:p>
          </table:table-cell>
          <table:table-cell office:value-type="string" calcext:value-type="string">
            <text:p>f_cq (init)</text:p>
          </table:table-cell>
          <table:table-cell office:value-type="string" calcext:value-type="string">
            <text:p>f_CQ</text:p>
          </table:table-cell>
          <table:table-cell office:value-type="string" calcext:value-type="string">
            <text:p>cq.f_start</text:p>
          </table:table-cell>
          <table:table-cell office:value-type="string" calcext:value-type="string">
            <text:p>1</text:p>
          </table:table-cell>
          <table:table-cell office:value-type="float" office:value="0.08736" calcext:value-type="float">
            <text:p>0.08736</text:p>
          </table:table-cell>
          <table:table-cell table:style-name="ce6" office:value-type="float" office:value="0.086939" calcext:value-type="float">
            <text:p>0.086939</text:p>
          </table:table-cell>
          <table:table-cell table:style-name="ce6" office:value-type="float" office:value="0.261431" calcext:value-type="float">
            <text:p>0.261431</text:p>
          </table:table-cell>
          <table:table-cell table:style-name="ce6" office:value-type="float" office:value="0.08736" calcext:value-type="float">
            <text:p>0.08736</text:p>
          </table:table-cell>
          <table:table-cell table:formula="of:=IF(OR(ISTEXT([.G88]);ISTEXT([.H88]));&quot;&quot;;IF([.G88]=[.H88];&quot;equal&quot;;-LOG(ABS([.G88]-[.H88])/MAX(ABS([.G88]);ABS([.H88]));10)))" office:value-type="float" office:value="2.31703052952499" calcext:value-type="float">
            <text:p>2.32</text:p>
          </table:table-cell>
          <table:table-cell table:formula="of:=IF(OR(ISTEXT([.H88]);ISTEXT([.I88]));&quot;&quot;;IF([.H88]=[.I88];&quot;equal&quot;;-LOG(ABS([.H88]-[.I88])/MAX(ABS([.H88]);ABS([.I88]));10)))" office:value-type="float" office:value="0.175581563637" calcext:value-type="float">
            <text:p>0.18</text:p>
          </table:table-cell>
          <table:table-cell table:formula="of:=IF(OR(ISTEXT([.G88]);ISTEXT([.J88]));&quot;&quot;;IF([.G88]=[.J88];&quot;equal&quot;;-LOG(ABS([.G88]-[.J88])/MAX(ABS([.G88]);ABS([.J8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_CSL (init)</text:p>
          </table:table-cell>
          <table:table-cell office:value-type="string" calcext:value-type="string">
            <text:p>f_csl (init)</text:p>
          </table:table-cell>
          <table:table-cell office:value-type="string" calcext:value-type="string">
            <text:p>f_CSL</text:p>
          </table:table-cell>
          <table:table-cell office:value-type="string" calcext:value-type="string">
            <text:p>cm_sl.f_start</text:p>
          </table:table-cell>
          <table:table-cell office:value-type="string" calcext:value-type="string">
            <text:p>1</text:p>
          </table:table-cell>
          <table:table-cell table:style-name="ce1" office:value-type="float" office:value="0.00004764" calcext:value-type="float">
            <text:p>4.76E-05</text:p>
          </table:table-cell>
          <table:table-cell table:style-name="ce5" office:value-type="float" office:value="0.000046743" calcext:value-type="float">
            <text:p>4.67E-05</text:p>
          </table:table-cell>
          <table:table-cell table:style-name="ce5" office:value-type="float" office:value="0.0000414977" calcext:value-type="float">
            <text:p>4.15E-05</text:p>
          </table:table-cell>
          <table:table-cell table:style-name="ce5" office:value-type="float" office:value="0.00004764" calcext:value-type="float">
            <text:p>4.76E-05</text:p>
          </table:table-cell>
          <table:table-cell table:formula="of:=IF(OR(ISTEXT([.G89]);ISTEXT([.H89]));&quot;&quot;;IF([.G89]=[.H89];&quot;equal&quot;;-LOG(ABS([.G89]-[.H89])/MAX(ABS([.G89]);ABS([.H89]));10)))" office:value-type="float" office:value="1.72517930976665" calcext:value-type="float">
            <text:p>1.73</text:p>
          </table:table-cell>
          <table:table-cell table:formula="of:=IF(OR(ISTEXT([.H89]);ISTEXT([.I89]));&quot;&quot;;IF([.H89]=[.I89];&quot;equal&quot;;-LOG(ABS([.H89]-[.I89])/MAX(ABS([.H89]);ABS([.I89]));10)))" office:value-type="float" office:value="0.949946249984532" calcext:value-type="float">
            <text:p>0.95</text:p>
          </table:table-cell>
          <table:table-cell table:formula="of:=IF(OR(ISTEXT([.G89]);ISTEXT([.J89]));&quot;&quot;;IF([.G89]=[.J89];&quot;equal&quot;;-LOG(ABS([.G89]-[.J89])/MAX(ABS([.G89]);ABS([.J89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b</text:p>
          </table:table-cell>
          <table:table-cell office:value-type="string" calcext:value-type="string">
            <text:p>1/s</text:p>
          </table:table-cell>
          <table:table-cell office:value-type="float" office:value="542" calcext:value-type="float">
            <text:p>542</text:p>
          </table:table-cell>
          <table:table-cell table:number-columns-repeated="3" table:style-name="ce1" office:value-type="float" office:value="542" calcext:value-type="float">
            <text:p>5.42E+02</text:p>
          </table:table-cell>
          <table:table-cell table:formula="of:=IF(OR(ISTEXT([.G90]);ISTEXT([.H90]));&quot;&quot;;IF([.G90]=[.H90];&quot;equal&quot;;-LOG(ABS([.G90]-[.H90])/MAX(ABS([.G90]);ABS([.H90]));10)))" office:value-type="string" office:string-value="equal" calcext:value-type="string">
            <text:p>equal</text:p>
          </table:table-cell>
          <table:table-cell table:formula="of:=IF(OR(ISTEXT([.H90]);ISTEXT([.I90]));&quot;&quot;;IF([.H90]=[.I90];&quot;equal&quot;;-LOG(ABS([.H90]-[.I90])/MAX(ABS([.H90]);ABS([.I90]));10)))" office:value-type="string" office:string-value="equal" calcext:value-type="string">
            <text:p>equal</text:p>
          </table:table-cell>
          <table:table-cell table:formula="of:=IF(OR(ISTEXT([.G90]);ISTEXT([.J90]));&quot;&quot;;IF([.G90]=[.J90];&quot;equal&quot;;-LOG(ABS([.G90]-[.J90])/MAX(ABS([.G90]);ABS([.J9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_b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b</text:p>
          </table:table-cell>
          <table:table-cell office:value-type="string" calcext:value-type="string">
            <text:p>1/s</text:p>
          </table:table-cell>
          <table:table-cell office:value-type="float" office:value="445" calcext:value-type="float">
            <text:p>445</text:p>
          </table:table-cell>
          <table:table-cell table:number-columns-repeated="3" table:style-name="ce1" office:value-type="float" office:value="445" calcext:value-type="float">
            <text:p>4.45E+02</text:p>
          </table:table-cell>
          <table:table-cell table:formula="of:=IF(OR(ISTEXT([.G91]);ISTEXT([.H91]));&quot;&quot;;IF([.G91]=[.H91];&quot;equal&quot;;-LOG(ABS([.G91]-[.H91])/MAX(ABS([.G91]);ABS([.H91]));10)))" office:value-type="string" office:string-value="equal" calcext:value-type="string">
            <text:p>equal</text:p>
          </table:table-cell>
          <table:table-cell table:formula="of:=IF(OR(ISTEXT([.H91]);ISTEXT([.I91]));&quot;&quot;;IF([.H91]=[.I91];&quot;equal&quot;;-LOG(ABS([.H91]-[.I91])/MAX(ABS([.H91]);ABS([.I91]));10)))" office:value-type="string" office:string-value="equal" calcext:value-type="string">
            <text:p>equal</text:p>
          </table:table-cell>
          <table:table-cell table:formula="of:=IF(OR(ISTEXT([.G91]);ISTEXT([.J91]));&quot;&quot;;IF([.G91]=[.J91];&quot;equal&quot;;-LOG(ABS([.G91]-[.J91])/MAX(ABS([.G91]);ABS([.J9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b</text:p>
          </table:table-cell>
          <table:table-cell office:value-type="string" calcext:value-type="string">
            <text:p>1/s</text:p>
          </table:table-cell>
          <table:table-cell office:value-type="float" office:value="446" calcext:value-type="float">
            <text:p>446</text:p>
          </table:table-cell>
          <table:table-cell table:number-columns-repeated="3" table:style-name="ce1" office:value-type="float" office:value="446" calcext:value-type="float">
            <text:p>4.46E+02</text:p>
          </table:table-cell>
          <table:table-cell table:formula="of:=IF(OR(ISTEXT([.G92]);ISTEXT([.H92]));&quot;&quot;;IF([.G92]=[.H92];&quot;equal&quot;;-LOG(ABS([.G92]-[.H92])/MAX(ABS([.G92]);ABS([.H92]));10)))" office:value-type="string" office:string-value="equal" calcext:value-type="string">
            <text:p>equal</text:p>
          </table:table-cell>
          <table:table-cell table:formula="of:=IF(OR(ISTEXT([.H92]);ISTEXT([.I92]));&quot;&quot;;IF([.H92]=[.I92];&quot;equal&quot;;-LOG(ABS([.H92]-[.I92])/MAX(ABS([.H92]);ABS([.I92]));10)))" office:value-type="string" office:string-value="equal" calcext:value-type="string">
            <text:p>equal</text:p>
          </table:table-cell>
          <table:table-cell table:formula="of:=IF(OR(ISTEXT([.G92]);ISTEXT([.J92]));&quot;&quot;;IF([.G92]=[.J92];&quot;equal&quot;;-LOG(ABS([.G92]-[.J92])/MAX(ABS([.G92]);ABS([.J9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b</text:p>
          </table:table-cell>
          <table:table-cell office:value-type="string" calcext:value-type="string">
            <text:p>1/s</text:p>
          </table:table-cell>
          <table:table-cell office:value-type="float" office:value="7.51" calcext:value-type="float">
            <text:p>7.51</text:p>
          </table:table-cell>
          <table:table-cell table:number-columns-repeated="3" table:style-name="ce1" office:value-type="float" office:value="7.51" calcext:value-type="float">
            <text:p>7.51E+00</text:p>
          </table:table-cell>
          <table:table-cell table:formula="of:=IF(OR(ISTEXT([.G93]);ISTEXT([.H93]));&quot;&quot;;IF([.G93]=[.H93];&quot;equal&quot;;-LOG(ABS([.G93]-[.H93])/MAX(ABS([.G93]);ABS([.H93]));10)))" office:value-type="string" office:string-value="equal" calcext:value-type="string">
            <text:p>equal</text:p>
          </table:table-cell>
          <table:table-cell table:formula="of:=IF(OR(ISTEXT([.H93]);ISTEXT([.I93]));&quot;&quot;;IF([.H93]=[.I93];&quot;equal&quot;;-LOG(ABS([.H93]-[.I93])/MAX(ABS([.H93]);ABS([.I93]));10)))" office:value-type="string" office:string-value="equal" calcext:value-type="string">
            <text:p>equal</text:p>
          </table:table-cell>
          <table:table-cell table:formula="of:=IF(OR(ISTEXT([.G93]);ISTEXT([.J93]));&quot;&quot;;IF([.G93]=[.J93];&quot;equal&quot;;-LOG(ABS([.G93]-[.J93])/MAX(ABS([.G93]);ABS([.J9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b</text:p>
          </table:table-cell>
          <table:table-cell office:value-type="string" calcext:value-type="string">
            <text:p>1/s</text:p>
          </table:table-cell>
          <table:table-cell office:value-type="float" office:value="751" calcext:value-type="float">
            <text:p>751</text:p>
          </table:table-cell>
          <table:table-cell table:number-columns-repeated="3" table:style-name="ce1" office:value-type="float" office:value="751" calcext:value-type="float">
            <text:p>7.51E+02</text:p>
          </table:table-cell>
          <table:table-cell table:formula="of:=IF(OR(ISTEXT([.G94]);ISTEXT([.H94]));&quot;&quot;;IF([.G94]=[.H94];&quot;equal&quot;;-LOG(ABS([.G94]-[.H94])/MAX(ABS([.G94]);ABS([.H94]));10)))" office:value-type="string" office:string-value="equal" calcext:value-type="string">
            <text:p>equal</text:p>
          </table:table-cell>
          <table:table-cell table:formula="of:=IF(OR(ISTEXT([.H94]);ISTEXT([.I94]));&quot;&quot;;IF([.H94]=[.I94];&quot;equal&quot;;-LOG(ABS([.H94]-[.I94])/MAX(ABS([.H94]);ABS([.I94]));10)))" office:value-type="string" office:string-value="equal" calcext:value-type="string">
            <text:p>equal</text:p>
          </table:table-cell>
          <table:table-cell table:formula="of:=IF(OR(ISTEXT([.G94]);ISTEXT([.J94]));&quot;&quot;;IF([.G94]=[.J94];&quot;equal&quot;;-LOG(ABS([.G94]-[.J94])/MAX(ABS([.G94]);ABS([.J9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s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OR(ISTEXT([.G95]);ISTEXT([.H95]));&quot;&quot;;IF([.G95]=[.H95];&quot;equal&quot;;-LOG(ABS([.G95]-[.H95])/MAX(ABS([.G95]);ABS([.H95]));10)))" office:value-type="string" office:string-value="equal" calcext:value-type="string">
            <text:p>equal</text:p>
          </table:table-cell>
          <table:table-cell table:formula="of:=IF(OR(ISTEXT([.H95]);ISTEXT([.I95]));&quot;&quot;;IF([.H95]=[.I95];&quot;equal&quot;;-LOG(ABS([.H95]-[.I95])/MAX(ABS([.H95]);ABS([.I95]));10)))" office:value-type="string" office:string-value="equal" calcext:value-type="string">
            <text:p>equal</text:p>
          </table:table-cell>
          <table:table-cell table:formula="of:=IF(OR(ISTEXT([.G95]);ISTEXT([.J95]));&quot;&quot;;IF([.G95]=[.J95];&quot;equal&quot;;-LOG(ABS([.G95]-[.J95])/MAX(ABS([.G95]);ABS([.J95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office:value-type="string" calcext:value-type="string">
            <text:p>diff_f_csl is multiplied by 0.001 after defini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f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3" office:value-type="float" office:value="227700" calcext:value-type="float">
            <text:p>2.28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96]);ISTEXT([.H96]));&quot;&quot;;IF([.G96]=[.H96];&quot;equal&quot;;-LOG(ABS([.G96]-[.H96])/MAX(ABS([.G96]);ABS([.H96]));10)))" office:value-type="string" office:string-value="equal" calcext:value-type="string">
            <text:p>equal</text:p>
          </table:table-cell>
          <table:table-cell table:formula="of:=IF(OR(ISTEXT([.H96]);ISTEXT([.I96]));&quot;&quot;;IF([.H96]=[.I96];&quot;equal&quot;;-LOG(ABS([.H96]-[.I96])/MAX(ABS([.H96]);ABS([.I96]));10)))" office:value-type="string" office:string-value="equal" calcext:value-type="string">
            <text:p>equal</text:p>
          </table:table-cell>
          <table:table-cell table:formula="of:=IF(OR(ISTEXT([.G96]);ISTEXT([.J96]));&quot;&quot;;IF([.G96]=[.J96];&quot;equal&quot;;-LOG(ABS([.G96]-[.J96])/MAX(ABS([.G96]);ABS([.J9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</text:p>
          </table:table-cell>
          <table:table-cell office:value-type="string" calcext:value-type="string">
            <text:p>1/(mM s)</text:p>
          </table:table-cell>
          <table:table-cell office:value-type="float" office:value="534" calcext:value-type="float">
            <text:p>534</text:p>
          </table:table-cell>
          <table:table-cell table:style-name="ce1" office:value-type="float" office:value="534" calcext:value-type="float">
            <text:p>5.34E+02</text:p>
          </table:table-cell>
          <table:table-cell table:style-name="ce1" office:value-type="float" office:value="543" calcext:value-type="float">
            <text:p>5.43E+02</text:p>
          </table:table-cell>
          <table:table-cell table:style-name="ce1" office:value-type="float" office:value="534" calcext:value-type="float">
            <text:p>5.34E+02</text:p>
          </table:table-cell>
          <table:table-cell table:formula="of:=IF(OR(ISTEXT([.G97]);ISTEXT([.H97]));&quot;&quot;;IF([.G97]=[.H97];&quot;equal&quot;;-LOG(ABS([.G97]-[.H97])/MAX(ABS([.G97]);ABS([.H97]));10)))" office:value-type="string" office:string-value="equal" calcext:value-type="string">
            <text:p>equal</text:p>
          </table:table-cell>
          <table:table-cell table:formula="of:=IF(OR(ISTEXT([.H97]);ISTEXT([.I97]));&quot;&quot;;IF([.H97]=[.I97];&quot;equal&quot;;-LOG(ABS([.H97]-[.I97])/MAX(ABS([.H97]);ABS([.I97]));10)))" office:value-type="float" office:value="1.78055732014952" calcext:value-type="float">
            <text:p>1.78</text:p>
          </table:table-cell>
          <table:table-cell table:formula="of:=IF(OR(ISTEXT([.G97]);ISTEXT([.J97]));&quot;&quot;;IF([.G97]=[.J97];&quot;equal&quot;;-LOG(ABS([.G97]-[.J97])/MAX(ABS([.G97]);ABS([.J9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</text:p>
          </table:table-cell>
          <table:table-cell office:value-type="string" calcext:value-type="string">
            <text:p>1/(mM s)</text:p>
          </table:table-cell>
          <table:table-cell office:value-type="float" office:value="88800" calcext:value-type="float">
            <text:p>88800</text:p>
          </table:table-cell>
          <table:table-cell table:number-columns-repeated="3" table:style-name="ce1" office:value-type="float" office:value="88800" calcext:value-type="float">
            <text:p>8.88E+04</text:p>
          </table:table-cell>
          <table:table-cell table:formula="of:=IF(OR(ISTEXT([.G98]);ISTEXT([.H98]));&quot;&quot;;IF([.G98]=[.H98];&quot;equal&quot;;-LOG(ABS([.G98]-[.H98])/MAX(ABS([.G98]);ABS([.H98]));10)))" office:value-type="string" office:string-value="equal" calcext:value-type="string">
            <text:p>equal</text:p>
          </table:table-cell>
          <table:table-cell table:formula="of:=IF(OR(ISTEXT([.H98]);ISTEXT([.I98]));&quot;&quot;;IF([.H98]=[.I98];&quot;equal&quot;;-LOG(ABS([.H98]-[.I98])/MAX(ABS([.H98]);ABS([.I98]));10)))" office:value-type="string" office:string-value="equal" calcext:value-type="string">
            <text:p>equal</text:p>
          </table:table-cell>
          <table:table-cell table:formula="of:=IF(OR(ISTEXT([.G98]);ISTEXT([.J98]));&quot;&quot;;IF([.G98]=[.J98];&quot;equal&quot;;-LOG(ABS([.G98]-[.J98])/MAX(ABS([.G98]);ABS([.J9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1" office:value-type="float" office:value="222700" calcext:value-type="float">
            <text:p>2.23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99]);ISTEXT([.H99]));&quot;&quot;;IF([.G99]=[.H99];&quot;equal&quot;;-LOG(ABS([.G99]-[.H99])/MAX(ABS([.G99]);ABS([.H99]));10)))" office:value-type="float" office:value="1.65839302627912" calcext:value-type="float">
            <text:p>1.66</text:p>
          </table:table-cell>
          <table:table-cell table:formula="of:=IF(OR(ISTEXT([.H99]);ISTEXT([.I99]));&quot;&quot;;IF([.H99]=[.I99];&quot;equal&quot;;-LOG(ABS([.H99]-[.I99])/MAX(ABS([.H99]);ABS([.I99]));10)))" office:value-type="float" office:value="1.65839302627912" calcext:value-type="float">
            <text:p>1.66</text:p>
          </table:table-cell>
          <table:table-cell table:formula="of:=IF(OR(ISTEXT([.G99]);ISTEXT([.J99]));&quot;&quot;;IF([.G99]=[.J99];&quot;equal&quot;;-LOG(ABS([.G99]-[.J99])/MAX(ABS([.G99]);ABS([.J9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</text:p>
          </table:table-cell>
          <table:table-cell office:value-type="string" calcext:value-type="string">
            <text:p>1/(mM s)</text:p>
          </table:table-cell>
          <table:table-cell office:value-type="float" office:value="2277" calcext:value-type="float">
            <text:p>2277</text:p>
          </table:table-cell>
          <table:table-cell table:number-columns-repeated="3" table:style-name="ce1" office:value-type="float" office:value="2277" calcext:value-type="float">
            <text:p>2.28E+03</text:p>
          </table:table-cell>
          <table:table-cell table:formula="of:=IF(OR(ISTEXT([.G100]);ISTEXT([.H100]));&quot;&quot;;IF([.G100]=[.H100];&quot;equal&quot;;-LOG(ABS([.G100]-[.H100])/MAX(ABS([.G100]);ABS([.H100]));10)))" office:value-type="string" office:string-value="equal" calcext:value-type="string">
            <text:p>equal</text:p>
          </table:table-cell>
          <table:table-cell table:formula="of:=IF(OR(ISTEXT([.H100]);ISTEXT([.I100]));&quot;&quot;;IF([.H100]=[.I100];&quot;equal&quot;;-LOG(ABS([.H100]-[.I100])/MAX(ABS([.H100]);ABS([.I100]));10)))" office:value-type="string" office:string-value="equal" calcext:value-type="string">
            <text:p>equal</text:p>
          </table:table-cell>
          <table:table-cell table:formula="of:=IF(OR(ISTEXT([.G100]);ISTEXT([.J100]));&quot;&quot;;IF([.G100]=[.J100];&quot;equal&quot;;-LOG(ABS([.G100]-[.J100])/MAX(ABS([.G100]);ABS([.J10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(mM s)</text:p>
          </table:table-cell>
          <table:table-cell table:number-columns-repeated="2" office:value-type="float" office:value="0.115" calcext:value-type="float">
            <text:p>0.115</text:p>
          </table:table-cell>
          <table:table-cell table:formula="of:=0.001*115" office:value-type="float" office:value="0.115" calcext:value-type="float">
            <text:p>0.115</text:p>
          </table:table-cell>
          <table:table-cell table:style-name="ce1" office:value-type="float" office:value="0.115" calcext:value-type="float">
            <text:p>1.15E-01</text:p>
          </table:table-cell>
          <table:table-cell table:formula="of:=IF(OR(ISTEXT([.G101]);ISTEXT([.H101]));&quot;&quot;;IF([.G101]=[.H101];&quot;equal&quot;;-LOG(ABS([.G101]-[.H101])/MAX(ABS([.G101]);ABS([.H101]));10)))" office:value-type="string" office:string-value="equal" calcext:value-type="string">
            <text:p>equal</text:p>
          </table:table-cell>
          <table:table-cell table:formula="of:=IF(OR(ISTEXT([.H101]);ISTEXT([.I101]));&quot;&quot;;IF([.H101]=[.I101];&quot;equal&quot;;-LOG(ABS([.H101]-[.I101])/MAX(ABS([.H101]);ABS([.I101]));10)))" office:value-type="string" office:string-value="equal" calcext:value-type="string">
            <text:p>equal</text:p>
          </table:table-cell>
          <table:table-cell table:formula="of:=IF(OR(ISTEXT([.G101]);ISTEXT([.J101]));&quot;&quot;;IF([.G101]=[.J101];&quot;equal&quot;;-LOG(ABS([.G101]-[.J101])/MAX(ABS([.G101]);ABS([.J101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SL_tot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cm_sl.c_tot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formula="of:=31 / 1.2" office:value-type="float" office:value="25.8333333333333" calcext:value-type="float">
            <text:p>25.83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IF(OR(ISTEXT([.G102]);ISTEXT([.H102]));&quot;&quot;;IF([.G102]=[.H102];&quot;equal&quot;;-LOG(ABS([.G102]-[.H102])/MAX(ABS([.G102]);ABS([.H102]));10)))">
            <text:p/>
          </table:table-cell>
          <table:table-cell table:formula="of:=IF(OR(ISTEXT([.H102]);ISTEXT([.I102]));&quot;&quot;;IF([.H102]=[.I102];&quot;equal&quot;;-LOG(ABS([.H102]-[.I102])/MAX(ABS([.H102]);ABS([.I102]));10)))" office:value-type="float" office:value="0.000434511774017692" calcext:value-type="float">
            <text:p>0.00</text:p>
          </table:table-cell>
          <table:table-cell table:formula="of:=IF(OR(ISTEXT([.G102]);ISTEXT([.J102]));&quot;&quot;;IF([.G102]=[.J102];&quot;equal&quot;;-LOG(ABS([.G102]-[.J102])/MAX(ABS([.G102]);ABS([.J102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ither in Inada2009 nor Kurata2002, C++ has probably wrong order of magnitu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M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m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45" calcext:value-type="float">
            <text:p>0.045</text:p>
          </table:table-cell>
          <table:table-cell table:formula="of:=IF(OR(ISTEXT([.G103]);ISTEXT([.H103]));&quot;&quot;;IF([.G103]=[.H103];&quot;equal&quot;;-LOG(ABS([.G103]-[.H103])/MAX(ABS([.G103]);ABS([.H103]));10)))" office:value-type="string" office:string-value="equal" calcext:value-type="string">
            <text:p>equal</text:p>
          </table:table-cell>
          <table:table-cell table:formula="of:=IF(OR(ISTEXT([.H103]);ISTEXT([.I103]));&quot;&quot;;IF([.H103]=[.I103];&quot;equal&quot;;-LOG(ABS([.H103]-[.I103])/MAX(ABS([.H103]);ABS([.I103]));10)))" office:value-type="string" office:string-value="equal" calcext:value-type="string">
            <text:p>equal</text:p>
          </table:table-cell>
          <table:table-cell table:formula="of:=IF(OR(ISTEXT([.G103]);ISTEXT([.J103]));&quot;&quot;;IF([.G103]=[.J103];&quot;equal&quot;;-LOG(ABS([.G103]-[.J103])/MAX(ABS([.G103]);ABS([.J10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Q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IF(OR(ISTEXT([.G104]);ISTEXT([.H104]));&quot;&quot;;IF([.G104]=[.H104];&quot;equal&quot;;-LOG(ABS([.G104]-[.H104])/MAX(ABS([.G104]);ABS([.H104]));10)))" office:value-type="string" office:string-value="equal" calcext:value-type="string">
            <text:p>equal</text:p>
          </table:table-cell>
          <table:table-cell table:formula="of:=IF(OR(ISTEXT([.H104]);ISTEXT([.I104]));&quot;&quot;;IF([.H104]=[.I104];&quot;equal&quot;;-LOG(ABS([.H104]-[.I104])/MAX(ABS([.H104]);ABS([.I104]));10)))" office:value-type="string" office:string-value="equal" calcext:value-type="string">
            <text:p>equal</text:p>
          </table:table-cell>
          <table:table-cell table:formula="of:=IF(OR(ISTEXT([.G104]);ISTEXT([.J104]));&quot;&quot;;IF([.G104]=[.J104];&quot;equal&quot;;-LOG(ABS([.G104]-[.J104])/MAX(ABS([.G104]);ABS([.J10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31" calcext:value-type="float">
            <text:p>0.031</text:p>
          </table:table-cell>
          <table:table-cell table:formula="of:=IF(OR(ISTEXT([.G105]);ISTEXT([.H105]));&quot;&quot;;IF([.G105]=[.H105];&quot;equal&quot;;-LOG(ABS([.G105]-[.H105])/MAX(ABS([.G105]);ABS([.H105]));10)))" office:value-type="string" office:string-value="equal" calcext:value-type="string">
            <text:p>equal</text:p>
          </table:table-cell>
          <table:table-cell table:formula="of:=IF(OR(ISTEXT([.H105]);ISTEXT([.I105]));&quot;&quot;;IF([.H105]=[.I105];&quot;equal&quot;;-LOG(ABS([.H105]-[.I105])/MAX(ABS([.H105]);ABS([.I105]));10)))" office:value-type="string" office:string-value="equal" calcext:value-type="string">
            <text:p>equal</text:p>
          </table:table-cell>
          <table:table-cell table:formula="of:=IF(OR(ISTEXT([.G105]);ISTEXT([.J105]));&quot;&quot;;IF([.G105]=[.J105];&quot;equal&quot;;-LOG(ABS([.G105]-[.J105])/MAX(ABS([.G105]);ABS([.J10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M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62" calcext:value-type="float">
            <text:p>0.062</text:p>
          </table:table-cell>
          <table:table-cell table:formula="of:=IF(OR(ISTEXT([.G106]);ISTEXT([.H106]));&quot;&quot;;IF([.G106]=[.H106];&quot;equal&quot;;-LOG(ABS([.G106]-[.H106])/MAX(ABS([.G106]);ABS([.H106]));10)))" office:value-type="string" office:string-value="equal" calcext:value-type="string">
            <text:p>equal</text:p>
          </table:table-cell>
          <table:table-cell table:formula="of:=IF(OR(ISTEXT([.H106]);ISTEXT([.I106]));&quot;&quot;;IF([.H106]=[.I106];&quot;equal&quot;;-LOG(ABS([.H106]-[.I106])/MAX(ABS([.H106]);ABS([.I106]));10)))" office:value-type="string" office:string-value="equal" calcext:value-type="string">
            <text:p>equal</text:p>
          </table:table-cell>
          <table:table-cell table:formula="of:=IF(OR(ISTEXT([.G106]);ISTEXT([.J106]));&quot;&quot;;IF([.G106]=[.J106];&quot;equal&quot;;-LOG(ABS([.G106]-[.J106])/MAX(ABS([.G106]);ABS([.J10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Mg2+]_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g.c_cons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5" calcext:value-type="float">
            <text:p>2.5</text:p>
          </table:table-cell>
          <table:table-cell table:formula="of:=IF(OR(ISTEXT([.G107]);ISTEXT([.H107]));&quot;&quot;;IF([.G107]=[.H107];&quot;equal&quot;;-LOG(ABS([.G107]-[.H107])/MAX(ABS([.G107]);ABS([.H107]));10)))" office:value-type="string" office:string-value="equal" calcext:value-type="string">
            <text:p>equal</text:p>
          </table:table-cell>
          <table:table-cell table:formula="of:=IF(OR(ISTEXT([.H107]);ISTEXT([.I107]));&quot;&quot;;IF([.H107]=[.I107];&quot;equal&quot;;-LOG(ABS([.H107]-[.I107])/MAX(ABS([.H107]);ABS([.I107]));10)))" office:value-type="string" office:string-value="equal" calcext:value-type="string">
            <text:p>equal</text:p>
          </table:table-cell>
          <table:table-cell table:formula="of:=IF(OR(ISTEXT([.G107]);ISTEXT([.J107]));&quot;&quot;;IF([.G107]=[.J107];&quot;equal&quot;;-LOG(ABS([.G107]-[.J107])/MAX(ABS([.G107]);ABS([.J10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re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jsr_sub.ka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12" calcext:value-type="float">
            <text:p>0.0012</text:p>
          </table:table-cell>
          <table:table-cell table:formula="of:=IF(OR(ISTEXT([.G108]);ISTEXT([.H108]));&quot;&quot;;IF([.G108]=[.H108];&quot;equal&quot;;-LOG(ABS([.G108]-[.H108])/MAX(ABS([.G108]);ABS([.H108]));10)))" office:value-type="string" office:string-value="equal" calcext:value-type="string">
            <text:p>equal</text:p>
          </table:table-cell>
          <table:table-cell table:formula="of:=IF(OR(ISTEXT([.H108]);ISTEXT([.I108]));&quot;&quot;;IF([.H108]=[.I108];&quot;equal&quot;;-LOG(ABS([.H108]-[.I108])/MAX(ABS([.H108]);ABS([.I108]));10)))" office:value-type="string" office:string-value="equal" calcext:value-type="string">
            <text:p>equal</text:p>
          </table:table-cell>
          <table:table-cell table:formula="of:=IF(OR(ISTEXT([.G108]);ISTEXT([.J108]));&quot;&quot;;IF([.G108]=[.J108];&quot;equal&quot;;-LOG(ABS([.G108]-[.J108])/MAX(ABS([.G108]);ABS([.J10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_up</text:p>
          </table:table-cell>
          <table:table-cell office:value-type="string" calcext:value-type="string">
            <text:p>cyto_nsr.k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06" calcext:value-type="float">
            <text:p>0.0006</text:p>
          </table:table-cell>
          <table:table-cell table:formula="of:=IF(OR(ISTEXT([.G109]);ISTEXT([.H109]));&quot;&quot;;IF([.G109]=[.H109];&quot;equal&quot;;-LOG(ABS([.G109]-[.H109])/MAX(ABS([.G109]);ABS([.H109]));10)))" office:value-type="string" office:string-value="equal" calcext:value-type="string">
            <text:p>equal</text:p>
          </table:table-cell>
          <table:table-cell table:formula="of:=IF(OR(ISTEXT([.H109]);ISTEXT([.I109]));&quot;&quot;;IF([.H109]=[.I109];&quot;equal&quot;;-LOG(ABS([.H109]-[.I109])/MAX(ABS([.H109]);ABS([.I109]));10)))" office:value-type="string" office:string-value="equal" calcext:value-type="string">
            <text:p>equal</text:p>
          </table:table-cell>
          <table:table-cell table:formula="of:=IF(OR(ISTEXT([.G109]);ISTEXT([.J109]));&quot;&quot;;IF([.G109]=[.J109];&quot;equal&quot;;-LOG(ABS([.G109]-[.J109])/MAX(ABS([.G109]);ABS([.J10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jsr_sub.p</text:p>
          </table:table-cell>
          <table:table-cell office:value-type="string" calcext:value-type="string">
            <text:p>1/s</text:p>
          </table:table-cell>
          <table:table-cell office:value-type="float" office:value="5000" calcext:value-type="float">
            <text:p>5000</text:p>
          </table:table-cell>
          <table:table-cell table:number-columns-repeated="2" table:style-name="ce6" office:value-type="float" office:value="1500" calcext:value-type="float">
            <text:p>1500</text:p>
          </table:table-cell>
          <table:table-cell table:style-name="ce1" office:value-type="float" office:value="5000" calcext:value-type="float">
            <text:p>5.00E+03</text:p>
          </table:table-cell>
          <table:table-cell table:formula="of:=IF(OR(ISTEXT([.G110]);ISTEXT([.H110]));&quot;&quot;;IF([.G110]=[.H110];&quot;equal&quot;;-LOG(ABS([.G110]-[.H110])/MAX(ABS([.G110]);ABS([.H110]));10)))" office:value-type="float" office:value="0.154901959985743" calcext:value-type="float">
            <text:p>0.15</text:p>
          </table:table-cell>
          <table:table-cell table:formula="of:=IF(OR(ISTEXT([.H110]);ISTEXT([.I110]));&quot;&quot;;IF([.H110]=[.I110];&quot;equal&quot;;-LOG(ABS([.H110]-[.I110])/MAX(ABS([.H110]);ABS([.I110]));10)))" office:value-type="string" office:string-value="equal" calcext:value-type="string">
            <text:p>equal</text:p>
          </table:table-cell>
          <table:table-cell table:formula="of:=IF(OR(ISTEXT([.G110]);ISTEXT([.J110]));&quot;&quot;;IF([.G110]=[.J110];&quot;equal&quot;;-LOG(ABS([.G110]-[.J110])/MAX(ABS([.G110]);ABS([.J11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_up</text:p>
          </table:table-cell>
          <table:table-cell office:value-type="string" calcext:value-type="string">
            <text:p>p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yto_nsr.p</text:p>
          </table:table-cell>
          <table:table-cell office:value-type="string" calcext:value-type="string">
            <text:p>mM/s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1" office:value-type="float" office:value="5" calcext:value-type="float">
            <text:p>5.00E+00</text:p>
          </table:table-cell>
          <table:table-cell table:formula="of:=IF(OR(ISTEXT([.G111]);ISTEXT([.H111]));&quot;&quot;;IF([.G111]=[.H111];&quot;equal&quot;;-LOG(ABS([.G111]-[.H111])/MAX(ABS([.G111]);ABS([.H111]));10)))" office:value-type="string" office:string-value="equal" calcext:value-type="string">
            <text:p>equal</text:p>
          </table:table-cell>
          <table:table-cell table:formula="of:=IF(OR(ISTEXT([.H111]);ISTEXT([.I111]));&quot;&quot;;IF([.H111]=[.I111];&quot;equal&quot;;-LOG(ABS([.H111]-[.I111])/MAX(ABS([.H111]);ABS([.I111]));10)))" office:value-type="string" office:string-value="equal" calcext:value-type="string">
            <text:p>equal</text:p>
          </table:table-cell>
          <table:table-cell table:formula="of:=IF(OR(ISTEXT([.G111]);ISTEXT([.J111]));&quot;&quot;;IF([.G111]=[.J111];&quot;equal&quot;;-LOG(ABS([.G111]-[.J111])/MAX(ABS([.G111]);ABS([.J11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contains p_up = 0.012, but this variable is never us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u_diff,C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ub_cyto.tau</text:p>
          </table:table-cell>
          <table:table-cell office:value-type="string" calcext:value-type="string">
            <text:p>s</text:p>
          </table:table-cell>
          <table:table-cell office:value-type="float" office:value="0.00004" calcext:value-type="float">
            <text:p>4E-05</text:p>
          </table:table-cell>
          <table:table-cell table:number-columns-repeated="3" table:style-name="ce1" office:value-type="float" office:value="0.00004" calcext:value-type="float">
            <text:p>4.00E-05</text:p>
          </table:table-cell>
          <table:table-cell table:formula="of:=IF(OR(ISTEXT([.G112]);ISTEXT([.H112]));&quot;&quot;;IF([.G112]=[.H112];&quot;equal&quot;;-LOG(ABS([.G112]-[.H112])/MAX(ABS([.G112]);ABS([.H112]));10)))" office:value-type="string" office:string-value="equal" calcext:value-type="string">
            <text:p>equal</text:p>
          </table:table-cell>
          <table:table-cell table:formula="of:=IF(OR(ISTEXT([.H112]);ISTEXT([.I112]));&quot;&quot;;IF([.H112]=[.I112];&quot;equal&quot;;-LOG(ABS([.H112]-[.I112])/MAX(ABS([.H112]);ABS([.I112]));10)))" office:value-type="string" office:string-value="equal" calcext:value-type="string">
            <text:p>equal</text:p>
          </table:table-cell>
          <table:table-cell table:formula="of:=IF(OR(ISTEXT([.G112]);ISTEXT([.J112]));&quot;&quot;;IF([.G112]=[.J112];&quot;equal&quot;;-LOG(ABS([.G112]-[.J112])/MAX(ABS([.G112]);ABS([.J11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u_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au_tr</text:p>
          </table:table-cell>
          <table:table-cell office:value-type="string" calcext:value-type="string">
            <text:p>nsr_jsr.tau</text:p>
          </table:table-cell>
          <table:table-cell office:value-type="string" calcext:value-type="string">
            <text:p>s</text:p>
          </table:table-cell>
          <table:table-cell table:number-columns-repeated="2" table:style-name="ce1" office:value-type="float" office:value="0.06" calcext:value-type="float">
            <text:p>6.00E-02</text:p>
          </table:table-cell>
          <table:table-cell office:value-type="float" office:value="0.06" calcext:value-type="float">
            <text:p>0.06</text:p>
          </table:table-cell>
          <table:table-cell table:style-name="ce1" office:value-type="float" office:value="0.06" calcext:value-type="float">
            <text:p>6.00E-02</text:p>
          </table:table-cell>
          <table:table-cell table:formula="of:=IF(OR(ISTEXT([.G113]);ISTEXT([.H113]));&quot;&quot;;IF([.G113]=[.H113];&quot;equal&quot;;-LOG(ABS([.G113]-[.H113])/MAX(ABS([.G113]);ABS([.H113]));10)))" office:value-type="string" office:string-value="equal" calcext:value-type="string">
            <text:p>equal</text:p>
          </table:table-cell>
          <table:table-cell table:formula="of:=IF(OR(ISTEXT([.H113]);ISTEXT([.I113]));&quot;&quot;;IF([.H113]=[.I113];&quot;equal&quot;;-LOG(ABS([.H113]-[.I113])/MAX(ABS([.H113]);ABS([.I113]));10)))" office:value-type="string" office:string-value="equal" calcext:value-type="string">
            <text:p>equal</text:p>
          </table:table-cell>
          <table:table-cell table:formula="of:=IF(OR(ISTEXT([.G113]);ISTEXT([.J113]));&quot;&quot;;IF([.G113]=[.J113];&quot;equal&quot;;-LOG(ABS([.G113]-[.J113])/MAX(ABS([.G113]);ABS([.J11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calcext:conditional-formats>
          <calcext:conditional-format calcext:target-range-address="'Parameters (N)'.K55:'Parameters (N)'.M113 'Parameters (N)'.K34:'Parameters (N)'.M52 'Parameters (N)'.K9:'Parameters (N)'.M32 'Parameters (N)'.K2:'Parameters (N)'.M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)'.K53:'Parameters (N)'.M5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)'.K33:'Parameters (N)'.M3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)'.K8:'Parameters (N)'.M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</calcext:conditional-formats>
      </table:table>
      <table:table table:name="Parameters (NH)" table:style-name="ta1">
        <table:table-column table:style-name="co1" table:number-columns-repeated="10" table:default-cell-style-name="Default"/>
        <table:table-column table:style-name="co1" table:number-columns-repeated="3" table:default-cell-style-name="ce2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 (paper)</text:p>
          </table:table-cell>
          <table:table-cell office:value-type="string" calcext:value-type="string">
            <text:p>Name (C++)</text:p>
          </table:table-cell>
          <table:table-cell office:value-type="string" calcext:value-type="string">
            <text:p>Name (CellML)</text:p>
          </table:table-cell>
          <table:table-cell office:value-type="string" calcext:value-type="string">
            <text:p>Name (InaMo)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Value in paper</text:p>
          </table:table-cell>
          <table:table-cell office:value-type="string" calcext:value-type="string">
            <text:p>Value in C++</text:p>
          </table:table-cell>
          <table:table-cell office:value-type="string" calcext:value-type="string">
            <text:p>Value in CellML</text:p>
          </table:table-cell>
          <table:table-cell office:value-type="string" calcext:value-type="string">
            <text:p>Value in InaMo</text:p>
          </table:table-cell>
          <table:table-cell table:style-name="Default" office:value-type="string" calcext:value-type="string">
            <text:p>Paper = C++</text:p>
          </table:table-cell>
          <table:table-cell table:style-name="Default" office:value-type="string" calcext:value-type="string">
            <text:p>C++ = CellML</text:p>
          </table:table-cell>
          <table:table-cell table:style-name="Default" office:value-type="string" calcext:value-type="string">
            <text:p>InaMo = CellML</text:p>
          </table:table-cell>
          <table:table-cell office:value-type="string" calcext:value-type="string">
            <text:p>Paper sour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[Na+]_o</text:p>
          </table:table-cell>
          <table:table-cell office:value-type="string" calcext:value-type="string">
            <text:p>na_ou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a_ex</text:p>
          </table:table-cell>
          <table:table-cell office:value-type="string" calcext:value-type="string">
            <text:p>mM</text:p>
          </table:table-cell>
          <table:table-cell table:number-columns-repeated="3" table:style-name="ce1" office:value-type="float" office:value="140" calcext:value-type="float">
            <text:p>1.40E+02</text:p>
          </table:table-cell>
          <table:table-cell office:value-type="float" office:value="140" calcext:value-type="float">
            <text:p>140</text:p>
          </table:table-cell>
          <table:table-cell table:formula="of:=IF(OR(ISTEXT([.G2]);ISTEXT([.H2]));&quot;&quot;;IF([.G2]=[.H2];&quot;equal&quot;;-LOG(ABS([.G2]-[.H2])/MAX(ABS([.G2]);ABS([.H2]));10)))" office:value-type="string" office:string-value="equal" calcext:value-type="string">
            <text:p>equal</text:p>
          </table:table-cell>
          <table:table-cell table:formula="of:=IF(OR(ISTEXT([.H2]);ISTEXT([.I2]));&quot;&quot;;IF([.H2]=[.I2];&quot;equal&quot;;-LOG(ABS([.H2]-[.I2])/MAX(ABS([.H2]);ABS([.I2]));10)))" office:value-type="string" office:string-value="equal" calcext:value-type="string">
            <text:p>equal</text:p>
          </table:table-cell>
          <table:table-cell table:formula="of:=IF(OR(ISTEXT([.G2]);ISTEXT([.J2]));&quot;&quot;;IF([.G2]=[.J2];&quot;equal&quot;;-LOG(ABS([.G2]-[.J2])/MAX(ABS([.G2]);ABS([.J2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++ code measures in M instead of mM</text:p>
          </table:table-cell>
          <table:table-cell table:number-columns-repeated="2"/>
          <table:table-cell table:formula="of:=COUNTIF([.K2:.K113];&quot;&lt;1&quot;)&amp;&quot;/&quot;&amp;(COUNTA([.K2:.K113])-COUNTBLANK([.K2:.K113]))" office:value-type="string" office:string-value="8/93" calcext:value-type="string">
            <text:p>8/93</text:p>
          </table:table-cell>
          <table:table-cell table:formula="of:=COUNTIF([.L2:.L113];&quot;&lt;1&quot;)&amp;&quot;/&quot;&amp;(COUNTA([.L2:.L113])-COUNTBLANK([.L2:.L113]))" office:value-type="string" office:string-value="22/100" calcext:value-type="string">
            <text:p>22/100</text:p>
          </table:table-cell>
        </table:table-row>
        <table:table-row table:style-name="ro1">
          <table:table-cell/>
          <table:table-cell office:value-type="string" calcext:value-type="string">
            <text:p>[Ca2+]_o</text:p>
          </table:table-cell>
          <table:table-cell office:value-type="string" calcext:value-type="string">
            <text:p>ca_out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ca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IF(OR(ISTEXT([.G3]);ISTEXT([.H3]));&quot;&quot;;IF([.G3]=[.H3];&quot;equal&quot;;-LOG(ABS([.G3]-[.H3])/MAX(ABS([.G3]);ABS([.H3]));10)))" office:value-type="string" office:string-value="equal" calcext:value-type="string">
            <text:p>equal</text:p>
          </table:table-cell>
          <table:table-cell table:formula="of:=IF(OR(ISTEXT([.H3]);ISTEXT([.I3]));&quot;&quot;;IF([.H3]=[.I3];&quot;equal&quot;;-LOG(ABS([.H3]-[.I3])/MAX(ABS([.H3]);ABS([.I3]));10)))" office:value-type="string" office:string-value="equal" calcext:value-type="string">
            <text:p>equal</text:p>
          </table:table-cell>
          <table:table-cell table:formula="of:=IF(OR(ISTEXT([.G3]);ISTEXT([.J3]));&quot;&quot;;IF([.G3]=[.J3];&quot;equal&quot;;-LOG(ABS([.G3]-[.J3])/MAX(ABS([.G3]);ABS([.J3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o</text:p>
          </table:table-cell>
          <table:table-cell office:value-type="string" calcext:value-type="string">
            <text:p>k_out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k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.4" calcext:value-type="float">
            <text:p>5.4</text:p>
          </table:table-cell>
          <table:table-cell table:formula="of:=IF(OR(ISTEXT([.G4]);ISTEXT([.H4]));&quot;&quot;;IF([.G4]=[.H4];&quot;equal&quot;;-LOG(ABS([.G4]-[.H4])/MAX(ABS([.G4]);ABS([.H4]));10)))" office:value-type="string" office:string-value="equal" calcext:value-type="string">
            <text:p>equal</text:p>
          </table:table-cell>
          <table:table-cell table:formula="of:=IF(OR(ISTEXT([.H4]);ISTEXT([.I4]));&quot;&quot;;IF([.H4]=[.I4];&quot;equal&quot;;-LOG(ABS([.H4]-[.I4])/MAX(ABS([.H4]);ABS([.I4]));10)))" office:value-type="string" office:string-value="equal" calcext:value-type="string">
            <text:p>equal</text:p>
          </table:table-cell>
          <table:table-cell table:formula="of:=IF(OR(ISTEXT([.G4]);ISTEXT([.J4]));&quot;&quot;;IF([.G4]=[.J4];&quot;equal&quot;;-LOG(ABS([.G4]-[.J4])/MAX(ABS([.G4]);ABS([.J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Na+]_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Na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8" calcext:value-type="float">
            <text:p>8</text:p>
          </table:table-cell>
          <table:table-cell table:formula="of:=IF(OR(ISTEXT([.G5]);ISTEXT([.H5]));&quot;&quot;;IF([.G5]=[.H5];&quot;equal&quot;;-LOG(ABS([.G5]-[.H5])/MAX(ABS([.G5]);ABS([.H5]));10)))" office:value-type="string" office:string-value="equal" calcext:value-type="string">
            <text:p>equal</text:p>
          </table:table-cell>
          <table:table-cell table:formula="of:=IF(OR(ISTEXT([.H5]);ISTEXT([.I5]));&quot;&quot;;IF([.H5]=[.I5];&quot;equal&quot;;-LOG(ABS([.H5]-[.I5])/MAX(ABS([.H5]);ABS([.I5]));10)))" office:value-type="string" office:string-value="equal" calcext:value-type="string">
            <text:p>equal</text:p>
          </table:table-cell>
          <table:table-cell table:formula="of:=IF(OR(ISTEXT([.G5]);ISTEXT([.J5]));&quot;&quot;;IF([.G5]=[.J5];&quot;equal&quot;;-LOG(ABS([.G5]-[.J5])/MAX(ABS([.G5]);ABS([.J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mM</text:p>
          </table:table-cell>
          <table:table-cell table:style-name="ce1" office:value-type="float" office:value="140" calcext:value-type="float">
            <text:p>1.40E+02</text:p>
          </table:table-cell>
          <table:table-cell table:number-columns-repeated="3" office:value-type="float" office:value="140" calcext:value-type="float">
            <text:p>140</text:p>
          </table:table-cell>
          <table:table-cell table:formula="of:=IF(OR(ISTEXT([.G6]);ISTEXT([.H6]));&quot;&quot;;IF([.G6]=[.H6];&quot;equal&quot;;-LOG(ABS([.G6]-[.H6])/MAX(ABS([.G6]);ABS([.H6]));10)))" office:value-type="string" office:string-value="equal" calcext:value-type="string">
            <text:p>equal</text:p>
          </table:table-cell>
          <table:table-cell table:formula="of:=IF(OR(ISTEXT([.H6]);ISTEXT([.I6]));&quot;&quot;;IF([.H6]=[.I6];&quot;equal&quot;;-LOG(ABS([.H6]-[.I6])/MAX(ABS([.H6]);ABS([.I6]));10)))" office:value-type="string" office:string-value="equal" calcext:value-type="string">
            <text:p>equal</text:p>
          </table:table-cell>
          <table:table-cell table:formula="of:=IF(OR(ISTEXT([.G6]);ISTEXT([.J6]));&quot;&quot;;IF([.G6]=[.J6];&quot;equal&quot;;-LOG(ABS([.G6]-[.J6])/MAX(ABS([.G6]);ABS([.J6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a2+]_i</text:p>
          </table:table-cell>
          <table:table-cell office:value-type="string" calcext:value-type="string">
            <text:p>ca_in</text:p>
          </table:table-cell>
          <table:table-cell office:value-type="string" calcext:value-type="string">
            <text:p>Cai</text:p>
          </table:table-cell>
          <table:table-cell office:value-type="string" calcext:value-type="string">
            <text:p>ca_sub</text:p>
          </table:table-cell>
          <table:table-cell office:value-type="string" calcext:value-type="string">
            <text:p>mM</text:p>
          </table:table-cell>
          <table:table-cell table:style-name="ce1" office:value-type="float" office:value="0.0001" calcext:value-type="float">
            <text:p>1.00E-04</text:p>
          </table:table-cell>
          <table:table-cell table:style-name="ce5" office:value-type="float" office:value="0.00013399" calcext:value-type="float">
            <text:p>1.34E-04</text:p>
          </table:table-cell>
          <table:table-cell office:value-type="string" calcext:value-type="string">
            <text:p>-</text:p>
          </table:table-cell>
          <table:table-cell table:style-name="ce1" office:value-type="float" office:value="0.0001" calcext:value-type="float">
            <text:p>1.00E-04</text:p>
          </table:table-cell>
          <table:table-cell table:formula="of:=IF(OR(ISTEXT([.G7]);ISTEXT([.H7]));&quot;&quot;;IF([.G7]=[.H7];&quot;equal&quot;;-LOG(ABS([.G7]-[.H7])/MAX(ABS([.G7]);ABS([.H7]));10)))" office:value-type="float" office:value="0.595721222536395" calcext:value-type="float">
            <text:p>0.60</text:p>
          </table:table-cell>
          <table:table-cell table:formula="of:=IF(OR(ISTEXT([.H7]);ISTEXT([.I7]));&quot;&quot;;IF([.H7]=[.I7];&quot;equal&quot;;-LOG(ABS([.H7]-[.I7])/MAX(ABS([.H7]);ABS([.I7]));10)))">
            <text:p/>
          </table:table-cell>
          <table:table-cell table:formula="of:=IF(OR(ISTEXT([.G7]);ISTEXT([.J7]));&quot;&quot;;IF([.G7]=[.J7];&quot;equal&quot;;-LOG(ABS([.G7]-[.J7])/MAX(ABS([.G7]);ABS([.J7]));10)))" office:value-type="string" office:string-value="equal" calcext:value-type="string">
            <text:p>equal</text:p>
          </table:table-cell>
          <table:table-cell office:value-type="string" calcext:value-type="string">
            <text:p>Inada2009,Sup-p3</text:p>
          </table:table-cell>
          <table:table-cell office:value-type="string" calcext:value-type="string">
            <text:p>only used if [Ca2+]_i is assumed to be constant (no CaHandling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office:value-type="string" calcext:value-type="string">
            <text:p>mM</text:p>
          </table:table-cell>
          <table:table-cell table:number-columns-repeated="2" table:style-name="ce1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table:style-name="ce22" table:formula="of:=IF(OR(ISTEXT([.G8]);ISTEXT([.H8]));&quot;&quot;;IF([.G8]=[.H8];&quot;equal&quot;;-LOG(ABS([.G8]-[.H8])/MAX(ABS([.G8]);ABS([.H8]));10)))">
            <text:p/>
          </table:table-cell>
          <table:table-cell table:style-name="ce22" table:formula="of:=IF(OR(ISTEXT([.H8]);ISTEXT([.I8]));&quot;&quot;;IF([.H8]=[.I8];&quot;equal&quot;;-LOG(ABS([.H8]-[.I8])/MAX(ABS([.H8]);ABS([.I8]));10)))">
            <text:p/>
          </table:table-cell>
          <table:table-cell table:style-name="ce22" table:formula="of:=IF(OR(ISTEXT([.G8]);ISTEXT([.J8]));&quot;&quot;;IF([.G8]=[.J8];&quot;equal&quot;;-LOG(ABS([.G8]-[.J8])/MAX(ABS([.G8]);ABS([.J8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given in C++, seems to be disabled in CellML (always 0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st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</text:p>
          </table:table-cell>
          <table:table-cell table:formula="of:=IF(OR(ISTEXT([.G9]);ISTEXT([.H9]));&quot;&quot;;IF([.G9]=[.H9];&quot;equal&quot;;-LOG(ABS([.G9]-[.H9])/MAX(ABS([.G9]);ABS([.H9]));10)))">
            <text:p/>
          </table:table-cell>
          <table:table-cell table:formula="of:=IF(OR(ISTEXT([.H9]);ISTEXT([.I9]));&quot;&quot;;IF([.H9]=[.I9];&quot;equal&quot;;-LOG(ABS([.H9]-[.I9])/MAX(ABS([.H9]);ABS([.I9]));10)))">
            <text:p/>
          </table:table-cell>
          <table:table-cell table:formula="of:=IF(OR(ISTEXT([.G9]);ISTEXT([.J9]));&quot;&quot;;IF([.G9]=[.J9];&quot;equal&quot;;-LOG(ABS([.G9]-[.J9])/MAX(ABS([.G9]);ABS([.J9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e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</text:p>
          </table:table-cell>
          <table:table-cell table:formula="of:=IF(OR(ISTEXT([.G10]);ISTEXT([.H10]));&quot;&quot;;IF([.G10]=[.H10];&quot;equal&quot;;-LOG(ABS([.G10]-[.H10])/MAX(ABS([.G10]);ABS([.H10]));10)))">
            <text:p/>
          </table:table-cell>
          <table:table-cell table:formula="of:=IF(OR(ISTEXT([.H10]);ISTEXT([.I10]));&quot;&quot;;IF([.H10]=[.I10];&quot;equal&quot;;-LOG(ABS([.H10]-[.I10])/MAX(ABS([.H10]);ABS([.I10]));10)))">
            <text:p/>
          </table:table-cell>
          <table:table-cell table:formula="of:=IF(OR(ISTEXT([.G10]);ISTEXT([.J10]));&quot;&quot;;IF([.G10]=[.J10];&quot;equal&quot;;-LOG(ABS([.G10]-[.J10])/MAX(ABS([.G10]);ABS([.J10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perio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IF(OR(ISTEXT([.G11]);ISTEXT([.H11]));&quot;&quot;;IF([.G11]=[.H11];&quot;equal&quot;;-LOG(ABS([.G11]-[.H11])/MAX(ABS([.G11]);ABS([.H11]));10)))">
            <text:p/>
          </table:table-cell>
          <table:table-cell table:formula="of:=IF(OR(ISTEXT([.H11]);ISTEXT([.I11]));&quot;&quot;;IF([.H11]=[.I11];&quot;equal&quot;;-LOG(ABS([.H11]-[.I11])/MAX(ABS([.H11]);ABS([.I11]));10)))">
            <text:p/>
          </table:table-cell>
          <table:table-cell table:formula="of:=IF(OR(ISTEXT([.G11]);ISTEXT([.J11]));&quot;&quot;;IF([.G11]=[.J11];&quot;equal&quot;;-LOG(ABS([.G11]-[.J11])/MAX(ABS([.G11]);ABS([.J11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dur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</text:p>
          </table:table-cell>
          <table:table-cell table:formula="of:=IF(OR(ISTEXT([.G12]);ISTEXT([.H12]));&quot;&quot;;IF([.G12]=[.H12];&quot;equal&quot;;-LOG(ABS([.G12]-[.H12])/MAX(ABS([.G12]);ABS([.H12]));10)))">
            <text:p/>
          </table:table-cell>
          <table:table-cell table:formula="of:=IF(OR(ISTEXT([.H12]);ISTEXT([.I12]));&quot;&quot;;IF([.H12]=[.I12];&quot;equal&quot;;-LOG(ABS([.H12]-[.I12])/MAX(ABS([.H12]);ABS([.I12]));10)))">
            <text:p/>
          </table:table-cell>
          <table:table-cell table:formula="of:=IF(OR(ISTEXT([.G12]);ISTEXT([.J12]));&quot;&quot;;IF([.G12]=[.J12];&quot;equal&quot;;-LOG(ABS([.G12]-[.J12])/MAX(ABS([.G12]);ABS([.J12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_stim</text:p>
          </table:table-cell>
          <table:table-cell office:value-type="string" calcext:value-type="string">
            <text:p>stim_amplitu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-</text:p>
          </table:table-cell>
          <table:table-cell table:style-name="ce5" office:value-type="float" office:value="-0.00000000744" calcext:value-type="float">
            <text:p>-7.44E-09</text:p>
          </table:table-cell>
          <table:table-cell table:style-name="ce1" office:value-type="float" office:value="-0.000000002" calcext:value-type="float">
            <text:p>-2.00E-09</text:p>
          </table:table-cell>
          <table:table-cell office:value-type="string" calcext:value-type="string">
            <text:p>-</text:p>
          </table:table-cell>
          <table:table-cell table:formula="of:=IF(OR(ISTEXT([.G13]);ISTEXT([.H13]));&quot;&quot;;IF([.G13]=[.H13];&quot;equal&quot;;-LOG(ABS([.G13]-[.H13])/MAX(ABS([.G13]);ABS([.H13]));10)))">
            <text:p/>
          </table:table-cell>
          <table:table-cell table:formula="of:=IF(OR(ISTEXT([.H13]);ISTEXT([.I13]));&quot;&quot;;IF([.H13]=[.I13];&quot;equal&quot;;-LOG(ABS([.H13]-[.I13])/MAX(ABS([.H13]);ABS([.I13]));10)))" office:value-type="float" office:value="0.135974035847699" calcext:value-type="float">
            <text:p>0.14</text:p>
          </table:table-cell>
          <table:table-cell table:formula="of:=IF(OR(ISTEXT([.G13]);ISTEXT([.J13]));&quot;&quot;;IF([.G13]=[.J13];&quot;equal&quot;;-LOG(ABS([.G13]-[.J13])/MAX(ABS([.G13]);ABS([.J1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++ uses different values for 1D model and single-cell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7" office:value-type="string" calcext:value-type="string">
            <text:p>C_m</text:p>
          </table:table-cell>
          <table:table-cell table:style-name="ce7" office:value-type="string" calcext:value-type="string">
            <text:p>cm</text:p>
          </table:table-cell>
          <table:table-cell table:style-name="ce7" office:value-type="string" calcext:value-type="string">
            <text:p>C_m</text:p>
          </table:table-cell>
          <table:table-cell table:style-name="ce7" office:value-type="string" calcext:value-type="string">
            <text:p>l2.c</text:p>
          </table:table-cell>
          <table:table-cell office:value-type="string" calcext:value-type="string">
            <text:p>F</text:p>
          </table:table-cell>
          <table:table-cell table:number-columns-repeated="2" table:style-name="ce1" office:value-type="float" office:value="0.00000000004" calcext:value-type="float">
            <text:p>4.00E-11</text:p>
          </table:table-cell>
          <table:table-cell table:style-name="ce5" office:value-type="float" office:value="0.000029" calcext:value-type="float">
            <text:p>2.90E-05</text:p>
          </table:table-cell>
          <table:table-cell table:style-name="ce1" office:value-type="float" office:value="0.00000000004" calcext:value-type="float">
            <text:p>4.00E-11</text:p>
          </table:table-cell>
          <table:table-cell table:formula="of:=IF(OR(ISTEXT([.G14]);ISTEXT([.H14]));&quot;&quot;;IF([.G14]=[.H14];&quot;equal&quot;;-LOG(ABS([.G14]-[.H14])/MAX(ABS([.G14]);ABS([.H14]));10)))" office:value-type="string" office:string-value="equal" calcext:value-type="string">
            <text:p>equal</text:p>
          </table:table-cell>
          <table:table-cell table:formula="of:=IF(OR(ISTEXT([.H14]);ISTEXT([.I14]));&quot;&quot;;IF([.H14]=[.I14];&quot;equal&quot;;-LOG(ABS([.H14]-[.I14])/MAX(ABS([.H14]);ABS([.I14]));10)))" office:value-type="float" office:value="0.000000599027284713652" calcext:value-type="float">
            <text:p>0.00</text:p>
          </table:table-cell>
          <table:table-cell table:formula="of:=IF(OR(ISTEXT([.G14]);ISTEXT([.J14]));&quot;&quot;;IF([.G14]=[.J14];&quot;equal&quot;;-LOG(ABS([.G14]-[.J14])/MAX(ABS([.G14]);ABS([.J1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ellML swapped C_m values of N and NH cell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 (init)</text:p>
          </table:table-cell>
          <table:table-cell office:value-type="string" calcext:value-type="string">
            <text:p>vm_1</text:p>
          </table:table-cell>
          <table:table-cell office:value-type="string" calcext:value-type="string">
            <text:p>V.init</text:p>
          </table:table-cell>
          <table:table-cell office:value-type="string" calcext:value-type="string">
            <text:p>l2.v_init</text:p>
          </table:table-cell>
          <table:table-cell office:value-type="string" calcext:value-type="string">
            <text:p>V</text:p>
          </table:table-cell>
          <table:table-cell table:style-name="ce5" office:value-type="float" office:value="-0.06863" calcext:value-type="float">
            <text:p>-6.86E-02</text:p>
          </table:table-cell>
          <table:table-cell table:style-name="ce5" office:value-type="float" office:value="-0.068668" calcext:value-type="float">
            <text:p>-6.87E-02</text:p>
          </table:table-cell>
          <table:table-cell table:style-name="ce5" office:value-type="float" office:value="-0.0697603" calcext:value-type="float">
            <text:p>-6.98E-02</text:p>
          </table:table-cell>
          <table:table-cell office:value-type="string" calcext:value-type="string">
            <text:p>-</text:p>
          </table:table-cell>
          <table:table-cell table:formula="of:=IF(OR(ISTEXT([.G15]);ISTEXT([.H15]));&quot;&quot;;IF([.G15]=[.H15];&quot;equal&quot;;-LOG(ABS([.G15]-[.H15])/MAX(ABS([.G15]);ABS([.H15]));10)))" office:value-type="float" office:value="3.25697080185325" calcext:value-type="float">
            <text:p>3.26</text:p>
          </table:table-cell>
          <table:table-cell table:formula="of:=IF(OR(ISTEXT([.H15]);ISTEXT([.I15]));&quot;&quot;;IF([.H15]=[.I15];&quot;equal&quot;;-LOG(ABS([.H15]-[.I15])/MAX(ABS([.H15]);ABS([.I15]));10)))" office:value-type="float" office:value="1.80526640593238" calcext:value-type="float">
            <text:p>1.81</text:p>
          </table:table-cell>
          <table:table-cell table:formula="of:=IF(OR(ISTEXT([.G15]);ISTEXT([.J15]));&quot;&quot;;IF([.G15]=[.J15];&quot;equal&quot;;-LOG(ABS([.G15]-[.J15])/MAX(ABS([.G15]);ABS([.J15]));10)))">
            <text:p/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K</text:p>
          </table:table-cell>
          <table:table-cell table:style-name="ce1" office:value-type="float" office:value="310" calcext:value-type="float">
            <text:p>3.10E+02</text:p>
          </table:table-cell>
          <table:table-cell office:value-type="float" office:value="310.15" calcext:value-type="float">
            <text:p>310.15</text:p>
          </table:table-cell>
          <table:table-cell table:number-columns-repeated="2" office:value-type="float" office:value="310" calcext:value-type="float">
            <text:p>310</text:p>
          </table:table-cell>
          <table:table-cell table:formula="of:=IF(OR(ISTEXT([.G16]);ISTEXT([.H16]));&quot;&quot;;IF([.G16]=[.H16];&quot;equal&quot;;-LOG(ABS([.G16]-[.H16])/MAX(ABS([.G16]);ABS([.H16]));10)))" office:value-type="float" office:value="3.31548052644537" calcext:value-type="float">
            <text:p>3.32</text:p>
          </table:table-cell>
          <table:table-cell table:formula="of:=IF(OR(ISTEXT([.H16]);ISTEXT([.I16]));&quot;&quot;;IF([.H16]=[.I16];&quot;equal&quot;;-LOG(ABS([.H16]-[.I16])/MAX(ABS([.H16]);ABS([.I16]));10)))" office:value-type="float" office:value="3.31548052644537" calcext:value-type="float">
            <text:p>3.32</text:p>
          </table:table-cell>
          <table:table-cell table:formula="of:=IF(OR(ISTEXT([.G16]);ISTEXT([.J16]));&quot;&quot;;IF([.G16]=[.J16];&quot;equal&quot;;-LOG(ABS([.G16]-[.J16])/MAX(ABS([.G16]);ABS([.J16]));10)))" office:value-type="string" office:string-value="equal" calcext:value-type="string">
            <text:p>equal</text:p>
          </table:table-cell>
          <table:table-cell office:value-type="string" calcext:value-type="string">
            <text:p>Inada2009,S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K</text:p>
          </table:table-cell>
          <table:table-cell office:value-type="string" calcext:value-type="string">
            <text:p>rev_k</text:p>
          </table:table-cell>
          <table:table-cell office:value-type="string" calcext:value-type="string">
            <text:p>E_K</text:p>
          </table:table-cell>
          <table:table-cell office:value-type="string" calcext:value-type="string">
            <text:p>v_k</text:p>
          </table:table-cell>
          <table:table-cell office:value-type="string" calcext:value-type="string">
            <text:p>V</text:p>
          </table:table-cell>
          <table:table-cell table:style-name="ce1" table:formula="of:=8.31446261815324 * [.G16] / 96485.33212 * LOG([.G4]/[.G6])" office:value-type="float" office:value="-0.0377661201386988" calcext:value-type="float">
            <text:p>-3.78E-02</text:p>
          </table:table-cell>
          <table:table-cell table:style-name="ce1" table:formula="of:=8.31446261815324 * [.H16] / 96485.33212 * LOG([.H4]/[.H6])" office:value-type="float" office:value="-0.0377843940677982" calcext:value-type="float">
            <text:p>-3.78E-02</text:p>
          </table:table-cell>
          <table:table-cell table:style-name="ce1" table:formula="of:=8.31446261815324 * [.I16] / 96485.33212 * LOG([.I4]/[.I6])" office:value-type="float" office:value="-0.0377661201386988" calcext:value-type="float">
            <text:p>-3.78E-02</text:p>
          </table:table-cell>
          <table:table-cell table:style-name="ce1" table:formula="of:=8.31446261815324 * [.J16] / 96485.33212 * LOG([.J4]/[.J6])" office:value-type="float" office:value="-0.0377661201386988" calcext:value-type="float">
            <text:p>-3.78E-02</text:p>
          </table:table-cell>
          <table:table-cell table:formula="of:=IF(OR(ISTEXT([.G17]);ISTEXT([.H17]));&quot;&quot;;IF([.G17]=[.H17];&quot;equal&quot;;-LOG(ABS([.G17]-[.H17])/MAX(ABS([.G17]);ABS([.H17]));10)))" office:value-type="float" office:value="3.31548052644541" calcext:value-type="float">
            <text:p>3.32</text:p>
          </table:table-cell>
          <table:table-cell table:formula="of:=IF(OR(ISTEXT([.H17]);ISTEXT([.I17]));&quot;&quot;;IF([.H17]=[.I17];&quot;equal&quot;;-LOG(ABS([.H17]-[.I17])/MAX(ABS([.H17]);ABS([.I17]));10)))" office:value-type="float" office:value="3.31548052644541" calcext:value-type="float">
            <text:p>3.32</text:p>
          </table:table-cell>
          <table:table-cell table:formula="of:=IF(OR(ISTEXT([.G17]);ISTEXT([.J17]));&quot;&quot;;IF([.G17]=[.J17];&quot;equal&quot;;-LOG(ABS([.G17]-[.J17])/MAX(ABS([.G17]);ABS([.J17]));10)))" office:value-type="string" office:string-value="equal" calcext:value-type="string">
            <text:p>equal</text:p>
          </table:table-cell>
          <table:table-cell office:value-type="string" calcext:value-type="string">
            <text:p>calculated with Nernst, but not give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_Na</text:p>
          </table:table-cell>
          <table:table-cell table:style-name="ce2" office:value-type="string" calcext:value-type="string">
            <text:p>g_Na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float" office:value="0.000000253" calcext:value-type="float">
            <text:p>2.53E-07</text:p>
          </table:table-cell>
          <table:table-cell table:style-name="ce1" table:formula="of:=[.H19] * [.H2] / 8.31446261815324 / [.H16] * (96485.33212 * 96485.33212)" office:value-type="float" office:value="0.00000025270548106024" calcext:value-type="float">
            <text:p>2.53E-07</text:p>
          </table:table-cell>
          <table:table-cell table:style-name="ce1" table:formula="of:=[.I19] * [.I2] / 8.31446261815324 / [.I16] * (96485.33212 * 96485.33212)" office:value-type="float" office:value="0.000000252827757905915" calcext:value-type="float">
            <text:p>2.53E-07</text:p>
          </table:table-cell>
          <table:table-cell table:style-name="ce1" office:value-type="float" office:value="0.000000253" calcext:value-type="float">
            <text:p>2.53E-07</text:p>
          </table:table-cell>
          <table:table-cell table:formula="of:=IF(OR(ISTEXT([.G18]);ISTEXT([.H18]));&quot;&quot;;IF([.G18]=[.H18];&quot;equal&quot;;-LOG(ABS([.G18]-[.H18])/MAX(ABS([.G18]);ABS([.H18]));10)))" office:value-type="float" office:value="2.93400729278736" calcext:value-type="float">
            <text:p>2.93</text:p>
          </table:table-cell>
          <table:table-cell table:formula="of:=IF(OR(ISTEXT([.H18]);ISTEXT([.I18]));&quot;&quot;;IF([.H18]=[.I18];&quot;equal&quot;;-LOG(ABS([.H18]-[.I18])/MAX(ABS([.H18]);ABS([.I18]));10)))" office:value-type="float" office:value="3.3154805264454" calcext:value-type="float">
            <text:p>3.32</text:p>
          </table:table-cell>
          <table:table-cell table:formula="of:=IF(OR(ISTEXT([.G18]);ISTEXT([.J18]));&quot;&quot;;IF([.G18]=[.J18];&quot;equal&quot;;-LOG(ABS([.G18]-[.J18])/MAX(ABS([.G18]);ABS([.J18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ellML and C++ give value for P_Na but misleadingly call variable g_Na, paper gives g_Na instea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g_na</text:p>
          </table:table-cell>
          <table:table-cell table:style-name="ce7" office:value-type="string" calcext:value-type="string">
            <text:p>g_Na</text:p>
          </table:table-cell>
          <table:table-cell office:value-type="string" calcext:value-type="string">
            <text:p>na_p</text:p>
          </table:table-cell>
          <table:table-cell office:value-type="string" calcext:value-type="string">
            <text:p>m³/s</text:p>
          </table:table-cell>
          <table:table-cell table:formula="of:=[.G18]/[.G2] * 8.31446261815324 * [.G16] / (96485.33212 * 96485.33212)" office:value-type="float" office:value="5.00340631296801E-016" calcext:value-type="float">
            <text:p>5.00340631296801E-16</text:p>
          </table:table-cell>
          <table:table-cell table:number-columns-repeated="2" table:style-name="ce1" office:value-type="float" office:value="5E-016" calcext:value-type="float">
            <text:p>5.00E-16</text:p>
          </table:table-cell>
          <table:table-cell table:formula="of:=[.J18]/[.J2] * 8.31446261815324 * [.J16] / (96485.33212 * 96485.33212)" office:value-type="float" office:value="5.00340631296801E-016" calcext:value-type="float">
            <text:p>5.00340631296801E-16</text:p>
          </table:table-cell>
          <table:table-cell table:formula="of:=IF(OR(ISTEXT([.G19]);ISTEXT([.H19]));&quot;&quot;;IF([.G19]=[.H19];&quot;equal&quot;;-LOG(ABS([.G19]-[.H19])/MAX(ABS([.G19]);ABS([.H19]));10)))" office:value-type="float" office:value="3.16698122426156" calcext:value-type="float">
            <text:p>3.17</text:p>
          </table:table-cell>
          <table:table-cell table:formula="of:=IF(OR(ISTEXT([.H19]);ISTEXT([.I19]));&quot;&quot;;IF([.H19]=[.I19];&quot;equal&quot;;-LOG(ABS([.H19]-[.I19])/MAX(ABS([.H19]);ABS([.I19]));10)))" office:value-type="string" office:string-value="equal" calcext:value-type="string">
            <text:p>equal</text:p>
          </table:table-cell>
          <table:table-cell table:formula="of:=IF(OR(ISTEXT([.G19]);ISTEXT([.J19]));&quot;&quot;;IF([.G19]=[.J19];&quot;equal&quot;;-LOG(ABS([.G19]-[.J19])/MAX(ABS([.G19]);ABS([.J19]));10)))" office:value-type="string" office:string-value="equal" calcext:value-type="string">
            <text:p>equal</text:p>
          </table:table-cell>
          <table:table-cell office:value-type="string" calcext:value-type="string">
            <text:p>calculated from g_Na via p_from_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 (init)</text:p>
          </table:table-cell>
          <table:table-cell office:value-type="string" calcext:value-type="string">
            <text:p>act_na (init)</text:p>
          </table:table-cell>
          <table:table-cell office:value-type="string" calcext:value-type="string">
            <text:p>m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6" office:value-type="float" office:value="0.01529" calcext:value-type="float">
            <text:p>0.01529</text:p>
          </table:table-cell>
          <table:table-cell table:style-name="ce6" office:value-type="float" office:value="0.015215" calcext:value-type="float">
            <text:p>0.015215</text:p>
          </table:table-cell>
          <table:table-cell table:style-name="ce6" office:value-type="float" office:value="0.01322" calcext:value-type="float">
            <text:p>0.01322</text:p>
          </table:table-cell>
          <table:table-cell table:style-name="ce6" office:value-type="float" office:value="0.01529" calcext:value-type="float">
            <text:p>0.01529</text:p>
          </table:table-cell>
          <table:table-cell table:formula="of:=IF(OR(ISTEXT([.G20]);ISTEXT([.H20]));&quot;&quot;;IF([.G20]=[.H20];&quot;equal&quot;;-LOG(ABS([.G20]-[.H20])/MAX(ABS([.G20]);ABS([.H20]));10)))" office:value-type="float" office:value="2.30934622202061" calcext:value-type="float">
            <text:p>2.31</text:p>
          </table:table-cell>
          <table:table-cell table:formula="of:=IF(OR(ISTEXT([.H20]);ISTEXT([.I20]));&quot;&quot;;IF([.H20]=[.I20];&quot;equal&quot;;-LOG(ABS([.H20]-[.I20])/MAX(ABS([.H20]);ABS([.I20]));10)))" office:value-type="float" office:value="0.882329056671419" calcext:value-type="float">
            <text:p>0.88</text:p>
          </table:table-cell>
          <table:table-cell table:formula="of:=IF(OR(ISTEXT([.G20]);ISTEXT([.J20]));&quot;&quot;;IF([.G20]=[.J20];&quot;equal&quot;;-LOG(ABS([.G20]-[.J20])/MAX(ABS([.G20]);ABS([.J20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EGLIGIBLE_SMALL</text:p>
          </table:table-cell>
          <table:table-cell office:value-type="string" calcext:value-type="string">
            <text:p>delta_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0001" calcext:value-type="float">
            <text:p>1.00E-06</text:p>
          </table:table-cell>
          <table:table-cell table:formula="of:=IF(OR(ISTEXT([.G21]);ISTEXT([.H21]));&quot;&quot;;IF([.G21]=[.H21];&quot;equal&quot;;-LOG(ABS([.G21]-[.H21])/MAX(ABS([.G21]);ABS([.H21]));10)))">
            <text:p/>
          </table:table-cell>
          <table:table-cell table:formula="of:=IF(OR(ISTEXT([.H21]);ISTEXT([.I21]));&quot;&quot;;IF([.H21]=[.I21];&quot;equal&quot;;-LOG(ABS([.H21]-[.I21])/MAX(ABS([.H21]);ABS([.I21]));10)))" office:value-type="float" office:value="0.00436480540245004" calcext:value-type="float">
            <text:p>0.00</text:p>
          </table:table-cell>
          <table:table-cell table:formula="of:=IF(OR(ISTEXT([.G21]);ISTEXT([.J21]));&quot;&quot;;IF([.G21]=[.J21];&quot;equal&quot;;-LOG(ABS([.G21]-[.J21])/MAX(ABS([.G21]);ABS([.J21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lta when discontinuity handling is turned on, 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_2 (init)</text:p>
          </table:table-cell>
          <table:table-cell office:value-type="string" calcext:value-type="string">
            <text:p>slow_inact_na (init)</text:p>
          </table:table-cell>
          <table:table-cell office:value-type="string" calcext:value-type="string">
            <text:p>h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6" office:value-type="float" office:value="0.5552" calcext:value-type="float">
            <text:p>0.5552</text:p>
          </table:table-cell>
          <table:table-cell table:style-name="ce6" office:value-type="float" office:value="0.56383" calcext:value-type="float">
            <text:p>0.56383</text:p>
          </table:table-cell>
          <table:table-cell table:style-name="ce6" office:value-type="float" office:value="0.701627" calcext:value-type="float">
            <text:p>0.701627</text:p>
          </table:table-cell>
          <table:table-cell table:style-name="ce6" office:value-type="float" office:value="0.5552" calcext:value-type="float">
            <text:p>0.5552</text:p>
          </table:table-cell>
          <table:table-cell table:formula="of:=IF(OR(ISTEXT([.G22]);ISTEXT([.H22]));&quot;&quot;;IF([.G22]=[.H22];&quot;equal&quot;;-LOG(ABS([.G22]-[.H22])/MAX(ABS([.G22]);ABS([.H22]));10)))" office:value-type="float" office:value="1.81513738417056" calcext:value-type="float">
            <text:p>1.82</text:p>
          </table:table-cell>
          <table:table-cell table:formula="of:=IF(OR(ISTEXT([.H22]);ISTEXT([.I22]));&quot;&quot;;IF([.H22]=[.I22];&quot;equal&quot;;-LOG(ABS([.H22]-[.I22])/MAX(ABS([.H22]);ABS([.I22]));10)))" office:value-type="float" office:value="0.706866530611926" calcext:value-type="float">
            <text:p>0.71</text:p>
          </table:table-cell>
          <table:table-cell table:formula="of:=IF(OR(ISTEXT([.G22]);ISTEXT([.J22]));&quot;&quot;;IF([.G22]=[.J22];&quot;equal&quot;;-LOG(ABS([.G22]-[.J22])/MAX(ABS([.G22]);ABS([.J22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_1 (init)</text:p>
          </table:table-cell>
          <table:table-cell office:value-type="string" calcext:value-type="string">
            <text:p>fast_inact_na (init)</text:p>
          </table:table-cell>
          <table:table-cell office:value-type="string" calcext:value-type="string">
            <text:p>h1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style-name="ce6" office:value-type="float" office:value="0.6438" calcext:value-type="float">
            <text:p>0.6438</text:p>
          </table:table-cell>
          <table:table-cell table:style-name="ce6" office:value-type="float" office:value="0.64629" calcext:value-type="float">
            <text:p>0.64629</text:p>
          </table:table-cell>
          <table:table-cell table:style-name="ce6" office:value-type="float" office:value="0.706623" calcext:value-type="float">
            <text:p>0.706623</text:p>
          </table:table-cell>
          <table:table-cell table:style-name="ce6" office:value-type="float" office:value="0.6438" calcext:value-type="float">
            <text:p>0.6438</text:p>
          </table:table-cell>
          <table:table-cell table:formula="of:=IF(OR(ISTEXT([.G23]);ISTEXT([.H23]));&quot;&quot;;IF([.G23]=[.H23];&quot;equal&quot;;-LOG(ABS([.G23]-[.H23])/MAX(ABS([.G23]);ABS([.H23]));10)))" office:value-type="float" office:value="2.41422808907076" calcext:value-type="float">
            <text:p>2.41</text:p>
          </table:table-cell>
          <table:table-cell table:formula="of:=IF(OR(ISTEXT([.H23]);ISTEXT([.I23]));&quot;&quot;;IF([.H23]=[.I23];&quot;equal&quot;;-LOG(ABS([.H23]-[.I23])/MAX(ABS([.H23]);ABS([.I23]));10)))" office:value-type="float" office:value="1.06863284853277" calcext:value-type="float">
            <text:p>1.07</text:p>
          </table:table-cell>
          <table:table-cell table:formula="of:=IF(OR(ISTEXT([.G23]);ISTEXT([.J23]));&quot;&quot;;IF([.G23]=[.J23];&quot;equal&quot;;-LOG(ABS([.G23]-[.J23])/MAX(ABS([.G23]);ABS([.J2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g_Ca,L</text:p>
          </table:table-cell>
          <table:table-cell office:value-type="string" calcext:value-type="string">
            <text:p>g_l</text:p>
          </table:table-cell>
          <table:table-cell office:value-type="string" calcext:value-type="string">
            <text:p>g_CaL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21" calcext:value-type="float">
            <text:p>2.10E-08</text:p>
          </table:table-cell>
          <table:table-cell table:formula="of:=IF(OR(ISTEXT([.G24]);ISTEXT([.H24]));&quot;&quot;;IF([.G24]=[.H24];&quot;equal&quot;;-LOG(ABS([.G24]-[.H24])/MAX(ABS([.G24]);ABS([.H24]));10)))" office:value-type="string" office:string-value="equal" calcext:value-type="string">
            <text:p>equal</text:p>
          </table:table-cell>
          <table:table-cell table:formula="of:=IF(OR(ISTEXT([.H24]);ISTEXT([.I24]));&quot;&quot;;IF([.H24]=[.I24];&quot;equal&quot;;-LOG(ABS([.H24]-[.I24])/MAX(ABS([.H24]);ABS([.I24]));10)))" office:value-type="string" office:string-value="equal" calcext:value-type="string">
            <text:p>equal</text:p>
          </table:table-cell>
          <table:table-cell table:formula="of:=IF(OR(ISTEXT([.G24]);ISTEXT([.J24]));&quot;&quot;;IF([.G24]=[.J24];&quot;equal&quot;;-LOG(ABS([.G24]-[.J24])/MAX(ABS([.G24]);ABS([.J2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Ca,L</text:p>
          </table:table-cell>
          <table:table-cell office:value-type="string" calcext:value-type="string">
            <text:p>rev_l</text:p>
          </table:table-cell>
          <table:table-cell office:value-type="string" calcext:value-type="string">
            <text:p>E_CaL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number-columns-repeated="2" table:style-name="ce1" office:value-type="float" office:value="0.0621" calcext:value-type="float">
            <text:p>6.21E-02</text:p>
          </table:table-cell>
          <table:table-cell table:style-name="ce5" office:value-type="float" office:value="0.0621" calcext:value-type="float">
            <text:p>6.21E-02</text:p>
          </table:table-cell>
          <table:table-cell table:style-name="ce1" office:value-type="float" office:value="0.0621" calcext:value-type="float">
            <text:p>6.21E-02</text:p>
          </table:table-cell>
          <table:table-cell table:formula="of:=IF(OR(ISTEXT([.G25]);ISTEXT([.H25]));&quot;&quot;;IF([.G25]=[.H25];&quot;equal&quot;;-LOG(ABS([.G25]-[.H25])/MAX(ABS([.G25]);ABS([.H25]));10)))" office:value-type="string" office:string-value="equal" calcext:value-type="string">
            <text:p>equal</text:p>
          </table:table-cell>
          <table:table-cell table:formula="of:=IF(OR(ISTEXT([.H25]);ISTEXT([.I25]));&quot;&quot;;IF([.H25]=[.I25];&quot;equal&quot;;-LOG(ABS([.H25]-[.I25])/MAX(ABS([.H25]);ABS([.I25]));10)))" office:value-type="string" office:string-value="equal" calcext:value-type="string">
            <text:p>equal</text:p>
          </table:table-cell>
          <table:table-cell table:formula="of:=IF(OR(ISTEXT([.G25]);ISTEXT([.J25]));&quot;&quot;;IF([.G25]=[.J25];&quot;equal&quot;;-LOG(ABS([.G25]-[.J25])/MAX(ABS([.G25]);ABS([.J2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_L (init)</text:p>
          </table:table-cell>
          <table:table-cell office:value-type="string" calcext:value-type="string">
            <text:p>act_l (init)</text:p>
          </table:table-cell>
          <table:table-cell office:value-type="string" calcext:value-type="string">
            <text:p>d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5" office:value-type="float" office:value="0.00005025" calcext:value-type="float">
            <text:p>5.03E-05</text:p>
          </table:table-cell>
          <table:table-cell table:style-name="ce5" office:value-type="float" office:value="0.000049961" calcext:value-type="float">
            <text:p>5.00E-05</text:p>
          </table:table-cell>
          <table:table-cell table:style-name="ce5" office:value-type="float" office:value="0.00004235" calcext:value-type="float">
            <text:p>4.24E-05</text:p>
          </table:table-cell>
          <table:table-cell table:style-name="ce5" office:value-type="float" office:value="0.00005025" calcext:value-type="float">
            <text:p>5.03E-05</text:p>
          </table:table-cell>
          <table:table-cell table:formula="of:=IF(OR(ISTEXT([.G26]);ISTEXT([.H26]));&quot;&quot;;IF([.G26]=[.H26];&quot;equal&quot;;-LOG(ABS([.G26]-[.H26])/MAX(ABS([.G26]);ABS([.H26]));10)))" office:value-type="float" office:value="2.24023822333597" calcext:value-type="float">
            <text:p>2.24</text:p>
          </table:table-cell>
          <table:table-cell table:formula="of:=IF(OR(ISTEXT([.H26]);ISTEXT([.I26]));&quot;&quot;;IF([.H26]=[.I26];&quot;equal&quot;;-LOG(ABS([.H26]-[.I26])/MAX(ABS([.H26]);ABS([.I26]));10)))" office:value-type="float" office:value="0.817189400517621" calcext:value-type="float">
            <text:p>0.82</text:p>
          </table:table-cell>
          <table:table-cell table:formula="of:=IF(OR(ISTEXT([.G26]);ISTEXT([.J26]));&quot;&quot;;IF([.G26]=[.J26];&quot;equal&quot;;-LOG(ABS([.G26]-[.J26])/MAX(ABS([.G26]);ABS([.J2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_L,fast (init)</text:p>
          </table:table-cell>
          <table:table-cell office:value-type="string" calcext:value-type="string">
            <text:p>fast_inact_l (init)</text:p>
          </table:table-cell>
          <table:table-cell office:value-type="string" calcext:value-type="string">
            <text:p>f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style-name="ce6" office:value-type="float" office:value="0.9981" calcext:value-type="float">
            <text:p>0.9981</text:p>
          </table:table-cell>
          <table:table-cell table:style-name="ce6" office:value-type="float" office:value="0.99814" calcext:value-type="float">
            <text:p>0.99814</text:p>
          </table:table-cell>
          <table:table-cell table:style-name="ce6" office:value-type="float" office:value="0.998435" calcext:value-type="float">
            <text:p>0.998435</text:p>
          </table:table-cell>
          <table:table-cell table:style-name="ce6" office:value-type="float" office:value="0.9985" calcext:value-type="float">
            <text:p>0.9985</text:p>
          </table:table-cell>
          <table:table-cell table:formula="of:=IF(OR(ISTEXT([.G27]);ISTEXT([.H27]));&quot;&quot;;IF([.G27]=[.H27];&quot;equal&quot;;-LOG(ABS([.G27]-[.H27])/MAX(ABS([.G27]);ABS([.H27]));10)))" office:value-type="float" office:value="4.39713146876103" calcext:value-type="float">
            <text:p>4.40</text:p>
          </table:table-cell>
          <table:table-cell table:formula="of:=IF(OR(ISTEXT([.H27]);ISTEXT([.I27]));&quot;&quot;;IF([.H27]=[.I27];&quot;equal&quot;;-LOG(ABS([.H27]-[.I27])/MAX(ABS([.H27]);ABS([.I27]));10)))" office:value-type="float" office:value="3.52949778075976" calcext:value-type="float">
            <text:p>3.53</text:p>
          </table:table-cell>
          <table:table-cell table:formula="of:=IF(OR(ISTEXT([.G27]);ISTEXT([.J27]));&quot;&quot;;IF([.G27]=[.J27];&quot;equal&quot;;-LOG(ABS([.G27]-[.J27])/MAX(ABS([.G27]);ABS([.J27]));10)))" office:value-type="float" office:value="3.39728807787881" calcext:value-type="float">
            <text:p>3.40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_L,slow (init)</text:p>
          </table:table-cell>
          <table:table-cell office:value-type="string" calcext:value-type="string">
            <text:p>slow_inact_l (init)</text:p>
          </table:table-cell>
          <table:table-cell office:value-type="string" calcext:value-type="string">
            <text:p>f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6" office:value-type="float" office:value="0.9831" calcext:value-type="float">
            <text:p>0.9831</text:p>
          </table:table-cell>
          <table:table-cell table:style-name="ce6" office:value-type="float" office:value="0.98513" calcext:value-type="float">
            <text:p>0.98513</text:p>
          </table:table-cell>
          <table:table-cell table:style-name="ce6" office:value-type="float" office:value="0.998424" calcext:value-type="float">
            <text:p>0.998424</text:p>
          </table:table-cell>
          <table:table-cell table:style-name="ce6" office:value-type="float" office:value="0.9831" calcext:value-type="float">
            <text:p>0.9831</text:p>
          </table:table-cell>
          <table:table-cell table:formula="of:=IF(OR(ISTEXT([.G28]);ISTEXT([.H28]));&quot;&quot;;IF([.G28]=[.H28];&quot;equal&quot;;-LOG(ABS([.G28]-[.H28])/MAX(ABS([.G28]);ABS([.H28]));10)))" office:value-type="float" office:value="2.68599750685578" calcext:value-type="float">
            <text:p>2.69</text:p>
          </table:table-cell>
          <table:table-cell table:formula="of:=IF(OR(ISTEXT([.H28]);ISTEXT([.I28]));&quot;&quot;;IF([.H28]=[.I28];&quot;equal&quot;;-LOG(ABS([.H28]-[.I28])/MAX(ABS([.H28]);ABS([.I28]));10)))" office:value-type="float" office:value="1.87565933754595" calcext:value-type="float">
            <text:p>1.88</text:p>
          </table:table-cell>
          <table:table-cell table:formula="of:=IF(OR(ISTEXT([.G28]);ISTEXT([.J28]));&quot;&quot;;IF([.G28]=[.J28];&quot;equal&quot;;-LOG(ABS([.G28]-[.J28])/MAX(ABS([.G28]);ABS([.J2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ct_shi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table:formula="of:=IF(OR(ISTEXT([.G29]);ISTEXT([.H29]));&quot;&quot;;IF([.G29]=[.H29];&quot;equal&quot;;-LOG(ABS([.G29]-[.H29])/MAX(ABS([.G29]);ABS([.H29]));10)))" office:value-type="string" office:string-value="equal" calcext:value-type="string">
            <text:p>equal</text:p>
          </table:table-cell>
          <table:table-cell table:formula="of:=IF(OR(ISTEXT([.H29]);ISTEXT([.I29]));&quot;&quot;;IF([.H29]=[.I29];&quot;equal&quot;;-LOG(ABS([.H29]-[.I29])/MAX(ABS([.H29]);ABS([.I29]));10)))" office:value-type="string" office:string-value="equal" calcext:value-type="string">
            <text:p>equal</text:p>
          </table:table-cell>
          <table:table-cell table:formula="of:=IF(OR(ISTEXT([.G29]);ISTEXT([.J29]));&quot;&quot;;IF([.G29]=[.J29];&quot;equal&quot;;-LOG(ABS([.G29]-[.J29])/MAX(ABS([.G29]);ABS([.J29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lope_factor_ac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661" calcext:value-type="float">
            <text:p>-6.61E-03</text:p>
          </table:table-cell>
          <table:table-cell table:formula="of:=IF(OR(ISTEXT([.G30]);ISTEXT([.H30]));&quot;&quot;;IF([.G30]=[.H30];&quot;equal&quot;;-LOG(ABS([.G30]-[.H30])/MAX(ABS([.G30]);ABS([.H30]));10)))" office:value-type="string" office:string-value="equal" calcext:value-type="string">
            <text:p>equal</text:p>
          </table:table-cell>
          <table:table-cell table:formula="of:=IF(OR(ISTEXT([.H30]);ISTEXT([.I30]));&quot;&quot;;IF([.H30]=[.I30];&quot;equal&quot;;-LOG(ABS([.H30]-[.I30])/MAX(ABS([.H30]);ABS([.I30]));10)))" office:value-type="string" office:string-value="equal" calcext:value-type="string">
            <text:p>equal</text:p>
          </table:table-cell>
          <table:table-cell table:formula="of:=IF(OR(ISTEXT([.G30]);ISTEXT([.J30]));&quot;&quot;;IF([.G30]=[.J30];&quot;equal&quot;;-LOG(ABS([.G30]-[.J30])/MAX(ABS([.G30]);ABS([.J30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hift</text:p>
          </table:table-cell>
          <table:table-cell office:value-type="string" calcext:value-type="string">
            <text:p>inact_shift (f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31]);ISTEXT([.H31]));&quot;&quot;;IF([.G31]=[.H31];&quot;equal&quot;;-LOG(ABS([.G31]-[.H31])/MAX(ABS([.G31]);ABS([.H31]));10)))" office:value-type="string" office:string-value="equal" calcext:value-type="string">
            <text:p>equal</text:p>
          </table:table-cell>
          <table:table-cell table:formula="of:=IF(OR(ISTEXT([.H31]);ISTEXT([.I31]));&quot;&quot;;IF([.H31]=[.I31];&quot;equal&quot;;-LOG(ABS([.H31]-[.I31])/MAX(ABS([.H31]);ABS([.I31]));10)))" office:value-type="string" office:string-value="equal" calcext:value-type="string">
            <text:p>equal</text:p>
          </table:table-cell>
          <table:table-cell table:formula="of:=IF(OR(ISTEXT([.G31]);ISTEXT([.J31]));&quot;&quot;;IF([.G31]=[.J31];&quot;equal&quot;;-LOG(ABS([.G31]-[.J31])/MAX(ABS([.G31]);ABS([.J31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act_shift (f2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32]);ISTEXT([.H32]));&quot;&quot;;IF([.G32]=[.H32];&quot;equal&quot;;-LOG(ABS([.G32]-[.H32])/MAX(ABS([.G32]);ABS([.H32]));10)))" office:value-type="string" office:string-value="equal" calcext:value-type="string">
            <text:p>equal</text:p>
          </table:table-cell>
          <table:table-cell table:formula="of:=IF(OR(ISTEXT([.H32]);ISTEXT([.I32]));&quot;&quot;;IF([.H32]=[.I32];&quot;equal&quot;;-LOG(ABS([.H32]-[.I32])/MAX(ABS([.H32]);ABS([.I32]));10)))" office:value-type="string" office:string-value="equal" calcext:value-type="string">
            <text:p>equal</text:p>
          </table:table-cell>
          <table:table-cell table:formula="of:=IF(OR(ISTEXT([.G32]);ISTEXT([.J32]));&quot;&quot;;IF([.G32]=[.J32];&quot;equal&quot;;-LOG(ABS([.G32]-[.J32])/MAX(ABS([.G32]);ABS([.J32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_l</text:p>
          </table:table-cell>
          <table:table-cell table:style-name="ce7"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4" table:style-name="ce1" office:value-type="string" calcext:value-type="string">
            <text:p>-</text:p>
          </table:table-cell>
          <table:table-cell table:style-name="ce23" table:formula="of:=IF(OR(ISTEXT([.G33]);ISTEXT([.H33]));&quot;&quot;;IF([.G33]=[.H33];&quot;equal&quot;;-LOG(ABS([.G33]-[.H33])/MAX(ABS([.G33]);ABS([.H33]));10)))">
            <text:p/>
          </table:table-cell>
          <table:table-cell table:style-name="ce23" table:formula="of:=IF(OR(ISTEXT([.H33]);ISTEXT([.I33]));&quot;&quot;;IF([.H33]=[.I33];&quot;equal&quot;;-LOG(ABS([.H33]-[.I33])/MAX(ABS([.H33]);ABS([.I33]));10)))">
            <text:p/>
          </table:table-cell>
          <table:table-cell table:style-name="ce23" table:formula="of:=IF(OR(ISTEXT([.G33]);ISTEXT([.J33]));&quot;&quot;;IF([.G33]=[.J33];&quot;equal&quot;;-LOG(ABS([.G33]-[.J33])/MAX(ABS([.G33]);ABS([.J3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lML uses current here, but naming and use in C++ suggests that this is supposed to be a parameter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to</text:p>
          </table:table-cell>
          <table:table-cell table:number-columns-repeated="3" office:value-type="string" calcext:value-type="string">
            <text:p>g_to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14" calcext:value-type="float">
            <text:p>1.40E-08</text:p>
          </table:table-cell>
          <table:table-cell table:formula="of:=IF(OR(ISTEXT([.G34]);ISTEXT([.H34]));&quot;&quot;;IF([.G34]=[.H34];&quot;equal&quot;;-LOG(ABS([.G34]-[.H34])/MAX(ABS([.G34]);ABS([.H34]));10)))" office:value-type="string" office:string-value="equal" calcext:value-type="string">
            <text:p>equal</text:p>
          </table:table-cell>
          <table:table-cell table:formula="of:=IF(OR(ISTEXT([.H34]);ISTEXT([.I34]));&quot;&quot;;IF([.H34]=[.I34];&quot;equal&quot;;-LOG(ABS([.H34]-[.I34])/MAX(ABS([.H34]);ABS([.I34]));10)))" office:value-type="string" office:string-value="equal" calcext:value-type="string">
            <text:p>equal</text:p>
          </table:table-cell>
          <table:table-cell table:formula="of:=IF(OR(ISTEXT([.G34]);ISTEXT([.J34]));&quot;&quot;;IF([.G34]=[.J34];&quot;equal&quot;;-LOG(ABS([.G34]-[.J34])/MAX(ABS([.G34]);ABS([.J3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 (init)</text:p>
          </table:table-cell>
          <table:table-cell office:value-type="string" calcext:value-type="string">
            <text:p>act_to (init)</text:p>
          </table:table-cell>
          <table:table-cell office:value-type="string" calcext:value-type="string">
            <text:p>r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5" office:value-type="float" office:value="0.009581" calcext:value-type="float">
            <text:p>9.58E-03</text:p>
          </table:table-cell>
          <table:table-cell table:style-name="ce6" office:value-type="float" office:value="0.0095587" calcext:value-type="float">
            <text:p>0.0095587</text:p>
          </table:table-cell>
          <table:table-cell table:style-name="ce6" office:value-type="float" office:value="0.00894826" calcext:value-type="float">
            <text:p>0.00894826</text:p>
          </table:table-cell>
          <table:table-cell table:style-name="ce5" office:value-type="float" office:value="0.009581" calcext:value-type="float">
            <text:p>9.58E-03</text:p>
          </table:table-cell>
          <table:table-cell table:formula="of:=IF(OR(ISTEXT([.G35]);ISTEXT([.H35]));&quot;&quot;;IF([.G35]=[.H35];&quot;equal&quot;;-LOG(ABS([.G35]-[.H35])/MAX(ABS([.G35]);ABS([.H35]));10)))" office:value-type="float" office:value="2.63310597711774" calcext:value-type="float">
            <text:p>2.63</text:p>
          </table:table-cell>
          <table:table-cell table:formula="of:=IF(OR(ISTEXT([.H35]);ISTEXT([.I35]));&quot;&quot;;IF([.H35]=[.I35];&quot;equal&quot;;-LOG(ABS([.H35]-[.I35])/MAX(ABS([.H35]);ABS([.I35]));10)))" office:value-type="float" office:value="1.19475584780038" calcext:value-type="float">
            <text:p>1.19</text:p>
          </table:table-cell>
          <table:table-cell table:formula="of:=IF(OR(ISTEXT([.G35]);ISTEXT([.J35]));&quot;&quot;;IF([.G35]=[.J35];&quot;equal&quot;;-LOG(ABS([.G35]-[.J35])/MAX(ABS([.G35]);ABS([.J35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_fast (init)</text:p>
          </table:table-cell>
          <table:table-cell office:value-type="string" calcext:value-type="string">
            <text:p>fast_inact_to (init)</text:p>
          </table:table-cell>
          <table:table-cell office:value-type="string" calcext:value-type="string">
            <text:p>q_fast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style-name="ce6" office:value-type="float" office:value="0.864" calcext:value-type="float">
            <text:p>0.864</text:p>
          </table:table-cell>
          <table:table-cell table:style-name="ce6" office:value-type="float" office:value="0.8708" calcext:value-type="float">
            <text:p>0.8708</text:p>
          </table:table-cell>
          <table:table-cell table:style-name="ce6" office:value-type="float" office:value="0.994837" calcext:value-type="float">
            <text:p>0.994837</text:p>
          </table:table-cell>
          <table:table-cell table:style-name="ce6" office:value-type="float" office:value="0.864" calcext:value-type="float">
            <text:p>0.864</text:p>
          </table:table-cell>
          <table:table-cell table:formula="of:=IF(OR(ISTEXT([.G36]);ISTEXT([.H36]));&quot;&quot;;IF([.G36]=[.H36];&quot;equal&quot;;-LOG(ABS([.G36]-[.H36])/MAX(ABS([.G36]);ABS([.H36]));10)))" office:value-type="float" office:value="2.10740950766282" calcext:value-type="float">
            <text:p>2.11</text:p>
          </table:table-cell>
          <table:table-cell table:formula="of:=IF(OR(ISTEXT([.H36]);ISTEXT([.I36]));&quot;&quot;;IF([.H36]=[.I36];&quot;equal&quot;;-LOG(ABS([.H36]-[.I36])/MAX(ABS([.H36]);ABS([.I36]));10)))" office:value-type="float" office:value="0.904200675486372" calcext:value-type="float">
            <text:p>0.90</text:p>
          </table:table-cell>
          <table:table-cell table:formula="of:=IF(OR(ISTEXT([.G36]);ISTEXT([.J36]));&quot;&quot;;IF([.G36]=[.J36];&quot;equal&quot;;-LOG(ABS([.G36]-[.J36])/MAX(ABS([.G36]);ABS([.J3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2"/>
          <table:table-cell table:formula="of:=500"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_slow (init)</text:p>
          </table:table-cell>
          <table:table-cell office:value-type="string" calcext:value-type="string">
            <text:p>slow_inact_to (init)</text:p>
          </table:table-cell>
          <table:table-cell office:value-type="string" calcext:value-type="string">
            <text:p>q_slow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6" office:value-type="float" office:value="0.1297" calcext:value-type="float">
            <text:p>0.1297</text:p>
          </table:table-cell>
          <table:table-cell table:style-name="ce6" office:value-type="float" office:value="0.13435" calcext:value-type="float">
            <text:p>0.13435</text:p>
          </table:table-cell>
          <table:table-cell table:style-name="ce6" office:value-type="float" office:value="0.427382" calcext:value-type="float">
            <text:p>0.427382</text:p>
          </table:table-cell>
          <table:table-cell table:style-name="ce6" office:value-type="float" office:value="0.1297" calcext:value-type="float">
            <text:p>0.1297</text:p>
          </table:table-cell>
          <table:table-cell table:formula="of:=IF(OR(ISTEXT([.G37]);ISTEXT([.H37]));&quot;&quot;;IF([.G37]=[.H37];&quot;equal&quot;;-LOG(ABS([.G37]-[.H37])/MAX(ABS([.G37]);ABS([.H37]));10)))" office:value-type="float" office:value="1.46078471787923" calcext:value-type="float">
            <text:p>1.46</text:p>
          </table:table-cell>
          <table:table-cell table:formula="of:=IF(OR(ISTEXT([.H37]);ISTEXT([.I37]));&quot;&quot;;IF([.H37]=[.I37];&quot;equal&quot;;-LOG(ABS([.H37]-[.I37])/MAX(ABS([.H37]);ABS([.I37]));10)))" office:value-type="float" office:value="0.163901177837558" calcext:value-type="float">
            <text:p>0.16</text:p>
          </table:table-cell>
          <table:table-cell table:formula="of:=IF(OR(ISTEXT([.G37]);ISTEXT([.J37]));&quot;&quot;;IF([.G37]=[.J37];&quot;equal&quot;;-LOG(ABS([.G37]-[.J37])/MAX(ABS([.G37]);ABS([.J3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g_K,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2" calcext:value-type="float">
            <text:p>2.00E-09</text:p>
          </table:table-cell>
          <table:table-cell table:formula="of:=IF(OR(ISTEXT([.G38]);ISTEXT([.H38]));&quot;&quot;;IF([.G38]=[.H38];&quot;equal&quot;;-LOG(ABS([.G38]-[.H38])/MAX(ABS([.G38]);ABS([.H38]));10)))" office:value-type="string" office:string-value="equal" calcext:value-type="string">
            <text:p>equal</text:p>
          </table:table-cell>
          <table:table-cell table:formula="of:=IF(OR(ISTEXT([.H38]);ISTEXT([.I38]));&quot;&quot;;IF([.H38]=[.I38];&quot;equal&quot;;-LOG(ABS([.H38]-[.I38])/MAX(ABS([.H38]);ABS([.I38]));10)))" office:value-type="string" office:string-value="equal" calcext:value-type="string">
            <text:p>equal</text:p>
          </table:table-cell>
          <table:table-cell table:formula="of:=IF(OR(ISTEXT([.G38]);ISTEXT([.J38]));&quot;&quot;;IF([.G38]=[.J38];&quot;equal&quot;;-LOG(ABS([.G38]-[.J38])/MAX(ABS([.G38]);ABS([.J38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_a,slow (init)</text:p>
          </table:table-cell>
          <table:table-cell office:value-type="string" calcext:value-type="string">
            <text:p>slow_act_kr (init)</text:p>
          </table:table-cell>
          <table:table-cell office:value-type="string" calcext:value-type="string">
            <text:p>pas.init</text:p>
          </table:table-cell>
          <table:table-cell office:value-type="string" calcext:value-type="string">
            <text:p>act_slow.n.start</text:p>
          </table:table-cell>
          <table:table-cell office:value-type="string" calcext:value-type="string">
            <text:p>1</text:p>
          </table:table-cell>
          <table:table-cell table:style-name="ce6" office:value-type="float" office:value="0.07024" calcext:value-type="float">
            <text:p>0.07024</text:p>
          </table:table-cell>
          <table:table-cell table:style-name="ce6" office:value-type="float" office:value="0.067693" calcext:value-type="float">
            <text:p>0.067693</text:p>
          </table:table-cell>
          <table:table-cell table:style-name="ce6" office:value-type="float" office:value="0.00539772" calcext:value-type="float">
            <text:p>0.00539772</text:p>
          </table:table-cell>
          <table:table-cell table:style-name="ce6" office:value-type="float" office:value="0.07024" calcext:value-type="float">
            <text:p>0.07024</text:p>
          </table:table-cell>
          <table:table-cell table:formula="of:=IF(OR(ISTEXT([.G39]);ISTEXT([.H39]));&quot;&quot;;IF([.G39]=[.H39];&quot;equal&quot;;-LOG(ABS([.G39]-[.H39])/MAX(ABS([.G39]);ABS([.H39]));10)))" office:value-type="float" office:value="1.44055555793443" calcext:value-type="float">
            <text:p>1.44</text:p>
          </table:table-cell>
          <table:table-cell table:formula="of:=IF(OR(ISTEXT([.H39]);ISTEXT([.I39]));&quot;&quot;;IF([.H39]=[.I39];&quot;equal&quot;;-LOG(ABS([.H39]-[.I39])/MAX(ABS([.H39]);ABS([.I39]));10)))" office:value-type="float" office:value="0.0360886192655803" calcext:value-type="float">
            <text:p>0.04</text:p>
          </table:table-cell>
          <table:table-cell table:formula="of:=IF(OR(ISTEXT([.G39]);ISTEXT([.J39]));&quot;&quot;;IF([.G39]=[.J39];&quot;equal&quot;;-LOG(ABS([.G39]-[.J39])/MAX(ABS([.G39]);ABS([.J39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_a,fast (init)</text:p>
          </table:table-cell>
          <table:table-cell office:value-type="string" calcext:value-type="string">
            <text:p>fast_act_kr (init)</text:p>
          </table:table-cell>
          <table:table-cell office:value-type="string" calcext:value-type="string">
            <text:p>paf.init</text:p>
          </table:table-cell>
          <table:table-cell office:value-type="string" calcext:value-type="string">
            <text:p>act_fast.n.start</text:p>
          </table:table-cell>
          <table:table-cell office:value-type="string" calcext:value-type="string">
            <text:p>1</text:p>
          </table:table-cell>
          <table:table-cell table:style-name="ce6" office:value-type="float" office:value="0.09949" calcext:value-type="float">
            <text:p>0.09949</text:p>
          </table:table-cell>
          <table:table-cell table:style-name="ce6" office:value-type="float" office:value="0.093329" calcext:value-type="float">
            <text:p>0.093329</text:p>
          </table:table-cell>
          <table:table-cell table:style-name="ce6" office:value-type="float" office:value="0.00141763" calcext:value-type="float">
            <text:p>0.00141763</text:p>
          </table:table-cell>
          <table:table-cell table:style-name="ce6" office:value-type="float" office:value="0.09949" calcext:value-type="float">
            <text:p>0.09949</text:p>
          </table:table-cell>
          <table:table-cell table:formula="of:=IF(OR(ISTEXT([.G40]);ISTEXT([.H40]));&quot;&quot;;IF([.G40]=[.H40];&quot;equal&quot;;-LOG(ABS([.G40]-[.H40])/MAX(ABS([.G40]);ABS([.H40]));10)))" office:value-type="float" office:value="1.20812822207219" calcext:value-type="float">
            <text:p>1.21</text:p>
          </table:table-cell>
          <table:table-cell table:formula="of:=IF(OR(ISTEXT([.H40]);ISTEXT([.I40]));&quot;&quot;;IF([.H40]=[.I40];&quot;equal&quot;;-LOG(ABS([.H40]-[.I40])/MAX(ABS([.H40]);ABS([.I40]));10)))" office:value-type="float" office:value="0.00664737288247179" calcext:value-type="float">
            <text:p>0.01</text:p>
          </table:table-cell>
          <table:table-cell table:formula="of:=IF(OR(ISTEXT([.G40]);ISTEXT([.J40]));&quot;&quot;;IF([.G40]=[.J40];&quot;equal&quot;;-LOG(ABS([.G40]-[.J40])/MAX(ABS([.G40]);ABS([.J40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_i (init)</text:p>
          </table:table-cell>
          <table:table-cell office:value-type="string" calcext:value-type="string">
            <text:p>inact_kr (init)</text:p>
          </table:table-cell>
          <table:table-cell office:value-type="string" calcext:value-type="string">
            <text:p>pik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table:style-name="ce6" office:value-type="float" office:value="0.9853" calcext:value-type="float">
            <text:p>0.9853</text:p>
          </table:table-cell>
          <table:table-cell table:style-name="ce6" office:value-type="float" office:value="0.98537" calcext:value-type="float">
            <text:p>0.98537</text:p>
          </table:table-cell>
          <table:table-cell table:style-name="ce6" office:value-type="float" office:value="0.986382" calcext:value-type="float">
            <text:p>0.986382</text:p>
          </table:table-cell>
          <table:table-cell table:style-name="ce6" office:value-type="float" office:value="0.9853" calcext:value-type="float">
            <text:p>0.9853</text:p>
          </table:table-cell>
          <table:table-cell table:formula="of:=IF(OR(ISTEXT([.G41]);ISTEXT([.H41]));&quot;&quot;;IF([.G41]=[.H41];&quot;equal&quot;;-LOG(ABS([.G41]-[.H41])/MAX(ABS([.G41]);ABS([.H41]));10)))" office:value-type="float" office:value="4.14850129584946" calcext:value-type="float">
            <text:p>4.15</text:p>
          </table:table-cell>
          <table:table-cell table:formula="of:=IF(OR(ISTEXT([.H41]);ISTEXT([.I41]));&quot;&quot;;IF([.H41]=[.I41];&quot;equal&quot;;-LOG(ABS([.H41]-[.I41])/MAX(ABS([.H41]);ABS([.I41]));10)))" office:value-type="float" office:value="2.98886462592984" calcext:value-type="float">
            <text:p>2.99</text:p>
          </table:table-cell>
          <table:table-cell table:formula="of:=IF(OR(ISTEXT([.G41]);ISTEXT([.J41]));&quot;&quot;;IF([.G41]=[.J41];&quot;equal&quot;;-LOG(ABS([.G41]-[.J41])/MAX(ABS([.G41]);ABS([.J41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f</text:p>
          </table:table-cell>
          <table:table-cell table:number-columns-repeated="4" office:value-type="string" calcext:value-type="string">
            <text:p>g_f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OR(ISTEXT([.G42]);ISTEXT([.H42]));&quot;&quot;;IF([.G42]=[.H42];&quot;equal&quot;;-LOG(ABS([.G42]-[.H42])/MAX(ABS([.G42]);ABS([.H42]));10)))" office:value-type="string" office:string-value="equal" calcext:value-type="string">
            <text:p>equal</text:p>
          </table:table-cell>
          <table:table-cell table:formula="of:=IF(OR(ISTEXT([.H42]);ISTEXT([.I42]));&quot;&quot;;IF([.H42]=[.I42];&quot;equal&quot;;-LOG(ABS([.H42]-[.I42])/MAX(ABS([.H42]);ABS([.I42]));10)))" office:value-type="string" office:string-value="equal" calcext:value-type="string">
            <text:p>equal</text:p>
          </table:table-cell>
          <table:table-cell table:formula="of:=IF(OR(ISTEXT([.G42]);ISTEXT([.J42]));&quot;&quot;;IF([.G42]=[.J42];&quot;equal&quot;;-LOG(ABS([.G42]-[.J42])/MAX(ABS([.G42]);ABS([.J42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y (init)</text:p>
          </table:table-cell>
          <table:table-cell office:value-type="string" calcext:value-type="string">
            <text:p>act_f</text:p>
          </table:table-cell>
          <table:table-cell office:value-type="string" calcext:value-type="string">
            <text:p>y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6" office:value-type="float" office:value="0.195841" calcext:value-type="float">
            <text:p>0.195841</text:p>
          </table:table-cell>
          <table:table-cell office:value-type="string" calcext:value-type="string">
            <text:p>-</text:p>
          </table:table-cell>
          <table:table-cell table:formula="of:=IF(OR(ISTEXT([.G43]);ISTEXT([.H43]));&quot;&quot;;IF([.G43]=[.H43];&quot;equal&quot;;-LOG(ABS([.G43]-[.H43])/MAX(ABS([.G43]);ABS([.H43]));10)))">
            <text:p/>
          </table:table-cell>
          <table:table-cell table:formula="of:=IF(OR(ISTEXT([.H43]);ISTEXT([.I43]));&quot;&quot;;IF([.H43]=[.I43];&quot;equal&quot;;-LOG(ABS([.H43]-[.I43])/MAX(ABS([.H43]);ABS([.I43]));10)))">
            <text:p/>
          </table:table-cell>
          <table:table-cell table:formula="of:=IF(OR(ISTEXT([.G43]);ISTEXT([.J43]));&quot;&quot;;IF([.G43]=[.J43];&quot;equal&quot;;-LOG(ABS([.G43]-[.J43])/MAX(ABS([.G43]);ABS([.J43]));10)))">
            <text:p/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style-name="ce1" office:value-type="string" calcext:value-type="string">
            <text:p>-</text:p>
          </table:table-cell>
          <table:table-cell office:value-type="float" office:value="-0.03" calcext:value-type="float">
            <text:p>-0.03</text:p>
          </table:table-cell>
          <table:table-cell table:style-name="ce1" office:value-type="float" office:value="-0.03" calcext:value-type="float">
            <text:p>-3.00E-02</text:p>
          </table:table-cell>
          <table:table-cell office:value-type="string" calcext:value-type="string">
            <text:p>-</text:p>
          </table:table-cell>
          <table:table-cell table:formula="of:=IF(OR(ISTEXT([.G44]);ISTEXT([.H44]));&quot;&quot;;IF([.G44]=[.H44];&quot;equal&quot;;-LOG(ABS([.G44]-[.H44])/MAX(ABS([.G44]);ABS([.H44]));10)))">
            <text:p/>
          </table:table-cell>
          <table:table-cell table:formula="of:=IF(OR(ISTEXT([.H44]);ISTEXT([.I44]));&quot;&quot;;IF([.H44]=[.I44];&quot;equal&quot;;-LOG(ABS([.H44]-[.I44])/MAX(ABS([.H44]);ABS([.I44]));10)))" office:value-type="string" office:string-value="equal" calcext:value-type="string">
            <text:p>equal</text:p>
          </table:table-cell>
          <table:table-cell table:formula="of:=IF(OR(ISTEXT([.G44]);ISTEXT([.J44]));&quot;&quot;;IF([.G44]=[.J44];&quot;equal&quot;;-LOG(ABS([.G44]-[.J44])/MAX(ABS([.G44]);ABS([.J44]));10)))">
            <text:p/>
          </table:table-cell>
          <table:table-cell office:value-type="string" calcext:value-type="string">
            <text:p>Inada2009,S7</text:p>
          </table:table-cell>
          <table:table-cell office:value-type="string" calcext:value-type="string">
            <text:p>inlined in Cell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st</text:p>
          </table:table-cell>
          <table:table-cell table:number-columns-repeated="4" office:value-type="string" calcext:value-type="string">
            <text:p>g_st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OR(ISTEXT([.G45]);ISTEXT([.H45]));&quot;&quot;;IF([.G45]=[.H45];&quot;equal&quot;;-LOG(ABS([.G45]-[.H45])/MAX(ABS([.G45]);ABS([.H45]));10)))" office:value-type="string" office:string-value="equal" calcext:value-type="string">
            <text:p>equal</text:p>
          </table:table-cell>
          <table:table-cell table:formula="of:=IF(OR(ISTEXT([.H45]);ISTEXT([.I45]));&quot;&quot;;IF([.H45]=[.I45];&quot;equal&quot;;-LOG(ABS([.H45]-[.I45])/MAX(ABS([.H45]);ABS([.I45]));10)))" office:value-type="string" office:string-value="equal" calcext:value-type="string">
            <text:p>equal</text:p>
          </table:table-cell>
          <table:table-cell table:formula="of:=IF(OR(ISTEXT([.G45]);ISTEXT([.J45]));&quot;&quot;;IF([.G45]=[.J45];&quot;equal&quot;;-LOG(ABS([.G45]-[.J45])/MAX(ABS([.G45]);ABS([.J45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st</text:p>
          </table:table-cell>
          <table:table-cell office:value-type="string" calcext:value-type="string">
            <text:p>rev_st</text:p>
          </table:table-cell>
          <table:table-cell table:number-columns-repeated="2" office:value-type="string" calcext:value-type="string">
            <text:p>E_st</text:p>
          </table:table-cell>
          <table:table-cell office:value-type="string" calcext:value-type="string">
            <text:p>V</text:p>
          </table:table-cell>
          <table:table-cell table:style-name="ce1" office:value-type="float" office:value="0.0374" calcext:value-type="float">
            <text:p>3.74E-02</text:p>
          </table:table-cell>
          <table:table-cell table:number-columns-repeated="2" table:style-name="ce1" office:value-type="float" office:value="-0.0374" calcext:value-type="float">
            <text:p>-3.74E-02</text:p>
          </table:table-cell>
          <table:table-cell office:value-type="string" calcext:value-type="string">
            <text:p>-</text:p>
          </table:table-cell>
          <table:table-cell table:formula="of:=IF(OR(ISTEXT([.G46]);ISTEXT([.H46]));&quot;&quot;;IF([.G46]=[.H46];&quot;equal&quot;;-LOG(ABS([.G46]-[.H46])/MAX(ABS([.G46]);ABS([.H46]));10)))" office:value-type="float" office:value="-0.301029995663981" calcext:value-type="float">
            <text:p>-0.30</text:p>
          </table:table-cell>
          <table:table-cell table:formula="of:=IF(OR(ISTEXT([.H46]);ISTEXT([.I46]));&quot;&quot;;IF([.H46]=[.I46];&quot;equal&quot;;-LOG(ABS([.H46]-[.I46])/MAX(ABS([.H46]);ABS([.I46]));10)))" office:value-type="string" office:string-value="equal" calcext:value-type="string">
            <text:p>equal</text:p>
          </table:table-cell>
          <table:table-cell table:formula="of:=IF(OR(ISTEXT([.G46]);ISTEXT([.J46]));&quot;&quot;;IF([.G46]=[.J46];&quot;equal&quot;;-LOG(ABS([.G46]-[.J46])/MAX(ABS([.G46]);ABS([.J46]));10)))">
            <text:p/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paper has wrong sig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_a (init)</text:p>
          </table:table-cell>
          <table:table-cell office:value-type="string" calcext:value-type="string">
            <text:p>act_st</text:p>
          </table:table-cell>
          <table:table-cell office:value-type="string" calcext:value-type="string">
            <text:p>qa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6" office:value-type="float" office:value="0.0910882" calcext:value-type="float">
            <text:p>0.0910882</text:p>
          </table:table-cell>
          <table:table-cell office:value-type="string" calcext:value-type="string">
            <text:p>-</text:p>
          </table:table-cell>
          <table:table-cell table:formula="of:=IF(OR(ISTEXT([.G47]);ISTEXT([.H47]));&quot;&quot;;IF([.G47]=[.H47];&quot;equal&quot;;-LOG(ABS([.G47]-[.H47])/MAX(ABS([.G47]);ABS([.H47]));10)))">
            <text:p/>
          </table:table-cell>
          <table:table-cell table:formula="of:=IF(OR(ISTEXT([.H47]);ISTEXT([.I47]));&quot;&quot;;IF([.H47]=[.I47];&quot;equal&quot;;-LOG(ABS([.H47]-[.I47])/MAX(ABS([.H47]);ABS([.I47]));10)))">
            <text:p/>
          </table:table-cell>
          <table:table-cell table:formula="of:=IF(OR(ISTEXT([.G47]);ISTEXT([.J47]));&quot;&quot;;IF([.G47]=[.J47];&quot;equal&quot;;-LOG(ABS([.G47]-[.J47])/MAX(ABS([.G47]);ABS([.J47]));10)))">
            <text:p/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_i (init)</text:p>
          </table:table-cell>
          <table:table-cell office:value-type="string" calcext:value-type="string">
            <text:p>inact_st</text:p>
          </table:table-cell>
          <table:table-cell office:value-type="string" calcext:value-type="string">
            <text:p>qi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6" office:value-type="float" office:value="0.890389" calcext:value-type="float">
            <text:p>0.890389</text:p>
          </table:table-cell>
          <table:table-cell office:value-type="string" calcext:value-type="string">
            <text:p>-</text:p>
          </table:table-cell>
          <table:table-cell table:formula="of:=IF(OR(ISTEXT([.G48]);ISTEXT([.H48]));&quot;&quot;;IF([.G48]=[.H48];&quot;equal&quot;;-LOG(ABS([.G48]-[.H48])/MAX(ABS([.G48]);ABS([.H48]));10)))">
            <text:p/>
          </table:table-cell>
          <table:table-cell table:formula="of:=IF(OR(ISTEXT([.H48]);ISTEXT([.I48]));&quot;&quot;;IF([.H48]=[.I48];&quot;equal&quot;;-LOG(ABS([.H48]-[.I48])/MAX(ABS([.H48]);ABS([.I48]));10)))">
            <text:p/>
          </table:table-cell>
          <table:table-cell table:formula="of:=IF(OR(ISTEXT([.G48]);ISTEXT([.J48]));&quot;&quot;;IF([.G48]=[.J48];&quot;equal&quot;;-LOG(ABS([.G48]-[.J48])/MAX(ABS([.G48]);ABS([.J48]));10)))">
            <text:p/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K,1</text:p>
          </table:table-cell>
          <table:table-cell office:value-type="string" calcext:value-type="string">
            <text:p>g_K,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15" calcext:value-type="float">
            <text:p>1.50E-08</text:p>
          </table:table-cell>
          <table:table-cell table:formula="of:=IF(OR(ISTEXT([.G49]);ISTEXT([.H49]));&quot;&quot;;IF([.G49]=[.H49];&quot;equal&quot;;-LOG(ABS([.G49]-[.H49])/MAX(ABS([.G49]);ABS([.H49]));10)))" office:value-type="string" office:string-value="equal" calcext:value-type="string">
            <text:p>equal</text:p>
          </table:table-cell>
          <table:table-cell table:formula="of:=IF(OR(ISTEXT([.H49]);ISTEXT([.I49]));&quot;&quot;;IF([.H49]=[.I49];&quot;equal&quot;;-LOG(ABS([.H49]-[.I49])/MAX(ABS([.H49]);ABS([.I49]));10)))" office:value-type="string" office:string-value="equal" calcext:value-type="string">
            <text:p>equal</text:p>
          </table:table-cell>
          <table:table-cell table:formula="of:=IF(OR(ISTEXT([.G49]);ISTEXT([.J49]));&quot;&quot;;IF([.G49]=[.J49];&quot;equal&quot;;-LOG(ABS([.G49]-[.J49])/MAX(ABS([.G49]);ABS([.J49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b</text:p>
          </table:table-cell>
          <table:table-cell table:number-columns-repeated="3" office:value-type="string" calcext:value-type="string">
            <text:p>g_b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2" calcext:value-type="float">
            <text:p>2.00E-09</text:p>
          </table:table-cell>
          <table:table-cell table:formula="of:=IF(OR(ISTEXT([.G50]);ISTEXT([.H50]));&quot;&quot;;IF([.G50]=[.H50];&quot;equal&quot;;-LOG(ABS([.G50]-[.H50])/MAX(ABS([.G50]);ABS([.H50]));10)))" office:value-type="string" office:string-value="equal" calcext:value-type="string">
            <text:p>equal</text:p>
          </table:table-cell>
          <table:table-cell table:formula="of:=IF(OR(ISTEXT([.H50]);ISTEXT([.I50]));&quot;&quot;;IF([.H50]=[.I50];&quot;equal&quot;;-LOG(ABS([.H50]-[.I50])/MAX(ABS([.H50]);ABS([.I50]));10)))" office:value-type="string" office:string-value="equal" calcext:value-type="string">
            <text:p>equal</text:p>
          </table:table-cell>
          <table:table-cell table:formula="of:=IF(OR(ISTEXT([.G50]);ISTEXT([.J50]));&quot;&quot;;IF([.G50]=[.J50];&quot;equal&quot;;-LOG(ABS([.G50]-[.J50])/MAX(ABS([.G50]);ABS([.J50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b</text:p>
          </table:table-cell>
          <table:table-cell office:value-type="string" calcext:value-type="string">
            <text:p>rev_b</text:p>
          </table:table-cell>
          <table:table-cell office:value-type="string" calcext:value-type="string">
            <text:p>E_b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number-columns-repeated="4" table:style-name="ce5" office:value-type="float" office:value="-0.04" calcext:value-type="float">
            <text:p>-4.00E-02</text:p>
          </table:table-cell>
          <table:table-cell table:formula="of:=IF(OR(ISTEXT([.G51]);ISTEXT([.H51]));&quot;&quot;;IF([.G51]=[.H51];&quot;equal&quot;;-LOG(ABS([.G51]-[.H51])/MAX(ABS([.G51]);ABS([.H51]));10)))" office:value-type="string" office:string-value="equal" calcext:value-type="string">
            <text:p>equal</text:p>
          </table:table-cell>
          <table:table-cell table:formula="of:=IF(OR(ISTEXT([.H51]);ISTEXT([.I51]));&quot;&quot;;IF([.H51]=[.I51];&quot;equal&quot;;-LOG(ABS([.H51]-[.I51])/MAX(ABS([.H51]);ABS([.I51]));10)))" office:value-type="string" office:string-value="equal" calcext:value-type="string">
            <text:p>equal</text:p>
          </table:table-cell>
          <table:table-cell table:formula="of:=IF(OR(ISTEXT([.G51]);ISTEXT([.J51]));&quot;&quot;;IF([.G51]=[.J51];&quot;equal&quot;;-LOG(ABS([.G51]-[.J51])/MAX(ABS([.G51]);ABS([.J51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p</text:p>
          </table:table-cell>
          <table:table-cell office:value-type="string" calcext:value-type="string">
            <text:p>I_p,max</text:p>
          </table:table-cell>
          <table:table-cell office:value-type="string" calcext:value-type="string">
            <text:p>p_max</text:p>
          </table:table-cell>
          <table:table-cell office:value-type="string" calcext:value-type="string">
            <text:p>I_p</text:p>
          </table:table-cell>
          <table:table-cell office:value-type="string" calcext:value-type="string">
            <text:p>i_max</text:p>
          </table:table-cell>
          <table:table-cell office:value-type="string" calcext:value-type="string">
            <text:p>A</text:p>
          </table:table-cell>
          <table:table-cell table:style-name="ce5" office:value-type="float" office:value="0.000000000197" calcext:value-type="float">
            <text:p>1.97E-10</text:p>
          </table:table-cell>
          <table:table-cell table:style-name="ce6" table:formula="of:=0.0000000000984 * 2" office:value-type="float" office:value="0.0000000001968" calcext:value-type="float">
            <text:p>1.968E-10</text:p>
          </table:table-cell>
          <table:table-cell table:style-name="ce5" office:value-type="float" office:value="0.0000000001968" calcext:value-type="float">
            <text:p>1.97E-10</text:p>
          </table:table-cell>
          <table:table-cell table:style-name="ce5" office:value-type="float" office:value="0.000000000197" calcext:value-type="float">
            <text:p>1.97E-10</text:p>
          </table:table-cell>
          <table:table-cell table:formula="of:=IF(OR(ISTEXT([.G52]);ISTEXT([.H52]));&quot;&quot;;IF([.G52]=[.H52];&quot;equal&quot;;-LOG(ABS([.G52]-[.H52])/MAX(ABS([.G52]);ABS([.H52]));10)))" office:value-type="float" office:value="2.99343623049759" calcext:value-type="float">
            <text:p>2.99</text:p>
          </table:table-cell>
          <table:table-cell table:formula="of:=IF(OR(ISTEXT([.H52]);ISTEXT([.I52]));&quot;&quot;;IF([.H52]=[.I52];&quot;equal&quot;;-LOG(ABS([.H52]-[.I52])/MAX(ABS([.H52]);ABS([.I52]));10)))" office:value-type="string" office:string-value="equal" calcext:value-type="string">
            <text:p>equal</text:p>
          </table:table-cell>
          <table:table-cell table:formula="of:=IF(OR(ISTEXT([.G52]);ISTEXT([.J52]));&quot;&quot;;IF([.G52]=[.J52];&quot;equal&quot;;-LOG(ABS([.G52]-[.J52])/MAX(ABS([.G52]);ABS([.J52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m,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Na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5.64" calcext:value-type="float">
            <text:p>5.64E+00</text:p>
          </table:table-cell>
          <table:table-cell table:style-name="ce24" table:formula="of:=IF(OR(ISTEXT([.G53]);ISTEXT([.H53]));&quot;&quot;;IF([.G53]=[.H53];&quot;equal&quot;;-LOG(ABS([.G53]-[.H53])/MAX(ABS([.G53]);ABS([.H53]));10)))" office:value-type="string" office:string-value="equal" calcext:value-type="string">
            <text:p>equal</text:p>
          </table:table-cell>
          <table:table-cell table:style-name="ce24" table:formula="of:=IF(OR(ISTEXT([.H53]);ISTEXT([.I53]));&quot;&quot;;IF([.H53]=[.I53];&quot;equal&quot;;-LOG(ABS([.H53]-[.I53])/MAX(ABS([.H53]);ABS([.I53]));10)))" office:value-type="string" office:string-value="equal" calcext:value-type="string">
            <text:p>equal</text:p>
          </table:table-cell>
          <table:table-cell table:style-name="ce24" table:formula="of:=IF(OR(ISTEXT([.G53]);ISTEXT([.J53]));&quot;&quot;;IF([.G53]=[.J53];&quot;equal&quot;;-LOG(ABS([.G53]-[.J53])/MAX(ABS([.G53]);ABS([.J53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office:value-type="string" calcext:value-type="string">
            <text:p>Demir1994 gives 5.46, but Zhang2000 gives 5.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m,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K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0.621" calcext:value-type="float">
            <text:p>6.21E-01</text:p>
          </table:table-cell>
          <table:table-cell table:style-name="ce24" table:formula="of:=IF(OR(ISTEXT([.G54]);ISTEXT([.H54]));&quot;&quot;;IF([.G54]=[.H54];&quot;equal&quot;;-LOG(ABS([.G54]-[.H54])/MAX(ABS([.G54]);ABS([.H54]));10)))" office:value-type="string" office:string-value="equal" calcext:value-type="string">
            <text:p>equal</text:p>
          </table:table-cell>
          <table:table-cell table:style-name="ce24" table:formula="of:=IF(OR(ISTEXT([.H54]);ISTEXT([.I54]));&quot;&quot;;IF([.H54]=[.I54];&quot;equal&quot;;-LOG(ABS([.H54]-[.I54])/MAX(ABS([.H54]);ABS([.I54]));10)))" office:value-type="string" office:string-value="equal" calcext:value-type="string">
            <text:p>equal</text:p>
          </table:table-cell>
          <table:table-cell table:style-name="ce24" table:formula="of:=IF(OR(ISTEXT([.G54]);ISTEXT([.J54]));&quot;&quot;;IF([.G54]=[.J54];&quot;equal&quot;;-LOG(ABS([.G54]-[.J54])/MAX(ABS([.G54]);ABS([.J54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A</text:p>
          </table:table-cell>
          <table:table-cell table:style-name="ce1" office:value-type="float" office:value="0.00000000592" calcext:value-type="float">
            <text:p>5.92E-09</text:p>
          </table:table-cell>
          <table:table-cell table:formula="of:=0.0000000011832 * 5" office:value-type="float" office:value="0.000000005916" calcext:value-type="float">
            <text:p>5.916E-09</text:p>
          </table:table-cell>
          <table:table-cell table:style-name="ce1" office:value-type="float" office:value="0.000000005916" calcext:value-type="float">
            <text:p>5.92E-09</text:p>
          </table:table-cell>
          <table:table-cell table:style-name="ce1" office:value-type="float" office:value="0.00000000592" calcext:value-type="float">
            <text:p>5.92E-09</text:p>
          </table:table-cell>
          <table:table-cell table:formula="of:=IF(OR(ISTEXT([.G55]);ISTEXT([.H55]));&quot;&quot;;IF([.G55]=[.H55];&quot;equal&quot;;-LOG(ABS([.G55]-[.H55])/MAX(ABS([.G55]);ABS([.H55]));10)))" office:value-type="float" office:value="3.170261715395" calcext:value-type="float">
            <text:p>3.17</text:p>
          </table:table-cell>
          <table:table-cell table:formula="of:=IF(OR(ISTEXT([.H55]);ISTEXT([.I55]));&quot;&quot;;IF([.H55]=[.I55];&quot;equal&quot;;-LOG(ABS([.H55]-[.I55])/MAX(ABS([.H55]);ABS([.I55]));10)))" office:value-type="string" office:string-value="equal" calcext:value-type="string">
            <text:p>equal</text:p>
          </table:table-cell>
          <table:table-cell table:formula="of:=IF(OR(ISTEXT([.G55]);ISTEXT([.J55]));&quot;&quot;;IF([.G55]=[.J55];&quot;equal&quot;;-LOG(ABS([.G55]-[.J55])/MAX(ABS([.G55]);ABS([.J5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i</text:p>
          </table:table-cell>
          <table:table-cell office:value-type="string" calcext:value-type="string">
            <text:p>q_ci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1369" calcext:value-type="float">
            <text:p>0.1369</text:p>
          </table:table-cell>
          <table:table-cell table:formula="of:=IF(OR(ISTEXT([.G56]);ISTEXT([.H56]));&quot;&quot;;IF([.G56]=[.H56];&quot;equal&quot;;-LOG(ABS([.G56]-[.H56])/MAX(ABS([.G56]);ABS([.H56]));10)))" office:value-type="string" office:string-value="equal" calcext:value-type="string">
            <text:p>equal</text:p>
          </table:table-cell>
          <table:table-cell table:formula="of:=IF(OR(ISTEXT([.H56]);ISTEXT([.I56]));&quot;&quot;;IF([.H56]=[.I56];&quot;equal&quot;;-LOG(ABS([.H56]-[.I56])/MAX(ABS([.H56]);ABS([.I56]));10)))" office:value-type="string" office:string-value="equal" calcext:value-type="string">
            <text:p>equal</text:p>
          </table:table-cell>
          <table:table-cell table:formula="of:=IF(OR(ISTEXT([.G56]);ISTEXT([.J56]));&quot;&quot;;IF([.G56]=[.J56];&quot;equal&quot;;-LOG(ABS([.G56]-[.J56])/MAX(ABS([.G56]);ABS([.J56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n</text:p>
          </table:table-cell>
          <table:table-cell office:value-type="string" calcext:value-type="string">
            <text:p>q_n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4315" calcext:value-type="float">
            <text:p>0.4315</text:p>
          </table:table-cell>
          <table:table-cell table:formula="of:=IF(OR(ISTEXT([.G57]);ISTEXT([.H57]));&quot;&quot;;IF([.G57]=[.H57];&quot;equal&quot;;-LOG(ABS([.G57]-[.H57])/MAX(ABS([.G57]);ABS([.H57]));10)))" office:value-type="string" office:string-value="equal" calcext:value-type="string">
            <text:p>equal</text:p>
          </table:table-cell>
          <table:table-cell table:formula="of:=IF(OR(ISTEXT([.H57]);ISTEXT([.I57]));&quot;&quot;;IF([.H57]=[.I57];&quot;equal&quot;;-LOG(ABS([.H57]-[.I57])/MAX(ABS([.H57]);ABS([.I57]));10)))" office:value-type="string" office:string-value="equal" calcext:value-type="string">
            <text:p>equal</text:p>
          </table:table-cell>
          <table:table-cell table:formula="of:=IF(OR(ISTEXT([.G57]);ISTEXT([.J57]));&quot;&quot;;IF([.G57]=[.J57];&quot;equal&quot;;-LOG(ABS([.G57]-[.J57])/MAX(ABS([.G57]);ABS([.J57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o</text:p>
          </table:table-cell>
          <table:table-cell office:value-type="string" calcext:value-type="string">
            <text:p>q_co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OR(ISTEXT([.G58]);ISTEXT([.H58]));&quot;&quot;;IF([.G58]=[.H58];&quot;equal&quot;;-LOG(ABS([.G58]-[.H58])/MAX(ABS([.G58]);ABS([.H58]));10)))" office:value-type="string" office:string-value="equal" calcext:value-type="string">
            <text:p>equal</text:p>
          </table:table-cell>
          <table:table-cell table:formula="of:=IF(OR(ISTEXT([.H58]);ISTEXT([.I58]));&quot;&quot;;IF([.H58]=[.I58];&quot;equal&quot;;-LOG(ABS([.H58]-[.I58])/MAX(ABS([.H58]);ABS([.I58]));10)))" office:value-type="string" office:string-value="equal" calcext:value-type="string">
            <text:p>equal</text:p>
          </table:table-cell>
          <table:table-cell table:formula="of:=IF(OR(ISTEXT([.G58]);ISTEXT([.J58]));&quot;&quot;;IF([.G58]=[.J58];&quot;equal&quot;;-LOG(ABS([.G58]-[.J58])/MAX(ABS([.G58]);ABS([.J58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i</text:p>
          </table:table-cell>
          <table:table-cell office:value-type="string" calcext:value-type="string">
            <text:p>k_c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207" calcext:value-type="float">
            <text:p>0.0207</text:p>
          </table:table-cell>
          <table:table-cell table:formula="of:=IF(OR(ISTEXT([.G59]);ISTEXT([.H59]));&quot;&quot;;IF([.G59]=[.H59];&quot;equal&quot;;-LOG(ABS([.G59]-[.H59])/MAX(ABS([.G59]);ABS([.H59]));10)))" office:value-type="string" office:string-value="equal" calcext:value-type="string">
            <text:p>equal</text:p>
          </table:table-cell>
          <table:table-cell table:formula="of:=IF(OR(ISTEXT([.H59]);ISTEXT([.I59]));&quot;&quot;;IF([.H59]=[.I59];&quot;equal&quot;;-LOG(ABS([.H59]-[.I59])/MAX(ABS([.H59]);ABS([.I59]));10)))" office:value-type="string" office:string-value="equal" calcext:value-type="string">
            <text:p>equal</text:p>
          </table:table-cell>
          <table:table-cell table:formula="of:=IF(OR(ISTEXT([.G59]);ISTEXT([.J59]));&quot;&quot;;IF([.G59]=[.J59];&quot;equal&quot;;-LOG(ABS([.G59]-[.J59])/MAX(ABS([.G59]);ABS([.J59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i</text:p>
          </table:table-cell>
          <table:table-cell office:value-type="string" calcext:value-type="string">
            <text:p>k_1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95.3" calcext:value-type="float">
            <text:p>395.3</text:p>
          </table:table-cell>
          <table:table-cell table:formula="of:=IF(OR(ISTEXT([.G60]);ISTEXT([.H60]));&quot;&quot;;IF([.G60]=[.H60];&quot;equal&quot;;-LOG(ABS([.G60]-[.H60])/MAX(ABS([.G60]);ABS([.H60]));10)))" office:value-type="string" office:string-value="equal" calcext:value-type="string">
            <text:p>equal</text:p>
          </table:table-cell>
          <table:table-cell table:formula="of:=IF(OR(ISTEXT([.H60]);ISTEXT([.I60]));&quot;&quot;;IF([.H60]=[.I60];&quot;equal&quot;;-LOG(ABS([.H60]-[.I60])/MAX(ABS([.H60]);ABS([.I60]));10)))" office:value-type="string" office:string-value="equal" calcext:value-type="string">
            <text:p>equal</text:p>
          </table:table-cell>
          <table:table-cell table:formula="of:=IF(OR(ISTEXT([.G60]);ISTEXT([.J60]));&quot;&quot;;IF([.G60]=[.J60];&quot;equal&quot;;-LOG(ABS([.G60]-[.J60])/MAX(ABS([.G60]);ABS([.J60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i</text:p>
          </table:table-cell>
          <table:table-cell office:value-type="string" calcext:value-type="string">
            <text:p>k_2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289" calcext:value-type="float">
            <text:p>2.289</text:p>
          </table:table-cell>
          <table:table-cell table:formula="of:=IF(OR(ISTEXT([.G61]);ISTEXT([.H61]));&quot;&quot;;IF([.G61]=[.H61];&quot;equal&quot;;-LOG(ABS([.G61]-[.H61])/MAX(ABS([.G61]);ABS([.H61]));10)))" office:value-type="string" office:string-value="equal" calcext:value-type="string">
            <text:p>equal</text:p>
          </table:table-cell>
          <table:table-cell table:formula="of:=IF(OR(ISTEXT([.H61]);ISTEXT([.I61]));&quot;&quot;;IF([.H61]=[.I61];&quot;equal&quot;;-LOG(ABS([.H61]-[.I61])/MAX(ABS([.H61]);ABS([.I61]));10)))" office:value-type="string" office:string-value="equal" calcext:value-type="string">
            <text:p>equal</text:p>
          </table:table-cell>
          <table:table-cell table:formula="of:=IF(OR(ISTEXT([.G61]);ISTEXT([.J61]));&quot;&quot;;IF([.G61]=[.J61];&quot;equal&quot;;-LOG(ABS([.G61]-[.J61])/MAX(ABS([.G61]);ABS([.J61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i</text:p>
          </table:table-cell>
          <table:table-cell office:value-type="string" calcext:value-type="string">
            <text:p>k_3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62]);ISTEXT([.H62]));&quot;&quot;;IF([.G62]=[.H62];&quot;equal&quot;;-LOG(ABS([.G62]-[.H62])/MAX(ABS([.G62]);ABS([.H62]));10)))" office:value-type="string" office:string-value="equal" calcext:value-type="string">
            <text:p>equal</text:p>
          </table:table-cell>
          <table:table-cell table:formula="of:=IF(OR(ISTEXT([.H62]);ISTEXT([.I62]));&quot;&quot;;IF([.H62]=[.I62];&quot;equal&quot;;-LOG(ABS([.H62]-[.I62])/MAX(ABS([.H62]);ABS([.I62]));10)))" office:value-type="string" office:string-value="equal" calcext:value-type="string">
            <text:p>equal</text:p>
          </table:table-cell>
          <table:table-cell table:formula="of:=IF(OR(ISTEXT([.G62]);ISTEXT([.J62]));&quot;&quot;;IF([.G62]=[.J62];&quot;equal&quot;;-LOG(ABS([.G62]-[.J62])/MAX(ABS([.G62]);ABS([.J62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ni</text:p>
          </table:table-cell>
          <table:table-cell office:value-type="string" calcext:value-type="string">
            <text:p>k_c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63]);ISTEXT([.H63]));&quot;&quot;;IF([.G63]=[.H63];&quot;equal&quot;;-LOG(ABS([.G63]-[.H63])/MAX(ABS([.G63]);ABS([.H63]));10)))" office:value-type="string" office:string-value="equal" calcext:value-type="string">
            <text:p>equal</text:p>
          </table:table-cell>
          <table:table-cell table:formula="of:=IF(OR(ISTEXT([.H63]);ISTEXT([.I63]));&quot;&quot;;IF([.H63]=[.I63];&quot;equal&quot;;-LOG(ABS([.H63]-[.I63])/MAX(ABS([.H63]);ABS([.I63]));10)))" office:value-type="string" office:string-value="equal" calcext:value-type="string">
            <text:p>equal</text:p>
          </table:table-cell>
          <table:table-cell table:formula="of:=IF(OR(ISTEXT([.G63]);ISTEXT([.J63]));&quot;&quot;;IF([.G63]=[.J63];&quot;equal&quot;;-LOG(ABS([.G63]-[.J63])/MAX(ABS([.G63]);ABS([.J63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o</text:p>
          </table:table-cell>
          <table:table-cell office:value-type="string" calcext:value-type="string">
            <text:p>k_3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4.663" calcext:value-type="float">
            <text:p>4.663</text:p>
          </table:table-cell>
          <table:table-cell table:formula="of:=IF(OR(ISTEXT([.G64]);ISTEXT([.H64]));&quot;&quot;;IF([.G64]=[.H64];&quot;equal&quot;;-LOG(ABS([.G64]-[.H64])/MAX(ABS([.G64]);ABS([.H64]));10)))" office:value-type="string" office:string-value="equal" calcext:value-type="string">
            <text:p>equal</text:p>
          </table:table-cell>
          <table:table-cell table:formula="of:=IF(OR(ISTEXT([.H64]);ISTEXT([.I64]));&quot;&quot;;IF([.H64]=[.I64];&quot;equal&quot;;-LOG(ABS([.H64]-[.I64])/MAX(ABS([.H64]);ABS([.I64]));10)))" office:value-type="string" office:string-value="equal" calcext:value-type="string">
            <text:p>equal</text:p>
          </table:table-cell>
          <table:table-cell table:formula="of:=IF(OR(ISTEXT([.G64]);ISTEXT([.J64]));&quot;&quot;;IF([.G64]=[.J64];&quot;equal&quot;;-LOG(ABS([.G64]-[.J64])/MAX(ABS([.G64]);ABS([.J64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o</text:p>
          </table:table-cell>
          <table:table-cell office:value-type="string" calcext:value-type="string">
            <text:p>k_1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628" calcext:value-type="float">
            <text:p>1628</text:p>
          </table:table-cell>
          <table:table-cell table:formula="of:=IF(OR(ISTEXT([.G65]);ISTEXT([.H65]));&quot;&quot;;IF([.G65]=[.H65];&quot;equal&quot;;-LOG(ABS([.G65]-[.H65])/MAX(ABS([.G65]);ABS([.H65]));10)))" office:value-type="string" office:string-value="equal" calcext:value-type="string">
            <text:p>equal</text:p>
          </table:table-cell>
          <table:table-cell table:formula="of:=IF(OR(ISTEXT([.H65]);ISTEXT([.I65]));&quot;&quot;;IF([.H65]=[.I65];&quot;equal&quot;;-LOG(ABS([.H65]-[.I65])/MAX(ABS([.H65]);ABS([.I65]));10)))" office:value-type="string" office:string-value="equal" calcext:value-type="string">
            <text:p>equal</text:p>
          </table:table-cell>
          <table:table-cell table:formula="of:=IF(OR(ISTEXT([.G65]);ISTEXT([.J65]));&quot;&quot;;IF([.G65]=[.J65];&quot;equal&quot;;-LOG(ABS([.G65]-[.J65])/MAX(ABS([.G65]);ABS([.J65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o</text:p>
          </table:table-cell>
          <table:table-cell office:value-type="string" calcext:value-type="string">
            <text:p>k_2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61.4" calcext:value-type="float">
            <text:p>561.4</text:p>
          </table:table-cell>
          <table:table-cell table:formula="of:=IF(OR(ISTEXT([.G66]);ISTEXT([.H66]));&quot;&quot;;IF([.G66]=[.H66];&quot;equal&quot;;-LOG(ABS([.G66]-[.H66])/MAX(ABS([.G66]);ABS([.H66]));10)))" office:value-type="string" office:string-value="equal" calcext:value-type="string">
            <text:p>equal</text:p>
          </table:table-cell>
          <table:table-cell table:formula="of:=IF(OR(ISTEXT([.H66]);ISTEXT([.I66]));&quot;&quot;;IF([.H66]=[.I66];&quot;equal&quot;;-LOG(ABS([.H66]-[.I66])/MAX(ABS([.H66]);ABS([.I66]));10)))" office:value-type="string" office:string-value="equal" calcext:value-type="string">
            <text:p>equal</text:p>
          </table:table-cell>
          <table:table-cell table:formula="of:=IF(OR(ISTEXT([.G66]);ISTEXT([.J66]));&quot;&quot;;IF([.G66]=[.J66];&quot;equal&quot;;-LOG(ABS([.G66]-[.J66])/MAX(ABS([.G66]);ABS([.J66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o</text:p>
          </table:table-cell>
          <table:table-cell office:value-type="string" calcext:value-type="string">
            <text:p>k_c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.663" calcext:value-type="float">
            <text:p>3.663</text:p>
          </table:table-cell>
          <table:table-cell table:formula="of:=IF(OR(ISTEXT([.G67]);ISTEXT([.H67]));&quot;&quot;;IF([.G67]=[.H67];&quot;equal&quot;;-LOG(ABS([.G67]-[.H67])/MAX(ABS([.G67]);ABS([.H67]));10)))" office:value-type="string" office:string-value="equal" calcext:value-type="string">
            <text:p>equal</text:p>
          </table:table-cell>
          <table:table-cell table:formula="of:=IF(OR(ISTEXT([.H67]);ISTEXT([.I67]));&quot;&quot;;IF([.H67]=[.I67];&quot;equal&quot;;-LOG(ABS([.H67]-[.I67])/MAX(ABS([.H67]);ABS([.I67]));10)))" office:value-type="string" office:string-value="equal" calcext:value-type="string">
            <text:p>equal</text:p>
          </table:table-cell>
          <table:table-cell table:formula="of:=IF(OR(ISTEXT([.G67]);ISTEXT([.J67]));&quot;&quot;;IF([.G67]=[.J67];&quot;equal&quot;;-LOG(ABS([.G67]-[.J67])/MAX(ABS([.G67]);ABS([.J67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0000198" calcext:value-type="float">
            <text:p>1.98E-08</text:p>
          </table:table-cell>
          <table:table-cell office:value-type="string" calcext:value-type="string">
            <text:p>-</text:p>
          </table:table-cell>
          <table:table-cell table:formula="of:=IF(OR(ISTEXT([.G68]);ISTEXT([.H68]));&quot;&quot;;IF([.G68]=[.H68];&quot;equal&quot;;-LOG(ABS([.G68]-[.H68])/MAX(ABS([.G68]);ABS([.H68]));10)))">
            <text:p/>
          </table:table-cell>
          <table:table-cell table:formula="of:=IF(OR(ISTEXT([.H68]);ISTEXT([.I68]));&quot;&quot;;IF([.H68]=[.I68];&quot;equal&quot;;-LOG(ABS([.H68]-[.I68])/MAX(ABS([.H68]);ABS([.I68]));10)))" office:value-type="string" office:string-value="equal" calcext:value-type="string">
            <text:p>equal</text:p>
          </table:table-cell>
          <table:table-cell table:formula="of:=IF(OR(ISTEXT([.G68]);ISTEXT([.J68]));&quot;&quot;;IF([.G68]=[.J68];&quot;equal&quot;;-LOG(ABS([.G68]-[.J68])/MAX(ABS([.G68]);ABS([.J68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35" calcext:value-type="float">
            <text:p>3.50E-04</text:p>
          </table:table-cell>
          <table:table-cell office:value-type="string" calcext:value-type="string">
            <text:p>-</text:p>
          </table:table-cell>
          <table:table-cell table:formula="of:=IF(OR(ISTEXT([.G69]);ISTEXT([.H69]));&quot;&quot;;IF([.G69]=[.H69];&quot;equal&quot;;-LOG(ABS([.G69]-[.H69])/MAX(ABS([.G69]);ABS([.H69]));10)))">
            <text:p/>
          </table:table-cell>
          <table:table-cell table:formula="of:=IF(OR(ISTEXT([.H69]);ISTEXT([.I69]));&quot;&quot;;IF([.H69]=[.I69];&quot;equal&quot;;-LOG(ABS([.H69]-[.I69])/MAX(ABS([.H69]);ABS([.I69]));10)))" office:value-type="string" office:string-value="equal" calcext:value-type="string">
            <text:p>equal</text:p>
          </table:table-cell>
          <table:table-cell table:formula="of:=IF(OR(ISTEXT([.G69]);ISTEXT([.J69]));&quot;&quot;;IF([.G69]=[.J69];&quot;equal&quot;;-LOG(ABS([.G69]-[.J69])/MAX(ABS([.G69]);ABS([.J69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achf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0.742428" calcext:value-type="float">
            <text:p>7.42E-01</text:p>
          </table:table-cell>
          <table:table-cell office:value-type="string" calcext:value-type="string">
            <text:p>-</text:p>
          </table:table-cell>
          <table:table-cell table:formula="of:=IF(OR(ISTEXT([.G70]);ISTEXT([.H70]));&quot;&quot;;IF([.G70]=[.H70];&quot;equal&quot;;-LOG(ABS([.G70]-[.H70])/MAX(ABS([.G70]);ABS([.H70]));10)))">
            <text:p/>
          </table:table-cell>
          <table:table-cell table:formula="of:=IF(OR(ISTEXT([.H70]);ISTEXT([.I70]));&quot;&quot;;IF([.H70]=[.I70];&quot;equal&quot;;-LOG(ABS([.H70]-[.I70])/MAX(ABS([.H70]);ABS([.I70]));10)))">
            <text:p/>
          </table:table-cell>
          <table:table-cell table:formula="of:=IF(OR(ISTEXT([.G70]);ISTEXT([.J70]));&quot;&quot;;IF([.G70]=[.J70];&quot;equal&quot;;-LOG(ABS([.G70]-[.J70])/MAX(ABS([.G70]);ABS([.J70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73.1" calcext:value-type="float">
            <text:p>73.1</text:p>
          </table:table-cell>
          <table:table-cell table:number-columns-repeated="2" table:style-name="ce1" office:value-type="float" office:value="73.1" calcext:value-type="float">
            <text:p>7.31E+01</text:p>
          </table:table-cell>
          <table:table-cell table:formula="of:=IF(OR(ISTEXT([.G71]);ISTEXT([.H71]));&quot;&quot;;IF([.G71]=[.H71];&quot;equal&quot;;-LOG(ABS([.G71]-[.H71])/MAX(ABS([.G71]);ABS([.H71]));10)))">
            <text:p/>
          </table:table-cell>
          <table:table-cell table:formula="of:=IF(OR(ISTEXT([.H71]);ISTEXT([.I71]));&quot;&quot;;IF([.H71]=[.I71];&quot;equal&quot;;-LOG(ABS([.H71]-[.I71])/MAX(ABS([.H71]);ABS([.I71]));10)))" office:value-type="string" office:string-value="equal" calcext:value-type="string">
            <text:p>equal</text:p>
          </table:table-cell>
          <table:table-cell table:formula="of:=IF(OR(ISTEXT([.G71]);ISTEXT([.J71]));&quot;&quot;;IF([.G71]=[.J71];&quot;equal&quot;;-LOG(ABS([.G71]-[.J71])/MAX(ABS([.G71]);ABS([.J71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3.7" calcext:value-type="float">
            <text:p>3.7</text:p>
          </table:table-cell>
          <table:table-cell table:number-columns-repeated="2" table:style-name="ce1" office:value-type="float" office:value="3.7" calcext:value-type="float">
            <text:p>3.70E+00</text:p>
          </table:table-cell>
          <table:table-cell table:formula="of:=IF(OR(ISTEXT([.G72]);ISTEXT([.H72]));&quot;&quot;;IF([.G72]=[.H72];&quot;equal&quot;;-LOG(ABS([.G72]-[.H72])/MAX(ABS([.G72]);ABS([.H72]));10)))">
            <text:p/>
          </table:table-cell>
          <table:table-cell table:formula="of:=IF(OR(ISTEXT([.H72]);ISTEXT([.I72]));&quot;&quot;;IF([.H72]=[.I72];&quot;equal&quot;;-LOG(ABS([.H72]-[.I72])/MAX(ABS([.H72]);ABS([.I72]));10)))" office:value-type="string" office:string-value="equal" calcext:value-type="string">
            <text:p>equal</text:p>
          </table:table-cell>
          <table:table-cell table:formula="of:=IF(OR(ISTEXT([.G72]);ISTEXT([.J72]));&quot;&quot;;IF([.G72]=[.J72];&quot;equal&quot;;-LOG(ABS([.G72]-[.J72])/MAX(ABS([.G72]);ABS([.J72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achs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0.746918" calcext:value-type="float">
            <text:p>7.47E-01</text:p>
          </table:table-cell>
          <table:table-cell office:value-type="string" calcext:value-type="string">
            <text:p>-</text:p>
          </table:table-cell>
          <table:table-cell table:formula="of:=IF(OR(ISTEXT([.G73]);ISTEXT([.H73]));&quot;&quot;;IF([.G73]=[.H73];&quot;equal&quot;;-LOG(ABS([.G73]-[.H73])/MAX(ABS([.G73]);ABS([.H73]));10)))">
            <text:p/>
          </table:table-cell>
          <table:table-cell table:formula="of:=IF(OR(ISTEXT([.H73]);ISTEXT([.I73]));&quot;&quot;;IF([.H73]=[.I73];&quot;equal&quot;;-LOG(ABS([.H73]-[.I73])/MAX(ABS([.H73]);ABS([.I73]));10)))">
            <text:p/>
          </table:table-cell>
          <table:table-cell table:formula="of:=IF(OR(ISTEXT([.G73]);ISTEXT([.J73]));&quot;&quot;;IF([.G73]=[.J73];&quot;equal&quot;;-LOG(ABS([.G73]-[.J73])/MAX(ABS([.G73]);ABS([.J7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CaHandling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ol_cell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_cell</text:p>
          </table:table-cell>
          <table:table-cell office:value-type="string" calcext:value-type="string">
            <text:p>m³</text:p>
          </table:table-cell>
          <table:table-cell table:style-name="ce1" office:value-type="float" office:value="3.5E-015" calcext:value-type="float">
            <text:p>3.50E-15</text:p>
          </table:table-cell>
          <table:table-cell table:formula="of:= 1/1000 * (([.$H14] - 0.00000000002) / 0.000000000045 * (0.000000000007147123 - 0.00000000000219911) + 0.00000000000219911)" office:value-type="float" office:value="4.39822688888889E-015" calcext:value-type="float">
            <text:p>4.39822688888889E-15</text:p>
          </table:table-cell>
          <table:table-cell table:style-name="ce1" table:formula="of:=0.00000439823 / POWER(1000;3)" office:value-type="float" office:value="4.39823E-015" calcext:value-type="float">
            <text:p>4.40E-15</text:p>
          </table:table-cell>
          <table:table-cell table:style-name="ce1" office:value-type="float" office:value="3.5E-015" calcext:value-type="float">
            <text:p>3.50E-15</text:p>
          </table:table-cell>
          <table:table-cell table:formula="of:=IF(OR(ISTEXT([.G74]);ISTEXT([.H74]));&quot;&quot;;IF([.G74]=[.H74];&quot;equal&quot;;-LOG(ABS([.G74]-[.H74])/MAX(ABS([.G74]);ABS([.H74]));10)))" office:value-type="float" office:value="0.689891577558609" calcext:value-type="float">
            <text:p>0.69</text:p>
          </table:table-cell>
          <table:table-cell table:formula="of:=IF(OR(ISTEXT([.H74]);ISTEXT([.I74]));&quot;&quot;;IF([.H74]=[.I74];&quot;equal&quot;;-LOG(ABS([.H74]-[.I74])/MAX(ABS([.H74]);ABS([.I74]));10)))" office:value-type="float" office:value="6.1503624147603" calcext:value-type="float">
            <text:p>6.15</text:p>
          </table:table-cell>
          <table:table-cell table:formula="of:=IF(OR(ISTEXT([.G74]);ISTEXT([.J74]));&quot;&quot;;IF([.G74]=[.J74];&quot;equal&quot;;-LOG(ABS([.G74]-[.J74])/MAX(ABS([.G74]);ABS([.J7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uses function based on C_m that is not given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_i</text:p>
          </table:table-cell>
          <table:table-cell office:value-type="string" calcext:value-type="string">
            <text:p>vol_i</text:p>
          </table:table-cell>
          <table:table-cell table:number-columns-repeated="2" office:value-type="string" calcext:value-type="string">
            <text:p>v_cyto</text:p>
          </table:table-cell>
          <table:table-cell office:value-type="string" calcext:value-type="string">
            <text:p>m³</text:p>
          </table:table-cell>
          <table:table-cell table:formula="of:=0.46*[.G74]-[.G76]" office:value-type="float" office:value="1.575E-015" calcext:value-type="float">
            <text:p>1.575E-15</text:p>
          </table:table-cell>
          <table:table-cell table:formula="of:=0.46*[.H74]-[.H76]" office:value-type="float" office:value="1.9792021E-015" calcext:value-type="float">
            <text:p>1.9792021E-15</text:p>
          </table:table-cell>
          <table:table-cell table:formula="of:=0.46*[.I74]-[.I76]" office:value-type="float" office:value="1.9792035E-015" calcext:value-type="float">
            <text:p>1.9792035E-15</text:p>
          </table:table-cell>
          <table:table-cell table:formula="of:=0.46*[.J74]-[.J76]" office:value-type="float" office:value="1.575E-015" calcext:value-type="float">
            <text:p>1.575E-15</text:p>
          </table:table-cell>
          <table:table-cell table:formula="of:=IF(OR(ISTEXT([.G75]);ISTEXT([.H75]));&quot;&quot;;IF([.G75]=[.H75];&quot;equal&quot;;-LOG(ABS([.G75]-[.H75])/MAX(ABS([.G75]);ABS([.H75]));10)))" office:value-type="float" office:value="0.689891577558609" calcext:value-type="float">
            <text:p>0.69</text:p>
          </table:table-cell>
          <table:table-cell table:formula="of:=IF(OR(ISTEXT([.H75]);ISTEXT([.I75]));&quot;&quot;;IF([.H75]=[.I75];&quot;equal&quot;;-LOG(ABS([.H75]-[.I75])/MAX(ABS([.H75]);ABS([.I75]));10)))" office:value-type="float" office:value="6.15036241468689" calcext:value-type="float">
            <text:p>6.15</text:p>
          </table:table-cell>
          <table:table-cell table:formula="of:=IF(OR(ISTEXT([.G75]);ISTEXT([.J75]));&quot;&quot;;IF([.G75]=[.J75];&quot;equal&quot;;-LOG(ABS([.G75]-[.J75])/MAX(ABS([.G75]);ABS([.J7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sub</text:p>
          </table:table-cell>
          <table:table-cell office:value-type="string" calcext:value-type="string">
            <text:p>vol_sub</text:p>
          </table:table-cell>
          <table:table-cell table:number-columns-repeated="2" office:value-type="string" calcext:value-type="string">
            <text:p>v_sub</text:p>
          </table:table-cell>
          <table:table-cell office:value-type="string" calcext:value-type="string">
            <text:p>m³</text:p>
          </table:table-cell>
          <table:table-cell table:formula="of:=0.01*[.G74]" office:value-type="float" office:value="3.5E-017" calcext:value-type="float">
            <text:p>3.5E-17</text:p>
          </table:table-cell>
          <table:table-cell table:formula="of:=0.01*[.H74]" office:value-type="float" office:value="4.39822688888889E-017" calcext:value-type="float">
            <text:p>4.39822688888889E-17</text:p>
          </table:table-cell>
          <table:table-cell table:formula="of:=0.01*[.I74]" office:value-type="float" office:value="4.39823E-017" calcext:value-type="float">
            <text:p>4.39823E-17</text:p>
          </table:table-cell>
          <table:table-cell table:formula="of:=0.01*[.J74]" office:value-type="float" office:value="3.5E-017" calcext:value-type="float">
            <text:p>3.5E-17</text:p>
          </table:table-cell>
          <table:table-cell table:formula="of:=IF(OR(ISTEXT([.G76]);ISTEXT([.H76]));&quot;&quot;;IF([.G76]=[.H76];&quot;equal&quot;;-LOG(ABS([.G76]-[.H76])/MAX(ABS([.G76]);ABS([.H76]));10)))" office:value-type="float" office:value="0.689891577558609" calcext:value-type="float">
            <text:p>0.69</text:p>
          </table:table-cell>
          <table:table-cell table:formula="of:=IF(OR(ISTEXT([.H76]);ISTEXT([.I76]));&quot;&quot;;IF([.H76]=[.I76];&quot;equal&quot;;-LOG(ABS([.H76]-[.I76])/MAX(ABS([.H76]);ABS([.I76]));10)))" office:value-type="float" office:value="6.15036241471557" calcext:value-type="float">
            <text:p>6.15</text:p>
          </table:table-cell>
          <table:table-cell table:formula="of:=IF(OR(ISTEXT([.G76]);ISTEXT([.J76]));&quot;&quot;;IF([.G76]=[.J76];&quot;equal&quot;;-LOG(ABS([.G76]-[.J76])/MAX(ABS([.G76]);ABS([.J7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rel</text:p>
          </table:table-cell>
          <table:table-cell office:value-type="string" calcext:value-type="string">
            <text:p>vol_rel</text:p>
          </table:table-cell>
          <table:table-cell office:value-type="string" calcext:value-type="string">
            <text:p>v_jsr/v_rel</text:p>
          </table:table-cell>
          <table:table-cell office:value-type="string" calcext:value-type="string">
            <text:p>v_jsr</text:p>
          </table:table-cell>
          <table:table-cell office:value-type="string" calcext:value-type="string">
            <text:p>m³</text:p>
          </table:table-cell>
          <table:table-cell table:formula="of:=0.0012*[.G74]" office:value-type="float" office:value="4.2E-018" calcext:value-type="float">
            <text:p>4.2E-18</text:p>
          </table:table-cell>
          <table:table-cell table:formula="of:=0.0012*[.H74]" office:value-type="float" office:value="5.27787226666667E-018" calcext:value-type="float">
            <text:p>5.27787226666667E-18</text:p>
          </table:table-cell>
          <table:table-cell table:formula="of:=0.0012*[.I74]" office:value-type="float" office:value="5.277876E-018" calcext:value-type="float">
            <text:p>5.277876E-18</text:p>
          </table:table-cell>
          <table:table-cell table:formula="of:=0.0012*[.J74]" office:value-type="float" office:value="4.2E-018" calcext:value-type="float">
            <text:p>4.2E-18</text:p>
          </table:table-cell>
          <table:table-cell table:formula="of:=IF(OR(ISTEXT([.G77]);ISTEXT([.H77]));&quot;&quot;;IF([.G77]=[.H77];&quot;equal&quot;;-LOG(ABS([.G77]-[.H77])/MAX(ABS([.G77]);ABS([.H77]));10)))" office:value-type="float" office:value="0.689891577558609" calcext:value-type="float">
            <text:p>0.69</text:p>
          </table:table-cell>
          <table:table-cell table:formula="of:=IF(OR(ISTEXT([.H77]);ISTEXT([.I77]));&quot;&quot;;IF([.H77]=[.I77];&quot;equal&quot;;-LOG(ABS([.H77]-[.I77])/MAX(ABS([.H77]);ABS([.I77]));10)))" office:value-type="float" office:value="6.150362414755" calcext:value-type="float">
            <text:p>6.15</text:p>
          </table:table-cell>
          <table:table-cell table:formula="of:=IF(OR(ISTEXT([.G77]);ISTEXT([.J77]));&quot;&quot;;IF([.G77]=[.J77];&quot;equal&quot;;-LOG(ABS([.G77]-[.J77])/MAX(ABS([.G77]);ABS([.J7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up</text:p>
          </table:table-cell>
          <table:table-cell office:value-type="string" calcext:value-type="string">
            <text:p>vol_up</text:p>
          </table:table-cell>
          <table:table-cell office:value-type="string" calcext:value-type="string">
            <text:p>v_nsr/v_up</text:p>
          </table:table-cell>
          <table:table-cell office:value-type="string" calcext:value-type="string">
            <text:p>v_nsr</text:p>
          </table:table-cell>
          <table:table-cell office:value-type="string" calcext:value-type="string">
            <text:p>m³</text:p>
          </table:table-cell>
          <table:table-cell table:formula="of:=0.0116*[.G74]" office:value-type="float" office:value="4.06E-017" calcext:value-type="float">
            <text:p>4.06E-17</text:p>
          </table:table-cell>
          <table:table-cell table:formula="of:=0.0116*[.H74]" office:value-type="float" office:value="5.10194319111111E-017" calcext:value-type="float">
            <text:p>5.10194319111111E-17</text:p>
          </table:table-cell>
          <table:table-cell table:formula="of:=0.0116*[.I74]" office:value-type="float" office:value="5.1019468E-017" calcext:value-type="float">
            <text:p>5.1019468E-17</text:p>
          </table:table-cell>
          <table:table-cell table:formula="of:=0.0116*[.J74]" office:value-type="float" office:value="4.06E-017" calcext:value-type="float">
            <text:p>4.06E-17</text:p>
          </table:table-cell>
          <table:table-cell table:formula="of:=IF(OR(ISTEXT([.G78]);ISTEXT([.H78]));&quot;&quot;;IF([.G78]=[.H78];&quot;equal&quot;;-LOG(ABS([.G78]-[.H78])/MAX(ABS([.G78]);ABS([.H78]));10)))" office:value-type="float" office:value="0.689891577558609" calcext:value-type="float">
            <text:p>0.69</text:p>
          </table:table-cell>
          <table:table-cell table:formula="of:=IF(OR(ISTEXT([.H78]);ISTEXT([.I78]));&quot;&quot;;IF([.H78]=[.I78];&quot;equal&quot;;-LOG(ABS([.H78]-[.I78])/MAX(ABS([.H78]);ABS([.I78]));10)))" office:value-type="float" office:value="6.15036241473337" calcext:value-type="float">
            <text:p>6.15</text:p>
          </table:table-cell>
          <table:table-cell table:formula="of:=IF(OR(ISTEXT([.G78]);ISTEXT([.J78]));&quot;&quot;;IF([.G78]=[.J78];&quot;equal&quot;;-LOG(ABS([.G78]-[.J78])/MAX(ABS([.G78]);ABS([.J7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[Ca2+]_i (init)</text:p>
          </table:table-cell>
          <table:table-cell table:style-name="ce7" office:value-type="string" calcext:value-type="string">
            <text:p>ca_in (init)</text:p>
          </table:table-cell>
          <table:table-cell table:style-name="ce7" office:value-type="string" calcext:value-type="string">
            <text:p>Cai.init</text:p>
          </table:table-cell>
          <table:table-cell table:style-name="ce7" office:value-type="string" calcext:value-type="string">
            <text:p>cyto.c_start</text:p>
          </table:table-cell>
          <table:table-cell office:value-type="string" calcext:value-type="string">
            <text:p>mM</text:p>
          </table:table-cell>
          <table:table-cell table:style-name="ce5" office:value-type="float" office:value="0.0001386" calcext:value-type="float">
            <text:p>1.39E-04</text:p>
          </table:table-cell>
          <table:table-cell table:style-name="ce5" table:formula="of:=[.H7]" office:value-type="float" office:value="0.00013399" calcext:value-type="float">
            <text:p>1.34E-04</text:p>
          </table:table-cell>
          <table:table-cell table:style-name="ce5" office:value-type="float" office:value="0.0000373317" calcext:value-type="float">
            <text:p>3.73E-05</text:p>
          </table:table-cell>
          <table:table-cell table:style-name="ce5" office:value-type="float" office:value="0.0001386" calcext:value-type="float">
            <text:p>1.39E-04</text:p>
          </table:table-cell>
          <table:table-cell table:formula="of:=IF(OR(ISTEXT([.G79]);ISTEXT([.H79]));&quot;&quot;;IF([.G79]=[.H79];&quot;equal&quot;;-LOG(ABS([.G79]-[.H79])/MAX(ABS([.G79]);ABS([.H79]));10)))" office:value-type="float" office:value="1.47806230488614" calcext:value-type="float">
            <text:p>1.48</text:p>
          </table:table-cell>
          <table:table-cell table:formula="of:=IF(OR(ISTEXT([.H79]);ISTEXT([.I79]));&quot;&quot;;IF([.H79]=[.I79];&quot;equal&quot;;-LOG(ABS([.H79]-[.I79])/MAX(ABS([.H79]);ABS([.I79]));10)))" office:value-type="float" office:value="0.141833234503141" calcext:value-type="float">
            <text:p>0.14</text:p>
          </table:table-cell>
          <table:table-cell table:formula="of:=IF(OR(ISTEXT([.G79]);ISTEXT([.J79]));&quot;&quot;;IF([.G79]=[.J79];&quot;equal&quot;;-LOG(ABS([.G79]-[.J79])/MAX(ABS([.G79]);ABS([.J79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[Ca2+]_sub (init)</text:p>
          </table:table-cell>
          <table:table-cell table:style-name="ce7" office:value-type="string" calcext:value-type="string">
            <text:p>ca_sub (init)</text:p>
          </table:table-cell>
          <table:table-cell table:style-name="ce7" office:value-type="string" calcext:value-type="string">
            <text:p>Casub.init</text:p>
          </table:table-cell>
          <table:table-cell table:style-name="ce7" office:value-type="string" calcext:value-type="string">
            <text:p>sub.c_start</text:p>
          </table:table-cell>
          <table:table-cell office:value-type="string" calcext:value-type="string">
            <text:p>mM</text:p>
          </table:table-cell>
          <table:table-cell table:style-name="ce5" office:value-type="float" office:value="0.00007314" calcext:value-type="float">
            <text:p>7.31E-05</text:p>
          </table:table-cell>
          <table:table-cell table:style-name="ce5" office:value-type="float" office:value="0.000071222" calcext:value-type="float">
            <text:p>7.12E-05</text:p>
          </table:table-cell>
          <table:table-cell table:style-name="ce5" office:value-type="float" office:value="0.0000327336" calcext:value-type="float">
            <text:p>3.27E-05</text:p>
          </table:table-cell>
          <table:table-cell table:style-name="ce5" office:value-type="float" office:value="0.00007314" calcext:value-type="float">
            <text:p>7.31E-05</text:p>
          </table:table-cell>
          <table:table-cell table:formula="of:=IF(OR(ISTEXT([.G80]);ISTEXT([.H80]));&quot;&quot;;IF([.G80]=[.H80];&quot;equal&quot;;-LOG(ABS([.G80]-[.H80])/MAX(ABS([.G80]);ABS([.H80]));10)))" office:value-type="float" office:value="1.58130635316738" calcext:value-type="float">
            <text:p>1.58</text:p>
          </table:table-cell>
          <table:table-cell table:formula="of:=IF(OR(ISTEXT([.H80]);ISTEXT([.I80]));&quot;&quot;;IF([.H80]=[.I80];&quot;equal&quot;;-LOG(ABS([.H80]-[.I80])/MAX(ABS([.H80]);ABS([.I80]));10)))" office:value-type="float" office:value="0.267284307596055" calcext:value-type="float">
            <text:p>0.27</text:p>
          </table:table-cell>
          <table:table-cell table:formula="of:=IF(OR(ISTEXT([.G80]);ISTEXT([.J80]));&quot;&quot;;IF([.G80]=[.J80];&quot;equal&quot;;-LOG(ABS([.G80]-[.J80])/MAX(ABS([.G80]);ABS([.J80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[Ca2+]_rel (init)</text:p>
          </table:table-cell>
          <table:table-cell table:style-name="ce7" office:value-type="string" calcext:value-type="string">
            <text:p>ca_rel (init)</text:p>
          </table:table-cell>
          <table:table-cell table:style-name="ce7" office:value-type="string" calcext:value-type="string">
            <text:p>Ca_rel</text:p>
          </table:table-cell>
          <table:table-cell table:style-name="ce7" office:value-type="string" calcext:value-type="string">
            <text:p>jsr.c_start</text:p>
          </table:table-cell>
          <table:table-cell office:value-type="string" calcext:value-type="string">
            <text:p>mM</text:p>
          </table:table-cell>
          <table:table-cell table:style-name="ce6" office:value-type="float" office:value="0.4438" calcext:value-type="float">
            <text:p>0.4438</text:p>
          </table:table-cell>
          <table:table-cell table:style-name="ce5" office:value-type="float" office:value="0.44752" calcext:value-type="float">
            <text:p>4.48E-01</text:p>
          </table:table-cell>
          <table:table-cell table:style-name="ce6" office:value-type="float" office:value="0.682159" calcext:value-type="float">
            <text:p>0.682159</text:p>
          </table:table-cell>
          <table:table-cell table:style-name="ce6" office:value-type="float" office:value="0.4438" calcext:value-type="float">
            <text:p>0.4438</text:p>
          </table:table-cell>
          <table:table-cell table:formula="of:=IF(OR(ISTEXT([.G81]);ISTEXT([.H81]));&quot;&quot;;IF([.G81]=[.H81];&quot;equal&quot;;-LOG(ABS([.G81]-[.H81])/MAX(ABS([.G81]);ABS([.H81]));10)))" office:value-type="float" office:value="2.08026950914555" calcext:value-type="float">
            <text:p>2.08</text:p>
          </table:table-cell>
          <table:table-cell table:formula="of:=IF(OR(ISTEXT([.H81]);ISTEXT([.I81]));&quot;&quot;;IF([.H81]=[.I81];&quot;equal&quot;;-LOG(ABS([.H81]-[.I81])/MAX(ABS([.H81]);ABS([.I81]));10)))" office:value-type="float" office:value="0.463485414257199" calcext:value-type="float">
            <text:p>0.46</text:p>
          </table:table-cell>
          <table:table-cell table:formula="of:=IF(OR(ISTEXT([.G81]);ISTEXT([.J81]));&quot;&quot;;IF([.G81]=[.J81];&quot;equal&quot;;-LOG(ABS([.G81]-[.J81])/MAX(ABS([.G81]);ABS([.J81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[Ca2+]_up (init)</text:p>
          </table:table-cell>
          <table:table-cell table:style-name="ce7" office:value-type="string" calcext:value-type="string">
            <text:p>ca_up (init)</text:p>
          </table:table-cell>
          <table:table-cell table:style-name="ce7" office:value-type="string" calcext:value-type="string">
            <text:p>Ca_up</text:p>
          </table:table-cell>
          <table:table-cell table:style-name="ce7" office:value-type="string" calcext:value-type="string">
            <text:p>nsr.c_start</text:p>
          </table:table-cell>
          <table:table-cell office:value-type="string" calcext:value-type="string">
            <text:p>mM</text:p>
          </table:table-cell>
          <table:table-cell table:style-name="ce6" office:value-type="float" office:value="1.187" calcext:value-type="float">
            <text:p>1.187</text:p>
          </table:table-cell>
          <table:table-cell table:style-name="ce5" office:value-type="float" office:value="1.1631" calcext:value-type="float">
            <text:p>1.16E+00</text:p>
          </table:table-cell>
          <table:table-cell table:style-name="ce6" office:value-type="float" office:value="0.818672" calcext:value-type="float">
            <text:p>0.818672</text:p>
          </table:table-cell>
          <table:table-cell table:style-name="ce6" office:value-type="float" office:value="1.187" calcext:value-type="float">
            <text:p>1.187</text:p>
          </table:table-cell>
          <table:table-cell table:formula="of:=IF(OR(ISTEXT([.G82]);ISTEXT([.H82]));&quot;&quot;;IF([.G82]=[.H82];&quot;equal&quot;;-LOG(ABS([.G82]-[.H82])/MAX(ABS([.G82]);ABS([.H82]));10)))" office:value-type="float" office:value="1.69605281800645" calcext:value-type="float">
            <text:p>1.70</text:p>
          </table:table-cell>
          <table:table-cell table:formula="of:=IF(OR(ISTEXT([.H82]);ISTEXT([.I82]));&quot;&quot;;IF([.H82]=[.I82];&quot;equal&quot;;-LOG(ABS([.H82]-[.I82])/MAX(ABS([.H82]);ABS([.I82]));10)))" office:value-type="float" office:value="0.528518605886018" calcext:value-type="float">
            <text:p>0.53</text:p>
          </table:table-cell>
          <table:table-cell table:formula="of:=IF(OR(ISTEXT([.G82]);ISTEXT([.J82]));&quot;&quot;;IF([.G82]=[.J82];&quot;equal&quot;;-LOG(ABS([.G82]-[.J82])/MAX(ABS([.G82]);ABS([.J82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_TC (init)</text:p>
          </table:table-cell>
          <table:table-cell office:value-type="string" calcext:value-type="string">
            <text:p>f_tc (init)</text:p>
          </table:table-cell>
          <table:table-cell office:value-type="string" calcext:value-type="string">
            <text:p>f_TC</text:p>
          </table:table-cell>
          <table:table-cell office:value-type="string" calcext:value-type="string">
            <text:p>tc.f_start</text:p>
          </table:table-cell>
          <table:table-cell office:value-type="string" calcext:value-type="string">
            <text:p>1</text:p>
          </table:table-cell>
          <table:table-cell table:style-name="ce6" office:value-type="float" office:value="0.02703" calcext:value-type="float">
            <text:p>0.02703</text:p>
          </table:table-cell>
          <table:table-cell table:style-name="ce6" office:value-type="float" office:value="0.026148" calcext:value-type="float">
            <text:p>0.026148</text:p>
          </table:table-cell>
          <table:table-cell table:style-name="ce6" office:value-type="float" office:value="0.00739583" calcext:value-type="float">
            <text:p>0.00739583</text:p>
          </table:table-cell>
          <table:table-cell table:style-name="ce6" office:value-type="float" office:value="0.02703" calcext:value-type="float">
            <text:p>0.02703</text:p>
          </table:table-cell>
          <table:table-cell table:formula="of:=IF(OR(ISTEXT([.G83]);ISTEXT([.H83]));&quot;&quot;;IF([.G83]=[.H83];&quot;equal&quot;;-LOG(ABS([.G83]-[.H83])/MAX(ABS([.G83]);ABS([.H83]));10)))" office:value-type="float" office:value="1.4863774605669" calcext:value-type="float">
            <text:p>1.49</text:p>
          </table:table-cell>
          <table:table-cell table:formula="of:=IF(OR(ISTEXT([.H83]);ISTEXT([.I83]));&quot;&quot;;IF([.H83]=[.I83];&quot;equal&quot;;-LOG(ABS([.H83]-[.I83])/MAX(ABS([.H83]);ABS([.I83]));10)))" office:value-type="float" office:value="0.144386944790394" calcext:value-type="float">
            <text:p>0.14</text:p>
          </table:table-cell>
          <table:table-cell table:formula="of:=IF(OR(ISTEXT([.G83]);ISTEXT([.J83]));&quot;&quot;;IF([.G83]=[.J83];&quot;equal&quot;;-LOG(ABS([.G83]-[.J83])/MAX(ABS([.G83]);ABS([.J8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_TMC (init)</text:p>
          </table:table-cell>
          <table:table-cell office:value-type="string" calcext:value-type="string">
            <text:p>f_tmc (init)</text:p>
          </table:table-cell>
          <table:table-cell office:value-type="string" calcext:value-type="string">
            <text:p>f_TMC</text:p>
          </table:table-cell>
          <table:table-cell office:value-type="string" calcext:value-type="string">
            <text:p>tmc.f_start</text:p>
          </table:table-cell>
          <table:table-cell office:value-type="string" calcext:value-type="string">
            <text:p>1</text:p>
          </table:table-cell>
          <table:table-cell table:style-name="ce6" office:value-type="float" office:value="0.402" calcext:value-type="float">
            <text:p>0.402</text:p>
          </table:table-cell>
          <table:table-cell table:style-name="ce6" office:value-type="float" office:value="0.39299" calcext:value-type="float">
            <text:p>0.39299</text:p>
          </table:table-cell>
          <table:table-cell table:style-name="ce6" office:value-type="float" office:value="0.133734" calcext:value-type="float">
            <text:p>0.133734</text:p>
          </table:table-cell>
          <table:table-cell table:style-name="ce6" office:value-type="float" office:value="0.402" calcext:value-type="float">
            <text:p>0.402</text:p>
          </table:table-cell>
          <table:table-cell table:formula="of:=IF(OR(ISTEXT([.G84]);ISTEXT([.H84]));&quot;&quot;;IF([.G84]=[.H84];&quot;equal&quot;;-LOG(ABS([.G84]-[.H84])/MAX(ABS([.G84]);ABS([.H84]));10)))" office:value-type="float" office:value="1.64950126210541" calcext:value-type="float">
            <text:p>1.65</text:p>
          </table:table-cell>
          <table:table-cell table:formula="of:=IF(OR(ISTEXT([.H84]);ISTEXT([.I84]));&quot;&quot;;IF([.H84]=[.I84];&quot;equal&quot;;-LOG(ABS([.H84]-[.I84])/MAX(ABS([.H84]);ABS([.I84]));10)))" office:value-type="float" office:value="0.180652683365761" calcext:value-type="float">
            <text:p>0.18</text:p>
          </table:table-cell>
          <table:table-cell table:formula="of:=IF(OR(ISTEXT([.G84]);ISTEXT([.J84]));&quot;&quot;;IF([.G84]=[.J84];&quot;equal&quot;;-LOG(ABS([.G84]-[.J84])/MAX(ABS([.G84]);ABS([.J8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_TMM (init)</text:p>
          </table:table-cell>
          <table:table-cell office:value-type="string" calcext:value-type="string">
            <text:p>f_tmm (init)</text:p>
          </table:table-cell>
          <table:table-cell office:value-type="string" calcext:value-type="string">
            <text:p>f_TMM</text:p>
          </table:table-cell>
          <table:table-cell office:value-type="string" calcext:value-type="string">
            <text:p>tmm.f_start</text:p>
          </table:table-cell>
          <table:table-cell office:value-type="string" calcext:value-type="string">
            <text:p>1</text:p>
          </table:table-cell>
          <table:table-cell table:style-name="ce6" office:value-type="float" office:value="0.5282" calcext:value-type="float">
            <text:p>0.5282</text:p>
          </table:table-cell>
          <table:table-cell table:style-name="ce6" office:value-type="float" office:value="0.53615" calcext:value-type="float">
            <text:p>0.53615</text:p>
          </table:table-cell>
          <table:table-cell table:style-name="ce6" office:value-type="float" office:value="0.765246" calcext:value-type="float">
            <text:p>0.765246</text:p>
          </table:table-cell>
          <table:table-cell table:style-name="ce6" office:value-type="float" office:value="0.5282" calcext:value-type="float">
            <text:p>0.5282</text:p>
          </table:table-cell>
          <table:table-cell table:formula="of:=IF(OR(ISTEXT([.G85]);ISTEXT([.H85]));&quot;&quot;;IF([.G85]=[.H85];&quot;equal&quot;;-LOG(ABS([.G85]-[.H85])/MAX(ABS([.G85]);ABS([.H85]));10)))" office:value-type="float" office:value="1.82891918166813" calcext:value-type="float">
            <text:p>1.83</text:p>
          </table:table-cell>
          <table:table-cell table:formula="of:=IF(OR(ISTEXT([.H85]);ISTEXT([.I85]));&quot;&quot;;IF([.H85]=[.I85];&quot;equal&quot;;-LOG(ABS([.H85]-[.I85])/MAX(ABS([.H85]);ABS([.I85]));10)))" office:value-type="float" office:value="0.523783561679901" calcext:value-type="float">
            <text:p>0.52</text:p>
          </table:table-cell>
          <table:table-cell table:formula="of:=IF(OR(ISTEXT([.G85]);ISTEXT([.J85]));&quot;&quot;;IF([.G85]=[.J85];&quot;equal&quot;;-LOG(ABS([.G85]-[.J85])/MAX(ABS([.G85]);ABS([.J85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_CM_i (init)</text:p>
          </table:table-cell>
          <table:table-cell office:value-type="string" calcext:value-type="string">
            <text:p>f_cmi (init)</text:p>
          </table:table-cell>
          <table:table-cell office:value-type="string" calcext:value-type="string">
            <text:p>f_CMi</text:p>
          </table:table-cell>
          <table:table-cell office:value-type="string" calcext:value-type="string">
            <text:p>cm_cyto.f_start</text:p>
          </table:table-cell>
          <table:table-cell office:value-type="string" calcext:value-type="string">
            <text:p>1</text:p>
          </table:table-cell>
          <table:table-cell table:style-name="ce6" office:value-type="float" office:value="0.0553" calcext:value-type="float">
            <text:p>0.0553</text:p>
          </table:table-cell>
          <table:table-cell table:style-name="ce6" office:value-type="float" office:value="0.05355" calcext:value-type="float">
            <text:p>0.05355</text:p>
          </table:table-cell>
          <table:table-cell table:style-name="ce6" office:value-type="float" office:value="0.0154714" calcext:value-type="float">
            <text:p>0.0154714</text:p>
          </table:table-cell>
          <table:table-cell table:style-name="ce6" office:value-type="float" office:value="0.0553" calcext:value-type="float">
            <text:p>0.0553</text:p>
          </table:table-cell>
          <table:table-cell table:formula="of:=IF(OR(ISTEXT([.G86]);ISTEXT([.H86]));&quot;&quot;;IF([.G86]=[.H86];&quot;equal&quot;;-LOG(ABS([.G86]-[.H86])/MAX(ABS([.G86]);ABS([.H86]));10)))" office:value-type="float" office:value="1.4996870826184" calcext:value-type="float">
            <text:p>1.50</text:p>
          </table:table-cell>
          <table:table-cell table:formula="of:=IF(OR(ISTEXT([.H86]);ISTEXT([.I86]));&quot;&quot;;IF([.H86]=[.I86];&quot;equal&quot;;-LOG(ABS([.H86]-[.I86])/MAX(ABS([.H86]);ABS([.I86]));10)))" office:value-type="float" office:value="0.148078502457844" calcext:value-type="float">
            <text:p>0.15</text:p>
          </table:table-cell>
          <table:table-cell table:formula="of:=IF(OR(ISTEXT([.G86]);ISTEXT([.J86]));&quot;&quot;;IF([.G86]=[.J86];&quot;equal&quot;;-LOG(ABS([.G86]-[.J86])/MAX(ABS([.G86]);ABS([.J8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_CM_s (init)</text:p>
          </table:table-cell>
          <table:table-cell office:value-type="string" calcext:value-type="string">
            <text:p>f_cms (init)</text:p>
          </table:table-cell>
          <table:table-cell office:value-type="string" calcext:value-type="string">
            <text:p>f_CMs</text:p>
          </table:table-cell>
          <table:table-cell office:value-type="string" calcext:value-type="string">
            <text:p>cm_sub.f_start</text:p>
          </table:table-cell>
          <table:table-cell office:value-type="string" calcext:value-type="string">
            <text:p>1</text:p>
          </table:table-cell>
          <table:table-cell table:style-name="ce6" office:value-type="float" office:value="0.02992" calcext:value-type="float">
            <text:p>0.02992</text:p>
          </table:table-cell>
          <table:table-cell table:style-name="ce6" office:value-type="float" office:value="0.029115" calcext:value-type="float">
            <text:p>0.029115</text:p>
          </table:table-cell>
          <table:table-cell table:style-name="ce6" office:value-type="float" office:value="0.0135768" calcext:value-type="float">
            <text:p>0.0135768</text:p>
          </table:table-cell>
          <table:table-cell table:style-name="ce6" office:value-type="float" office:value="0.02992" calcext:value-type="float">
            <text:p>0.02992</text:p>
          </table:table-cell>
          <table:table-cell table:formula="of:=IF(OR(ISTEXT([.G87]);ISTEXT([.H87]));&quot;&quot;;IF([.G87]=[.H87];&quot;equal&quot;;-LOG(ABS([.G87]-[.H87])/MAX(ABS([.G87]);ABS([.H87]));10)))" office:value-type="float" office:value="1.57016570882455" calcext:value-type="float">
            <text:p>1.57</text:p>
          </table:table-cell>
          <table:table-cell table:formula="of:=IF(OR(ISTEXT([.H87]);ISTEXT([.I87]));&quot;&quot;;IF([.H87]=[.I87];&quot;equal&quot;;-LOG(ABS([.H87]-[.I87])/MAX(ABS([.H87]);ABS([.I87]));10)))" office:value-type="float" office:value="0.272716087272898" calcext:value-type="float">
            <text:p>0.27</text:p>
          </table:table-cell>
          <table:table-cell table:formula="of:=IF(OR(ISTEXT([.G87]);ISTEXT([.J87]));&quot;&quot;;IF([.G87]=[.J87];&quot;equal&quot;;-LOG(ABS([.G87]-[.J87])/MAX(ABS([.G87]);ABS([.J8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_CQ (init)</text:p>
          </table:table-cell>
          <table:table-cell office:value-type="string" calcext:value-type="string">
            <text:p>f_cq (init)</text:p>
          </table:table-cell>
          <table:table-cell office:value-type="string" calcext:value-type="string">
            <text:p>f_CQ</text:p>
          </table:table-cell>
          <table:table-cell office:value-type="string" calcext:value-type="string">
            <text:p>cq.f_start</text:p>
          </table:table-cell>
          <table:table-cell office:value-type="string" calcext:value-type="string">
            <text:p>1</text:p>
          </table:table-cell>
          <table:table-cell table:style-name="ce6" office:value-type="float" office:value="0.3463" calcext:value-type="float">
            <text:p>0.3463</text:p>
          </table:table-cell>
          <table:table-cell table:style-name="ce6" office:value-type="float" office:value="0.34828" calcext:value-type="float">
            <text:p>0.34828</text:p>
          </table:table-cell>
          <table:table-cell table:style-name="ce6" office:value-type="float" office:value="0.449992" calcext:value-type="float">
            <text:p>0.449992</text:p>
          </table:table-cell>
          <table:table-cell table:style-name="ce6" office:value-type="float" office:value="0.3463" calcext:value-type="float">
            <text:p>0.3463</text:p>
          </table:table-cell>
          <table:table-cell table:formula="of:=IF(OR(ISTEXT([.G88]);ISTEXT([.H88]));&quot;&quot;;IF([.G88]=[.H88];&quot;equal&quot;;-LOG(ABS([.G88]-[.H88])/MAX(ABS([.G88]);ABS([.H88]));10)))" office:value-type="float" office:value="2.24526334552593" calcext:value-type="float">
            <text:p>2.25</text:p>
          </table:table-cell>
          <table:table-cell table:formula="of:=IF(OR(ISTEXT([.H88]);ISTEXT([.I88]));&quot;&quot;;IF([.H88]=[.I88];&quot;equal&quot;;-LOG(ABS([.H88]-[.I88])/MAX(ABS([.H88]);ABS([.I88]));10)))" office:value-type="float" office:value="0.645832598829542" calcext:value-type="float">
            <text:p>0.65</text:p>
          </table:table-cell>
          <table:table-cell table:formula="of:=IF(OR(ISTEXT([.G88]);ISTEXT([.J88]));&quot;&quot;;IF([.G88]=[.J88];&quot;equal&quot;;-LOG(ABS([.G88]-[.J88])/MAX(ABS([.G88]);ABS([.J8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_CSL (init)</text:p>
          </table:table-cell>
          <table:table-cell office:value-type="string" calcext:value-type="string">
            <text:p>f_csl (init)</text:p>
          </table:table-cell>
          <table:table-cell office:value-type="string" calcext:value-type="string">
            <text:p>f_CSL</text:p>
          </table:table-cell>
          <table:table-cell office:value-type="string" calcext:value-type="string">
            <text:p>cm_sl.f_start</text:p>
          </table:table-cell>
          <table:table-cell office:value-type="string" calcext:value-type="string">
            <text:p>1</text:p>
          </table:table-cell>
          <table:table-cell table:style-name="ce5" office:value-type="float" office:value="0.00004843" calcext:value-type="float">
            <text:p>4.84E-05</text:p>
          </table:table-cell>
          <table:table-cell table:style-name="ce5" office:value-type="float" office:value="0.000044471" calcext:value-type="float">
            <text:p>4.45E-05</text:p>
          </table:table-cell>
          <table:table-cell table:style-name="ce5" office:value-type="float" office:value="0.0000121722" calcext:value-type="float">
            <text:p>1.22E-05</text:p>
          </table:table-cell>
          <table:table-cell table:style-name="ce5" office:value-type="float" office:value="0.00004843" calcext:value-type="float">
            <text:p>4.84E-05</text:p>
          </table:table-cell>
          <table:table-cell table:formula="of:=IF(OR(ISTEXT([.G89]);ISTEXT([.H89]));&quot;&quot;;IF([.G89]=[.H89];&quot;equal&quot;;-LOG(ABS([.G89]-[.H89])/MAX(ABS([.G89]);ABS([.H89]));10)))" office:value-type="float" office:value="1.08752896729433" calcext:value-type="float">
            <text:p>1.09</text:p>
          </table:table-cell>
          <table:table-cell table:formula="of:=IF(OR(ISTEXT([.H89]);ISTEXT([.I89]));&quot;&quot;;IF([.H89]=[.I89];&quot;equal&quot;;-LOG(ABS([.H89]-[.I89])/MAX(ABS([.H89]);ABS([.I89]));10)))" office:value-type="float" office:value="0.138890508097654" calcext:value-type="float">
            <text:p>0.14</text:p>
          </table:table-cell>
          <table:table-cell table:formula="of:=IF(OR(ISTEXT([.G89]);ISTEXT([.J89]));&quot;&quot;;IF([.G89]=[.J89];&quot;equal&quot;;-LOG(ABS([.G89]-[.J89])/MAX(ABS([.G89]);ABS([.J89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b</text:p>
          </table:table-cell>
          <table:table-cell office:value-type="string" calcext:value-type="string">
            <text:p>1/s</text:p>
          </table:table-cell>
          <table:table-cell office:value-type="float" office:value="542" calcext:value-type="float">
            <text:p>542</text:p>
          </table:table-cell>
          <table:table-cell table:number-columns-repeated="3" table:style-name="ce1" office:value-type="float" office:value="542" calcext:value-type="float">
            <text:p>5.42E+02</text:p>
          </table:table-cell>
          <table:table-cell table:formula="of:=IF(OR(ISTEXT([.G90]);ISTEXT([.H90]));&quot;&quot;;IF([.G90]=[.H90];&quot;equal&quot;;-LOG(ABS([.G90]-[.H90])/MAX(ABS([.G90]);ABS([.H90]));10)))" office:value-type="string" office:string-value="equal" calcext:value-type="string">
            <text:p>equal</text:p>
          </table:table-cell>
          <table:table-cell table:formula="of:=IF(OR(ISTEXT([.H90]);ISTEXT([.I90]));&quot;&quot;;IF([.H90]=[.I90];&quot;equal&quot;;-LOG(ABS([.H90]-[.I90])/MAX(ABS([.H90]);ABS([.I90]));10)))" office:value-type="string" office:string-value="equal" calcext:value-type="string">
            <text:p>equal</text:p>
          </table:table-cell>
          <table:table-cell table:formula="of:=IF(OR(ISTEXT([.G90]);ISTEXT([.J90]));&quot;&quot;;IF([.G90]=[.J90];&quot;equal&quot;;-LOG(ABS([.G90]-[.J90])/MAX(ABS([.G90]);ABS([.J9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_b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b</text:p>
          </table:table-cell>
          <table:table-cell office:value-type="string" calcext:value-type="string">
            <text:p>1/s</text:p>
          </table:table-cell>
          <table:table-cell office:value-type="float" office:value="445" calcext:value-type="float">
            <text:p>445</text:p>
          </table:table-cell>
          <table:table-cell table:number-columns-repeated="3" table:style-name="ce1" office:value-type="float" office:value="445" calcext:value-type="float">
            <text:p>4.45E+02</text:p>
          </table:table-cell>
          <table:table-cell table:formula="of:=IF(OR(ISTEXT([.G91]);ISTEXT([.H91]));&quot;&quot;;IF([.G91]=[.H91];&quot;equal&quot;;-LOG(ABS([.G91]-[.H91])/MAX(ABS([.G91]);ABS([.H91]));10)))" office:value-type="string" office:string-value="equal" calcext:value-type="string">
            <text:p>equal</text:p>
          </table:table-cell>
          <table:table-cell table:formula="of:=IF(OR(ISTEXT([.H91]);ISTEXT([.I91]));&quot;&quot;;IF([.H91]=[.I91];&quot;equal&quot;;-LOG(ABS([.H91]-[.I91])/MAX(ABS([.H91]);ABS([.I91]));10)))" office:value-type="string" office:string-value="equal" calcext:value-type="string">
            <text:p>equal</text:p>
          </table:table-cell>
          <table:table-cell table:formula="of:=IF(OR(ISTEXT([.G91]);ISTEXT([.J91]));&quot;&quot;;IF([.G91]=[.J91];&quot;equal&quot;;-LOG(ABS([.G91]-[.J91])/MAX(ABS([.G91]);ABS([.J9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b</text:p>
          </table:table-cell>
          <table:table-cell office:value-type="string" calcext:value-type="string">
            <text:p>1/s</text:p>
          </table:table-cell>
          <table:table-cell office:value-type="float" office:value="446" calcext:value-type="float">
            <text:p>446</text:p>
          </table:table-cell>
          <table:table-cell table:number-columns-repeated="3" table:style-name="ce1" office:value-type="float" office:value="446" calcext:value-type="float">
            <text:p>4.46E+02</text:p>
          </table:table-cell>
          <table:table-cell table:formula="of:=IF(OR(ISTEXT([.G92]);ISTEXT([.H92]));&quot;&quot;;IF([.G92]=[.H92];&quot;equal&quot;;-LOG(ABS([.G92]-[.H92])/MAX(ABS([.G92]);ABS([.H92]));10)))" office:value-type="string" office:string-value="equal" calcext:value-type="string">
            <text:p>equal</text:p>
          </table:table-cell>
          <table:table-cell table:formula="of:=IF(OR(ISTEXT([.H92]);ISTEXT([.I92]));&quot;&quot;;IF([.H92]=[.I92];&quot;equal&quot;;-LOG(ABS([.H92]-[.I92])/MAX(ABS([.H92]);ABS([.I92]));10)))" office:value-type="string" office:string-value="equal" calcext:value-type="string">
            <text:p>equal</text:p>
          </table:table-cell>
          <table:table-cell table:formula="of:=IF(OR(ISTEXT([.G92]);ISTEXT([.J92]));&quot;&quot;;IF([.G92]=[.J92];&quot;equal&quot;;-LOG(ABS([.G92]-[.J92])/MAX(ABS([.G92]);ABS([.J9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b</text:p>
          </table:table-cell>
          <table:table-cell office:value-type="string" calcext:value-type="string">
            <text:p>1/s</text:p>
          </table:table-cell>
          <table:table-cell office:value-type="float" office:value="7.51" calcext:value-type="float">
            <text:p>7.51</text:p>
          </table:table-cell>
          <table:table-cell table:number-columns-repeated="3" table:style-name="ce1" office:value-type="float" office:value="7.51" calcext:value-type="float">
            <text:p>7.51E+00</text:p>
          </table:table-cell>
          <table:table-cell table:formula="of:=IF(OR(ISTEXT([.G93]);ISTEXT([.H93]));&quot;&quot;;IF([.G93]=[.H93];&quot;equal&quot;;-LOG(ABS([.G93]-[.H93])/MAX(ABS([.G93]);ABS([.H93]));10)))" office:value-type="string" office:string-value="equal" calcext:value-type="string">
            <text:p>equal</text:p>
          </table:table-cell>
          <table:table-cell table:formula="of:=IF(OR(ISTEXT([.H93]);ISTEXT([.I93]));&quot;&quot;;IF([.H93]=[.I93];&quot;equal&quot;;-LOG(ABS([.H93]-[.I93])/MAX(ABS([.H93]);ABS([.I93]));10)))" office:value-type="string" office:string-value="equal" calcext:value-type="string">
            <text:p>equal</text:p>
          </table:table-cell>
          <table:table-cell table:formula="of:=IF(OR(ISTEXT([.G93]);ISTEXT([.J93]));&quot;&quot;;IF([.G93]=[.J93];&quot;equal&quot;;-LOG(ABS([.G93]-[.J93])/MAX(ABS([.G93]);ABS([.J9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b</text:p>
          </table:table-cell>
          <table:table-cell office:value-type="string" calcext:value-type="string">
            <text:p>1/s</text:p>
          </table:table-cell>
          <table:table-cell office:value-type="float" office:value="751" calcext:value-type="float">
            <text:p>751</text:p>
          </table:table-cell>
          <table:table-cell table:number-columns-repeated="3" table:style-name="ce1" office:value-type="float" office:value="751" calcext:value-type="float">
            <text:p>7.51E+02</text:p>
          </table:table-cell>
          <table:table-cell table:formula="of:=IF(OR(ISTEXT([.G94]);ISTEXT([.H94]));&quot;&quot;;IF([.G94]=[.H94];&quot;equal&quot;;-LOG(ABS([.G94]-[.H94])/MAX(ABS([.G94]);ABS([.H94]));10)))" office:value-type="string" office:string-value="equal" calcext:value-type="string">
            <text:p>equal</text:p>
          </table:table-cell>
          <table:table-cell table:formula="of:=IF(OR(ISTEXT([.H94]);ISTEXT([.I94]));&quot;&quot;;IF([.H94]=[.I94];&quot;equal&quot;;-LOG(ABS([.H94]-[.I94])/MAX(ABS([.H94]);ABS([.I94]));10)))" office:value-type="string" office:string-value="equal" calcext:value-type="string">
            <text:p>equal</text:p>
          </table:table-cell>
          <table:table-cell table:formula="of:=IF(OR(ISTEXT([.G94]);ISTEXT([.J94]));&quot;&quot;;IF([.G94]=[.J94];&quot;equal&quot;;-LOG(ABS([.G94]-[.J94])/MAX(ABS([.G94]);ABS([.J9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s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OR(ISTEXT([.G95]);ISTEXT([.H95]));&quot;&quot;;IF([.G95]=[.H95];&quot;equal&quot;;-LOG(ABS([.G95]-[.H95])/MAX(ABS([.G95]);ABS([.H95]));10)))" office:value-type="string" office:string-value="equal" calcext:value-type="string">
            <text:p>equal</text:p>
          </table:table-cell>
          <table:table-cell table:formula="of:=IF(OR(ISTEXT([.H95]);ISTEXT([.I95]));&quot;&quot;;IF([.H95]=[.I95];&quot;equal&quot;;-LOG(ABS([.H95]-[.I95])/MAX(ABS([.H95]);ABS([.I95]));10)))" office:value-type="string" office:string-value="equal" calcext:value-type="string">
            <text:p>equal</text:p>
          </table:table-cell>
          <table:table-cell table:formula="of:=IF(OR(ISTEXT([.G95]);ISTEXT([.J95]));&quot;&quot;;IF([.G95]=[.J95];&quot;equal&quot;;-LOG(ABS([.G95]-[.J95])/MAX(ABS([.G95]);ABS([.J95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office:value-type="string" calcext:value-type="string">
            <text:p>diff_f_csl is multiplied by 0.001 after defini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f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3" office:value-type="float" office:value="227700" calcext:value-type="float">
            <text:p>2.28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96]);ISTEXT([.H96]));&quot;&quot;;IF([.G96]=[.H96];&quot;equal&quot;;-LOG(ABS([.G96]-[.H96])/MAX(ABS([.G96]);ABS([.H96]));10)))" office:value-type="string" office:string-value="equal" calcext:value-type="string">
            <text:p>equal</text:p>
          </table:table-cell>
          <table:table-cell table:formula="of:=IF(OR(ISTEXT([.H96]);ISTEXT([.I96]));&quot;&quot;;IF([.H96]=[.I96];&quot;equal&quot;;-LOG(ABS([.H96]-[.I96])/MAX(ABS([.H96]);ABS([.I96]));10)))" office:value-type="string" office:string-value="equal" calcext:value-type="string">
            <text:p>equal</text:p>
          </table:table-cell>
          <table:table-cell table:formula="of:=IF(OR(ISTEXT([.G96]);ISTEXT([.J96]));&quot;&quot;;IF([.G96]=[.J96];&quot;equal&quot;;-LOG(ABS([.G96]-[.J96])/MAX(ABS([.G96]);ABS([.J9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</text:p>
          </table:table-cell>
          <table:table-cell office:value-type="string" calcext:value-type="string">
            <text:p>1/(mM s)</text:p>
          </table:table-cell>
          <table:table-cell office:value-type="float" office:value="534" calcext:value-type="float">
            <text:p>534</text:p>
          </table:table-cell>
          <table:table-cell table:style-name="ce1" office:value-type="float" office:value="534" calcext:value-type="float">
            <text:p>5.34E+02</text:p>
          </table:table-cell>
          <table:table-cell table:style-name="ce1" office:value-type="float" office:value="543" calcext:value-type="float">
            <text:p>5.43E+02</text:p>
          </table:table-cell>
          <table:table-cell table:style-name="ce1" office:value-type="float" office:value="534" calcext:value-type="float">
            <text:p>5.34E+02</text:p>
          </table:table-cell>
          <table:table-cell table:formula="of:=IF(OR(ISTEXT([.G97]);ISTEXT([.H97]));&quot;&quot;;IF([.G97]=[.H97];&quot;equal&quot;;-LOG(ABS([.G97]-[.H97])/MAX(ABS([.G97]);ABS([.H97]));10)))" office:value-type="string" office:string-value="equal" calcext:value-type="string">
            <text:p>equal</text:p>
          </table:table-cell>
          <table:table-cell table:formula="of:=IF(OR(ISTEXT([.H97]);ISTEXT([.I97]));&quot;&quot;;IF([.H97]=[.I97];&quot;equal&quot;;-LOG(ABS([.H97]-[.I97])/MAX(ABS([.H97]);ABS([.I97]));10)))" office:value-type="float" office:value="1.78055732014952" calcext:value-type="float">
            <text:p>1.78</text:p>
          </table:table-cell>
          <table:table-cell table:formula="of:=IF(OR(ISTEXT([.G97]);ISTEXT([.J97]));&quot;&quot;;IF([.G97]=[.J97];&quot;equal&quot;;-LOG(ABS([.G97]-[.J97])/MAX(ABS([.G97]);ABS([.J9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</text:p>
          </table:table-cell>
          <table:table-cell office:value-type="string" calcext:value-type="string">
            <text:p>1/(mM s)</text:p>
          </table:table-cell>
          <table:table-cell office:value-type="float" office:value="88800" calcext:value-type="float">
            <text:p>88800</text:p>
          </table:table-cell>
          <table:table-cell table:number-columns-repeated="3" table:style-name="ce1" office:value-type="float" office:value="88800" calcext:value-type="float">
            <text:p>8.88E+04</text:p>
          </table:table-cell>
          <table:table-cell table:formula="of:=IF(OR(ISTEXT([.G98]);ISTEXT([.H98]));&quot;&quot;;IF([.G98]=[.H98];&quot;equal&quot;;-LOG(ABS([.G98]-[.H98])/MAX(ABS([.G98]);ABS([.H98]));10)))" office:value-type="string" office:string-value="equal" calcext:value-type="string">
            <text:p>equal</text:p>
          </table:table-cell>
          <table:table-cell table:formula="of:=IF(OR(ISTEXT([.H98]);ISTEXT([.I98]));&quot;&quot;;IF([.H98]=[.I98];&quot;equal&quot;;-LOG(ABS([.H98]-[.I98])/MAX(ABS([.H98]);ABS([.I98]));10)))" office:value-type="string" office:string-value="equal" calcext:value-type="string">
            <text:p>equal</text:p>
          </table:table-cell>
          <table:table-cell table:formula="of:=IF(OR(ISTEXT([.G98]);ISTEXT([.J98]));&quot;&quot;;IF([.G98]=[.J98];&quot;equal&quot;;-LOG(ABS([.G98]-[.J98])/MAX(ABS([.G98]);ABS([.J9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1" office:value-type="float" office:value="222700" calcext:value-type="float">
            <text:p>2.23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99]);ISTEXT([.H99]));&quot;&quot;;IF([.G99]=[.H99];&quot;equal&quot;;-LOG(ABS([.G99]-[.H99])/MAX(ABS([.G99]);ABS([.H99]));10)))" office:value-type="float" office:value="1.65839302627912" calcext:value-type="float">
            <text:p>1.66</text:p>
          </table:table-cell>
          <table:table-cell table:formula="of:=IF(OR(ISTEXT([.H99]);ISTEXT([.I99]));&quot;&quot;;IF([.H99]=[.I99];&quot;equal&quot;;-LOG(ABS([.H99]-[.I99])/MAX(ABS([.H99]);ABS([.I99]));10)))" office:value-type="float" office:value="1.65839302627912" calcext:value-type="float">
            <text:p>1.66</text:p>
          </table:table-cell>
          <table:table-cell table:formula="of:=IF(OR(ISTEXT([.G99]);ISTEXT([.J99]));&quot;&quot;;IF([.G99]=[.J99];&quot;equal&quot;;-LOG(ABS([.G99]-[.J99])/MAX(ABS([.G99]);ABS([.J9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</text:p>
          </table:table-cell>
          <table:table-cell office:value-type="string" calcext:value-type="string">
            <text:p>1/(mM s)</text:p>
          </table:table-cell>
          <table:table-cell office:value-type="float" office:value="2277" calcext:value-type="float">
            <text:p>2277</text:p>
          </table:table-cell>
          <table:table-cell table:number-columns-repeated="3" table:style-name="ce1" office:value-type="float" office:value="2277" calcext:value-type="float">
            <text:p>2.28E+03</text:p>
          </table:table-cell>
          <table:table-cell table:formula="of:=IF(OR(ISTEXT([.G100]);ISTEXT([.H100]));&quot;&quot;;IF([.G100]=[.H100];&quot;equal&quot;;-LOG(ABS([.G100]-[.H100])/MAX(ABS([.G100]);ABS([.H100]));10)))" office:value-type="string" office:string-value="equal" calcext:value-type="string">
            <text:p>equal</text:p>
          </table:table-cell>
          <table:table-cell table:formula="of:=IF(OR(ISTEXT([.H100]);ISTEXT([.I100]));&quot;&quot;;IF([.H100]=[.I100];&quot;equal&quot;;-LOG(ABS([.H100]-[.I100])/MAX(ABS([.H100]);ABS([.I100]));10)))" office:value-type="string" office:string-value="equal" calcext:value-type="string">
            <text:p>equal</text:p>
          </table:table-cell>
          <table:table-cell table:formula="of:=IF(OR(ISTEXT([.G100]);ISTEXT([.J100]));&quot;&quot;;IF([.G100]=[.J100];&quot;equal&quot;;-LOG(ABS([.G100]-[.J100])/MAX(ABS([.G100]);ABS([.J10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(mM s)</text:p>
          </table:table-cell>
          <table:table-cell table:number-columns-repeated="2" office:value-type="float" office:value="0.115" calcext:value-type="float">
            <text:p>0.115</text:p>
          </table:table-cell>
          <table:table-cell table:formula="of:=0.001*115" office:value-type="float" office:value="0.115" calcext:value-type="float">
            <text:p>0.115</text:p>
          </table:table-cell>
          <table:table-cell table:style-name="ce1" office:value-type="float" office:value="0.115" calcext:value-type="float">
            <text:p>1.15E-01</text:p>
          </table:table-cell>
          <table:table-cell table:formula="of:=IF(OR(ISTEXT([.G101]);ISTEXT([.H101]));&quot;&quot;;IF([.G101]=[.H101];&quot;equal&quot;;-LOG(ABS([.G101]-[.H101])/MAX(ABS([.G101]);ABS([.H101]));10)))" office:value-type="string" office:string-value="equal" calcext:value-type="string">
            <text:p>equal</text:p>
          </table:table-cell>
          <table:table-cell table:formula="of:=IF(OR(ISTEXT([.H101]);ISTEXT([.I101]));&quot;&quot;;IF([.H101]=[.I101];&quot;equal&quot;;-LOG(ABS([.H101]-[.I101])/MAX(ABS([.H101]);ABS([.I101]));10)))" office:value-type="string" office:string-value="equal" calcext:value-type="string">
            <text:p>equal</text:p>
          </table:table-cell>
          <table:table-cell table:formula="of:=IF(OR(ISTEXT([.G101]);ISTEXT([.J101]));&quot;&quot;;IF([.G101]=[.J101];&quot;equal&quot;;-LOG(ABS([.G101]-[.J101])/MAX(ABS([.G101]);ABS([.J101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SL_tot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cm_sl.c_tot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formula="of:=31 / 1.2" office:value-type="float" office:value="25.8333333333333" calcext:value-type="float">
            <text:p>25.83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IF(OR(ISTEXT([.G102]);ISTEXT([.H102]));&quot;&quot;;IF([.G102]=[.H102];&quot;equal&quot;;-LOG(ABS([.G102]-[.H102])/MAX(ABS([.G102]);ABS([.H102]));10)))">
            <text:p/>
          </table:table-cell>
          <table:table-cell table:formula="of:=IF(OR(ISTEXT([.H102]);ISTEXT([.I102]));&quot;&quot;;IF([.H102]=[.I102];&quot;equal&quot;;-LOG(ABS([.H102]-[.I102])/MAX(ABS([.H102]);ABS([.I102]));10)))" office:value-type="float" office:value="0.000434511774017692" calcext:value-type="float">
            <text:p>0.00</text:p>
          </table:table-cell>
          <table:table-cell table:formula="of:=IF(OR(ISTEXT([.G102]);ISTEXT([.J102]));&quot;&quot;;IF([.G102]=[.J102];&quot;equal&quot;;-LOG(ABS([.G102]-[.J102])/MAX(ABS([.G102]);ABS([.J102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ither in Inada2009 nor Kurata2002, C++ has probably wrong order of magnitu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M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m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45" calcext:value-type="float">
            <text:p>0.045</text:p>
          </table:table-cell>
          <table:table-cell table:formula="of:=IF(OR(ISTEXT([.G103]);ISTEXT([.H103]));&quot;&quot;;IF([.G103]=[.H103];&quot;equal&quot;;-LOG(ABS([.G103]-[.H103])/MAX(ABS([.G103]);ABS([.H103]));10)))" office:value-type="string" office:string-value="equal" calcext:value-type="string">
            <text:p>equal</text:p>
          </table:table-cell>
          <table:table-cell table:formula="of:=IF(OR(ISTEXT([.H103]);ISTEXT([.I103]));&quot;&quot;;IF([.H103]=[.I103];&quot;equal&quot;;-LOG(ABS([.H103]-[.I103])/MAX(ABS([.H103]);ABS([.I103]));10)))" office:value-type="string" office:string-value="equal" calcext:value-type="string">
            <text:p>equal</text:p>
          </table:table-cell>
          <table:table-cell table:formula="of:=IF(OR(ISTEXT([.G103]);ISTEXT([.J103]));&quot;&quot;;IF([.G103]=[.J103];&quot;equal&quot;;-LOG(ABS([.G103]-[.J103])/MAX(ABS([.G103]);ABS([.J10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Q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IF(OR(ISTEXT([.G104]);ISTEXT([.H104]));&quot;&quot;;IF([.G104]=[.H104];&quot;equal&quot;;-LOG(ABS([.G104]-[.H104])/MAX(ABS([.G104]);ABS([.H104]));10)))" office:value-type="string" office:string-value="equal" calcext:value-type="string">
            <text:p>equal</text:p>
          </table:table-cell>
          <table:table-cell table:formula="of:=IF(OR(ISTEXT([.H104]);ISTEXT([.I104]));&quot;&quot;;IF([.H104]=[.I104];&quot;equal&quot;;-LOG(ABS([.H104]-[.I104])/MAX(ABS([.H104]);ABS([.I104]));10)))" office:value-type="string" office:string-value="equal" calcext:value-type="string">
            <text:p>equal</text:p>
          </table:table-cell>
          <table:table-cell table:formula="of:=IF(OR(ISTEXT([.G104]);ISTEXT([.J104]));&quot;&quot;;IF([.G104]=[.J104];&quot;equal&quot;;-LOG(ABS([.G104]-[.J104])/MAX(ABS([.G104]);ABS([.J10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31" calcext:value-type="float">
            <text:p>0.031</text:p>
          </table:table-cell>
          <table:table-cell table:formula="of:=IF(OR(ISTEXT([.G105]);ISTEXT([.H105]));&quot;&quot;;IF([.G105]=[.H105];&quot;equal&quot;;-LOG(ABS([.G105]-[.H105])/MAX(ABS([.G105]);ABS([.H105]));10)))" office:value-type="string" office:string-value="equal" calcext:value-type="string">
            <text:p>equal</text:p>
          </table:table-cell>
          <table:table-cell table:formula="of:=IF(OR(ISTEXT([.H105]);ISTEXT([.I105]));&quot;&quot;;IF([.H105]=[.I105];&quot;equal&quot;;-LOG(ABS([.H105]-[.I105])/MAX(ABS([.H105]);ABS([.I105]));10)))" office:value-type="string" office:string-value="equal" calcext:value-type="string">
            <text:p>equal</text:p>
          </table:table-cell>
          <table:table-cell table:formula="of:=IF(OR(ISTEXT([.G105]);ISTEXT([.J105]));&quot;&quot;;IF([.G105]=[.J105];&quot;equal&quot;;-LOG(ABS([.G105]-[.J105])/MAX(ABS([.G105]);ABS([.J10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M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62" calcext:value-type="float">
            <text:p>0.062</text:p>
          </table:table-cell>
          <table:table-cell table:formula="of:=IF(OR(ISTEXT([.G106]);ISTEXT([.H106]));&quot;&quot;;IF([.G106]=[.H106];&quot;equal&quot;;-LOG(ABS([.G106]-[.H106])/MAX(ABS([.G106]);ABS([.H106]));10)))" office:value-type="string" office:string-value="equal" calcext:value-type="string">
            <text:p>equal</text:p>
          </table:table-cell>
          <table:table-cell table:formula="of:=IF(OR(ISTEXT([.H106]);ISTEXT([.I106]));&quot;&quot;;IF([.H106]=[.I106];&quot;equal&quot;;-LOG(ABS([.H106]-[.I106])/MAX(ABS([.H106]);ABS([.I106]));10)))" office:value-type="string" office:string-value="equal" calcext:value-type="string">
            <text:p>equal</text:p>
          </table:table-cell>
          <table:table-cell table:formula="of:=IF(OR(ISTEXT([.G106]);ISTEXT([.J106]));&quot;&quot;;IF([.G106]=[.J106];&quot;equal&quot;;-LOG(ABS([.G106]-[.J106])/MAX(ABS([.G106]);ABS([.J10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Mg2+]_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g.c_cons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5" calcext:value-type="float">
            <text:p>2.5</text:p>
          </table:table-cell>
          <table:table-cell table:formula="of:=IF(OR(ISTEXT([.G107]);ISTEXT([.H107]));&quot;&quot;;IF([.G107]=[.H107];&quot;equal&quot;;-LOG(ABS([.G107]-[.H107])/MAX(ABS([.G107]);ABS([.H107]));10)))" office:value-type="string" office:string-value="equal" calcext:value-type="string">
            <text:p>equal</text:p>
          </table:table-cell>
          <table:table-cell table:formula="of:=IF(OR(ISTEXT([.H107]);ISTEXT([.I107]));&quot;&quot;;IF([.H107]=[.I107];&quot;equal&quot;;-LOG(ABS([.H107]-[.I107])/MAX(ABS([.H107]);ABS([.I107]));10)))" office:value-type="string" office:string-value="equal" calcext:value-type="string">
            <text:p>equal</text:p>
          </table:table-cell>
          <table:table-cell table:formula="of:=IF(OR(ISTEXT([.G107]);ISTEXT([.J107]));&quot;&quot;;IF([.G107]=[.J107];&quot;equal&quot;;-LOG(ABS([.G107]-[.J107])/MAX(ABS([.G107]);ABS([.J10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re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jsr_sub.ka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12" calcext:value-type="float">
            <text:p>0.0012</text:p>
          </table:table-cell>
          <table:table-cell table:formula="of:=IF(OR(ISTEXT([.G108]);ISTEXT([.H108]));&quot;&quot;;IF([.G108]=[.H108];&quot;equal&quot;;-LOG(ABS([.G108]-[.H108])/MAX(ABS([.G108]);ABS([.H108]));10)))" office:value-type="string" office:string-value="equal" calcext:value-type="string">
            <text:p>equal</text:p>
          </table:table-cell>
          <table:table-cell table:formula="of:=IF(OR(ISTEXT([.H108]);ISTEXT([.I108]));&quot;&quot;;IF([.H108]=[.I108];&quot;equal&quot;;-LOG(ABS([.H108]-[.I108])/MAX(ABS([.H108]);ABS([.I108]));10)))" office:value-type="string" office:string-value="equal" calcext:value-type="string">
            <text:p>equal</text:p>
          </table:table-cell>
          <table:table-cell table:formula="of:=IF(OR(ISTEXT([.G108]);ISTEXT([.J108]));&quot;&quot;;IF([.G108]=[.J108];&quot;equal&quot;;-LOG(ABS([.G108]-[.J108])/MAX(ABS([.G108]);ABS([.J10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_up</text:p>
          </table:table-cell>
          <table:table-cell office:value-type="string" calcext:value-type="string">
            <text:p>cyto_nsr.k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06" calcext:value-type="float">
            <text:p>0.0006</text:p>
          </table:table-cell>
          <table:table-cell table:formula="of:=IF(OR(ISTEXT([.G109]);ISTEXT([.H109]));&quot;&quot;;IF([.G109]=[.H109];&quot;equal&quot;;-LOG(ABS([.G109]-[.H109])/MAX(ABS([.G109]);ABS([.H109]));10)))" office:value-type="string" office:string-value="equal" calcext:value-type="string">
            <text:p>equal</text:p>
          </table:table-cell>
          <table:table-cell table:formula="of:=IF(OR(ISTEXT([.H109]);ISTEXT([.I109]));&quot;&quot;;IF([.H109]=[.I109];&quot;equal&quot;;-LOG(ABS([.H109]-[.I109])/MAX(ABS([.H109]);ABS([.I109]));10)))" office:value-type="string" office:string-value="equal" calcext:value-type="string">
            <text:p>equal</text:p>
          </table:table-cell>
          <table:table-cell table:formula="of:=IF(OR(ISTEXT([.G109]);ISTEXT([.J109]));&quot;&quot;;IF([.G109]=[.J109];&quot;equal&quot;;-LOG(ABS([.G109]-[.J109])/MAX(ABS([.G109]);ABS([.J10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jsr_sub.p</text:p>
          </table:table-cell>
          <table:table-cell office:value-type="string" calcext:value-type="string">
            <text:p>1/s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1805.6" calcext:value-type="float">
            <text:p>1805.6</text:p>
          </table:table-cell>
          <table:table-cell table:style-name="ce1" office:value-type="float" office:value="5000" calcext:value-type="float">
            <text:p>5.00E+03</text:p>
          </table:table-cell>
          <table:table-cell table:formula="of:=IF(OR(ISTEXT([.G110]);ISTEXT([.H110]));&quot;&quot;;IF([.G110]=[.H110];&quot;equal&quot;;-LOG(ABS([.G110]-[.H110])/MAX(ABS([.G110]);ABS([.H110]));10)))" office:value-type="float" office:value="0.194580707149738" calcext:value-type="float">
            <text:p>0.19</text:p>
          </table:table-cell>
          <table:table-cell table:formula="of:=IF(OR(ISTEXT([.H110]);ISTEXT([.I110]));&quot;&quot;;IF([.H110]=[.I110];&quot;equal&quot;;-LOG(ABS([.H110]-[.I110])/MAX(ABS([.H110]);ABS([.I110]));10)))" office:value-type="string" office:string-value="equal" calcext:value-type="string">
            <text:p>equal</text:p>
          </table:table-cell>
          <table:table-cell table:formula="of:=IF(OR(ISTEXT([.G110]);ISTEXT([.J110]));&quot;&quot;;IF([.G110]=[.J110];&quot;equal&quot;;-LOG(ABS([.G110]-[.J110])/MAX(ABS([.G110]);ABS([.J11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_up</text:p>
          </table:table-cell>
          <table:table-cell office:value-type="string" calcext:value-type="string">
            <text:p>p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yto_nsr.p</text:p>
          </table:table-cell>
          <table:table-cell office:value-type="string" calcext:value-type="string">
            <text:p>mM/s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1" office:value-type="float" office:value="5" calcext:value-type="float">
            <text:p>5.00E+00</text:p>
          </table:table-cell>
          <table:table-cell table:formula="of:=IF(OR(ISTEXT([.G111]);ISTEXT([.H111]));&quot;&quot;;IF([.G111]=[.H111];&quot;equal&quot;;-LOG(ABS([.G111]-[.H111])/MAX(ABS([.G111]);ABS([.H111]));10)))" office:value-type="string" office:string-value="equal" calcext:value-type="string">
            <text:p>equal</text:p>
          </table:table-cell>
          <table:table-cell table:formula="of:=IF(OR(ISTEXT([.H111]);ISTEXT([.I111]));&quot;&quot;;IF([.H111]=[.I111];&quot;equal&quot;;-LOG(ABS([.H111]-[.I111])/MAX(ABS([.H111]);ABS([.I111]));10)))" office:value-type="string" office:string-value="equal" calcext:value-type="string">
            <text:p>equal</text:p>
          </table:table-cell>
          <table:table-cell table:formula="of:=IF(OR(ISTEXT([.G111]);ISTEXT([.J111]));&quot;&quot;;IF([.G111]=[.J111];&quot;equal&quot;;-LOG(ABS([.G111]-[.J111])/MAX(ABS([.G111]);ABS([.J11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contains p_up = 0.012, but this variable is never us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u_diff,C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ub_cyto.tau</text:p>
          </table:table-cell>
          <table:table-cell office:value-type="string" calcext:value-type="string">
            <text:p>s</text:p>
          </table:table-cell>
          <table:table-cell office:value-type="float" office:value="0.00004" calcext:value-type="float">
            <text:p>4E-05</text:p>
          </table:table-cell>
          <table:table-cell table:number-columns-repeated="3" table:style-name="ce1" office:value-type="float" office:value="0.00004" calcext:value-type="float">
            <text:p>4.00E-05</text:p>
          </table:table-cell>
          <table:table-cell table:formula="of:=IF(OR(ISTEXT([.G112]);ISTEXT([.H112]));&quot;&quot;;IF([.G112]=[.H112];&quot;equal&quot;;-LOG(ABS([.G112]-[.H112])/MAX(ABS([.G112]);ABS([.H112]));10)))" office:value-type="string" office:string-value="equal" calcext:value-type="string">
            <text:p>equal</text:p>
          </table:table-cell>
          <table:table-cell table:formula="of:=IF(OR(ISTEXT([.H112]);ISTEXT([.I112]));&quot;&quot;;IF([.H112]=[.I112];&quot;equal&quot;;-LOG(ABS([.H112]-[.I112])/MAX(ABS([.H112]);ABS([.I112]));10)))" office:value-type="string" office:string-value="equal" calcext:value-type="string">
            <text:p>equal</text:p>
          </table:table-cell>
          <table:table-cell table:formula="of:=IF(OR(ISTEXT([.G112]);ISTEXT([.J112]));&quot;&quot;;IF([.G112]=[.J112];&quot;equal&quot;;-LOG(ABS([.G112]-[.J112])/MAX(ABS([.G112]);ABS([.J11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u_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au_tr</text:p>
          </table:table-cell>
          <table:table-cell office:value-type="string" calcext:value-type="string">
            <text:p>nsr_jsr.tau</text:p>
          </table:table-cell>
          <table:table-cell office:value-type="string" calcext:value-type="string">
            <text:p>s</text:p>
          </table:table-cell>
          <table:table-cell table:number-columns-repeated="2" table:style-name="ce1" office:value-type="float" office:value="0.06" calcext:value-type="float">
            <text:p>6.00E-02</text:p>
          </table:table-cell>
          <table:table-cell office:value-type="float" office:value="0.06" calcext:value-type="float">
            <text:p>0.06</text:p>
          </table:table-cell>
          <table:table-cell table:style-name="ce1" office:value-type="float" office:value="0.06" calcext:value-type="float">
            <text:p>6.00E-02</text:p>
          </table:table-cell>
          <table:table-cell table:formula="of:=IF(OR(ISTEXT([.G113]);ISTEXT([.H113]));&quot;&quot;;IF([.G113]=[.H113];&quot;equal&quot;;-LOG(ABS([.G113]-[.H113])/MAX(ABS([.G113]);ABS([.H113]));10)))" office:value-type="string" office:string-value="equal" calcext:value-type="string">
            <text:p>equal</text:p>
          </table:table-cell>
          <table:table-cell table:formula="of:=IF(OR(ISTEXT([.H113]);ISTEXT([.I113]));&quot;&quot;;IF([.H113]=[.I113];&quot;equal&quot;;-LOG(ABS([.H113]-[.I113])/MAX(ABS([.H113]);ABS([.I113]));10)))" office:value-type="string" office:string-value="equal" calcext:value-type="string">
            <text:p>equal</text:p>
          </table:table-cell>
          <table:table-cell table:formula="of:=IF(OR(ISTEXT([.G113]);ISTEXT([.J113]));&quot;&quot;;IF([.G113]=[.J113];&quot;equal&quot;;-LOG(ABS([.G113]-[.J113])/MAX(ABS([.G113]);ABS([.J11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calcext:conditional-formats>
          <calcext:conditional-format calcext:target-range-address="'Parameters (NH)'.K55:'Parameters (NH)'.M113 'Parameters (NH)'.K34:'Parameters (NH)'.M52 'Parameters (NH)'.K9:'Parameters (NH)'.M32 'Parameters (NH)'.K2:'Parameters (NH)'.M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H)'.K53:'Parameters (NH)'.M5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H)'.K33:'Parameters (NH)'.M3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H)'.K8:'Parameters (NH)'.M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roblem" style:family="table-cell" style:parent-style-name="Default">
      <style:table-cell-properties fo:background-color="#ff6d6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 style:data-style-name="N2" text:time-value="14:30:46.4425241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16T15:12:29.411573744</meta:creation-date>
    <meta:generator>LibreOffice/7.0.1.2$Linux_X86_64 LibreOffice_project/00$Build-2</meta:generator>
    <dc:date>2020-09-16T15:56:18.472248376</dc:date>
    <meta:editing-duration>P1DT4H32M47S</meta:editing-duration>
    <meta:editing-cycles>338</meta:editing-cycles>
    <meta:document-statistic meta:table-count="4" meta:cell-count="4785" meta:object-count="0"/>
  </office:meta>
</office:document-meta>
</file>